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1.1244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9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3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9327in"/>
    </style:style>
    <style:style style:name="co11" style:family="table-column">
      <style:table-column-properties fo:break-before="auto" style:column-width="0.7563in"/>
    </style:style>
    <style:style style:name="co12" style:family="table-column">
      <style:table-column-properties fo:break-before="auto" style:column-width="0.7165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0.8047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1.3752in"/>
    </style:style>
    <style:style style:name="co17" style:family="table-column">
      <style:table-column-properties fo:break-before="auto" style:column-width="1.2701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0.3402in"/>
    </style:style>
    <style:style style:name="co22" style:family="table-column">
      <style:table-column-properties fo:break-before="auto" style:column-width="0.3665in"/>
    </style:style>
    <style:style style:name="co23" style:family="table-column">
      <style:table-column-properties fo:break-before="auto" style:column-width="0.2862in"/>
    </style:style>
    <style:style style:name="co24" style:family="table-column">
      <style:table-column-properties fo:break-before="auto" style:column-width="0.3555in"/>
    </style:style>
    <style:style style:name="co25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28in" fo:break-before="auto" style:use-optimal-row-height="false"/>
    </style:style>
    <style:style style:name="ro3" style:family="table-row">
      <style:table-row-properties style:row-height="0.298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3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style-name="gr1" draw:text-style-name="P1" svg:width="8.8102in" svg:height="8.6787in" svg:x="11.4945in" svg:y="5.9126in">
            <draw:object draw:notify-on-update-of-ranges="Sheet4.B3:Sheet4.M11 Sheet4.B26:Sheet4.M34 Sheet4.A53:Sheet4.A53 Sheet4.B55:Sheet4.M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ce13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9" table:default-cell-style-name="Default"/>
        <table:table-row table:style-name="ro1">
          <table:table-cell office:value-type="string" calcext:value-type="string">
            <text:p>ATTRIBUTE RA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ll \ Attribute Ratin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ILL RA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ll \ Attribute Ratin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12" table:style-name="ce1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number-columns-repeated="12" table:style-name="ce1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number-columns-repeated="12" table:style-name="ce16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number-columns-repeated="12" table:style-name="ce1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12" table:style-name="ce16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number-columns-repeated="12" table:style-name="ce1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number-columns-repeated="12" table:style-name="ce1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number-columns-repeated="12" table:style-name="ce1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RA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ll \ Attribute Ratin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7" table:formula="of:=[.B$25]+[.$A26]" office:value-type="float" office:value="1" calcext:value-type="float">
            <text:p>1</text:p>
          </table:table-cell>
          <table:table-cell table:style-name="ce17" table:formula="of:=[.C$25]+[.$A26]" office:value-type="float" office:value="2" calcext:value-type="float">
            <text:p>2</text:p>
          </table:table-cell>
          <table:table-cell table:style-name="ce17" table:formula="of:=[.D$25]+[.$A26]" office:value-type="float" office:value="3" calcext:value-type="float">
            <text:p>3</text:p>
          </table:table-cell>
          <table:table-cell table:style-name="ce17" table:formula="of:=[.E$25]+[.$A26]" office:value-type="float" office:value="4" calcext:value-type="float">
            <text:p>4</text:p>
          </table:table-cell>
          <table:table-cell table:style-name="ce17" table:formula="of:=[.F$25]+[.$A26]" office:value-type="float" office:value="5" calcext:value-type="float">
            <text:p>5</text:p>
          </table:table-cell>
          <table:table-cell table:style-name="ce17" table:formula="of:=[.G$25]+[.$A26]" office:value-type="float" office:value="6" calcext:value-type="float">
            <text:p>6</text:p>
          </table:table-cell>
          <table:table-cell table:style-name="ce17" table:formula="of:=[.H$25]+[.$A26]" office:value-type="float" office:value="7" calcext:value-type="float">
            <text:p>7</text:p>
          </table:table-cell>
          <table:table-cell table:style-name="ce17" table:formula="of:=[.I$25]+[.$A26]" office:value-type="float" office:value="8" calcext:value-type="float">
            <text:p>8</text:p>
          </table:table-cell>
          <table:table-cell table:style-name="ce17" table:formula="of:=[.J$25]+[.$A26]" office:value-type="float" office:value="9" calcext:value-type="float">
            <text:p>9</text:p>
          </table:table-cell>
          <table:table-cell table:style-name="ce17" table:formula="of:=[.K$25]+[.$A26]" office:value-type="float" office:value="10" calcext:value-type="float">
            <text:p>10</text:p>
          </table:table-cell>
          <table:table-cell table:style-name="ce17" table:formula="of:=[.L$25]+[.$A26]" office:value-type="float" office:value="11" calcext:value-type="float">
            <text:p>11</text:p>
          </table:table-cell>
          <table:table-cell table:style-name="ce17" table:formula="of:=[.M$25]+[.$A2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7" table:formula="of:=[.B$25]+[.$A27]" office:value-type="float" office:value="2" calcext:value-type="float">
            <text:p>2</text:p>
          </table:table-cell>
          <table:table-cell table:style-name="ce17" table:formula="of:=[.C$25]+[.$A27]" office:value-type="float" office:value="3" calcext:value-type="float">
            <text:p>3</text:p>
          </table:table-cell>
          <table:table-cell table:style-name="ce17" table:formula="of:=[.D$25]+[.$A27]" office:value-type="float" office:value="4" calcext:value-type="float">
            <text:p>4</text:p>
          </table:table-cell>
          <table:table-cell table:style-name="ce17" table:formula="of:=[.E$25]+[.$A27]" office:value-type="float" office:value="5" calcext:value-type="float">
            <text:p>5</text:p>
          </table:table-cell>
          <table:table-cell table:style-name="ce17" table:formula="of:=[.F$25]+[.$A27]" office:value-type="float" office:value="6" calcext:value-type="float">
            <text:p>6</text:p>
          </table:table-cell>
          <table:table-cell table:style-name="ce17" table:formula="of:=[.G$25]+[.$A27]" office:value-type="float" office:value="7" calcext:value-type="float">
            <text:p>7</text:p>
          </table:table-cell>
          <table:table-cell table:style-name="ce17" table:formula="of:=[.H$25]+[.$A27]" office:value-type="float" office:value="8" calcext:value-type="float">
            <text:p>8</text:p>
          </table:table-cell>
          <table:table-cell table:style-name="ce17" table:formula="of:=[.I$25]+[.$A27]" office:value-type="float" office:value="9" calcext:value-type="float">
            <text:p>9</text:p>
          </table:table-cell>
          <table:table-cell table:style-name="ce17" table:formula="of:=[.J$25]+[.$A27]" office:value-type="float" office:value="10" calcext:value-type="float">
            <text:p>10</text:p>
          </table:table-cell>
          <table:table-cell table:style-name="ce17" table:formula="of:=[.K$25]+[.$A27]" office:value-type="float" office:value="11" calcext:value-type="float">
            <text:p>11</text:p>
          </table:table-cell>
          <table:table-cell table:style-name="ce17" table:formula="of:=[.L$25]+[.$A27]" office:value-type="float" office:value="12" calcext:value-type="float">
            <text:p>12</text:p>
          </table:table-cell>
          <table:table-cell table:style-name="ce17" table:formula="of:=[.M$25]+[.$A27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7" table:formula="of:=[.B$25]+[.$A28]" office:value-type="float" office:value="3" calcext:value-type="float">
            <text:p>3</text:p>
          </table:table-cell>
          <table:table-cell table:style-name="ce17" table:formula="of:=[.C$25]+[.$A28]" office:value-type="float" office:value="4" calcext:value-type="float">
            <text:p>4</text:p>
          </table:table-cell>
          <table:table-cell table:style-name="ce17" table:formula="of:=[.D$25]+[.$A28]" office:value-type="float" office:value="5" calcext:value-type="float">
            <text:p>5</text:p>
          </table:table-cell>
          <table:table-cell table:style-name="ce17" table:formula="of:=[.E$25]+[.$A28]" office:value-type="float" office:value="6" calcext:value-type="float">
            <text:p>6</text:p>
          </table:table-cell>
          <table:table-cell table:style-name="ce17" table:formula="of:=[.F$25]+[.$A28]" office:value-type="float" office:value="7" calcext:value-type="float">
            <text:p>7</text:p>
          </table:table-cell>
          <table:table-cell table:style-name="ce17" table:formula="of:=[.G$25]+[.$A28]" office:value-type="float" office:value="8" calcext:value-type="float">
            <text:p>8</text:p>
          </table:table-cell>
          <table:table-cell table:style-name="ce17" table:formula="of:=[.H$25]+[.$A28]" office:value-type="float" office:value="9" calcext:value-type="float">
            <text:p>9</text:p>
          </table:table-cell>
          <table:table-cell table:style-name="ce17" table:formula="of:=[.I$25]+[.$A28]" office:value-type="float" office:value="10" calcext:value-type="float">
            <text:p>10</text:p>
          </table:table-cell>
          <table:table-cell table:style-name="ce17" table:formula="of:=[.J$25]+[.$A28]" office:value-type="float" office:value="11" calcext:value-type="float">
            <text:p>11</text:p>
          </table:table-cell>
          <table:table-cell table:style-name="ce17" table:formula="of:=[.K$25]+[.$A28]" office:value-type="float" office:value="12" calcext:value-type="float">
            <text:p>12</text:p>
          </table:table-cell>
          <table:table-cell table:style-name="ce17" table:formula="of:=[.L$25]+[.$A28]" office:value-type="float" office:value="13" calcext:value-type="float">
            <text:p>13</text:p>
          </table:table-cell>
          <table:table-cell table:style-name="ce17" table:formula="of:=[.M$25]+[.$A28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7" table:formula="of:=[.B$25]+[.$A29]" office:value-type="float" office:value="4" calcext:value-type="float">
            <text:p>4</text:p>
          </table:table-cell>
          <table:table-cell table:style-name="ce17" table:formula="of:=[.C$25]+[.$A29]" office:value-type="float" office:value="5" calcext:value-type="float">
            <text:p>5</text:p>
          </table:table-cell>
          <table:table-cell table:style-name="ce17" table:formula="of:=[.D$25]+[.$A29]" office:value-type="float" office:value="6" calcext:value-type="float">
            <text:p>6</text:p>
          </table:table-cell>
          <table:table-cell table:style-name="ce17" table:formula="of:=[.E$25]+[.$A29]" office:value-type="float" office:value="7" calcext:value-type="float">
            <text:p>7</text:p>
          </table:table-cell>
          <table:table-cell table:style-name="ce17" table:formula="of:=[.F$25]+[.$A29]" office:value-type="float" office:value="8" calcext:value-type="float">
            <text:p>8</text:p>
          </table:table-cell>
          <table:table-cell table:style-name="ce17" table:formula="of:=[.G$25]+[.$A29]" office:value-type="float" office:value="9" calcext:value-type="float">
            <text:p>9</text:p>
          </table:table-cell>
          <table:table-cell table:style-name="ce17" table:formula="of:=[.H$25]+[.$A29]" office:value-type="float" office:value="10" calcext:value-type="float">
            <text:p>10</text:p>
          </table:table-cell>
          <table:table-cell table:style-name="ce17" table:formula="of:=[.I$25]+[.$A29]" office:value-type="float" office:value="11" calcext:value-type="float">
            <text:p>11</text:p>
          </table:table-cell>
          <table:table-cell table:style-name="ce17" table:formula="of:=[.J$25]+[.$A29]" office:value-type="float" office:value="12" calcext:value-type="float">
            <text:p>12</text:p>
          </table:table-cell>
          <table:table-cell table:style-name="ce17" table:formula="of:=[.K$25]+[.$A29]" office:value-type="float" office:value="13" calcext:value-type="float">
            <text:p>13</text:p>
          </table:table-cell>
          <table:table-cell table:style-name="ce17" table:formula="of:=[.L$25]+[.$A29]" office:value-type="float" office:value="14" calcext:value-type="float">
            <text:p>14</text:p>
          </table:table-cell>
          <table:table-cell table:style-name="ce17" table:formula="of:=[.M$25]+[.$A29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7" table:formula="of:=[.B$25]+[.$A30]" office:value-type="float" office:value="5" calcext:value-type="float">
            <text:p>5</text:p>
          </table:table-cell>
          <table:table-cell table:style-name="ce17" table:formula="of:=[.C$25]+[.$A30]" office:value-type="float" office:value="6" calcext:value-type="float">
            <text:p>6</text:p>
          </table:table-cell>
          <table:table-cell table:style-name="ce17" table:formula="of:=[.D$25]+[.$A30]" office:value-type="float" office:value="7" calcext:value-type="float">
            <text:p>7</text:p>
          </table:table-cell>
          <table:table-cell table:style-name="ce17" table:formula="of:=[.E$25]+[.$A30]" office:value-type="float" office:value="8" calcext:value-type="float">
            <text:p>8</text:p>
          </table:table-cell>
          <table:table-cell table:style-name="ce17" table:formula="of:=[.F$25]+[.$A30]" office:value-type="float" office:value="9" calcext:value-type="float">
            <text:p>9</text:p>
          </table:table-cell>
          <table:table-cell table:style-name="ce17" table:formula="of:=[.G$25]+[.$A30]" office:value-type="float" office:value="10" calcext:value-type="float">
            <text:p>10</text:p>
          </table:table-cell>
          <table:table-cell table:style-name="ce17" table:formula="of:=[.H$25]+[.$A30]" office:value-type="float" office:value="11" calcext:value-type="float">
            <text:p>11</text:p>
          </table:table-cell>
          <table:table-cell table:style-name="ce17" table:formula="of:=[.I$25]+[.$A30]" office:value-type="float" office:value="12" calcext:value-type="float">
            <text:p>12</text:p>
          </table:table-cell>
          <table:table-cell table:style-name="ce17" table:formula="of:=[.J$25]+[.$A30]" office:value-type="float" office:value="13" calcext:value-type="float">
            <text:p>13</text:p>
          </table:table-cell>
          <table:table-cell table:style-name="ce17" table:formula="of:=[.K$25]+[.$A30]" office:value-type="float" office:value="14" calcext:value-type="float">
            <text:p>14</text:p>
          </table:table-cell>
          <table:table-cell table:style-name="ce17" table:formula="of:=[.L$25]+[.$A30]" office:value-type="float" office:value="15" calcext:value-type="float">
            <text:p>15</text:p>
          </table:table-cell>
          <table:table-cell table:style-name="ce17" table:formula="of:=[.M$25]+[.$A3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7" table:formula="of:=[.B$25]+[.$A31]" office:value-type="float" office:value="6" calcext:value-type="float">
            <text:p>6</text:p>
          </table:table-cell>
          <table:table-cell table:style-name="ce17" table:formula="of:=[.C$25]+[.$A31]" office:value-type="float" office:value="7" calcext:value-type="float">
            <text:p>7</text:p>
          </table:table-cell>
          <table:table-cell table:style-name="ce17" table:formula="of:=[.D$25]+[.$A31]" office:value-type="float" office:value="8" calcext:value-type="float">
            <text:p>8</text:p>
          </table:table-cell>
          <table:table-cell table:style-name="ce17" table:formula="of:=[.E$25]+[.$A31]" office:value-type="float" office:value="9" calcext:value-type="float">
            <text:p>9</text:p>
          </table:table-cell>
          <table:table-cell table:style-name="ce17" table:formula="of:=[.F$25]+[.$A31]" office:value-type="float" office:value="10" calcext:value-type="float">
            <text:p>10</text:p>
          </table:table-cell>
          <table:table-cell table:style-name="ce17" table:formula="of:=[.G$25]+[.$A31]" office:value-type="float" office:value="11" calcext:value-type="float">
            <text:p>11</text:p>
          </table:table-cell>
          <table:table-cell table:style-name="ce17" table:formula="of:=[.H$25]+[.$A31]" office:value-type="float" office:value="12" calcext:value-type="float">
            <text:p>12</text:p>
          </table:table-cell>
          <table:table-cell table:style-name="ce17" table:formula="of:=[.I$25]+[.$A31]" office:value-type="float" office:value="13" calcext:value-type="float">
            <text:p>13</text:p>
          </table:table-cell>
          <table:table-cell table:style-name="ce17" table:formula="of:=[.J$25]+[.$A31]" office:value-type="float" office:value="14" calcext:value-type="float">
            <text:p>14</text:p>
          </table:table-cell>
          <table:table-cell table:style-name="ce17" table:formula="of:=[.K$25]+[.$A31]" office:value-type="float" office:value="15" calcext:value-type="float">
            <text:p>15</text:p>
          </table:table-cell>
          <table:table-cell table:style-name="ce17" table:formula="of:=[.L$25]+[.$A31]" office:value-type="float" office:value="16" calcext:value-type="float">
            <text:p>16</text:p>
          </table:table-cell>
          <table:table-cell table:style-name="ce17" table:formula="of:=[.M$25]+[.$A31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7" table:formula="of:=[.B$25]+[.$A32]" office:value-type="float" office:value="7" calcext:value-type="float">
            <text:p>7</text:p>
          </table:table-cell>
          <table:table-cell table:style-name="ce17" table:formula="of:=[.C$25]+[.$A32]" office:value-type="float" office:value="8" calcext:value-type="float">
            <text:p>8</text:p>
          </table:table-cell>
          <table:table-cell table:style-name="ce17" table:formula="of:=[.D$25]+[.$A32]" office:value-type="float" office:value="9" calcext:value-type="float">
            <text:p>9</text:p>
          </table:table-cell>
          <table:table-cell table:style-name="ce17" table:formula="of:=[.E$25]+[.$A32]" office:value-type="float" office:value="10" calcext:value-type="float">
            <text:p>10</text:p>
          </table:table-cell>
          <table:table-cell table:style-name="ce17" table:formula="of:=[.F$25]+[.$A32]" office:value-type="float" office:value="11" calcext:value-type="float">
            <text:p>11</text:p>
          </table:table-cell>
          <table:table-cell table:style-name="ce17" table:formula="of:=[.G$25]+[.$A32]" office:value-type="float" office:value="12" calcext:value-type="float">
            <text:p>12</text:p>
          </table:table-cell>
          <table:table-cell table:style-name="ce17" table:formula="of:=[.H$25]+[.$A32]" office:value-type="float" office:value="13" calcext:value-type="float">
            <text:p>13</text:p>
          </table:table-cell>
          <table:table-cell table:style-name="ce17" table:formula="of:=[.I$25]+[.$A32]" office:value-type="float" office:value="14" calcext:value-type="float">
            <text:p>14</text:p>
          </table:table-cell>
          <table:table-cell table:style-name="ce17" table:formula="of:=[.J$25]+[.$A32]" office:value-type="float" office:value="15" calcext:value-type="float">
            <text:p>15</text:p>
          </table:table-cell>
          <table:table-cell table:style-name="ce17" table:formula="of:=[.K$25]+[.$A32]" office:value-type="float" office:value="16" calcext:value-type="float">
            <text:p>16</text:p>
          </table:table-cell>
          <table:table-cell table:style-name="ce17" table:formula="of:=[.L$25]+[.$A32]" office:value-type="float" office:value="17" calcext:value-type="float">
            <text:p>17</text:p>
          </table:table-cell>
          <table:table-cell table:style-name="ce17" table:formula="of:=[.M$25]+[.$A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7" table:formula="of:=[.B$25]+[.$A33]" office:value-type="float" office:value="8" calcext:value-type="float">
            <text:p>8</text:p>
          </table:table-cell>
          <table:table-cell table:style-name="ce17" table:formula="of:=[.C$25]+[.$A33]" office:value-type="float" office:value="9" calcext:value-type="float">
            <text:p>9</text:p>
          </table:table-cell>
          <table:table-cell table:style-name="ce17" table:formula="of:=[.D$25]+[.$A33]" office:value-type="float" office:value="10" calcext:value-type="float">
            <text:p>10</text:p>
          </table:table-cell>
          <table:table-cell table:style-name="ce17" table:formula="of:=[.E$25]+[.$A33]" office:value-type="float" office:value="11" calcext:value-type="float">
            <text:p>11</text:p>
          </table:table-cell>
          <table:table-cell table:style-name="ce17" table:formula="of:=[.F$25]+[.$A33]" office:value-type="float" office:value="12" calcext:value-type="float">
            <text:p>12</text:p>
          </table:table-cell>
          <table:table-cell table:style-name="ce17" table:formula="of:=[.G$25]+[.$A33]" office:value-type="float" office:value="13" calcext:value-type="float">
            <text:p>13</text:p>
          </table:table-cell>
          <table:table-cell table:style-name="ce17" table:formula="of:=[.H$25]+[.$A33]" office:value-type="float" office:value="14" calcext:value-type="float">
            <text:p>14</text:p>
          </table:table-cell>
          <table:table-cell table:style-name="ce17" table:formula="of:=[.I$25]+[.$A33]" office:value-type="float" office:value="15" calcext:value-type="float">
            <text:p>15</text:p>
          </table:table-cell>
          <table:table-cell table:style-name="ce17" table:formula="of:=[.J$25]+[.$A33]" office:value-type="float" office:value="16" calcext:value-type="float">
            <text:p>16</text:p>
          </table:table-cell>
          <table:table-cell table:style-name="ce17" table:formula="of:=[.K$25]+[.$A33]" office:value-type="float" office:value="17" calcext:value-type="float">
            <text:p>17</text:p>
          </table:table-cell>
          <table:table-cell table:style-name="ce17" table:formula="of:=[.L$25]+[.$A33]" office:value-type="float" office:value="18" calcext:value-type="float">
            <text:p>18</text:p>
          </table:table-cell>
          <table:table-cell table:style-name="ce17" table:formula="of:=[.M$25]+[.$A33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7" table:formula="of:=[.B$25]+[.$A34]" office:value-type="float" office:value="9" calcext:value-type="float">
            <text:p>9</text:p>
          </table:table-cell>
          <table:table-cell table:style-name="ce17" table:formula="of:=[.C$25]+[.$A34]" office:value-type="float" office:value="10" calcext:value-type="float">
            <text:p>10</text:p>
          </table:table-cell>
          <table:table-cell table:style-name="ce17" table:formula="of:=[.D$25]+[.$A34]" office:value-type="float" office:value="11" calcext:value-type="float">
            <text:p>11</text:p>
          </table:table-cell>
          <table:table-cell table:style-name="ce17" table:formula="of:=[.E$25]+[.$A34]" office:value-type="float" office:value="12" calcext:value-type="float">
            <text:p>12</text:p>
          </table:table-cell>
          <table:table-cell table:style-name="ce17" table:formula="of:=[.F$25]+[.$A34]" office:value-type="float" office:value="13" calcext:value-type="float">
            <text:p>13</text:p>
          </table:table-cell>
          <table:table-cell table:style-name="ce17" table:formula="of:=[.G$25]+[.$A34]" office:value-type="float" office:value="14" calcext:value-type="float">
            <text:p>14</text:p>
          </table:table-cell>
          <table:table-cell table:style-name="ce17" table:formula="of:=[.H$25]+[.$A34]" office:value-type="float" office:value="15" calcext:value-type="float">
            <text:p>15</text:p>
          </table:table-cell>
          <table:table-cell table:style-name="ce17" table:formula="of:=[.I$25]+[.$A34]" office:value-type="float" office:value="16" calcext:value-type="float">
            <text:p>16</text:p>
          </table:table-cell>
          <table:table-cell table:style-name="ce17" table:formula="of:=[.J$25]+[.$A34]" office:value-type="float" office:value="17" calcext:value-type="float">
            <text:p>17</text:p>
          </table:table-cell>
          <table:table-cell table:style-name="ce17" table:formula="of:=[.K$25]+[.$A34]" office:value-type="float" office:value="18" calcext:value-type="float">
            <text:p>18</text:p>
          </table:table-cell>
          <table:table-cell table:style-name="ce17" table:formula="of:=[.L$25]+[.$A34]" office:value-type="float" office:value="19" calcext:value-type="float">
            <text:p>19</text:p>
          </table:table-cell>
          <table:table-cell table:style-name="ce17" table:formula="of:=[.M$25]+[.$A34]" office:value-type="float" office:value="20" calcext:value-type="float">
            <text:p>20</text:p>
          </table:table-cell>
          <table:table-cell table:style-name="ce22" table:number-columns-repeated="101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1" office:value-type="string" calcext:value-type="string">
            <text:p>Total rating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#Combinations</text:p>
          </table:table-cell>
          <table:table-cell table:style-name="ce19" table:formula="of:=COUNTIF([.$B$26:.$M$34];[.B36])" office:value-type="float" office:value="1" calcext:value-type="float">
            <text:p>1</text:p>
          </table:table-cell>
          <table:table-cell table:style-name="ce19" table:formula="of:=COUNTIF([.$B$26:.$M$34];[.C36])" office:value-type="float" office:value="2" calcext:value-type="float">
            <text:p>2</text:p>
          </table:table-cell>
          <table:table-cell table:style-name="ce19" table:formula="of:=COUNTIF([.$B$26:.$M$34];[.D36])" office:value-type="float" office:value="3" calcext:value-type="float">
            <text:p>3</text:p>
          </table:table-cell>
          <table:table-cell table:style-name="ce19" table:formula="of:=COUNTIF([.$B$26:.$M$34];[.E36])" office:value-type="float" office:value="4" calcext:value-type="float">
            <text:p>4</text:p>
          </table:table-cell>
          <table:table-cell table:style-name="ce19" table:formula="of:=COUNTIF([.$B$26:.$M$34];[.F36])" office:value-type="float" office:value="5" calcext:value-type="float">
            <text:p>5</text:p>
          </table:table-cell>
          <table:table-cell table:style-name="ce19" table:formula="of:=COUNTIF([.$B$26:.$M$34];[.G36])" office:value-type="float" office:value="6" calcext:value-type="float">
            <text:p>6</text:p>
          </table:table-cell>
          <table:table-cell table:style-name="ce19" table:formula="of:=COUNTIF([.$B$26:.$M$34];[.H36])" office:value-type="float" office:value="7" calcext:value-type="float">
            <text:p>7</text:p>
          </table:table-cell>
          <table:table-cell table:style-name="ce19" table:formula="of:=COUNTIF([.$B$26:.$M$34];[.I36])" office:value-type="float" office:value="8" calcext:value-type="float">
            <text:p>8</text:p>
          </table:table-cell>
          <table:table-cell table:style-name="ce19" table:formula="of:=COUNTIF([.$B$26:.$M$34];[.J36])" office:value-type="float" office:value="9" calcext:value-type="float">
            <text:p>9</text:p>
          </table:table-cell>
          <table:table-cell table:style-name="ce19" table:formula="of:=COUNTIF([.$B$26:.$M$34];[.K36])" office:value-type="float" office:value="9" calcext:value-type="float">
            <text:p>9</text:p>
          </table:table-cell>
          <table:table-cell table:style-name="ce19" table:formula="of:=COUNTIF([.$B$26:.$M$34];[.L36])" office:value-type="float" office:value="9" calcext:value-type="float">
            <text:p>9</text:p>
          </table:table-cell>
          <table:table-cell table:style-name="ce19" table:formula="of:=COUNTIF([.$B$26:.$M$34];[.M36])" office:value-type="float" office:value="9" calcext:value-type="float">
            <text:p>9</text:p>
          </table:table-cell>
          <table:table-cell table:style-name="ce19" table:formula="of:=COUNTIF([.$B$26:.$M$34];[.N36])" office:value-type="float" office:value="8" calcext:value-type="float">
            <text:p>8</text:p>
          </table:table-cell>
          <table:table-cell table:style-name="ce19" table:formula="of:=COUNTIF([.$B$26:.$M$34];[.O36])" office:value-type="float" office:value="7" calcext:value-type="float">
            <text:p>7</text:p>
          </table:table-cell>
          <table:table-cell table:style-name="ce19" table:formula="of:=COUNTIF([.$B$26:.$M$34];[.P36])" office:value-type="float" office:value="6" calcext:value-type="float">
            <text:p>6</text:p>
          </table:table-cell>
          <table:table-cell table:style-name="ce19" table:formula="of:=COUNTIF([.$B$26:.$M$34];[.Q36])" office:value-type="float" office:value="5" calcext:value-type="float">
            <text:p>5</text:p>
          </table:table-cell>
          <table:table-cell table:style-name="ce19" table:formula="of:=COUNTIF([.$B$26:.$M$34];[.R36])" office:value-type="float" office:value="4" calcext:value-type="float">
            <text:p>4</text:p>
          </table:table-cell>
          <table:table-cell table:style-name="ce19" table:formula="of:=COUNTIF([.$B$26:.$M$34];[.S36])" office:value-type="float" office:value="3" calcext:value-type="float">
            <text:p>3</text:p>
          </table:table-cell>
          <table:table-cell table:style-name="ce19" table:formula="of:=COUNTIF([.$B$26:.$M$34];[.T36])" office:value-type="float" office:value="2" calcext:value-type="float">
            <text:p>2</text:p>
          </table:table-cell>
          <table:table-cell table:style-name="ce19" table:formula="of:=COUNTIF([.$B$26:.$M$34];[.U36]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XP C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ll \ Attribute Ratin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kill Rating Cost</text:p>
          </table:table-cell>
          <table:table-cell office:value-type="string" calcext:value-type="string">
            <text:p><text:span text:style-name="T1">Tree-of-Learning </text:span>Cost</text:p>
          </table:table-cell>
          <table:table-cell table:number-columns-repeated="1001"/>
        </table:table-row>
        <table:table-row table:style-name="ro3">
          <table:table-cell table:style-name="ce10" office:value-type="float" office:value="0" calcext:value-type="float">
            <text:p>0</text:p>
          </table:table-cell>
          <table:table-cell table:style-name="ce20" table:formula="of:=[.B$51]+[.$V41]+[.$W41]" office:value-type="float" office:value="0" calcext:value-type="float">
            <text:p>0</text:p>
          </table:table-cell>
          <table:table-cell table:style-name="ce20" table:formula="of:=[.C$51]+[.$V41]+[.$W41]" office:value-type="float" office:value="4" calcext:value-type="float">
            <text:p>4</text:p>
          </table:table-cell>
          <table:table-cell table:style-name="ce20" table:formula="of:=[.D$51]+[.$V41]+[.$W41]" office:value-type="float" office:value="10" calcext:value-type="float">
            <text:p>10</text:p>
          </table:table-cell>
          <table:table-cell table:style-name="ce20" table:formula="of:=[.E$51]+[.$V41]+[.$W41]" office:value-type="float" office:value="20" calcext:value-type="float">
            <text:p>20</text:p>
          </table:table-cell>
          <table:table-cell table:style-name="ce20" table:formula="of:=[.F$51]+[.$V41]+[.$W41]" office:value-type="float" office:value="35" calcext:value-type="float">
            <text:p>35</text:p>
          </table:table-cell>
          <table:table-cell table:style-name="ce20" table:formula="of:=[.G$51]+[.$V41]+[.$W41]" office:value-type="float" office:value="55" calcext:value-type="float">
            <text:p>55</text:p>
          </table:table-cell>
          <table:table-cell table:style-name="ce20" table:formula="of:=[.H$51]+[.$V41]+[.$W41]" office:value-type="float" office:value="80" calcext:value-type="float">
            <text:p>80</text:p>
          </table:table-cell>
          <table:table-cell table:style-name="ce20" table:formula="of:=[.I$51]+[.$V41]+[.$W41]" office:value-type="float" office:value="110" calcext:value-type="float">
            <text:p>110</text:p>
          </table:table-cell>
          <table:table-cell table:style-name="ce20" table:formula="of:=[.J$51]+[.$V41]+[.$W41]" office:value-type="float" office:value="145" calcext:value-type="float">
            <text:p>145</text:p>
          </table:table-cell>
          <table:table-cell table:style-name="ce20" table:formula="of:=[.K$51]+[.$V41]+[.$W41]" office:value-type="float" office:value="185" calcext:value-type="float">
            <text:p>185</text:p>
          </table:table-cell>
          <table:table-cell table:style-name="ce20" table:formula="of:=[.L$51]+[.$V41]+[.$W41]" office:value-type="float" office:value="230" calcext:value-type="float">
            <text:p>230</text:p>
          </table:table-cell>
          <table:table-cell table:style-name="ce20" table:formula="of:=[.M$51]+[.$V41]+[.$W41]" office:value-type="float" office:value="280" calcext:value-type="float">
            <text:p>280</text:p>
          </table:table-cell>
          <table:table-cell table:style-name="ce22" table:number-columns-repeated="8"/>
          <table:table-cell table:style-name="ce22" office:value-type="float" office:value="0" calcext:value-type="float">
            <text:p>0</text:p>
          </table:table-cell>
          <table:table-cell table:style-name="ce22" table:formula="of:=[.$V$42]*MAX([.$A41]-1;0)" office:value-type="float" office:value="0" calcext:value-type="float">
            <text:p>0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20" table:formula="of:=[.B$51]+[.$V42]+[.$W42]" office:value-type="float" office:value="2" calcext:value-type="float">
            <text:p>2</text:p>
          </table:table-cell>
          <table:table-cell table:style-name="ce20" table:formula="of:=[.C$51]+[.$V42]+[.$W42]" office:value-type="float" office:value="6" calcext:value-type="float">
            <text:p>6</text:p>
          </table:table-cell>
          <table:table-cell table:style-name="ce20" table:formula="of:=[.D$51]+[.$V42]+[.$W42]" office:value-type="float" office:value="12" calcext:value-type="float">
            <text:p>12</text:p>
          </table:table-cell>
          <table:table-cell table:style-name="ce20" table:formula="of:=[.E$51]+[.$V42]+[.$W42]" office:value-type="float" office:value="22" calcext:value-type="float">
            <text:p>22</text:p>
          </table:table-cell>
          <table:table-cell table:style-name="ce20" table:formula="of:=[.F$51]+[.$V42]+[.$W42]" office:value-type="float" office:value="37" calcext:value-type="float">
            <text:p>37</text:p>
          </table:table-cell>
          <table:table-cell table:style-name="ce20" table:formula="of:=[.G$51]+[.$V42]+[.$W42]" office:value-type="float" office:value="57" calcext:value-type="float">
            <text:p>57</text:p>
          </table:table-cell>
          <table:table-cell table:style-name="ce20" table:formula="of:=[.H$51]+[.$V42]+[.$W42]" office:value-type="float" office:value="82" calcext:value-type="float">
            <text:p>82</text:p>
          </table:table-cell>
          <table:table-cell table:style-name="ce20" table:formula="of:=[.I$51]+[.$V42]+[.$W42]" office:value-type="float" office:value="112" calcext:value-type="float">
            <text:p>112</text:p>
          </table:table-cell>
          <table:table-cell table:style-name="ce20" table:formula="of:=[.J$51]+[.$V42]+[.$W42]" office:value-type="float" office:value="147" calcext:value-type="float">
            <text:p>147</text:p>
          </table:table-cell>
          <table:table-cell table:style-name="ce20" table:formula="of:=[.K$51]+[.$V42]+[.$W42]" office:value-type="float" office:value="187" calcext:value-type="float">
            <text:p>187</text:p>
          </table:table-cell>
          <table:table-cell table:style-name="ce20" table:formula="of:=[.L$51]+[.$V42]+[.$W42]" office:value-type="float" office:value="232" calcext:value-type="float">
            <text:p>232</text:p>
          </table:table-cell>
          <table:table-cell table:style-name="ce20" table:formula="of:=[.M$51]+[.$V42]+[.$W42]" office:value-type="float" office:value="282" calcext:value-type="float">
            <text:p>282</text:p>
          </table:table-cell>
          <table:table-cell table:style-name="ce22" table:number-columns-repeated="8"/>
          <table:table-cell table:style-name="ce22" office:value-type="float" office:value="2" calcext:value-type="float">
            <text:p>2</text:p>
          </table:table-cell>
          <table:table-cell table:style-name="ce22" table:formula="of:=[.$V$42]*MAX([.$A42]-1;0)" office:value-type="float" office:value="0" calcext:value-type="float">
            <text:p>0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20" table:formula="of:=[.B$51]+[.$V43]+[.$W43]" office:value-type="float" office:value="8" calcext:value-type="float">
            <text:p>8</text:p>
          </table:table-cell>
          <table:table-cell table:style-name="ce20" table:formula="of:=[.C$51]+[.$V43]+[.$W43]" office:value-type="float" office:value="12" calcext:value-type="float">
            <text:p>12</text:p>
          </table:table-cell>
          <table:table-cell table:style-name="ce20" table:formula="of:=[.D$51]+[.$V43]+[.$W43]" office:value-type="float" office:value="18" calcext:value-type="float">
            <text:p>18</text:p>
          </table:table-cell>
          <table:table-cell table:style-name="ce20" table:formula="of:=[.E$51]+[.$V43]+[.$W43]" office:value-type="float" office:value="28" calcext:value-type="float">
            <text:p>28</text:p>
          </table:table-cell>
          <table:table-cell table:style-name="ce20" table:formula="of:=[.F$51]+[.$V43]+[.$W43]" office:value-type="float" office:value="43" calcext:value-type="float">
            <text:p>43</text:p>
          </table:table-cell>
          <table:table-cell table:style-name="ce20" table:formula="of:=[.G$51]+[.$V43]+[.$W43]" office:value-type="float" office:value="63" calcext:value-type="float">
            <text:p>63</text:p>
          </table:table-cell>
          <table:table-cell table:style-name="ce20" table:formula="of:=[.H$51]+[.$V43]+[.$W43]" office:value-type="float" office:value="88" calcext:value-type="float">
            <text:p>88</text:p>
          </table:table-cell>
          <table:table-cell table:style-name="ce20" table:formula="of:=[.I$51]+[.$V43]+[.$W43]" office:value-type="float" office:value="118" calcext:value-type="float">
            <text:p>118</text:p>
          </table:table-cell>
          <table:table-cell table:style-name="ce20" table:formula="of:=[.J$51]+[.$V43]+[.$W43]" office:value-type="float" office:value="153" calcext:value-type="float">
            <text:p>153</text:p>
          </table:table-cell>
          <table:table-cell table:style-name="ce20" table:formula="of:=[.K$51]+[.$V43]+[.$W43]" office:value-type="float" office:value="193" calcext:value-type="float">
            <text:p>193</text:p>
          </table:table-cell>
          <table:table-cell table:style-name="ce20" table:formula="of:=[.L$51]+[.$V43]+[.$W43]" office:value-type="float" office:value="238" calcext:value-type="float">
            <text:p>238</text:p>
          </table:table-cell>
          <table:table-cell table:style-name="ce20" table:formula="of:=[.M$51]+[.$V43]+[.$W43]" office:value-type="float" office:value="288" calcext:value-type="float">
            <text:p>288</text:p>
          </table:table-cell>
          <table:table-cell table:style-name="ce22" table:number-columns-repeated="8"/>
          <table:table-cell table:style-name="ce22" office:value-type="float" office:value="6" calcext:value-type="float">
            <text:p>6</text:p>
          </table:table-cell>
          <table:table-cell table:style-name="ce22" table:formula="of:=[.$V$42]*MAX([.$A43]-1;0)" office:value-type="float" office:value="2" calcext:value-type="float">
            <text:p>2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20" table:formula="of:=[.B$51]+[.$V44]+[.$W44]" office:value-type="float" office:value="16" calcext:value-type="float">
            <text:p>16</text:p>
          </table:table-cell>
          <table:table-cell table:style-name="ce20" table:formula="of:=[.C$51]+[.$V44]+[.$W44]" office:value-type="float" office:value="20" calcext:value-type="float">
            <text:p>20</text:p>
          </table:table-cell>
          <table:table-cell table:style-name="ce20" table:formula="of:=[.D$51]+[.$V44]+[.$W44]" office:value-type="float" office:value="26" calcext:value-type="float">
            <text:p>26</text:p>
          </table:table-cell>
          <table:table-cell table:style-name="ce20" table:formula="of:=[.E$51]+[.$V44]+[.$W44]" office:value-type="float" office:value="36" calcext:value-type="float">
            <text:p>36</text:p>
          </table:table-cell>
          <table:table-cell table:style-name="ce20" table:formula="of:=[.F$51]+[.$V44]+[.$W44]" office:value-type="float" office:value="51" calcext:value-type="float">
            <text:p>51</text:p>
          </table:table-cell>
          <table:table-cell table:style-name="ce20" table:formula="of:=[.G$51]+[.$V44]+[.$W44]" office:value-type="float" office:value="71" calcext:value-type="float">
            <text:p>71</text:p>
          </table:table-cell>
          <table:table-cell table:style-name="ce20" table:formula="of:=[.H$51]+[.$V44]+[.$W44]" office:value-type="float" office:value="96" calcext:value-type="float">
            <text:p>96</text:p>
          </table:table-cell>
          <table:table-cell table:style-name="ce20" table:formula="of:=[.I$51]+[.$V44]+[.$W44]" office:value-type="float" office:value="126" calcext:value-type="float">
            <text:p>126</text:p>
          </table:table-cell>
          <table:table-cell table:style-name="ce20" table:formula="of:=[.J$51]+[.$V44]+[.$W44]" office:value-type="float" office:value="161" calcext:value-type="float">
            <text:p>161</text:p>
          </table:table-cell>
          <table:table-cell table:style-name="ce20" table:formula="of:=[.K$51]+[.$V44]+[.$W44]" office:value-type="float" office:value="201" calcext:value-type="float">
            <text:p>201</text:p>
          </table:table-cell>
          <table:table-cell table:style-name="ce20" table:formula="of:=[.L$51]+[.$V44]+[.$W44]" office:value-type="float" office:value="246" calcext:value-type="float">
            <text:p>246</text:p>
          </table:table-cell>
          <table:table-cell table:style-name="ce20" table:formula="of:=[.M$51]+[.$V44]+[.$W44]" office:value-type="float" office:value="296" calcext:value-type="float">
            <text:p>296</text:p>
          </table:table-cell>
          <table:table-cell table:style-name="ce22" table:number-columns-repeated="8"/>
          <table:table-cell table:style-name="ce22" office:value-type="float" office:value="12" calcext:value-type="float">
            <text:p>12</text:p>
          </table:table-cell>
          <table:table-cell table:style-name="ce22" table:formula="of:=[.$V$42]*MAX([.$A44]-1;0)" office:value-type="float" office:value="4" calcext:value-type="float">
            <text:p>4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20" table:formula="of:=[.B$51]+[.$V45]+[.$W45]" office:value-type="float" office:value="26" calcext:value-type="float">
            <text:p>26</text:p>
          </table:table-cell>
          <table:table-cell table:style-name="ce20" table:formula="of:=[.C$51]+[.$V45]+[.$W45]" office:value-type="float" office:value="30" calcext:value-type="float">
            <text:p>30</text:p>
          </table:table-cell>
          <table:table-cell table:style-name="ce20" table:formula="of:=[.D$51]+[.$V45]+[.$W45]" office:value-type="float" office:value="36" calcext:value-type="float">
            <text:p>36</text:p>
          </table:table-cell>
          <table:table-cell table:style-name="ce20" table:formula="of:=[.E$51]+[.$V45]+[.$W45]" office:value-type="float" office:value="46" calcext:value-type="float">
            <text:p>46</text:p>
          </table:table-cell>
          <table:table-cell table:style-name="ce20" table:formula="of:=[.F$51]+[.$V45]+[.$W45]" office:value-type="float" office:value="61" calcext:value-type="float">
            <text:p>61</text:p>
          </table:table-cell>
          <table:table-cell table:style-name="ce20" table:formula="of:=[.G$51]+[.$V45]+[.$W45]" office:value-type="float" office:value="81" calcext:value-type="float">
            <text:p>81</text:p>
          </table:table-cell>
          <table:table-cell table:style-name="ce20" table:formula="of:=[.H$51]+[.$V45]+[.$W45]" office:value-type="float" office:value="106" calcext:value-type="float">
            <text:p>106</text:p>
          </table:table-cell>
          <table:table-cell table:style-name="ce20" table:formula="of:=[.I$51]+[.$V45]+[.$W45]" office:value-type="float" office:value="136" calcext:value-type="float">
            <text:p>136</text:p>
          </table:table-cell>
          <table:table-cell table:style-name="ce20" table:formula="of:=[.J$51]+[.$V45]+[.$W45]" office:value-type="float" office:value="171" calcext:value-type="float">
            <text:p>171</text:p>
          </table:table-cell>
          <table:table-cell table:style-name="ce20" table:formula="of:=[.K$51]+[.$V45]+[.$W45]" office:value-type="float" office:value="211" calcext:value-type="float">
            <text:p>211</text:p>
          </table:table-cell>
          <table:table-cell table:style-name="ce20" table:formula="of:=[.L$51]+[.$V45]+[.$W45]" office:value-type="float" office:value="256" calcext:value-type="float">
            <text:p>256</text:p>
          </table:table-cell>
          <table:table-cell table:style-name="ce20" table:formula="of:=[.M$51]+[.$V45]+[.$W45]" office:value-type="float" office:value="306" calcext:value-type="float">
            <text:p>306</text:p>
          </table:table-cell>
          <table:table-cell table:style-name="ce22" table:number-columns-repeated="8"/>
          <table:table-cell table:style-name="ce22" office:value-type="float" office:value="20" calcext:value-type="float">
            <text:p>20</text:p>
          </table:table-cell>
          <table:table-cell table:style-name="ce22" table:formula="of:=[.$V$42]*MAX([.$A45]-1;0)" office:value-type="float" office:value="6" calcext:value-type="float">
            <text:p>6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20" table:formula="of:=[.B$51]+[.$V46]+[.$W46]" office:value-type="float" office:value="38" calcext:value-type="float">
            <text:p>38</text:p>
          </table:table-cell>
          <table:table-cell table:style-name="ce20" table:formula="of:=[.C$51]+[.$V46]+[.$W46]" office:value-type="float" office:value="42" calcext:value-type="float">
            <text:p>42</text:p>
          </table:table-cell>
          <table:table-cell table:style-name="ce20" table:formula="of:=[.D$51]+[.$V46]+[.$W46]" office:value-type="float" office:value="48" calcext:value-type="float">
            <text:p>48</text:p>
          </table:table-cell>
          <table:table-cell table:style-name="ce20" table:formula="of:=[.E$51]+[.$V46]+[.$W46]" office:value-type="float" office:value="58" calcext:value-type="float">
            <text:p>58</text:p>
          </table:table-cell>
          <table:table-cell table:style-name="ce20" table:formula="of:=[.F$51]+[.$V46]+[.$W46]" office:value-type="float" office:value="73" calcext:value-type="float">
            <text:p>73</text:p>
          </table:table-cell>
          <table:table-cell table:style-name="ce20" table:formula="of:=[.G$51]+[.$V46]+[.$W46]" office:value-type="float" office:value="93" calcext:value-type="float">
            <text:p>93</text:p>
          </table:table-cell>
          <table:table-cell table:style-name="ce20" table:formula="of:=[.H$51]+[.$V46]+[.$W46]" office:value-type="float" office:value="118" calcext:value-type="float">
            <text:p>118</text:p>
          </table:table-cell>
          <table:table-cell table:style-name="ce20" table:formula="of:=[.I$51]+[.$V46]+[.$W46]" office:value-type="float" office:value="148" calcext:value-type="float">
            <text:p>148</text:p>
          </table:table-cell>
          <table:table-cell table:style-name="ce20" table:formula="of:=[.J$51]+[.$V46]+[.$W46]" office:value-type="float" office:value="183" calcext:value-type="float">
            <text:p>183</text:p>
          </table:table-cell>
          <table:table-cell table:style-name="ce20" table:formula="of:=[.K$51]+[.$V46]+[.$W46]" office:value-type="float" office:value="223" calcext:value-type="float">
            <text:p>223</text:p>
          </table:table-cell>
          <table:table-cell table:style-name="ce20" table:formula="of:=[.L$51]+[.$V46]+[.$W46]" office:value-type="float" office:value="268" calcext:value-type="float">
            <text:p>268</text:p>
          </table:table-cell>
          <table:table-cell table:style-name="ce20" table:formula="of:=[.M$51]+[.$V46]+[.$W46]" office:value-type="float" office:value="318" calcext:value-type="float">
            <text:p>318</text:p>
          </table:table-cell>
          <table:table-cell table:style-name="ce22" table:number-columns-repeated="8"/>
          <table:table-cell table:style-name="ce22" office:value-type="float" office:value="30" calcext:value-type="float">
            <text:p>30</text:p>
          </table:table-cell>
          <table:table-cell table:style-name="ce22" table:formula="of:=[.$V$42]*MAX([.$A46]-1;0)" office:value-type="float" office:value="8" calcext:value-type="float">
            <text:p>8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20" table:formula="of:=[.B$51]+[.$V47]+[.$W47]" office:value-type="float" office:value="52" calcext:value-type="float">
            <text:p>52</text:p>
          </table:table-cell>
          <table:table-cell table:style-name="ce20" table:formula="of:=[.C$51]+[.$V47]+[.$W47]" office:value-type="float" office:value="56" calcext:value-type="float">
            <text:p>56</text:p>
          </table:table-cell>
          <table:table-cell table:style-name="ce20" table:formula="of:=[.D$51]+[.$V47]+[.$W47]" office:value-type="float" office:value="62" calcext:value-type="float">
            <text:p>62</text:p>
          </table:table-cell>
          <table:table-cell table:style-name="ce20" table:formula="of:=[.E$51]+[.$V47]+[.$W47]" office:value-type="float" office:value="72" calcext:value-type="float">
            <text:p>72</text:p>
          </table:table-cell>
          <table:table-cell table:style-name="ce20" table:formula="of:=[.F$51]+[.$V47]+[.$W47]" office:value-type="float" office:value="87" calcext:value-type="float">
            <text:p>87</text:p>
          </table:table-cell>
          <table:table-cell table:style-name="ce20" table:formula="of:=[.G$51]+[.$V47]+[.$W47]" office:value-type="float" office:value="107" calcext:value-type="float">
            <text:p>107</text:p>
          </table:table-cell>
          <table:table-cell table:style-name="ce20" table:formula="of:=[.H$51]+[.$V47]+[.$W47]" office:value-type="float" office:value="132" calcext:value-type="float">
            <text:p>132</text:p>
          </table:table-cell>
          <table:table-cell table:style-name="ce20" table:formula="of:=[.I$51]+[.$V47]+[.$W47]" office:value-type="float" office:value="162" calcext:value-type="float">
            <text:p>162</text:p>
          </table:table-cell>
          <table:table-cell table:style-name="ce20" table:formula="of:=[.J$51]+[.$V47]+[.$W47]" office:value-type="float" office:value="197" calcext:value-type="float">
            <text:p>197</text:p>
          </table:table-cell>
          <table:table-cell table:style-name="ce20" table:formula="of:=[.K$51]+[.$V47]+[.$W47]" office:value-type="float" office:value="237" calcext:value-type="float">
            <text:p>237</text:p>
          </table:table-cell>
          <table:table-cell table:style-name="ce20" table:formula="of:=[.L$51]+[.$V47]+[.$W47]" office:value-type="float" office:value="282" calcext:value-type="float">
            <text:p>282</text:p>
          </table:table-cell>
          <table:table-cell table:style-name="ce20" table:formula="of:=[.M$51]+[.$V47]+[.$W47]" office:value-type="float" office:value="332" calcext:value-type="float">
            <text:p>332</text:p>
          </table:table-cell>
          <table:table-cell table:style-name="ce22" table:number-columns-repeated="8"/>
          <table:table-cell table:style-name="ce22" office:value-type="float" office:value="42" calcext:value-type="float">
            <text:p>42</text:p>
          </table:table-cell>
          <table:table-cell table:style-name="ce22" table:formula="of:=[.$V$42]*MAX([.$A47]-1;0)" office:value-type="float" office:value="10" calcext:value-type="float">
            <text:p>10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20" table:formula="of:=[.B$51]+[.$V48]+[.$W48]" office:value-type="float" office:value="68" calcext:value-type="float">
            <text:p>68</text:p>
          </table:table-cell>
          <table:table-cell table:style-name="ce20" table:formula="of:=[.C$51]+[.$V48]+[.$W48]" office:value-type="float" office:value="72" calcext:value-type="float">
            <text:p>72</text:p>
          </table:table-cell>
          <table:table-cell table:style-name="ce20" table:formula="of:=[.D$51]+[.$V48]+[.$W48]" office:value-type="float" office:value="78" calcext:value-type="float">
            <text:p>78</text:p>
          </table:table-cell>
          <table:table-cell table:style-name="ce20" table:formula="of:=[.E$51]+[.$V48]+[.$W48]" office:value-type="float" office:value="88" calcext:value-type="float">
            <text:p>88</text:p>
          </table:table-cell>
          <table:table-cell table:style-name="ce20" table:formula="of:=[.F$51]+[.$V48]+[.$W48]" office:value-type="float" office:value="103" calcext:value-type="float">
            <text:p>103</text:p>
          </table:table-cell>
          <table:table-cell table:style-name="ce20" table:formula="of:=[.G$51]+[.$V48]+[.$W48]" office:value-type="float" office:value="123" calcext:value-type="float">
            <text:p>123</text:p>
          </table:table-cell>
          <table:table-cell table:style-name="ce20" table:formula="of:=[.H$51]+[.$V48]+[.$W48]" office:value-type="float" office:value="148" calcext:value-type="float">
            <text:p>148</text:p>
          </table:table-cell>
          <table:table-cell table:style-name="ce20" table:formula="of:=[.I$51]+[.$V48]+[.$W48]" office:value-type="float" office:value="178" calcext:value-type="float">
            <text:p>178</text:p>
          </table:table-cell>
          <table:table-cell table:style-name="ce20" table:formula="of:=[.J$51]+[.$V48]+[.$W48]" office:value-type="float" office:value="213" calcext:value-type="float">
            <text:p>213</text:p>
          </table:table-cell>
          <table:table-cell table:style-name="ce20" table:formula="of:=[.K$51]+[.$V48]+[.$W48]" office:value-type="float" office:value="253" calcext:value-type="float">
            <text:p>253</text:p>
          </table:table-cell>
          <table:table-cell table:style-name="ce20" table:formula="of:=[.L$51]+[.$V48]+[.$W48]" office:value-type="float" office:value="298" calcext:value-type="float">
            <text:p>298</text:p>
          </table:table-cell>
          <table:table-cell table:style-name="ce20" table:formula="of:=[.M$51]+[.$V48]+[.$W48]" office:value-type="float" office:value="348" calcext:value-type="float">
            <text:p>348</text:p>
          </table:table-cell>
          <table:table-cell table:style-name="ce22" table:number-columns-repeated="8"/>
          <table:table-cell table:style-name="ce22" office:value-type="float" office:value="56" calcext:value-type="float">
            <text:p>56</text:p>
          </table:table-cell>
          <table:table-cell table:style-name="ce22" table:formula="of:=[.$V$42]*MAX([.$A48]-1;0)" office:value-type="float" office:value="12" calcext:value-type="float">
            <text:p>12</text:p>
          </table:table-cell>
          <table:table-cell/>
          <table:table-cell table:style-name="ce22" table:number-columns-repeated="1000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20" table:formula="of:=[.B$51]+[.$V49]+[.$W49]" office:value-type="float" office:value="86" calcext:value-type="float">
            <text:p>86</text:p>
          </table:table-cell>
          <table:table-cell table:style-name="ce20" table:formula="of:=[.C$51]+[.$V49]+[.$W49]" office:value-type="float" office:value="90" calcext:value-type="float">
            <text:p>90</text:p>
          </table:table-cell>
          <table:table-cell table:style-name="ce20" table:formula="of:=[.D$51]+[.$V49]+[.$W49]" office:value-type="float" office:value="96" calcext:value-type="float">
            <text:p>96</text:p>
          </table:table-cell>
          <table:table-cell table:style-name="ce20" table:formula="of:=[.E$51]+[.$V49]+[.$W49]" office:value-type="float" office:value="106" calcext:value-type="float">
            <text:p>106</text:p>
          </table:table-cell>
          <table:table-cell table:style-name="ce20" table:formula="of:=[.F$51]+[.$V49]+[.$W49]" office:value-type="float" office:value="121" calcext:value-type="float">
            <text:p>121</text:p>
          </table:table-cell>
          <table:table-cell table:style-name="ce20" table:formula="of:=[.G$51]+[.$V49]+[.$W49]" office:value-type="float" office:value="141" calcext:value-type="float">
            <text:p>141</text:p>
          </table:table-cell>
          <table:table-cell table:style-name="ce20" table:formula="of:=[.H$51]+[.$V49]+[.$W49]" office:value-type="float" office:value="166" calcext:value-type="float">
            <text:p>166</text:p>
          </table:table-cell>
          <table:table-cell table:style-name="ce20" table:formula="of:=[.I$51]+[.$V49]+[.$W49]" office:value-type="float" office:value="196" calcext:value-type="float">
            <text:p>196</text:p>
          </table:table-cell>
          <table:table-cell table:style-name="ce20" table:formula="of:=[.J$51]+[.$V49]+[.$W49]" office:value-type="float" office:value="231" calcext:value-type="float">
            <text:p>231</text:p>
          </table:table-cell>
          <table:table-cell table:style-name="ce20" table:formula="of:=[.K$51]+[.$V49]+[.$W49]" office:value-type="float" office:value="271" calcext:value-type="float">
            <text:p>271</text:p>
          </table:table-cell>
          <table:table-cell table:style-name="ce20" table:formula="of:=[.L$51]+[.$V49]+[.$W49]" office:value-type="float" office:value="316" calcext:value-type="float">
            <text:p>316</text:p>
          </table:table-cell>
          <table:table-cell table:style-name="ce20" table:formula="of:=[.M$51]+[.$V49]+[.$W49]" office:value-type="float" office:value="366" calcext:value-type="float">
            <text:p>366</text:p>
          </table:table-cell>
          <table:table-cell table:style-name="ce22" table:number-columns-repeated="8"/>
          <table:table-cell table:style-name="ce22" office:value-type="float" office:value="72" calcext:value-type="float">
            <text:p>72</text:p>
          </table:table-cell>
          <table:table-cell table:style-name="ce22" table:formula="of:=[.$V$42]*MAX([.$A49]-1;0)" office:value-type="float" office:value="14" calcext:value-type="float">
            <text:p>14</text:p>
          </table:table-cell>
          <table:table-cell/>
          <table:table-cell table:style-name="ce22" table:number-columns-repeated="1000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Attribute C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&quot;TOTAL XP COST FOR &quot; &amp; [.B65] &amp; &quot; SKILLS&quot;" office:value-type="string" office:string-value="TOTAL XP COST FOR 1 SKILLS" calcext:value-type="string">
            <text:p>TOTAL XP COST FOR 1 SKILL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kill \ Attribute Ratin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<text:span text:style-name="T1">Total Tree-of-Learning </text:span>Cost</text:p>
          </table:table-cell>
          <table:table-cell table:number-columns-repeated="1001"/>
        </table:table-row>
        <table:table-row table:style-name="ro4">
          <table:table-cell table:style-name="ce10" office:value-type="float" office:value="0" calcext:value-type="float">
            <text:p>0</text:p>
          </table:table-cell>
          <table:table-cell table:style-name="ce21" table:formula="of:=([.$B$65]-[.$B$66]+1)*[.B$51]+[.$B$65]*[.$V41]+[.$W41]" office:value-type="float" office:value="0" calcext:value-type="float">
            <text:p>0</text:p>
          </table:table-cell>
          <table:table-cell table:style-name="ce21" table:formula="of:=([.$B$65]-[.$B$66]+1)*[.C$51]+[.$B$65]*[.$V41]+[.$W41]" office:value-type="float" office:value="4" calcext:value-type="float">
            <text:p>4</text:p>
          </table:table-cell>
          <table:table-cell table:style-name="ce21" table:formula="of:=([.$B$65]-[.$B$66]+1)*[.D$51]+[.$B$65]*[.$V41]+[.$W41]" office:value-type="float" office:value="10" calcext:value-type="float">
            <text:p>10</text:p>
          </table:table-cell>
          <table:table-cell table:style-name="ce21" table:formula="of:=([.$B$65]-[.$B$66]+1)*[.E$51]+[.$B$65]*[.$V41]+[.$W41]" office:value-type="float" office:value="20" calcext:value-type="float">
            <text:p>20</text:p>
          </table:table-cell>
          <table:table-cell table:style-name="ce21" table:formula="of:=([.$B$65]-[.$B$66]+1)*[.F$51]+[.$B$65]*[.$V41]+[.$W41]" office:value-type="float" office:value="35" calcext:value-type="float">
            <text:p>35</text:p>
          </table:table-cell>
          <table:table-cell table:style-name="ce21" table:formula="of:=([.$B$65]-[.$B$66]+1)*[.G$51]+[.$B$65]*[.$V41]+[.$W41]" office:value-type="float" office:value="55" calcext:value-type="float">
            <text:p>55</text:p>
          </table:table-cell>
          <table:table-cell table:style-name="ce21" table:formula="of:=([.$B$65]-[.$B$66]+1)*[.H$51]+[.$B$65]*[.$V41]+[.$W41]" office:value-type="float" office:value="80" calcext:value-type="float">
            <text:p>80</text:p>
          </table:table-cell>
          <table:table-cell table:style-name="ce21" table:formula="of:=([.$B$65]-[.$B$66]+1)*[.I$51]+[.$B$65]*[.$V41]+[.$W41]" office:value-type="float" office:value="110" calcext:value-type="float">
            <text:p>110</text:p>
          </table:table-cell>
          <table:table-cell table:style-name="ce21" table:formula="of:=([.$B$65]-[.$B$66]+1)*[.J$51]+[.$B$65]*[.$V41]+[.$W41]" office:value-type="float" office:value="145" calcext:value-type="float">
            <text:p>145</text:p>
          </table:table-cell>
          <table:table-cell table:style-name="ce21" table:formula="of:=([.$B$65]-[.$B$66]+1)*[.K$51]+[.$B$65]*[.$V41]+[.$W41]" office:value-type="float" office:value="185" calcext:value-type="float">
            <text:p>185</text:p>
          </table:table-cell>
          <table:table-cell table:style-name="ce21" table:formula="of:=([.$B$65]-[.$B$66]+1)*[.L$51]+[.$B$65]*[.$V41]+[.$W41]" office:value-type="float" office:value="230" calcext:value-type="float">
            <text:p>230</text:p>
          </table:table-cell>
          <table:table-cell table:style-name="ce21" table:formula="of:=([.$B$65]-[.$B$66]+1)*[.M$51]+[.$B$65]*[.$V41]+[.$W41]" office:value-type="float" office:value="280" calcext:value-type="float">
            <text:p>280</text:p>
          </table:table-cell>
          <table:table-cell table:number-columns-repeated="9"/>
          <table:table-cell table:style-name="ce22" table:formula="of:=[.$V$42]*MAX([.$A55]-[.$B$65];0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21" table:formula="of:=([.$B$65]-[.$B$66]+1)*[.B$51]+[.$B$65]*[.$V42]+[.$W42]" office:value-type="float" office:value="2" calcext:value-type="float">
            <text:p>2</text:p>
          </table:table-cell>
          <table:table-cell table:style-name="ce21" table:formula="of:=([.$B$65]-[.$B$66]+1)*[.C$51]+[.$B$65]*[.$V42]+[.$W42]" office:value-type="float" office:value="6" calcext:value-type="float">
            <text:p>6</text:p>
          </table:table-cell>
          <table:table-cell table:style-name="ce21" table:formula="of:=([.$B$65]-[.$B$66]+1)*[.D$51]+[.$B$65]*[.$V42]+[.$W42]" office:value-type="float" office:value="12" calcext:value-type="float">
            <text:p>12</text:p>
          </table:table-cell>
          <table:table-cell table:style-name="ce21" table:formula="of:=([.$B$65]-[.$B$66]+1)*[.E$51]+[.$B$65]*[.$V42]+[.$W42]" office:value-type="float" office:value="22" calcext:value-type="float">
            <text:p>22</text:p>
          </table:table-cell>
          <table:table-cell table:style-name="ce21" table:formula="of:=([.$B$65]-[.$B$66]+1)*[.F$51]+[.$B$65]*[.$V42]+[.$W42]" office:value-type="float" office:value="37" calcext:value-type="float">
            <text:p>37</text:p>
          </table:table-cell>
          <table:table-cell table:style-name="ce21" table:formula="of:=([.$B$65]-[.$B$66]+1)*[.G$51]+[.$B$65]*[.$V42]+[.$W42]" office:value-type="float" office:value="57" calcext:value-type="float">
            <text:p>57</text:p>
          </table:table-cell>
          <table:table-cell table:style-name="ce21" table:formula="of:=([.$B$65]-[.$B$66]+1)*[.H$51]+[.$B$65]*[.$V42]+[.$W42]" office:value-type="float" office:value="82" calcext:value-type="float">
            <text:p>82</text:p>
          </table:table-cell>
          <table:table-cell table:style-name="ce21" table:formula="of:=([.$B$65]-[.$B$66]+1)*[.I$51]+[.$B$65]*[.$V42]+[.$W42]" office:value-type="float" office:value="112" calcext:value-type="float">
            <text:p>112</text:p>
          </table:table-cell>
          <table:table-cell table:style-name="ce21" table:formula="of:=([.$B$65]-[.$B$66]+1)*[.J$51]+[.$B$65]*[.$V42]+[.$W42]" office:value-type="float" office:value="147" calcext:value-type="float">
            <text:p>147</text:p>
          </table:table-cell>
          <table:table-cell table:style-name="ce21" table:formula="of:=([.$B$65]-[.$B$66]+1)*[.K$51]+[.$B$65]*[.$V42]+[.$W42]" office:value-type="float" office:value="187" calcext:value-type="float">
            <text:p>187</text:p>
          </table:table-cell>
          <table:table-cell table:style-name="ce21" table:formula="of:=([.$B$65]-[.$B$66]+1)*[.L$51]+[.$B$65]*[.$V42]+[.$W42]" office:value-type="float" office:value="232" calcext:value-type="float">
            <text:p>232</text:p>
          </table:table-cell>
          <table:table-cell table:style-name="ce21" table:formula="of:=([.$B$65]-[.$B$66]+1)*[.M$51]+[.$B$65]*[.$V42]+[.$W42]" office:value-type="float" office:value="282" calcext:value-type="float">
            <text:p>282</text:p>
          </table:table-cell>
          <table:table-cell table:number-columns-repeated="9"/>
          <table:table-cell table:style-name="ce22" table:formula="of:=[.$V$42]*MAX([.$A56]-[.$B$65];0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21" table:formula="of:=([.$B$65]-[.$B$66]+1)*[.B$51]+[.$B$65]*[.$V43]+[.$W43]" office:value-type="float" office:value="8" calcext:value-type="float">
            <text:p>8</text:p>
          </table:table-cell>
          <table:table-cell table:style-name="ce21" table:formula="of:=([.$B$65]-[.$B$66]+1)*[.C$51]+[.$B$65]*[.$V43]+[.$W43]" office:value-type="float" office:value="12" calcext:value-type="float">
            <text:p>12</text:p>
          </table:table-cell>
          <table:table-cell table:style-name="ce21" table:formula="of:=([.$B$65]-[.$B$66]+1)*[.D$51]+[.$B$65]*[.$V43]+[.$W43]" office:value-type="float" office:value="18" calcext:value-type="float">
            <text:p>18</text:p>
          </table:table-cell>
          <table:table-cell table:style-name="ce21" table:formula="of:=([.$B$65]-[.$B$66]+1)*[.E$51]+[.$B$65]*[.$V43]+[.$W43]" office:value-type="float" office:value="28" calcext:value-type="float">
            <text:p>28</text:p>
          </table:table-cell>
          <table:table-cell table:style-name="ce21" table:formula="of:=([.$B$65]-[.$B$66]+1)*[.F$51]+[.$B$65]*[.$V43]+[.$W43]" office:value-type="float" office:value="43" calcext:value-type="float">
            <text:p>43</text:p>
          </table:table-cell>
          <table:table-cell table:style-name="ce21" table:formula="of:=([.$B$65]-[.$B$66]+1)*[.G$51]+[.$B$65]*[.$V43]+[.$W43]" office:value-type="float" office:value="63" calcext:value-type="float">
            <text:p>63</text:p>
          </table:table-cell>
          <table:table-cell table:style-name="ce21" table:formula="of:=([.$B$65]-[.$B$66]+1)*[.H$51]+[.$B$65]*[.$V43]+[.$W43]" office:value-type="float" office:value="88" calcext:value-type="float">
            <text:p>88</text:p>
          </table:table-cell>
          <table:table-cell table:style-name="ce21" table:formula="of:=([.$B$65]-[.$B$66]+1)*[.I$51]+[.$B$65]*[.$V43]+[.$W43]" office:value-type="float" office:value="118" calcext:value-type="float">
            <text:p>118</text:p>
          </table:table-cell>
          <table:table-cell table:style-name="ce21" table:formula="of:=([.$B$65]-[.$B$66]+1)*[.J$51]+[.$B$65]*[.$V43]+[.$W43]" office:value-type="float" office:value="153" calcext:value-type="float">
            <text:p>153</text:p>
          </table:table-cell>
          <table:table-cell table:style-name="ce21" table:formula="of:=([.$B$65]-[.$B$66]+1)*[.K$51]+[.$B$65]*[.$V43]+[.$W43]" office:value-type="float" office:value="193" calcext:value-type="float">
            <text:p>193</text:p>
          </table:table-cell>
          <table:table-cell table:style-name="ce21" table:formula="of:=([.$B$65]-[.$B$66]+1)*[.L$51]+[.$B$65]*[.$V43]+[.$W43]" office:value-type="float" office:value="238" calcext:value-type="float">
            <text:p>238</text:p>
          </table:table-cell>
          <table:table-cell table:style-name="ce21" table:formula="of:=([.$B$65]-[.$B$66]+1)*[.M$51]+[.$B$65]*[.$V43]+[.$W43]" office:value-type="float" office:value="288" calcext:value-type="float">
            <text:p>288</text:p>
          </table:table-cell>
          <table:table-cell table:number-columns-repeated="9"/>
          <table:table-cell table:style-name="ce22" table:formula="of:=[.$V$42]*MAX([.$A57]-[.$B$65];0)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21" table:formula="of:=([.$B$65]-[.$B$66]+1)*[.B$51]+[.$B$65]*[.$V44]+[.$W44]" office:value-type="float" office:value="16" calcext:value-type="float">
            <text:p>16</text:p>
          </table:table-cell>
          <table:table-cell table:style-name="ce21" table:formula="of:=([.$B$65]-[.$B$66]+1)*[.C$51]+[.$B$65]*[.$V44]+[.$W44]" office:value-type="float" office:value="20" calcext:value-type="float">
            <text:p>20</text:p>
          </table:table-cell>
          <table:table-cell table:style-name="ce21" table:formula="of:=([.$B$65]-[.$B$66]+1)*[.D$51]+[.$B$65]*[.$V44]+[.$W44]" office:value-type="float" office:value="26" calcext:value-type="float">
            <text:p>26</text:p>
          </table:table-cell>
          <table:table-cell table:style-name="ce21" table:formula="of:=([.$B$65]-[.$B$66]+1)*[.E$51]+[.$B$65]*[.$V44]+[.$W44]" office:value-type="float" office:value="36" calcext:value-type="float">
            <text:p>36</text:p>
          </table:table-cell>
          <table:table-cell table:style-name="ce21" table:formula="of:=([.$B$65]-[.$B$66]+1)*[.F$51]+[.$B$65]*[.$V44]+[.$W44]" office:value-type="float" office:value="51" calcext:value-type="float">
            <text:p>51</text:p>
          </table:table-cell>
          <table:table-cell table:style-name="ce21" table:formula="of:=([.$B$65]-[.$B$66]+1)*[.G$51]+[.$B$65]*[.$V44]+[.$W44]" office:value-type="float" office:value="71" calcext:value-type="float">
            <text:p>71</text:p>
          </table:table-cell>
          <table:table-cell table:style-name="ce21" table:formula="of:=([.$B$65]-[.$B$66]+1)*[.H$51]+[.$B$65]*[.$V44]+[.$W44]" office:value-type="float" office:value="96" calcext:value-type="float">
            <text:p>96</text:p>
          </table:table-cell>
          <table:table-cell table:style-name="ce21" table:formula="of:=([.$B$65]-[.$B$66]+1)*[.I$51]+[.$B$65]*[.$V44]+[.$W44]" office:value-type="float" office:value="126" calcext:value-type="float">
            <text:p>126</text:p>
          </table:table-cell>
          <table:table-cell table:style-name="ce21" table:formula="of:=([.$B$65]-[.$B$66]+1)*[.J$51]+[.$B$65]*[.$V44]+[.$W44]" office:value-type="float" office:value="161" calcext:value-type="float">
            <text:p>161</text:p>
          </table:table-cell>
          <table:table-cell table:style-name="ce21" table:formula="of:=([.$B$65]-[.$B$66]+1)*[.K$51]+[.$B$65]*[.$V44]+[.$W44]" office:value-type="float" office:value="201" calcext:value-type="float">
            <text:p>201</text:p>
          </table:table-cell>
          <table:table-cell table:style-name="ce21" table:formula="of:=([.$B$65]-[.$B$66]+1)*[.L$51]+[.$B$65]*[.$V44]+[.$W44]" office:value-type="float" office:value="246" calcext:value-type="float">
            <text:p>246</text:p>
          </table:table-cell>
          <table:table-cell table:style-name="ce21" table:formula="of:=([.$B$65]-[.$B$66]+1)*[.M$51]+[.$B$65]*[.$V44]+[.$W44]" office:value-type="float" office:value="296" calcext:value-type="float">
            <text:p>296</text:p>
          </table:table-cell>
          <table:table-cell table:number-columns-repeated="9"/>
          <table:table-cell table:style-name="ce22" table:formula="of:=[.$V$42]*MAX([.$A58]-[.$B$65];0)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21" table:formula="of:=([.$B$65]-[.$B$66]+1)*[.B$51]+[.$B$65]*[.$V45]+[.$W45]" office:value-type="float" office:value="26" calcext:value-type="float">
            <text:p>26</text:p>
          </table:table-cell>
          <table:table-cell table:style-name="ce21" table:formula="of:=([.$B$65]-[.$B$66]+1)*[.C$51]+[.$B$65]*[.$V45]+[.$W45]" office:value-type="float" office:value="30" calcext:value-type="float">
            <text:p>30</text:p>
          </table:table-cell>
          <table:table-cell table:style-name="ce21" table:formula="of:=([.$B$65]-[.$B$66]+1)*[.D$51]+[.$B$65]*[.$V45]+[.$W45]" office:value-type="float" office:value="36" calcext:value-type="float">
            <text:p>36</text:p>
          </table:table-cell>
          <table:table-cell table:style-name="ce21" table:formula="of:=([.$B$65]-[.$B$66]+1)*[.E$51]+[.$B$65]*[.$V45]+[.$W45]" office:value-type="float" office:value="46" calcext:value-type="float">
            <text:p>46</text:p>
          </table:table-cell>
          <table:table-cell table:style-name="ce21" table:formula="of:=([.$B$65]-[.$B$66]+1)*[.F$51]+[.$B$65]*[.$V45]+[.$W45]" office:value-type="float" office:value="61" calcext:value-type="float">
            <text:p>61</text:p>
          </table:table-cell>
          <table:table-cell table:style-name="ce21" table:formula="of:=([.$B$65]-[.$B$66]+1)*[.G$51]+[.$B$65]*[.$V45]+[.$W45]" office:value-type="float" office:value="81" calcext:value-type="float">
            <text:p>81</text:p>
          </table:table-cell>
          <table:table-cell table:style-name="ce21" table:formula="of:=([.$B$65]-[.$B$66]+1)*[.H$51]+[.$B$65]*[.$V45]+[.$W45]" office:value-type="float" office:value="106" calcext:value-type="float">
            <text:p>106</text:p>
          </table:table-cell>
          <table:table-cell table:style-name="ce21" table:formula="of:=([.$B$65]-[.$B$66]+1)*[.I$51]+[.$B$65]*[.$V45]+[.$W45]" office:value-type="float" office:value="136" calcext:value-type="float">
            <text:p>136</text:p>
          </table:table-cell>
          <table:table-cell table:style-name="ce21" table:formula="of:=([.$B$65]-[.$B$66]+1)*[.J$51]+[.$B$65]*[.$V45]+[.$W45]" office:value-type="float" office:value="171" calcext:value-type="float">
            <text:p>171</text:p>
          </table:table-cell>
          <table:table-cell table:style-name="ce21" table:formula="of:=([.$B$65]-[.$B$66]+1)*[.K$51]+[.$B$65]*[.$V45]+[.$W45]" office:value-type="float" office:value="211" calcext:value-type="float">
            <text:p>211</text:p>
          </table:table-cell>
          <table:table-cell table:style-name="ce21" table:formula="of:=([.$B$65]-[.$B$66]+1)*[.L$51]+[.$B$65]*[.$V45]+[.$W45]" office:value-type="float" office:value="256" calcext:value-type="float">
            <text:p>256</text:p>
          </table:table-cell>
          <table:table-cell table:style-name="ce21" table:formula="of:=([.$B$65]-[.$B$66]+1)*[.M$51]+[.$B$65]*[.$V45]+[.$W45]" office:value-type="float" office:value="306" calcext:value-type="float">
            <text:p>306</text:p>
          </table:table-cell>
          <table:table-cell table:number-columns-repeated="9"/>
          <table:table-cell table:style-name="ce22" table:formula="of:=[.$V$42]*MAX([.$A59]-[.$B$65];0)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21" table:formula="of:=([.$B$65]-[.$B$66]+1)*[.B$51]+[.$B$65]*[.$V46]+[.$W46]" office:value-type="float" office:value="38" calcext:value-type="float">
            <text:p>38</text:p>
          </table:table-cell>
          <table:table-cell table:style-name="ce21" table:formula="of:=([.$B$65]-[.$B$66]+1)*[.C$51]+[.$B$65]*[.$V46]+[.$W46]" office:value-type="float" office:value="42" calcext:value-type="float">
            <text:p>42</text:p>
          </table:table-cell>
          <table:table-cell table:style-name="ce21" table:formula="of:=([.$B$65]-[.$B$66]+1)*[.D$51]+[.$B$65]*[.$V46]+[.$W46]" office:value-type="float" office:value="48" calcext:value-type="float">
            <text:p>48</text:p>
          </table:table-cell>
          <table:table-cell table:style-name="ce21" table:formula="of:=([.$B$65]-[.$B$66]+1)*[.E$51]+[.$B$65]*[.$V46]+[.$W46]" office:value-type="float" office:value="58" calcext:value-type="float">
            <text:p>58</text:p>
          </table:table-cell>
          <table:table-cell table:style-name="ce21" table:formula="of:=([.$B$65]-[.$B$66]+1)*[.F$51]+[.$B$65]*[.$V46]+[.$W46]" office:value-type="float" office:value="73" calcext:value-type="float">
            <text:p>73</text:p>
          </table:table-cell>
          <table:table-cell table:style-name="ce21" table:formula="of:=([.$B$65]-[.$B$66]+1)*[.G$51]+[.$B$65]*[.$V46]+[.$W46]" office:value-type="float" office:value="93" calcext:value-type="float">
            <text:p>93</text:p>
          </table:table-cell>
          <table:table-cell table:style-name="ce21" table:formula="of:=([.$B$65]-[.$B$66]+1)*[.H$51]+[.$B$65]*[.$V46]+[.$W46]" office:value-type="float" office:value="118" calcext:value-type="float">
            <text:p>118</text:p>
          </table:table-cell>
          <table:table-cell table:style-name="ce21" table:formula="of:=([.$B$65]-[.$B$66]+1)*[.I$51]+[.$B$65]*[.$V46]+[.$W46]" office:value-type="float" office:value="148" calcext:value-type="float">
            <text:p>148</text:p>
          </table:table-cell>
          <table:table-cell table:style-name="ce21" table:formula="of:=([.$B$65]-[.$B$66]+1)*[.J$51]+[.$B$65]*[.$V46]+[.$W46]" office:value-type="float" office:value="183" calcext:value-type="float">
            <text:p>183</text:p>
          </table:table-cell>
          <table:table-cell table:style-name="ce21" table:formula="of:=([.$B$65]-[.$B$66]+1)*[.K$51]+[.$B$65]*[.$V46]+[.$W46]" office:value-type="float" office:value="223" calcext:value-type="float">
            <text:p>223</text:p>
          </table:table-cell>
          <table:table-cell table:style-name="ce21" table:formula="of:=([.$B$65]-[.$B$66]+1)*[.L$51]+[.$B$65]*[.$V46]+[.$W46]" office:value-type="float" office:value="268" calcext:value-type="float">
            <text:p>268</text:p>
          </table:table-cell>
          <table:table-cell table:style-name="ce21" table:formula="of:=([.$B$65]-[.$B$66]+1)*[.M$51]+[.$B$65]*[.$V46]+[.$W46]" office:value-type="float" office:value="318" calcext:value-type="float">
            <text:p>318</text:p>
          </table:table-cell>
          <table:table-cell table:number-columns-repeated="9"/>
          <table:table-cell table:style-name="ce22" table:formula="of:=[.$V$42]*MAX([.$A60]-[.$B$65];0)"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21" table:formula="of:=([.$B$65]-[.$B$66]+1)*[.B$51]+[.$B$65]*[.$V47]+[.$W47]" office:value-type="float" office:value="52" calcext:value-type="float">
            <text:p>52</text:p>
          </table:table-cell>
          <table:table-cell table:style-name="ce21" table:formula="of:=([.$B$65]-[.$B$66]+1)*[.C$51]+[.$B$65]*[.$V47]+[.$W47]" office:value-type="float" office:value="56" calcext:value-type="float">
            <text:p>56</text:p>
          </table:table-cell>
          <table:table-cell table:style-name="ce21" table:formula="of:=([.$B$65]-[.$B$66]+1)*[.D$51]+[.$B$65]*[.$V47]+[.$W47]" office:value-type="float" office:value="62" calcext:value-type="float">
            <text:p>62</text:p>
          </table:table-cell>
          <table:table-cell table:style-name="ce21" table:formula="of:=([.$B$65]-[.$B$66]+1)*[.E$51]+[.$B$65]*[.$V47]+[.$W47]" office:value-type="float" office:value="72" calcext:value-type="float">
            <text:p>72</text:p>
          </table:table-cell>
          <table:table-cell table:style-name="ce21" table:formula="of:=([.$B$65]-[.$B$66]+1)*[.F$51]+[.$B$65]*[.$V47]+[.$W47]" office:value-type="float" office:value="87" calcext:value-type="float">
            <text:p>87</text:p>
          </table:table-cell>
          <table:table-cell table:style-name="ce21" table:formula="of:=([.$B$65]-[.$B$66]+1)*[.G$51]+[.$B$65]*[.$V47]+[.$W47]" office:value-type="float" office:value="107" calcext:value-type="float">
            <text:p>107</text:p>
          </table:table-cell>
          <table:table-cell table:style-name="ce21" table:formula="of:=([.$B$65]-[.$B$66]+1)*[.H$51]+[.$B$65]*[.$V47]+[.$W47]" office:value-type="float" office:value="132" calcext:value-type="float">
            <text:p>132</text:p>
          </table:table-cell>
          <table:table-cell table:style-name="ce21" table:formula="of:=([.$B$65]-[.$B$66]+1)*[.I$51]+[.$B$65]*[.$V47]+[.$W47]" office:value-type="float" office:value="162" calcext:value-type="float">
            <text:p>162</text:p>
          </table:table-cell>
          <table:table-cell table:style-name="ce21" table:formula="of:=([.$B$65]-[.$B$66]+1)*[.J$51]+[.$B$65]*[.$V47]+[.$W47]" office:value-type="float" office:value="197" calcext:value-type="float">
            <text:p>197</text:p>
          </table:table-cell>
          <table:table-cell table:style-name="ce21" table:formula="of:=([.$B$65]-[.$B$66]+1)*[.K$51]+[.$B$65]*[.$V47]+[.$W47]" office:value-type="float" office:value="237" calcext:value-type="float">
            <text:p>237</text:p>
          </table:table-cell>
          <table:table-cell table:style-name="ce21" table:formula="of:=([.$B$65]-[.$B$66]+1)*[.L$51]+[.$B$65]*[.$V47]+[.$W47]" office:value-type="float" office:value="282" calcext:value-type="float">
            <text:p>282</text:p>
          </table:table-cell>
          <table:table-cell table:style-name="ce21" table:formula="of:=([.$B$65]-[.$B$66]+1)*[.M$51]+[.$B$65]*[.$V47]+[.$W47]" office:value-type="float" office:value="332" calcext:value-type="float">
            <text:p>332</text:p>
          </table:table-cell>
          <table:table-cell table:number-columns-repeated="9"/>
          <table:table-cell table:style-name="ce22" table:formula="of:=[.$V$42]*MAX([.$A61]-[.$B$6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1" table:formula="of:=([.$B$65]-[.$B$66]+1)*[.B$51]+[.$B$65]*[.$V48]+[.$W48]" office:value-type="float" office:value="68" calcext:value-type="float">
            <text:p>68</text:p>
          </table:table-cell>
          <table:table-cell table:style-name="ce21" table:formula="of:=([.$B$65]-[.$B$66]+1)*[.C$51]+[.$B$65]*[.$V48]+[.$W48]" office:value-type="float" office:value="72" calcext:value-type="float">
            <text:p>72</text:p>
          </table:table-cell>
          <table:table-cell table:style-name="ce21" table:formula="of:=([.$B$65]-[.$B$66]+1)*[.D$51]+[.$B$65]*[.$V48]+[.$W48]" office:value-type="float" office:value="78" calcext:value-type="float">
            <text:p>78</text:p>
          </table:table-cell>
          <table:table-cell table:style-name="ce21" table:formula="of:=([.$B$65]-[.$B$66]+1)*[.E$51]+[.$B$65]*[.$V48]+[.$W48]" office:value-type="float" office:value="88" calcext:value-type="float">
            <text:p>88</text:p>
          </table:table-cell>
          <table:table-cell table:style-name="ce21" table:formula="of:=([.$B$65]-[.$B$66]+1)*[.F$51]+[.$B$65]*[.$V48]+[.$W48]" office:value-type="float" office:value="103" calcext:value-type="float">
            <text:p>103</text:p>
          </table:table-cell>
          <table:table-cell table:style-name="ce21" table:formula="of:=([.$B$65]-[.$B$66]+1)*[.G$51]+[.$B$65]*[.$V48]+[.$W48]" office:value-type="float" office:value="123" calcext:value-type="float">
            <text:p>123</text:p>
          </table:table-cell>
          <table:table-cell table:style-name="ce21" table:formula="of:=([.$B$65]-[.$B$66]+1)*[.H$51]+[.$B$65]*[.$V48]+[.$W48]" office:value-type="float" office:value="148" calcext:value-type="float">
            <text:p>148</text:p>
          </table:table-cell>
          <table:table-cell table:style-name="ce21" table:formula="of:=([.$B$65]-[.$B$66]+1)*[.I$51]+[.$B$65]*[.$V48]+[.$W48]" office:value-type="float" office:value="178" calcext:value-type="float">
            <text:p>178</text:p>
          </table:table-cell>
          <table:table-cell table:style-name="ce21" table:formula="of:=([.$B$65]-[.$B$66]+1)*[.J$51]+[.$B$65]*[.$V48]+[.$W48]" office:value-type="float" office:value="213" calcext:value-type="float">
            <text:p>213</text:p>
          </table:table-cell>
          <table:table-cell table:style-name="ce21" table:formula="of:=([.$B$65]-[.$B$66]+1)*[.K$51]+[.$B$65]*[.$V48]+[.$W48]" office:value-type="float" office:value="253" calcext:value-type="float">
            <text:p>253</text:p>
          </table:table-cell>
          <table:table-cell table:style-name="ce21" table:formula="of:=([.$B$65]-[.$B$66]+1)*[.L$51]+[.$B$65]*[.$V48]+[.$W48]" office:value-type="float" office:value="298" calcext:value-type="float">
            <text:p>298</text:p>
          </table:table-cell>
          <table:table-cell table:style-name="ce21" table:formula="of:=([.$B$65]-[.$B$66]+1)*[.M$51]+[.$B$65]*[.$V48]+[.$W48]" office:value-type="float" office:value="348" calcext:value-type="float">
            <text:p>348</text:p>
          </table:table-cell>
          <table:table-cell table:number-columns-repeated="9"/>
          <table:table-cell table:style-name="ce22" table:formula="of:=[.$V$42]*MAX([.$A62]-[.$B$6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21" table:formula="of:=([.$B$65]-[.$B$66]+1)*[.B$51]+[.$B$65]*[.$V49]+[.$W49]" office:value-type="float" office:value="86" calcext:value-type="float">
            <text:p>86</text:p>
          </table:table-cell>
          <table:table-cell table:style-name="ce21" table:formula="of:=([.$B$65]-[.$B$66]+1)*[.C$51]+[.$B$65]*[.$V49]+[.$W49]" office:value-type="float" office:value="90" calcext:value-type="float">
            <text:p>90</text:p>
          </table:table-cell>
          <table:table-cell table:style-name="ce21" table:formula="of:=([.$B$65]-[.$B$66]+1)*[.D$51]+[.$B$65]*[.$V49]+[.$W49]" office:value-type="float" office:value="96" calcext:value-type="float">
            <text:p>96</text:p>
          </table:table-cell>
          <table:table-cell table:style-name="ce21" table:formula="of:=([.$B$65]-[.$B$66]+1)*[.E$51]+[.$B$65]*[.$V49]+[.$W49]" office:value-type="float" office:value="106" calcext:value-type="float">
            <text:p>106</text:p>
          </table:table-cell>
          <table:table-cell table:style-name="ce21" table:formula="of:=([.$B$65]-[.$B$66]+1)*[.F$51]+[.$B$65]*[.$V49]+[.$W49]" office:value-type="float" office:value="121" calcext:value-type="float">
            <text:p>121</text:p>
          </table:table-cell>
          <table:table-cell table:style-name="ce21" table:formula="of:=([.$B$65]-[.$B$66]+1)*[.G$51]+[.$B$65]*[.$V49]+[.$W49]" office:value-type="float" office:value="141" calcext:value-type="float">
            <text:p>141</text:p>
          </table:table-cell>
          <table:table-cell table:style-name="ce21" table:formula="of:=([.$B$65]-[.$B$66]+1)*[.H$51]+[.$B$65]*[.$V49]+[.$W49]" office:value-type="float" office:value="166" calcext:value-type="float">
            <text:p>166</text:p>
          </table:table-cell>
          <table:table-cell table:style-name="ce21" table:formula="of:=([.$B$65]-[.$B$66]+1)*[.I$51]+[.$B$65]*[.$V49]+[.$W49]" office:value-type="float" office:value="196" calcext:value-type="float">
            <text:p>196</text:p>
          </table:table-cell>
          <table:table-cell table:style-name="ce21" table:formula="of:=([.$B$65]-[.$B$66]+1)*[.J$51]+[.$B$65]*[.$V49]+[.$W49]" office:value-type="float" office:value="231" calcext:value-type="float">
            <text:p>231</text:p>
          </table:table-cell>
          <table:table-cell table:style-name="ce21" table:formula="of:=([.$B$65]-[.$B$66]+1)*[.K$51]+[.$B$65]*[.$V49]+[.$W49]" office:value-type="float" office:value="271" calcext:value-type="float">
            <text:p>271</text:p>
          </table:table-cell>
          <table:table-cell table:style-name="ce21" table:formula="of:=([.$B$65]-[.$B$66]+1)*[.L$51]+[.$B$65]*[.$V49]+[.$W49]" office:value-type="float" office:value="316" calcext:value-type="float">
            <text:p>316</text:p>
          </table:table-cell>
          <table:table-cell table:style-name="ce21" table:formula="of:=([.$B$65]-[.$B$66]+1)*[.M$51]+[.$B$65]*[.$V49]+[.$W49]" office:value-type="float" office:value="366" calcext:value-type="float">
            <text:p>366</text:p>
          </table:table-cell>
          <table:table-cell table:number-columns-repeated="9"/>
          <table:table-cell table:style-name="ce22" table:formula="of:=[.$V$42]*MAX([.$A63]-[.$B$6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2" office:value-type="string" calcext:value-type="string">
            <text:p>#Skill rating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#Skill ratings w. Shared Attributes</text:p>
          </table:table-cell>
          <table:table-cell office:value-type="float" office:value="1" calcext:value-type="float">
            <text:p>1</text:p>
          </table:table-cell>
          <table:table-cell table:style-name="ce12" table:formula="of:=&quot;Must be &lt;= &quot; &amp; [.A65] &amp; &quot;!&quot;" office:value-type="string" office:string-value="Must be &lt;= #Skill ratings!" calcext:value-type="string">
            <text:p>Must be &lt;= #Skill ratings!</text:p>
          </table:table-cell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4.B26:Sheet4.M3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4.B41:Sheet4.M4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4.B36:Sheet4.U3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4.B37:Sheet4.U37">
            <calcext:color-scale>
              <calcext:color-scale-entry calcext:value="0" calcext:type="minimum" calcext:color="#dee6ef"/>
              <calcext:color-scale-entry calcext:value="0" calcext:type="maximum" calcext:color="#2a6099"/>
            </calcext:color-scale>
          </calcext:conditional-format>
          <calcext:conditional-format calcext:target-range-address="Sheet4.B55:Sheet4.M6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4.B15:Sheet4.M2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4.B4:Sheet4.M4 Sheet4.B3:Sheet4.B11 Sheet4.C3:Sheet4.M3 Sheet4.C5:Sheet4.M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6.3016in" svg:height="7.5161in" svg:x="8.3406in" svg:y="4.0894in">
            <draw:object draw:notify-on-update-of-ranges="Sheet3.B2:Sheet3.B109 Sheet3.H1:Sheet3.H1 Sheet3.H2:Sheet3.H109 Sheet3.B2:Sheet3.B2 Sheet3.C2:Sheet3.C2 Sheet3.G2:Sheet3.G2 Sheet3.B3:Sheet3.B4 Sheet3.C3:Sheet3.C3 Sheet3.G3:Sheet3.G4 Sheet3.B5:Sheet3.B7 Sheet3.C5:Sheet3.C5 Sheet3.G5:Sheet3.G7 Sheet3.B8:Sheet3.B11 Sheet3.C8:Sheet3.C8 Sheet3.G8:Sheet3.G11 Sheet3.B12:Sheet3.B16 Sheet3.C12:Sheet3.C12 Sheet3.G12:Sheet3.G16 Sheet3.B17:Sheet3.B22 Sheet3.C17:Sheet3.C17 Sheet3.G17:Sheet3.G22 Sheet3.B23:Sheet3.B29 Sheet3.C23:Sheet3.C23 Sheet3.G23:Sheet3.G29 Sheet3.B30:Sheet3.B37 Sheet3.C30:Sheet3.C30 Sheet3.G30:Sheet3.G37 Sheet3.B38:Sheet3.B46 Sheet3.C38:Sheet3.C38 Sheet3.G38:Sheet3.G46 Sheet3.B47:Sheet3.B55 Sheet3.C47:Sheet3.C47 Sheet3.G47:Sheet3.G55 Sheet3.B56:Sheet3.B64 Sheet3.C56:Sheet3.C56 Sheet3.G56:Sheet3.G64 Sheet3.B65:Sheet3.B73 Sheet3.C65:Sheet3.C65 Sheet3.G65:Sheet3.G73 Sheet3.B74:Sheet3.B81 Sheet3.C74:Sheet3.C74 Sheet3.G74:Sheet3.G81 Sheet3.B82:Sheet3.B88 Sheet3.C82:Sheet3.C82 Sheet3.G82:Sheet3.G88 Sheet3.B89:Sheet3.B94 Sheet3.C89:Sheet3.C89 Sheet3.G89:Sheet3.G94 Sheet3.B95:Sheet3.B99 Sheet3.C95:Sheet3.C95 Sheet3.G95:Sheet3.G99 Sheet3.B100:Sheet3.B103 Sheet3.C100:Sheet3.C100 Sheet3.G100:Sheet3.G103 Sheet3.B104:Sheet3.B106 Sheet3.C104:Sheet3.C104 Sheet3.G104:Sheet3.G106 Sheet3.B107:Sheet3.B108 Sheet3.C107:Sheet3.C107 Sheet3.G107:Sheet3.G108 Sheet3.B109:Sheet3.B109 Sheet3.C109:Sheet3.C109 Sheet3.G109:Sheet3.G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in" svg:height="7.5157in" svg:x="15.0315in" svg:y="4.089in">
            <draw:object draw:notify-on-update-of-ranges="Sheet3.B171:Sheet3.B171 Sheet3.B172:Sheet3.B193 Sheet3.A171:Sheet3.A171 Sheet3.A172:Sheet3.A1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Skill rating</text:p>
          </table:table-cell>
          <table:table-cell office:value-type="string" calcext:value-type="string">
            <text:p>Attribute Rating</text:p>
          </table:table-cell>
          <table:table-cell table:style-name="ce1" office:value-type="string" calcext:value-type="string">
            <text:p>Total Rating</text:p>
          </table:table-cell>
          <table:table-cell table:style-name="ce1" office:value-type="string" calcext:value-type="string">
            <text:p>Skill Cost</text:p>
          </table:table-cell>
          <table:table-cell table:style-name="ce1" office:value-type="string" calcext:value-type="string">
            <text:p>ToL Cost</text:p>
          </table:table-cell>
          <table:table-cell table:style-name="ce1" office:value-type="string" calcext:value-type="string">
            <text:p>Attribute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Min. Total Cost</text:p>
          </table:table-cell>
          <table:table-cell/>
          <table:table-cell table:style-name="ce1" office:value-type="string" calcext:value-type="string">
            <text:p>Maxima</text:p>
          </table:table-cell>
          <table:table-cell table:number-columns-repeated="2"/>
          <table:table-cell table:style-name="ce1" office:value-type="string" calcext:value-type="string">
            <text:p>Skill rating</text:p>
          </table:table-cell>
          <table:table-cell table:style-name="ce1" office:value-type="string" calcext:value-type="string">
            <text:p>Attribute Rating</text:p>
          </table:table-cell>
          <table:table-cell table:style-name="ce1" office:value-type="string" calcext:value-type="string">
            <text:p>Total Rating</text:p>
          </table:table-cell>
          <table:table-cell table:style-name="ce1" office:value-type="string" calcext:value-type="string">
            <text:p>Skill Cost</text:p>
          </table:table-cell>
          <table:table-cell table:style-name="ce1" office:value-type="string" calcext:value-type="string">
            <text:p>ToL Cost</text:p>
          </table:table-cell>
          <table:table-cell table:style-name="ce1" office:value-type="string" calcext:value-type="string">
            <text:p>Attribute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Min. Total Cos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A2:.B2])" office:value-type="float" office:value="1" calcext:value-type="float">
            <text:p>1</text:p>
          </table:table-cell>
          <table:table-cell table:formula="of:=([.A2]^2+[.A2])" office:value-type="float" office:value="0" calcext:value-type="float">
            <text:p>0</text:p>
          </table:table-cell>
          <table:table-cell table:formula="of:=MAX([.A2]-1;0)*[.$K$6]" office:value-type="float" office:value="0" calcext:value-type="float">
            <text:p>0</text:p>
          </table:table-cell>
          <table:table-cell table:formula="of:=IF([.B2]&lt;=2;([.B2]-1)*([.B2]+2);2.5*([.B2]*([.B2]-3)+4))" office:value-type="float" office:value="0" calcext:value-type="float">
            <text:p>0</text:p>
          </table:table-cell>
          <table:table-cell table:formula="of:=SUM([.D2:.F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ttribute rating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M2:.N2])" office:value-type="float" office:value="1" calcext:value-type="float">
            <text:p>1</text:p>
          </table:table-cell>
          <table:table-cell table:formula="of:=([.M2]^2+[.M2])" office:value-type="float" office:value="0" calcext:value-type="float">
            <text:p>0</text:p>
          </table:table-cell>
          <table:table-cell table:formula="of:=MAX([.M2]-1;0)*[.$K$6]" office:value-type="float" office:value="0" calcext:value-type="float">
            <text:p>0</text:p>
          </table:table-cell>
          <table:table-cell table:formula="of:=IF([.N2]&lt;=2;([.N2]-1)*([.N2]+2);2.5*([.N2]*([.N2]-3)+4))" office:value-type="float" office:value="0" calcext:value-type="float">
            <text:p>0</text:p>
          </table:table-cell>
          <table:table-cell table:formula="of:=SUM([.P2:.R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formula="of:=SUM([.A3:.B3])" office:value-type="float" office:value="2" calcext:value-type="float">
            <text:p>2</text:p>
          </table:table-cell>
          <table:table-cell table:formula="of:=([.A3]^2+[.A3])" office:value-type="float" office:value="2" calcext:value-type="float">
            <text:p>2</text:p>
          </table:table-cell>
          <table:table-cell table:formula="of:=MAX([.A3]-1;0)*[.$K$6]" office:value-type="float" office:value="0" calcext:value-type="float">
            <text:p>0</text:p>
          </table:table-cell>
          <table:table-cell table:formula="of:=IF([.B3]&lt;=2;([.B3]-1)*([.B3]+2);2.5*([.B3]*([.B3]-3)+4))" office:value-type="float" office:value="0" calcext:value-type="float">
            <text:p>0</text:p>
          </table:table-cell>
          <table:table-cell table:formula="of:=SUM([.D3:.F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kill rating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formula="of:=SUM([.M3:.N3])" office:value-type="float" office:value="2" calcext:value-type="float">
            <text:p>2</text:p>
          </table:table-cell>
          <table:table-cell table:formula="of:=([.M3]^2+[.M3])" office:value-type="float" office:value="2" calcext:value-type="float">
            <text:p>2</text:p>
          </table:table-cell>
          <table:table-cell table:formula="of:=MAX([.M3]-1;0)*[.$K$6]" office:value-type="float" office:value="0" calcext:value-type="float">
            <text:p>0</text:p>
          </table:table-cell>
          <table:table-cell table:formula="of:=IF([.N3]&lt;=2;([.N3]-1)*([.N3]+2);2.5*([.N3]*([.N3]-3)+4))" office:value-type="float" office:value="0" calcext:value-type="float">
            <text:p>0</text:p>
          </table:table-cell>
          <table:table-cell table:formula="of:=SUM([.P3:.R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formula="of:=SUM([.A4:.B4])" office:value-type="float" office:value="2" calcext:value-type="float">
            <text:p>2</text:p>
          </table:table-cell>
          <table:table-cell table:formula="of:=([.A4]^2+[.A4])" office:value-type="float" office:value="0" calcext:value-type="float">
            <text:p>0</text:p>
          </table:table-cell>
          <table:table-cell table:formula="of:=MAX([.A4]-1;0)*[.$K$6]" office:value-type="float" office:value="0" calcext:value-type="float">
            <text:p>0</text:p>
          </table:table-cell>
          <table:table-cell table:formula="of:=IF([.B4]&lt;=2;([.B4]-1)*([.B4]+2);2.5*([.B4]*([.B4]-3)+4))" office:value-type="float" office:value="4" calcext:value-type="float">
            <text:p>4</text:p>
          </table:table-cell>
          <table:table-cell table:formula="of:=SUM([.D4:.F4])" office:value-type="float" office:value="4" calcext:value-type="float">
            <text:p>4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M4:.N4])" office:value-type="float" office:value="3" calcext:value-type="float">
            <text:p>3</text:p>
          </table:table-cell>
          <table:table-cell table:formula="of:=([.M4]^2+[.M4])" office:value-type="float" office:value="2" calcext:value-type="float">
            <text:p>2</text:p>
          </table:table-cell>
          <table:table-cell table:formula="of:=MAX([.M4]-1;0)*[.$K$6]" office:value-type="float" office:value="0" calcext:value-type="float">
            <text:p>0</text:p>
          </table:table-cell>
          <table:table-cell table:formula="of:=IF([.N4]&lt;=2;([.N4]-1)*([.N4]+2);2.5*([.N4]*([.N4]-3)+4))" office:value-type="float" office:value="4" calcext:value-type="float">
            <text:p>4</text:p>
          </table:table-cell>
          <table:table-cell table:formula="of:=SUM([.P4:.R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SUM([.A5:.B5])" office:value-type="float" office:value="3" calcext:value-type="float">
            <text:p>3</text:p>
          </table:table-cell>
          <table:table-cell table:formula="of:=([.A5]^2+[.A5])" office:value-type="float" office:value="6" calcext:value-type="float">
            <text:p>6</text:p>
          </table:table-cell>
          <table:table-cell table:formula="of:=MAX([.A5]-1;0)*[.$K$6]" office:value-type="float" office:value="2" calcext:value-type="float">
            <text:p>2</text:p>
          </table:table-cell>
          <table:table-cell table:formula="of:=IF([.B5]&lt;=2;([.B5]-1)*([.B5]+2);2.5*([.B5]*([.B5]-3)+4))" office:value-type="float" office:value="0" calcext:value-type="float">
            <text:p>0</text:p>
          </table:table-cell>
          <table:table-cell table:formula="of:=SUM([.D5:.F5])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Tree-of-Learnin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SUM([.M5:.N5])" office:value-type="float" office:value="4" calcext:value-type="float">
            <text:p>4</text:p>
          </table:table-cell>
          <table:table-cell table:formula="of:=([.M5]^2+[.M5])" office:value-type="float" office:value="2" calcext:value-type="float">
            <text:p>2</text:p>
          </table:table-cell>
          <table:table-cell table:formula="of:=MAX([.M5]-1;0)*[.$K$6]" office:value-type="float" office:value="0" calcext:value-type="float">
            <text:p>0</text:p>
          </table:table-cell>
          <table:table-cell table:formula="of:=IF([.N5]&lt;=2;([.N5]-1)*([.N5]+2);2.5*([.N5]*([.N5]-3)+4))" office:value-type="float" office:value="10" calcext:value-type="float">
            <text:p>10</text:p>
          </table:table-cell>
          <table:table-cell table:formula="of:=SUM([.P5:.R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A6:.B6])" office:value-type="float" office:value="3" calcext:value-type="float">
            <text:p>3</text:p>
          </table:table-cell>
          <table:table-cell table:formula="of:=([.A6]^2+[.A6])" office:value-type="float" office:value="2" calcext:value-type="float">
            <text:p>2</text:p>
          </table:table-cell>
          <table:table-cell table:formula="of:=MAX([.A6]-1;0)*[.$K$6]" office:value-type="float" office:value="0" calcext:value-type="float">
            <text:p>0</text:p>
          </table:table-cell>
          <table:table-cell table:formula="of:=IF([.B6]&lt;=2;([.B6]-1)*([.B6]+2);2.5*([.B6]*([.B6]-3)+4))" office:value-type="float" office:value="4" calcext:value-type="float">
            <text:p>4</text:p>
          </table:table-cell>
          <table:table-cell table:formula="of:=SUM([.D6:.F6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Skill cost rating 1: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SUM([.M6:.N6])" office:value-type="float" office:value="5" calcext:value-type="float">
            <text:p>5</text:p>
          </table:table-cell>
          <table:table-cell table:formula="of:=([.M6]^2+[.M6])" office:value-type="float" office:value="6" calcext:value-type="float">
            <text:p>6</text:p>
          </table:table-cell>
          <table:table-cell table:formula="of:=MAX([.M6]-1;0)*[.$K$6]" office:value-type="float" office:value="2" calcext:value-type="float">
            <text:p>2</text:p>
          </table:table-cell>
          <table:table-cell table:formula="of:=IF([.N6]&lt;=2;([.N6]-1)*([.N6]+2);2.5*([.N6]*([.N6]-3)+4))" office:value-type="float" office:value="10" calcext:value-type="float">
            <text:p>10</text:p>
          </table:table-cell>
          <table:table-cell table:formula="of:=SUM([.P6:.R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formula="of:=SUM([.A7:.B7])" office:value-type="float" office:value="3" calcext:value-type="float">
            <text:p>3</text:p>
          </table:table-cell>
          <table:table-cell table:formula="of:=([.A7]^2+[.A7])" office:value-type="float" office:value="0" calcext:value-type="float">
            <text:p>0</text:p>
          </table:table-cell>
          <table:table-cell table:formula="of:=MAX([.A7]-1;0)*[.$K$6]" office:value-type="float" office:value="0" calcext:value-type="float">
            <text:p>0</text:p>
          </table:table-cell>
          <table:table-cell table:formula="of:=IF([.B7]&lt;=2;([.B7]-1)*([.B7]+2);2.5*([.B7]*([.B7]-3)+4))" office:value-type="float" office:value="10" calcext:value-type="float">
            <text:p>10</text:p>
          </table:table-cell>
          <table:table-cell table:formula="of:=SUM([.D7:.F7])" office:value-type="float" office:value="10" calcext:value-type="float">
            <text:p>10</text:p>
          </table:table-cell>
          <table:table-cell table:number-columns-repeated="5"/>
          <table:table-cell table:number-columns-repeated="2" table:style-name="ce2" office:value-type="float" office:value="3" calcext:value-type="float">
            <text:p>3</text:p>
          </table:table-cell>
          <table:table-cell table:formula="of:=SUM([.M7:.N7])" office:value-type="float" office:value="6" calcext:value-type="float">
            <text:p>6</text:p>
          </table:table-cell>
          <table:table-cell table:formula="of:=([.M7]^2+[.M7])" office:value-type="float" office:value="12" calcext:value-type="float">
            <text:p>12</text:p>
          </table:table-cell>
          <table:table-cell table:formula="of:=MAX([.M7]-1;0)*[.$K$6]" office:value-type="float" office:value="4" calcext:value-type="float">
            <text:p>4</text:p>
          </table:table-cell>
          <table:table-cell table:formula="of:=IF([.N7]&lt;=2;([.N7]-1)*([.N7]+2);2.5*([.N7]*([.N7]-3)+4))" office:value-type="float" office:value="10" calcext:value-type="float">
            <text:p>10</text:p>
          </table:table-cell>
          <table:table-cell table:formula="of:=SUM([.P7:.R7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SUM([.A8:.B8])" office:value-type="float" office:value="4" calcext:value-type="float">
            <text:p>4</text:p>
          </table:table-cell>
          <table:table-cell table:formula="of:=([.A8]^2+[.A8])" office:value-type="float" office:value="12" calcext:value-type="float">
            <text:p>12</text:p>
          </table:table-cell>
          <table:table-cell table:formula="of:=MAX([.A8]-1;0)*[.$K$6]" office:value-type="float" office:value="4" calcext:value-type="float">
            <text:p>4</text:p>
          </table:table-cell>
          <table:table-cell table:formula="of:=IF([.B8]&lt;=2;([.B8]-1)*([.B8]+2);2.5*([.B8]*([.B8]-3)+4))" office:value-type="float" office:value="0" calcext:value-type="float">
            <text:p>0</text:p>
          </table:table-cell>
          <table:table-cell table:formula="of:=SUM([.D8:.F8])"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SUM([.M8:.N8])" office:value-type="float" office:value="7" calcext:value-type="float">
            <text:p>7</text:p>
          </table:table-cell>
          <table:table-cell table:formula="of:=([.M8]^2+[.M8])" office:value-type="float" office:value="12" calcext:value-type="float">
            <text:p>12</text:p>
          </table:table-cell>
          <table:table-cell table:formula="of:=MAX([.M8]-1;0)*[.$K$6]" office:value-type="float" office:value="4" calcext:value-type="float">
            <text:p>4</text:p>
          </table:table-cell>
          <table:table-cell table:formula="of:=IF([.N8]&lt;=2;([.N8]-1)*([.N8]+2);2.5*([.N8]*([.N8]-3)+4))" office:value-type="float" office:value="20" calcext:value-type="float">
            <text:p>20</text:p>
          </table:table-cell>
          <table:table-cell table:formula="of:=SUM([.P8:.R8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formula="of:=SUM([.A9:.B9])" office:value-type="float" office:value="4" calcext:value-type="float">
            <text:p>4</text:p>
          </table:table-cell>
          <table:table-cell table:formula="of:=([.A9]^2+[.A9])" office:value-type="float" office:value="6" calcext:value-type="float">
            <text:p>6</text:p>
          </table:table-cell>
          <table:table-cell table:formula="of:=MAX([.A9]-1;0)*[.$K$6]" office:value-type="float" office:value="2" calcext:value-type="float">
            <text:p>2</text:p>
          </table:table-cell>
          <table:table-cell table:formula="of:=IF([.B9]&lt;=2;([.B9]-1)*([.B9]+2);2.5*([.B9]*([.B9]-3)+4))" office:value-type="float" office:value="4" calcext:value-type="float">
            <text:p>4</text:p>
          </table:table-cell>
          <table:table-cell table:formula="of:=SUM([.D9:.F9])" office:value-type="float" office:value="12" calcext:value-type="float">
            <text:p>12</text:p>
          </table:table-cell>
          <table:table-cell table:number-columns-repeated="5"/>
          <table:table-cell table:number-columns-repeated="2" table:style-name="ce2" office:value-type="float" office:value="4" calcext:value-type="float">
            <text:p>4</text:p>
          </table:table-cell>
          <table:table-cell table:formula="of:=SUM([.M9:.N9])" office:value-type="float" office:value="8" calcext:value-type="float">
            <text:p>8</text:p>
          </table:table-cell>
          <table:table-cell table:formula="of:=([.M9]^2+[.M9])" office:value-type="float" office:value="20" calcext:value-type="float">
            <text:p>20</text:p>
          </table:table-cell>
          <table:table-cell table:formula="of:=MAX([.M9]-1;0)*[.$K$6]" office:value-type="float" office:value="6" calcext:value-type="float">
            <text:p>6</text:p>
          </table:table-cell>
          <table:table-cell table:formula="of:=IF([.N9]&lt;=2;([.N9]-1)*([.N9]+2);2.5*([.N9]*([.N9]-3)+4))" office:value-type="float" office:value="20" calcext:value-type="float">
            <text:p>20</text:p>
          </table:table-cell>
          <table:table-cell table:formula="of:=SUM([.P9:.R9]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SUM([.A10:.B10])" office:value-type="float" office:value="4" calcext:value-type="float">
            <text:p>4</text:p>
          </table:table-cell>
          <table:table-cell table:formula="of:=([.A10]^2+[.A10])" office:value-type="float" office:value="2" calcext:value-type="float">
            <text:p>2</text:p>
          </table:table-cell>
          <table:table-cell table:formula="of:=MAX([.A10]-1;0)*[.$K$6]" office:value-type="float" office:value="0" calcext:value-type="float">
            <text:p>0</text:p>
          </table:table-cell>
          <table:table-cell table:formula="of:=IF([.B10]&lt;=2;([.B10]-1)*([.B10]+2);2.5*([.B10]*([.B10]-3)+4))" office:value-type="float" office:value="10" calcext:value-type="float">
            <text:p>10</text:p>
          </table:table-cell>
          <table:table-cell table:formula="of:=SUM([.D10:.F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SUM([.M10:.N10])" office:value-type="float" office:value="9" calcext:value-type="float">
            <text:p>9</text:p>
          </table:table-cell>
          <table:table-cell table:formula="of:=([.M10]^2+[.M10])" office:value-type="float" office:value="30" calcext:value-type="float">
            <text:p>30</text:p>
          </table:table-cell>
          <table:table-cell table:formula="of:=MAX([.M10]-1;0)*[.$K$6]" office:value-type="float" office:value="8" calcext:value-type="float">
            <text:p>8</text:p>
          </table:table-cell>
          <table:table-cell table:formula="of:=IF([.N10]&lt;=2;([.N10]-1)*([.N10]+2);2.5*([.N10]*([.N10]-3)+4))" office:value-type="float" office:value="20" calcext:value-type="float">
            <text:p>20</text:p>
          </table:table-cell>
          <table:table-cell table:formula="of:=SUM([.P10:.R10]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formula="of:=SUM([.A11:.B11])" office:value-type="float" office:value="4" calcext:value-type="float">
            <text:p>4</text:p>
          </table:table-cell>
          <table:table-cell table:formula="of:=([.A11]^2+[.A11])" office:value-type="float" office:value="0" calcext:value-type="float">
            <text:p>0</text:p>
          </table:table-cell>
          <table:table-cell table:formula="of:=MAX([.A11]-1;0)*[.$K$6]" office:value-type="float" office:value="0" calcext:value-type="float">
            <text:p>0</text:p>
          </table:table-cell>
          <table:table-cell table:formula="of:=IF([.B11]&lt;=2;([.B11]-1)*([.B11]+2);2.5*([.B11]*([.B11]-3)+4))" office:value-type="float" office:value="20" calcext:value-type="float">
            <text:p>20</text:p>
          </table:table-cell>
          <table:table-cell table:formula="of:=SUM([.D11:.F11])" office:value-type="float" office:value="20" calcext:value-type="float">
            <text:p>20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formula="of:=SUM([.M11:.N11])" office:value-type="float" office:value="10" calcext:value-type="float">
            <text:p>10</text:p>
          </table:table-cell>
          <table:table-cell table:formula="of:=([.M11]^2+[.M11])" office:value-type="float" office:value="42" calcext:value-type="float">
            <text:p>42</text:p>
          </table:table-cell>
          <table:table-cell table:formula="of:=MAX([.M11]-1;0)*[.$K$6]" office:value-type="float" office:value="10" calcext:value-type="float">
            <text:p>10</text:p>
          </table:table-cell>
          <table:table-cell table:formula="of:=IF([.N11]&lt;=2;([.N11]-1)*([.N11]+2);2.5*([.N11]*([.N11]-3)+4))" office:value-type="float" office:value="20" calcext:value-type="float">
            <text:p>20</text:p>
          </table:table-cell>
          <table:table-cell table:formula="of:=SUM([.P11:.R11])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formula="of:=SUM([.A12:.B12])" office:value-type="float" office:value="5" calcext:value-type="float">
            <text:p>5</text:p>
          </table:table-cell>
          <table:table-cell table:formula="of:=([.A12]^2+[.A12])" office:value-type="float" office:value="20" calcext:value-type="float">
            <text:p>20</text:p>
          </table:table-cell>
          <table:table-cell table:formula="of:=MAX([.A12]-1;0)*[.$K$6]" office:value-type="float" office:value="6" calcext:value-type="float">
            <text:p>6</text:p>
          </table:table-cell>
          <table:table-cell table:formula="of:=IF([.B12]&lt;=2;([.B12]-1)*([.B12]+2);2.5*([.B12]*([.B12]-3)+4))" office:value-type="float" office:value="0" calcext:value-type="float">
            <text:p>0</text:p>
          </table:table-cell>
          <table:table-cell table:formula="of:=SUM([.D12:.F12])" office:value-type="float" office:value="26" calcext:value-type="float">
            <text:p>2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formula="of:=SUM([.M12:.N12])" office:value-type="float" office:value="11" calcext:value-type="float">
            <text:p>11</text:p>
          </table:table-cell>
          <table:table-cell table:formula="of:=([.M12]^2+[.M12])" office:value-type="float" office:value="42" calcext:value-type="float">
            <text:p>42</text:p>
          </table:table-cell>
          <table:table-cell table:formula="of:=MAX([.M12]-1;0)*[.$K$6]" office:value-type="float" office:value="10" calcext:value-type="float">
            <text:p>10</text:p>
          </table:table-cell>
          <table:table-cell table:formula="of:=IF([.N12]&lt;=2;([.N12]-1)*([.N12]+2);2.5*([.N12]*([.N12]-3)+4))" office:value-type="float" office:value="35" calcext:value-type="float">
            <text:p>35</text:p>
          </table:table-cell>
          <table:table-cell table:formula="of:=SUM([.P12:.R12])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SUM([.A13:.B13])" office:value-type="float" office:value="5" calcext:value-type="float">
            <text:p>5</text:p>
          </table:table-cell>
          <table:table-cell table:formula="of:=([.A13]^2+[.A13])" office:value-type="float" office:value="12" calcext:value-type="float">
            <text:p>12</text:p>
          </table:table-cell>
          <table:table-cell table:formula="of:=MAX([.A13]-1;0)*[.$K$6]" office:value-type="float" office:value="4" calcext:value-type="float">
            <text:p>4</text:p>
          </table:table-cell>
          <table:table-cell table:formula="of:=IF([.B13]&lt;=2;([.B13]-1)*([.B13]+2);2.5*([.B13]*([.B13]-3)+4))" office:value-type="float" office:value="4" calcext:value-type="float">
            <text:p>4</text:p>
          </table:table-cell>
          <table:table-cell table:formula="of:=SUM([.D13:.F13])" office:value-type="float" office:value="20" calcext:value-type="float">
            <text:p>20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formula="of:=SUM([.M13:.N13])" office:value-type="float" office:value="12" calcext:value-type="float">
            <text:p>12</text:p>
          </table:table-cell>
          <table:table-cell table:formula="of:=([.M13]^2+[.M13])" office:value-type="float" office:value="56" calcext:value-type="float">
            <text:p>56</text:p>
          </table:table-cell>
          <table:table-cell table:formula="of:=MAX([.M13]-1;0)*[.$K$6]" office:value-type="float" office:value="12" calcext:value-type="float">
            <text:p>12</text:p>
          </table:table-cell>
          <table:table-cell table:formula="of:=IF([.N13]&lt;=2;([.N13]-1)*([.N13]+2);2.5*([.N13]*([.N13]-3)+4))" office:value-type="float" office:value="35" calcext:value-type="float">
            <text:p>35</text:p>
          </table:table-cell>
          <table:table-cell table:formula="of:=SUM([.P13:.R13])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SUM([.A14:.B14])" office:value-type="float" office:value="5" calcext:value-type="float">
            <text:p>5</text:p>
          </table:table-cell>
          <table:table-cell table:formula="of:=([.A14]^2+[.A14])" office:value-type="float" office:value="6" calcext:value-type="float">
            <text:p>6</text:p>
          </table:table-cell>
          <table:table-cell table:formula="of:=MAX([.A14]-1;0)*[.$K$6]" office:value-type="float" office:value="2" calcext:value-type="float">
            <text:p>2</text:p>
          </table:table-cell>
          <table:table-cell table:formula="of:=IF([.B14]&lt;=2;([.B14]-1)*([.B14]+2);2.5*([.B14]*([.B14]-3)+4))" office:value-type="float" office:value="10" calcext:value-type="float">
            <text:p>10</text:p>
          </table:table-cell>
          <table:table-cell table:formula="of:=SUM([.D14:.F14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formula="of:=SUM([.M14:.N14])" office:value-type="float" office:value="13" calcext:value-type="float">
            <text:p>13</text:p>
          </table:table-cell>
          <table:table-cell table:formula="of:=([.M14]^2+[.M14])" office:value-type="float" office:value="72" calcext:value-type="float">
            <text:p>72</text:p>
          </table:table-cell>
          <table:table-cell table:formula="of:=MAX([.M14]-1;0)*[.$K$6]" office:value-type="float" office:value="14" calcext:value-type="float">
            <text:p>14</text:p>
          </table:table-cell>
          <table:table-cell table:formula="of:=IF([.N14]&lt;=2;([.N14]-1)*([.N14]+2);2.5*([.N14]*([.N14]-3)+4))" office:value-type="float" office:value="35" calcext:value-type="float">
            <text:p>35</text:p>
          </table:table-cell>
          <table:table-cell table:formula="of:=SUM([.P14:.R14])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SUM([.A15:.B15])" office:value-type="float" office:value="5" calcext:value-type="float">
            <text:p>5</text:p>
          </table:table-cell>
          <table:table-cell table:formula="of:=([.A15]^2+[.A15])" office:value-type="float" office:value="2" calcext:value-type="float">
            <text:p>2</text:p>
          </table:table-cell>
          <table:table-cell table:formula="of:=MAX([.A15]-1;0)*[.$K$6]" office:value-type="float" office:value="0" calcext:value-type="float">
            <text:p>0</text:p>
          </table:table-cell>
          <table:table-cell table:formula="of:=IF([.B15]&lt;=2;([.B15]-1)*([.B15]+2);2.5*([.B15]*([.B15]-3)+4))" office:value-type="float" office:value="20" calcext:value-type="float">
            <text:p>20</text:p>
          </table:table-cell>
          <table:table-cell table:formula="of:=SUM([.D15:.F15])" office:value-type="float" office:value="22" calcext:value-type="float">
            <text:p>22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formula="of:=SUM([.M15:.N15])" office:value-type="float" office:value="14" calcext:value-type="float">
            <text:p>14</text:p>
          </table:table-cell>
          <table:table-cell table:formula="of:=([.M15]^2+[.M15])" office:value-type="float" office:value="72" calcext:value-type="float">
            <text:p>72</text:p>
          </table:table-cell>
          <table:table-cell table:formula="of:=MAX([.M15]-1;0)*[.$K$6]" office:value-type="float" office:value="14" calcext:value-type="float">
            <text:p>14</text:p>
          </table:table-cell>
          <table:table-cell table:formula="of:=IF([.N15]&lt;=2;([.N15]-1)*([.N15]+2);2.5*([.N15]*([.N15]-3)+4))" office:value-type="float" office:value="55" calcext:value-type="float">
            <text:p>55</text:p>
          </table:table-cell>
          <table:table-cell table:formula="of:=SUM([.P15:.R15])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formula="of:=SUM([.A16:.B16])" office:value-type="float" office:value="5" calcext:value-type="float">
            <text:p>5</text:p>
          </table:table-cell>
          <table:table-cell table:formula="of:=([.A16]^2+[.A16])" office:value-type="float" office:value="0" calcext:value-type="float">
            <text:p>0</text:p>
          </table:table-cell>
          <table:table-cell table:formula="of:=MAX([.A16]-1;0)*[.$K$6]" office:value-type="float" office:value="0" calcext:value-type="float">
            <text:p>0</text:p>
          </table:table-cell>
          <table:table-cell table:formula="of:=IF([.B16]&lt;=2;([.B16]-1)*([.B16]+2);2.5*([.B16]*([.B16]-3)+4))" office:value-type="float" office:value="35" calcext:value-type="float">
            <text:p>35</text:p>
          </table:table-cell>
          <table:table-cell table:formula="of:=SUM([.D16:.F16])" office:value-type="float" office:value="35" calcext:value-type="float">
            <text:p>35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formula="of:=SUM([.M16:.N16])" office:value-type="float" office:value="15" calcext:value-type="float">
            <text:p>15</text:p>
          </table:table-cell>
          <table:table-cell table:formula="of:=([.M16]^2+[.M16])" office:value-type="float" office:value="72" calcext:value-type="float">
            <text:p>72</text:p>
          </table:table-cell>
          <table:table-cell table:formula="of:=MAX([.M16]-1;0)*[.$K$6]" office:value-type="float" office:value="14" calcext:value-type="float">
            <text:p>14</text:p>
          </table:table-cell>
          <table:table-cell table:formula="of:=IF([.N16]&lt;=2;([.N16]-1)*([.N16]+2);2.5*([.N16]*([.N16]-3)+4))" office:value-type="float" office:value="80" calcext:value-type="float">
            <text:p>80</text:p>
          </table:table-cell>
          <table:table-cell table:formula="of:=SUM([.P16:.R16])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formula="of:=SUM([.A17:.B17])" office:value-type="float" office:value="6" calcext:value-type="float">
            <text:p>6</text:p>
          </table:table-cell>
          <table:table-cell table:formula="of:=([.A17]^2+[.A17])" office:value-type="float" office:value="30" calcext:value-type="float">
            <text:p>30</text:p>
          </table:table-cell>
          <table:table-cell table:formula="of:=MAX([.A17]-1;0)*[.$K$6]" office:value-type="float" office:value="8" calcext:value-type="float">
            <text:p>8</text:p>
          </table:table-cell>
          <table:table-cell table:formula="of:=IF([.B17]&lt;=2;([.B17]-1)*([.B17]+2);2.5*([.B17]*([.B17]-3)+4))" office:value-type="float" office:value="0" calcext:value-type="float">
            <text:p>0</text:p>
          </table:table-cell>
          <table:table-cell table:formula="of:=SUM([.D17:.F17])" office:value-type="float" office:value="38" calcext:value-type="float">
            <text:p>38</text:p>
          </table:table-cell>
          <table:table-cell table:number-columns-repeated="5"/>
          <table:table-cell table:number-columns-repeated="2" table:style-name="ce2" office:value-type="float" office:value="8" calcext:value-type="float">
            <text:p>8</text:p>
          </table:table-cell>
          <table:table-cell table:formula="of:=SUM([.M17:.N17])" office:value-type="float" office:value="16" calcext:value-type="float">
            <text:p>16</text:p>
          </table:table-cell>
          <table:table-cell table:formula="of:=([.M17]^2+[.M17])" office:value-type="float" office:value="72" calcext:value-type="float">
            <text:p>72</text:p>
          </table:table-cell>
          <table:table-cell table:formula="of:=MAX([.M17]-1;0)*[.$K$6]" office:value-type="float" office:value="14" calcext:value-type="float">
            <text:p>14</text:p>
          </table:table-cell>
          <table:table-cell table:formula="of:=IF([.N17]&lt;=2;([.N17]-1)*([.N17]+2);2.5*([.N17]*([.N17]-3)+4))" office:value-type="float" office:value="110" calcext:value-type="float">
            <text:p>110</text:p>
          </table:table-cell>
          <table:table-cell table:formula="of:=SUM([.P17:.R17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A18:.B18])" office:value-type="float" office:value="6" calcext:value-type="float">
            <text:p>6</text:p>
          </table:table-cell>
          <table:table-cell table:formula="of:=([.A18]^2+[.A18])" office:value-type="float" office:value="20" calcext:value-type="float">
            <text:p>20</text:p>
          </table:table-cell>
          <table:table-cell table:formula="of:=MAX([.A18]-1;0)*[.$K$6]" office:value-type="float" office:value="6" calcext:value-type="float">
            <text:p>6</text:p>
          </table:table-cell>
          <table:table-cell table:formula="of:=IF([.B18]&lt;=2;([.B18]-1)*([.B18]+2);2.5*([.B18]*([.B18]-3)+4))" office:value-type="float" office:value="4" calcext:value-type="float">
            <text:p>4</text:p>
          </table:table-cell>
          <table:table-cell table:formula="of:=SUM([.D18:.F18])" office:value-type="float" office:value="30" calcext:value-type="float">
            <text:p>30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SUM([.M18:.N18])" office:value-type="float" office:value="17" calcext:value-type="float">
            <text:p>17</text:p>
          </table:table-cell>
          <table:table-cell table:formula="of:=([.M18]^2+[.M18])" office:value-type="float" office:value="72" calcext:value-type="float">
            <text:p>72</text:p>
          </table:table-cell>
          <table:table-cell table:formula="of:=MAX([.M18]-1;0)*[.$K$6]" office:value-type="float" office:value="14" calcext:value-type="float">
            <text:p>14</text:p>
          </table:table-cell>
          <table:table-cell table:formula="of:=IF([.N18]&lt;=2;([.N18]-1)*([.N18]+2);2.5*([.N18]*([.N18]-3)+4))" office:value-type="float" office:value="145" calcext:value-type="float">
            <text:p>145</text:p>
          </table:table-cell>
          <table:table-cell table:formula="of:=SUM([.P18:.R18])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formula="of:=SUM([.A19:.B19])" office:value-type="float" office:value="6" calcext:value-type="float">
            <text:p>6</text:p>
          </table:table-cell>
          <table:table-cell table:formula="of:=([.A19]^2+[.A19])" office:value-type="float" office:value="12" calcext:value-type="float">
            <text:p>12</text:p>
          </table:table-cell>
          <table:table-cell table:formula="of:=MAX([.A19]-1;0)*[.$K$6]" office:value-type="float" office:value="4" calcext:value-type="float">
            <text:p>4</text:p>
          </table:table-cell>
          <table:table-cell table:formula="of:=IF([.B19]&lt;=2;([.B19]-1)*([.B19]+2);2.5*([.B19]*([.B19]-3)+4))" office:value-type="float" office:value="10" calcext:value-type="float">
            <text:p>10</text:p>
          </table:table-cell>
          <table:table-cell table:formula="of:=SUM([.D19:.F19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formula="of:=SUM([.M19:.N19])" office:value-type="float" office:value="18" calcext:value-type="float">
            <text:p>18</text:p>
          </table:table-cell>
          <table:table-cell table:formula="of:=([.M19]^2+[.M19])" office:value-type="float" office:value="72" calcext:value-type="float">
            <text:p>72</text:p>
          </table:table-cell>
          <table:table-cell table:formula="of:=MAX([.M19]-1;0)*[.$K$6]" office:value-type="float" office:value="14" calcext:value-type="float">
            <text:p>14</text:p>
          </table:table-cell>
          <table:table-cell table:formula="of:=IF([.N19]&lt;=2;([.N19]-1)*([.N19]+2);2.5*([.N19]*([.N19]-3)+4))" office:value-type="float" office:value="185" calcext:value-type="float">
            <text:p>185</text:p>
          </table:table-cell>
          <table:table-cell table:formula="of:=SUM([.P19:.R19])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SUM([.A20:.B20])" office:value-type="float" office:value="6" calcext:value-type="float">
            <text:p>6</text:p>
          </table:table-cell>
          <table:table-cell table:formula="of:=([.A20]^2+[.A20])" office:value-type="float" office:value="6" calcext:value-type="float">
            <text:p>6</text:p>
          </table:table-cell>
          <table:table-cell table:formula="of:=MAX([.A20]-1;0)*[.$K$6]" office:value-type="float" office:value="2" calcext:value-type="float">
            <text:p>2</text:p>
          </table:table-cell>
          <table:table-cell table:formula="of:=IF([.B20]&lt;=2;([.B20]-1)*([.B20]+2);2.5*([.B20]*([.B20]-3)+4))" office:value-type="float" office:value="20" calcext:value-type="float">
            <text:p>20</text:p>
          </table:table-cell>
          <table:table-cell table:formula="of:=SUM([.D20:.F20])" office:value-type="float" office:value="28" calcext:value-type="float">
            <text:p>28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formula="of:=SUM([.M20:.N20])" office:value-type="float" office:value="19" calcext:value-type="float">
            <text:p>19</text:p>
          </table:table-cell>
          <table:table-cell table:formula="of:=([.M20]^2+[.M20])" office:value-type="float" office:value="72" calcext:value-type="float">
            <text:p>72</text:p>
          </table:table-cell>
          <table:table-cell table:formula="of:=MAX([.M20]-1;0)*[.$K$6]" office:value-type="float" office:value="14" calcext:value-type="float">
            <text:p>14</text:p>
          </table:table-cell>
          <table:table-cell table:formula="of:=IF([.N20]&lt;=2;([.N20]-1)*([.N20]+2);2.5*([.N20]*([.N20]-3)+4))" office:value-type="float" office:value="230" calcext:value-type="float">
            <text:p>230</text:p>
          </table:table-cell>
          <table:table-cell table:formula="of:=SUM([.P20:.R20])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formula="of:=SUM([.A21:.B21])" office:value-type="float" office:value="6" calcext:value-type="float">
            <text:p>6</text:p>
          </table:table-cell>
          <table:table-cell table:formula="of:=([.A21]^2+[.A21])" office:value-type="float" office:value="2" calcext:value-type="float">
            <text:p>2</text:p>
          </table:table-cell>
          <table:table-cell table:formula="of:=MAX([.A21]-1;0)*[.$K$6]" office:value-type="float" office:value="0" calcext:value-type="float">
            <text:p>0</text:p>
          </table:table-cell>
          <table:table-cell table:formula="of:=IF([.B21]&lt;=2;([.B21]-1)*([.B21]+2);2.5*([.B21]*([.B21]-3)+4))" office:value-type="float" office:value="35" calcext:value-type="float">
            <text:p>35</text:p>
          </table:table-cell>
          <table:table-cell table:formula="of:=SUM([.D21:.F21])" office:value-type="float" office:value="37" calcext:value-type="float">
            <text:p>37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formula="of:=SUM([.M21:.N21])" office:value-type="float" office:value="20" calcext:value-type="float">
            <text:p>20</text:p>
          </table:table-cell>
          <table:table-cell table:formula="of:=([.M21]^2+[.M21])" office:value-type="float" office:value="72" calcext:value-type="float">
            <text:p>72</text:p>
          </table:table-cell>
          <table:table-cell table:formula="of:=MAX([.M21]-1;0)*[.$K$6]" office:value-type="float" office:value="14" calcext:value-type="float">
            <text:p>14</text:p>
          </table:table-cell>
          <table:table-cell table:formula="of:=IF([.N21]&lt;=2;([.N21]-1)*([.N21]+2);2.5*([.N21]*([.N21]-3)+4))" office:value-type="float" office:value="280" calcext:value-type="float">
            <text:p>280</text:p>
          </table:table-cell>
          <table:table-cell table:formula="of:=SUM([.P21:.R21])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formula="of:=SUM([.A22:.B22])" office:value-type="float" office:value="6" calcext:value-type="float">
            <text:p>6</text:p>
          </table:table-cell>
          <table:table-cell table:formula="of:=([.A22]^2+[.A22])" office:value-type="float" office:value="0" calcext:value-type="float">
            <text:p>0</text:p>
          </table:table-cell>
          <table:table-cell table:formula="of:=MAX([.A22]-1;0)*[.$K$6]" office:value-type="float" office:value="0" calcext:value-type="float">
            <text:p>0</text:p>
          </table:table-cell>
          <table:table-cell table:formula="of:=IF([.B22]&lt;=2;([.B22]-1)*([.B22]+2);2.5*([.B22]*([.B22]-3)+4))" office:value-type="float" office:value="55" calcext:value-type="float">
            <text:p>55</text:p>
          </table:table-cell>
          <table:table-cell table:formula="of:=SUM([.D22:.F22])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formula="of:=SUM([.A23:.B23])" office:value-type="float" office:value="7" calcext:value-type="float">
            <text:p>7</text:p>
          </table:table-cell>
          <table:table-cell table:formula="of:=([.A23]^2+[.A23])" office:value-type="float" office:value="42" calcext:value-type="float">
            <text:p>42</text:p>
          </table:table-cell>
          <table:table-cell table:formula="of:=MAX([.A23]-1;0)*[.$K$6]" office:value-type="float" office:value="10" calcext:value-type="float">
            <text:p>10</text:p>
          </table:table-cell>
          <table:table-cell table:formula="of:=IF([.B23]&lt;=2;([.B23]-1)*([.B23]+2);2.5*([.B23]*([.B23]-3)+4))" office:value-type="float" office:value="0" calcext:value-type="float">
            <text:p>0</text:p>
          </table:table-cell>
          <table:table-cell table:formula="of:=SUM([.D23:.F23])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SUM([.A24:.B24])" office:value-type="float" office:value="7" calcext:value-type="float">
            <text:p>7</text:p>
          </table:table-cell>
          <table:table-cell table:formula="of:=([.A24]^2+[.A24])" office:value-type="float" office:value="30" calcext:value-type="float">
            <text:p>30</text:p>
          </table:table-cell>
          <table:table-cell table:formula="of:=MAX([.A24]-1;0)*[.$K$6]" office:value-type="float" office:value="8" calcext:value-type="float">
            <text:p>8</text:p>
          </table:table-cell>
          <table:table-cell table:formula="of:=IF([.B24]&lt;=2;([.B24]-1)*([.B24]+2);2.5*([.B24]*([.B24]-3)+4))" office:value-type="float" office:value="4" calcext:value-type="float">
            <text:p>4</text:p>
          </table:table-cell>
          <table:table-cell table:formula="of:=SUM([.D24:.F24])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SUM([.A25:.B25])" office:value-type="float" office:value="7" calcext:value-type="float">
            <text:p>7</text:p>
          </table:table-cell>
          <table:table-cell table:formula="of:=([.A25]^2+[.A25])" office:value-type="float" office:value="20" calcext:value-type="float">
            <text:p>20</text:p>
          </table:table-cell>
          <table:table-cell table:formula="of:=MAX([.A25]-1;0)*[.$K$6]" office:value-type="float" office:value="6" calcext:value-type="float">
            <text:p>6</text:p>
          </table:table-cell>
          <table:table-cell table:formula="of:=IF([.B25]&lt;=2;([.B25]-1)*([.B25]+2);2.5*([.B25]*([.B25]-3)+4))" office:value-type="float" office:value="10" calcext:value-type="float">
            <text:p>10</text:p>
          </table:table-cell>
          <table:table-cell table:formula="of:=SUM([.D25:.F25])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SUM([.A26:.B26])" office:value-type="float" office:value="7" calcext:value-type="float">
            <text:p>7</text:p>
          </table:table-cell>
          <table:table-cell table:formula="of:=([.A26]^2+[.A26])" office:value-type="float" office:value="12" calcext:value-type="float">
            <text:p>12</text:p>
          </table:table-cell>
          <table:table-cell table:formula="of:=MAX([.A26]-1;0)*[.$K$6]" office:value-type="float" office:value="4" calcext:value-type="float">
            <text:p>4</text:p>
          </table:table-cell>
          <table:table-cell table:formula="of:=IF([.B26]&lt;=2;([.B26]-1)*([.B26]+2);2.5*([.B26]*([.B26]-3)+4))" office:value-type="float" office:value="20" calcext:value-type="float">
            <text:p>20</text:p>
          </table:table-cell>
          <table:table-cell table:formula="of:=SUM([.D26:.F26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formula="of:=SUM([.A27:.B27])" office:value-type="float" office:value="7" calcext:value-type="float">
            <text:p>7</text:p>
          </table:table-cell>
          <table:table-cell table:formula="of:=([.A27]^2+[.A27])" office:value-type="float" office:value="6" calcext:value-type="float">
            <text:p>6</text:p>
          </table:table-cell>
          <table:table-cell table:formula="of:=MAX([.A27]-1;0)*[.$K$6]" office:value-type="float" office:value="2" calcext:value-type="float">
            <text:p>2</text:p>
          </table:table-cell>
          <table:table-cell table:formula="of:=IF([.B27]&lt;=2;([.B27]-1)*([.B27]+2);2.5*([.B27]*([.B27]-3)+4))" office:value-type="float" office:value="35" calcext:value-type="float">
            <text:p>35</text:p>
          </table:table-cell>
          <table:table-cell table:formula="of:=SUM([.D27:.F27])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formula="of:=SUM([.A28:.B28])" office:value-type="float" office:value="7" calcext:value-type="float">
            <text:p>7</text:p>
          </table:table-cell>
          <table:table-cell table:formula="of:=([.A28]^2+[.A28])" office:value-type="float" office:value="2" calcext:value-type="float">
            <text:p>2</text:p>
          </table:table-cell>
          <table:table-cell table:formula="of:=MAX([.A28]-1;0)*[.$K$6]" office:value-type="float" office:value="0" calcext:value-type="float">
            <text:p>0</text:p>
          </table:table-cell>
          <table:table-cell table:formula="of:=IF([.B28]&lt;=2;([.B28]-1)*([.B28]+2);2.5*([.B28]*([.B28]-3)+4))" office:value-type="float" office:value="55" calcext:value-type="float">
            <text:p>55</text:p>
          </table:table-cell>
          <table:table-cell table:formula="of:=SUM([.D28:.F28])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formula="of:=SUM([.A29:.B29])" office:value-type="float" office:value="7" calcext:value-type="float">
            <text:p>7</text:p>
          </table:table-cell>
          <table:table-cell table:formula="of:=([.A29]^2+[.A29])" office:value-type="float" office:value="0" calcext:value-type="float">
            <text:p>0</text:p>
          </table:table-cell>
          <table:table-cell table:formula="of:=MAX([.A29]-1;0)*[.$K$6]" office:value-type="float" office:value="0" calcext:value-type="float">
            <text:p>0</text:p>
          </table:table-cell>
          <table:table-cell table:formula="of:=IF([.B29]&lt;=2;([.B29]-1)*([.B29]+2);2.5*([.B29]*([.B29]-3)+4))" office:value-type="float" office:value="80" calcext:value-type="float">
            <text:p>80</text:p>
          </table:table-cell>
          <table:table-cell table:formula="of:=SUM([.D29:.F29])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SUM([.A30:.B30])" office:value-type="float" office:value="8" calcext:value-type="float">
            <text:p>8</text:p>
          </table:table-cell>
          <table:table-cell table:formula="of:=([.A30]^2+[.A30])" office:value-type="float" office:value="56" calcext:value-type="float">
            <text:p>56</text:p>
          </table:table-cell>
          <table:table-cell table:formula="of:=MAX([.A30]-1;0)*[.$K$6]" office:value-type="float" office:value="12" calcext:value-type="float">
            <text:p>12</text:p>
          </table:table-cell>
          <table:table-cell table:formula="of:=IF([.B30]&lt;=2;([.B30]-1)*([.B30]+2);2.5*([.B30]*([.B30]-3)+4))" office:value-type="float" office:value="0" calcext:value-type="float">
            <text:p>0</text:p>
          </table:table-cell>
          <table:table-cell table:formula="of:=SUM([.D30:.F30])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formula="of:=SUM([.A31:.B31])" office:value-type="float" office:value="8" calcext:value-type="float">
            <text:p>8</text:p>
          </table:table-cell>
          <table:table-cell table:formula="of:=([.A31]^2+[.A31])" office:value-type="float" office:value="42" calcext:value-type="float">
            <text:p>42</text:p>
          </table:table-cell>
          <table:table-cell table:formula="of:=MAX([.A31]-1;0)*[.$K$6]" office:value-type="float" office:value="10" calcext:value-type="float">
            <text:p>10</text:p>
          </table:table-cell>
          <table:table-cell table:formula="of:=IF([.B31]&lt;=2;([.B31]-1)*([.B31]+2);2.5*([.B31]*([.B31]-3)+4))" office:value-type="float" office:value="4" calcext:value-type="float">
            <text:p>4</text:p>
          </table:table-cell>
          <table:table-cell table:formula="of:=SUM([.D31:.F31])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SUM([.A32:.B32])" office:value-type="float" office:value="8" calcext:value-type="float">
            <text:p>8</text:p>
          </table:table-cell>
          <table:table-cell table:formula="of:=([.A32]^2+[.A32])" office:value-type="float" office:value="30" calcext:value-type="float">
            <text:p>30</text:p>
          </table:table-cell>
          <table:table-cell table:formula="of:=MAX([.A32]-1;0)*[.$K$6]" office:value-type="float" office:value="8" calcext:value-type="float">
            <text:p>8</text:p>
          </table:table-cell>
          <table:table-cell table:formula="of:=IF([.B32]&lt;=2;([.B32]-1)*([.B32]+2);2.5*([.B32]*([.B32]-3)+4))" office:value-type="float" office:value="10" calcext:value-type="float">
            <text:p>10</text:p>
          </table:table-cell>
          <table:table-cell table:formula="of:=SUM([.D32:.F32])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formula="of:=SUM([.A33:.B33])" office:value-type="float" office:value="8" calcext:value-type="float">
            <text:p>8</text:p>
          </table:table-cell>
          <table:table-cell table:formula="of:=([.A33]^2+[.A33])" office:value-type="float" office:value="20" calcext:value-type="float">
            <text:p>20</text:p>
          </table:table-cell>
          <table:table-cell table:formula="of:=MAX([.A33]-1;0)*[.$K$6]" office:value-type="float" office:value="6" calcext:value-type="float">
            <text:p>6</text:p>
          </table:table-cell>
          <table:table-cell table:formula="of:=IF([.B33]&lt;=2;([.B33]-1)*([.B33]+2);2.5*([.B33]*([.B33]-3)+4))" office:value-type="float" office:value="20" calcext:value-type="float">
            <text:p>20</text:p>
          </table:table-cell>
          <table:table-cell table:formula="of:=SUM([.D33:.F33]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formula="of:=SUM([.A34:.B34])" office:value-type="float" office:value="8" calcext:value-type="float">
            <text:p>8</text:p>
          </table:table-cell>
          <table:table-cell table:formula="of:=([.A34]^2+[.A34])" office:value-type="float" office:value="12" calcext:value-type="float">
            <text:p>12</text:p>
          </table:table-cell>
          <table:table-cell table:formula="of:=MAX([.A34]-1;0)*[.$K$6]" office:value-type="float" office:value="4" calcext:value-type="float">
            <text:p>4</text:p>
          </table:table-cell>
          <table:table-cell table:formula="of:=IF([.B34]&lt;=2;([.B34]-1)*([.B34]+2);2.5*([.B34]*([.B34]-3)+4))" office:value-type="float" office:value="35" calcext:value-type="float">
            <text:p>35</text:p>
          </table:table-cell>
          <table:table-cell table:formula="of:=SUM([.D34:.F34])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formula="of:=SUM([.A35:.B35])" office:value-type="float" office:value="8" calcext:value-type="float">
            <text:p>8</text:p>
          </table:table-cell>
          <table:table-cell table:formula="of:=([.A35]^2+[.A35])" office:value-type="float" office:value="6" calcext:value-type="float">
            <text:p>6</text:p>
          </table:table-cell>
          <table:table-cell table:formula="of:=MAX([.A35]-1;0)*[.$K$6]" office:value-type="float" office:value="2" calcext:value-type="float">
            <text:p>2</text:p>
          </table:table-cell>
          <table:table-cell table:formula="of:=IF([.B35]&lt;=2;([.B35]-1)*([.B35]+2);2.5*([.B35]*([.B35]-3)+4))" office:value-type="float" office:value="55" calcext:value-type="float">
            <text:p>55</text:p>
          </table:table-cell>
          <table:table-cell table:formula="of:=SUM([.D35:.F35])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formula="of:=SUM([.A36:.B36])" office:value-type="float" office:value="8" calcext:value-type="float">
            <text:p>8</text:p>
          </table:table-cell>
          <table:table-cell table:formula="of:=([.A36]^2+[.A36])" office:value-type="float" office:value="2" calcext:value-type="float">
            <text:p>2</text:p>
          </table:table-cell>
          <table:table-cell table:formula="of:=MAX([.A36]-1;0)*[.$K$6]" office:value-type="float" office:value="0" calcext:value-type="float">
            <text:p>0</text:p>
          </table:table-cell>
          <table:table-cell table:formula="of:=IF([.B36]&lt;=2;([.B36]-1)*([.B36]+2);2.5*([.B36]*([.B36]-3)+4))" office:value-type="float" office:value="80" calcext:value-type="float">
            <text:p>80</text:p>
          </table:table-cell>
          <table:table-cell table:formula="of:=SUM([.D36:.F36])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formula="of:=SUM([.A37:.B37])" office:value-type="float" office:value="8" calcext:value-type="float">
            <text:p>8</text:p>
          </table:table-cell>
          <table:table-cell table:formula="of:=([.A37]^2+[.A37])" office:value-type="float" office:value="0" calcext:value-type="float">
            <text:p>0</text:p>
          </table:table-cell>
          <table:table-cell table:formula="of:=MAX([.A37]-1;0)*[.$K$6]" office:value-type="float" office:value="0" calcext:value-type="float">
            <text:p>0</text:p>
          </table:table-cell>
          <table:table-cell table:formula="of:=IF([.B37]&lt;=2;([.B37]-1)*([.B37]+2);2.5*([.B37]*([.B37]-3)+4))" office:value-type="float" office:value="110" calcext:value-type="float">
            <text:p>110</text:p>
          </table:table-cell>
          <table:table-cell table:formula="of:=SUM([.D37:.F37])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formula="of:=SUM([.A38:.B38])" office:value-type="float" office:value="9" calcext:value-type="float">
            <text:p>9</text:p>
          </table:table-cell>
          <table:table-cell table:formula="of:=([.A38]^2+[.A38])" office:value-type="float" office:value="72" calcext:value-type="float">
            <text:p>72</text:p>
          </table:table-cell>
          <table:table-cell table:formula="of:=MAX([.A38]-1;0)*[.$K$6]" office:value-type="float" office:value="14" calcext:value-type="float">
            <text:p>14</text:p>
          </table:table-cell>
          <table:table-cell table:formula="of:=IF([.B38]&lt;=2;([.B38]-1)*([.B38]+2);2.5*([.B38]*([.B38]-3)+4))" office:value-type="float" office:value="0" calcext:value-type="float">
            <text:p>0</text:p>
          </table:table-cell>
          <table:table-cell table:formula="of:=SUM([.D38:.F38])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A39:.B39])" office:value-type="float" office:value="9" calcext:value-type="float">
            <text:p>9</text:p>
          </table:table-cell>
          <table:table-cell table:formula="of:=([.A39]^2+[.A39])" office:value-type="float" office:value="56" calcext:value-type="float">
            <text:p>56</text:p>
          </table:table-cell>
          <table:table-cell table:formula="of:=MAX([.A39]-1;0)*[.$K$6]" office:value-type="float" office:value="12" calcext:value-type="float">
            <text:p>12</text:p>
          </table:table-cell>
          <table:table-cell table:formula="of:=IF([.B39]&lt;=2;([.B39]-1)*([.B39]+2);2.5*([.B39]*([.B39]-3)+4))" office:value-type="float" office:value="4" calcext:value-type="float">
            <text:p>4</text:p>
          </table:table-cell>
          <table:table-cell table:formula="of:=SUM([.D39:.F39])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formula="of:=SUM([.A40:.B40])" office:value-type="float" office:value="9" calcext:value-type="float">
            <text:p>9</text:p>
          </table:table-cell>
          <table:table-cell table:formula="of:=([.A40]^2+[.A40])" office:value-type="float" office:value="42" calcext:value-type="float">
            <text:p>42</text:p>
          </table:table-cell>
          <table:table-cell table:formula="of:=MAX([.A40]-1;0)*[.$K$6]" office:value-type="float" office:value="10" calcext:value-type="float">
            <text:p>10</text:p>
          </table:table-cell>
          <table:table-cell table:formula="of:=IF([.B40]&lt;=2;([.B40]-1)*([.B40]+2);2.5*([.B40]*([.B40]-3)+4))" office:value-type="float" office:value="10" calcext:value-type="float">
            <text:p>10</text:p>
          </table:table-cell>
          <table:table-cell table:formula="of:=SUM([.D40:.F40])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SUM([.A41:.B41])" office:value-type="float" office:value="9" calcext:value-type="float">
            <text:p>9</text:p>
          </table:table-cell>
          <table:table-cell table:formula="of:=([.A41]^2+[.A41])" office:value-type="float" office:value="30" calcext:value-type="float">
            <text:p>30</text:p>
          </table:table-cell>
          <table:table-cell table:formula="of:=MAX([.A41]-1;0)*[.$K$6]" office:value-type="float" office:value="8" calcext:value-type="float">
            <text:p>8</text:p>
          </table:table-cell>
          <table:table-cell table:formula="of:=IF([.B41]&lt;=2;([.B41]-1)*([.B41]+2);2.5*([.B41]*([.B41]-3)+4))" office:value-type="float" office:value="20" calcext:value-type="float">
            <text:p>20</text:p>
          </table:table-cell>
          <table:table-cell table:formula="of:=SUM([.D41:.F41]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formula="of:=SUM([.A42:.B42])" office:value-type="float" office:value="9" calcext:value-type="float">
            <text:p>9</text:p>
          </table:table-cell>
          <table:table-cell table:formula="of:=([.A42]^2+[.A42])" office:value-type="float" office:value="20" calcext:value-type="float">
            <text:p>20</text:p>
          </table:table-cell>
          <table:table-cell table:formula="of:=MAX([.A42]-1;0)*[.$K$6]" office:value-type="float" office:value="6" calcext:value-type="float">
            <text:p>6</text:p>
          </table:table-cell>
          <table:table-cell table:formula="of:=IF([.B42]&lt;=2;([.B42]-1)*([.B42]+2);2.5*([.B42]*([.B42]-3)+4))" office:value-type="float" office:value="35" calcext:value-type="float">
            <text:p>35</text:p>
          </table:table-cell>
          <table:table-cell table:formula="of:=SUM([.D42:.F42])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formula="of:=SUM([.A43:.B43])" office:value-type="float" office:value="9" calcext:value-type="float">
            <text:p>9</text:p>
          </table:table-cell>
          <table:table-cell table:formula="of:=([.A43]^2+[.A43])" office:value-type="float" office:value="12" calcext:value-type="float">
            <text:p>12</text:p>
          </table:table-cell>
          <table:table-cell table:formula="of:=MAX([.A43]-1;0)*[.$K$6]" office:value-type="float" office:value="4" calcext:value-type="float">
            <text:p>4</text:p>
          </table:table-cell>
          <table:table-cell table:formula="of:=IF([.B43]&lt;=2;([.B43]-1)*([.B43]+2);2.5*([.B43]*([.B43]-3)+4))" office:value-type="float" office:value="55" calcext:value-type="float">
            <text:p>55</text:p>
          </table:table-cell>
          <table:table-cell table:formula="of:=SUM([.D43:.F43])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formula="of:=SUM([.A44:.B44])" office:value-type="float" office:value="9" calcext:value-type="float">
            <text:p>9</text:p>
          </table:table-cell>
          <table:table-cell table:formula="of:=([.A44]^2+[.A44])" office:value-type="float" office:value="6" calcext:value-type="float">
            <text:p>6</text:p>
          </table:table-cell>
          <table:table-cell table:formula="of:=MAX([.A44]-1;0)*[.$K$6]" office:value-type="float" office:value="2" calcext:value-type="float">
            <text:p>2</text:p>
          </table:table-cell>
          <table:table-cell table:formula="of:=IF([.B44]&lt;=2;([.B44]-1)*([.B44]+2);2.5*([.B44]*([.B44]-3)+4))" office:value-type="float" office:value="80" calcext:value-type="float">
            <text:p>80</text:p>
          </table:table-cell>
          <table:table-cell table:formula="of:=SUM([.D44:.F44])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formula="of:=SUM([.A45:.B45])" office:value-type="float" office:value="9" calcext:value-type="float">
            <text:p>9</text:p>
          </table:table-cell>
          <table:table-cell table:formula="of:=([.A45]^2+[.A45])" office:value-type="float" office:value="2" calcext:value-type="float">
            <text:p>2</text:p>
          </table:table-cell>
          <table:table-cell table:formula="of:=MAX([.A45]-1;0)*[.$K$6]" office:value-type="float" office:value="0" calcext:value-type="float">
            <text:p>0</text:p>
          </table:table-cell>
          <table:table-cell table:formula="of:=IF([.B45]&lt;=2;([.B45]-1)*([.B45]+2);2.5*([.B45]*([.B45]-3)+4))" office:value-type="float" office:value="110" calcext:value-type="float">
            <text:p>110</text:p>
          </table:table-cell>
          <table:table-cell table:formula="of:=SUM([.D45:.F45])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formula="of:=SUM([.A46:.B46])" office:value-type="float" office:value="9" calcext:value-type="float">
            <text:p>9</text:p>
          </table:table-cell>
          <table:table-cell table:formula="of:=([.A46]^2+[.A46])" office:value-type="float" office:value="0" calcext:value-type="float">
            <text:p>0</text:p>
          </table:table-cell>
          <table:table-cell table:formula="of:=MAX([.A46]-1;0)*[.$K$6]" office:value-type="float" office:value="0" calcext:value-type="float">
            <text:p>0</text:p>
          </table:table-cell>
          <table:table-cell table:formula="of:=IF([.B46]&lt;=2;([.B46]-1)*([.B46]+2);2.5*([.B46]*([.B46]-3)+4))" office:value-type="float" office:value="145" calcext:value-type="float">
            <text:p>145</text:p>
          </table:table-cell>
          <table:table-cell table:formula="of:=SUM([.D46:.F46])"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SUM([.A47:.B47])" office:value-type="float" office:value="10" calcext:value-type="float">
            <text:p>10</text:p>
          </table:table-cell>
          <table:table-cell table:formula="of:=([.A47]^2+[.A47])" office:value-type="float" office:value="72" calcext:value-type="float">
            <text:p>72</text:p>
          </table:table-cell>
          <table:table-cell table:formula="of:=MAX([.A47]-1;0)*[.$K$6]" office:value-type="float" office:value="14" calcext:value-type="float">
            <text:p>14</text:p>
          </table:table-cell>
          <table:table-cell table:formula="of:=IF([.B47]&lt;=2;([.B47]-1)*([.B47]+2);2.5*([.B47]*([.B47]-3)+4))" office:value-type="float" office:value="4" calcext:value-type="float">
            <text:p>4</text:p>
          </table:table-cell>
          <table:table-cell table:formula="of:=SUM([.D47:.F47])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formula="of:=SUM([.A48:.B48])" office:value-type="float" office:value="10" calcext:value-type="float">
            <text:p>10</text:p>
          </table:table-cell>
          <table:table-cell table:formula="of:=([.A48]^2+[.A48])" office:value-type="float" office:value="56" calcext:value-type="float">
            <text:p>56</text:p>
          </table:table-cell>
          <table:table-cell table:formula="of:=MAX([.A48]-1;0)*[.$K$6]" office:value-type="float" office:value="12" calcext:value-type="float">
            <text:p>12</text:p>
          </table:table-cell>
          <table:table-cell table:formula="of:=IF([.B48]&lt;=2;([.B48]-1)*([.B48]+2);2.5*([.B48]*([.B48]-3)+4))" office:value-type="float" office:value="10" calcext:value-type="float">
            <text:p>10</text:p>
          </table:table-cell>
          <table:table-cell table:formula="of:=SUM([.D48:.F48])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formula="of:=SUM([.A49:.B49])" office:value-type="float" office:value="10" calcext:value-type="float">
            <text:p>10</text:p>
          </table:table-cell>
          <table:table-cell table:formula="of:=([.A49]^2+[.A49])" office:value-type="float" office:value="42" calcext:value-type="float">
            <text:p>42</text:p>
          </table:table-cell>
          <table:table-cell table:formula="of:=MAX([.A49]-1;0)*[.$K$6]" office:value-type="float" office:value="10" calcext:value-type="float">
            <text:p>10</text:p>
          </table:table-cell>
          <table:table-cell table:formula="of:=IF([.B49]&lt;=2;([.B49]-1)*([.B49]+2);2.5*([.B49]*([.B49]-3)+4))" office:value-type="float" office:value="20" calcext:value-type="float">
            <text:p>20</text:p>
          </table:table-cell>
          <table:table-cell table:formula="of:=SUM([.D49:.F49])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formula="of:=SUM([.A50:.B50])" office:value-type="float" office:value="10" calcext:value-type="float">
            <text:p>10</text:p>
          </table:table-cell>
          <table:table-cell table:formula="of:=([.A50]^2+[.A50])" office:value-type="float" office:value="30" calcext:value-type="float">
            <text:p>30</text:p>
          </table:table-cell>
          <table:table-cell table:formula="of:=MAX([.A50]-1;0)*[.$K$6]" office:value-type="float" office:value="8" calcext:value-type="float">
            <text:p>8</text:p>
          </table:table-cell>
          <table:table-cell table:formula="of:=IF([.B50]&lt;=2;([.B50]-1)*([.B50]+2);2.5*([.B50]*([.B50]-3)+4))" office:value-type="float" office:value="35" calcext:value-type="float">
            <text:p>35</text:p>
          </table:table-cell>
          <table:table-cell table:formula="of:=SUM([.D50:.F50])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formula="of:=SUM([.A51:.B51])" office:value-type="float" office:value="10" calcext:value-type="float">
            <text:p>10</text:p>
          </table:table-cell>
          <table:table-cell table:formula="of:=([.A51]^2+[.A51])" office:value-type="float" office:value="20" calcext:value-type="float">
            <text:p>20</text:p>
          </table:table-cell>
          <table:table-cell table:formula="of:=MAX([.A51]-1;0)*[.$K$6]" office:value-type="float" office:value="6" calcext:value-type="float">
            <text:p>6</text:p>
          </table:table-cell>
          <table:table-cell table:formula="of:=IF([.B51]&lt;=2;([.B51]-1)*([.B51]+2);2.5*([.B51]*([.B51]-3)+4))" office:value-type="float" office:value="55" calcext:value-type="float">
            <text:p>55</text:p>
          </table:table-cell>
          <table:table-cell table:formula="of:=SUM([.D51:.F5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formula="of:=SUM([.A52:.B52])" office:value-type="float" office:value="10" calcext:value-type="float">
            <text:p>10</text:p>
          </table:table-cell>
          <table:table-cell table:formula="of:=([.A52]^2+[.A52])" office:value-type="float" office:value="12" calcext:value-type="float">
            <text:p>12</text:p>
          </table:table-cell>
          <table:table-cell table:formula="of:=MAX([.A52]-1;0)*[.$K$6]" office:value-type="float" office:value="4" calcext:value-type="float">
            <text:p>4</text:p>
          </table:table-cell>
          <table:table-cell table:formula="of:=IF([.B52]&lt;=2;([.B52]-1)*([.B52]+2);2.5*([.B52]*([.B52]-3)+4))" office:value-type="float" office:value="80" calcext:value-type="float">
            <text:p>80</text:p>
          </table:table-cell>
          <table:table-cell table:formula="of:=SUM([.D52:.F52])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formula="of:=SUM([.A53:.B53])" office:value-type="float" office:value="10" calcext:value-type="float">
            <text:p>10</text:p>
          </table:table-cell>
          <table:table-cell table:formula="of:=([.A53]^2+[.A53])" office:value-type="float" office:value="6" calcext:value-type="float">
            <text:p>6</text:p>
          </table:table-cell>
          <table:table-cell table:formula="of:=MAX([.A53]-1;0)*[.$K$6]" office:value-type="float" office:value="2" calcext:value-type="float">
            <text:p>2</text:p>
          </table:table-cell>
          <table:table-cell table:formula="of:=IF([.B53]&lt;=2;([.B53]-1)*([.B53]+2);2.5*([.B53]*([.B53]-3)+4))" office:value-type="float" office:value="110" calcext:value-type="float">
            <text:p>110</text:p>
          </table:table-cell>
          <table:table-cell table:formula="of:=SUM([.D53:.F53])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formula="of:=SUM([.A54:.B54])" office:value-type="float" office:value="10" calcext:value-type="float">
            <text:p>10</text:p>
          </table:table-cell>
          <table:table-cell table:formula="of:=([.A54]^2+[.A54])" office:value-type="float" office:value="2" calcext:value-type="float">
            <text:p>2</text:p>
          </table:table-cell>
          <table:table-cell table:formula="of:=MAX([.A54]-1;0)*[.$K$6]" office:value-type="float" office:value="0" calcext:value-type="float">
            <text:p>0</text:p>
          </table:table-cell>
          <table:table-cell table:formula="of:=IF([.B54]&lt;=2;([.B54]-1)*([.B54]+2);2.5*([.B54]*([.B54]-3)+4))" office:value-type="float" office:value="145" calcext:value-type="float">
            <text:p>145</text:p>
          </table:table-cell>
          <table:table-cell table:formula="of:=SUM([.D54:.F54])" office:value-type="float" office:value="147" calcext:value-type="float">
            <text:p>147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formula="of:=SUM([.A55:.B55])" office:value-type="float" office:value="10" calcext:value-type="float">
            <text:p>10</text:p>
          </table:table-cell>
          <table:table-cell table:formula="of:=([.A55]^2+[.A55])" office:value-type="float" office:value="0" calcext:value-type="float">
            <text:p>0</text:p>
          </table:table-cell>
          <table:table-cell table:formula="of:=MAX([.A55]-1;0)*[.$K$6]" office:value-type="float" office:value="0" calcext:value-type="float">
            <text:p>0</text:p>
          </table:table-cell>
          <table:table-cell table:formula="of:=IF([.B55]&lt;=2;([.B55]-1)*([.B55]+2);2.5*([.B55]*([.B55]-3)+4))" office:value-type="float" office:value="185" calcext:value-type="float">
            <text:p>185</text:p>
          </table:table-cell>
          <table:table-cell table:formula="of:=SUM([.D55:.F55])" office:value-type="float" office:value="185" calcext:value-type="float">
            <text:p>185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formula="of:=SUM([.A56:.B56])" office:value-type="float" office:value="11" calcext:value-type="float">
            <text:p>11</text:p>
          </table:table-cell>
          <table:table-cell table:formula="of:=([.A56]^2+[.A56])" office:value-type="float" office:value="72" calcext:value-type="float">
            <text:p>72</text:p>
          </table:table-cell>
          <table:table-cell table:formula="of:=MAX([.A56]-1;0)*[.$K$6]" office:value-type="float" office:value="14" calcext:value-type="float">
            <text:p>14</text:p>
          </table:table-cell>
          <table:table-cell table:formula="of:=IF([.B56]&lt;=2;([.B56]-1)*([.B56]+2);2.5*([.B56]*([.B56]-3)+4))" office:value-type="float" office:value="10" calcext:value-type="float">
            <text:p>10</text:p>
          </table:table-cell>
          <table:table-cell table:formula="of:=SUM([.D56:.F56])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formula="of:=SUM([.A57:.B57])" office:value-type="float" office:value="11" calcext:value-type="float">
            <text:p>11</text:p>
          </table:table-cell>
          <table:table-cell table:formula="of:=([.A57]^2+[.A57])" office:value-type="float" office:value="56" calcext:value-type="float">
            <text:p>56</text:p>
          </table:table-cell>
          <table:table-cell table:formula="of:=MAX([.A57]-1;0)*[.$K$6]" office:value-type="float" office:value="12" calcext:value-type="float">
            <text:p>12</text:p>
          </table:table-cell>
          <table:table-cell table:formula="of:=IF([.B57]&lt;=2;([.B57]-1)*([.B57]+2);2.5*([.B57]*([.B57]-3)+4))" office:value-type="float" office:value="20" calcext:value-type="float">
            <text:p>20</text:p>
          </table:table-cell>
          <table:table-cell table:formula="of:=SUM([.D57:.F57])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formula="of:=SUM([.A58:.B58])" office:value-type="float" office:value="11" calcext:value-type="float">
            <text:p>11</text:p>
          </table:table-cell>
          <table:table-cell table:formula="of:=([.A58]^2+[.A58])" office:value-type="float" office:value="42" calcext:value-type="float">
            <text:p>42</text:p>
          </table:table-cell>
          <table:table-cell table:formula="of:=MAX([.A58]-1;0)*[.$K$6]" office:value-type="float" office:value="10" calcext:value-type="float">
            <text:p>10</text:p>
          </table:table-cell>
          <table:table-cell table:formula="of:=IF([.B58]&lt;=2;([.B58]-1)*([.B58]+2);2.5*([.B58]*([.B58]-3)+4))" office:value-type="float" office:value="35" calcext:value-type="float">
            <text:p>35</text:p>
          </table:table-cell>
          <table:table-cell table:formula="of:=SUM([.D58:.F58])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formula="of:=SUM([.A59:.B59])" office:value-type="float" office:value="11" calcext:value-type="float">
            <text:p>11</text:p>
          </table:table-cell>
          <table:table-cell table:formula="of:=([.A59]^2+[.A59])" office:value-type="float" office:value="30" calcext:value-type="float">
            <text:p>30</text:p>
          </table:table-cell>
          <table:table-cell table:formula="of:=MAX([.A59]-1;0)*[.$K$6]" office:value-type="float" office:value="8" calcext:value-type="float">
            <text:p>8</text:p>
          </table:table-cell>
          <table:table-cell table:formula="of:=IF([.B59]&lt;=2;([.B59]-1)*([.B59]+2);2.5*([.B59]*([.B59]-3)+4))" office:value-type="float" office:value="55" calcext:value-type="float">
            <text:p>55</text:p>
          </table:table-cell>
          <table:table-cell table:formula="of:=SUM([.D59:.F59])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formula="of:=SUM([.A60:.B60])" office:value-type="float" office:value="11" calcext:value-type="float">
            <text:p>11</text:p>
          </table:table-cell>
          <table:table-cell table:formula="of:=([.A60]^2+[.A60])" office:value-type="float" office:value="20" calcext:value-type="float">
            <text:p>20</text:p>
          </table:table-cell>
          <table:table-cell table:formula="of:=MAX([.A60]-1;0)*[.$K$6]" office:value-type="float" office:value="6" calcext:value-type="float">
            <text:p>6</text:p>
          </table:table-cell>
          <table:table-cell table:formula="of:=IF([.B60]&lt;=2;([.B60]-1)*([.B60]+2);2.5*([.B60]*([.B60]-3)+4))" office:value-type="float" office:value="80" calcext:value-type="float">
            <text:p>80</text:p>
          </table:table-cell>
          <table:table-cell table:formula="of:=SUM([.D60:.F60])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formula="of:=SUM([.A61:.B61])" office:value-type="float" office:value="11" calcext:value-type="float">
            <text:p>11</text:p>
          </table:table-cell>
          <table:table-cell table:formula="of:=([.A61]^2+[.A61])" office:value-type="float" office:value="12" calcext:value-type="float">
            <text:p>12</text:p>
          </table:table-cell>
          <table:table-cell table:formula="of:=MAX([.A61]-1;0)*[.$K$6]" office:value-type="float" office:value="4" calcext:value-type="float">
            <text:p>4</text:p>
          </table:table-cell>
          <table:table-cell table:formula="of:=IF([.B61]&lt;=2;([.B61]-1)*([.B61]+2);2.5*([.B61]*([.B61]-3)+4))" office:value-type="float" office:value="110" calcext:value-type="float">
            <text:p>110</text:p>
          </table:table-cell>
          <table:table-cell table:formula="of:=SUM([.D61:.F61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formula="of:=SUM([.A62:.B62])" office:value-type="float" office:value="11" calcext:value-type="float">
            <text:p>11</text:p>
          </table:table-cell>
          <table:table-cell table:formula="of:=([.A62]^2+[.A62])" office:value-type="float" office:value="6" calcext:value-type="float">
            <text:p>6</text:p>
          </table:table-cell>
          <table:table-cell table:formula="of:=MAX([.A62]-1;0)*[.$K$6]" office:value-type="float" office:value="2" calcext:value-type="float">
            <text:p>2</text:p>
          </table:table-cell>
          <table:table-cell table:formula="of:=IF([.B62]&lt;=2;([.B62]-1)*([.B62]+2);2.5*([.B62]*([.B62]-3)+4))" office:value-type="float" office:value="145" calcext:value-type="float">
            <text:p>145</text:p>
          </table:table-cell>
          <table:table-cell table:formula="of:=SUM([.D62:.F62])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formula="of:=SUM([.A63:.B63])" office:value-type="float" office:value="11" calcext:value-type="float">
            <text:p>11</text:p>
          </table:table-cell>
          <table:table-cell table:formula="of:=([.A63]^2+[.A63])" office:value-type="float" office:value="2" calcext:value-type="float">
            <text:p>2</text:p>
          </table:table-cell>
          <table:table-cell table:formula="of:=MAX([.A63]-1;0)*[.$K$6]" office:value-type="float" office:value="0" calcext:value-type="float">
            <text:p>0</text:p>
          </table:table-cell>
          <table:table-cell table:formula="of:=IF([.B63]&lt;=2;([.B63]-1)*([.B63]+2);2.5*([.B63]*([.B63]-3)+4))" office:value-type="float" office:value="185" calcext:value-type="float">
            <text:p>185</text:p>
          </table:table-cell>
          <table:table-cell table:formula="of:=SUM([.D63:.F63])" office:value-type="float" office:value="187" calcext:value-type="float">
            <text:p>187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formula="of:=SUM([.A64:.B64])" office:value-type="float" office:value="11" calcext:value-type="float">
            <text:p>11</text:p>
          </table:table-cell>
          <table:table-cell table:formula="of:=([.A64]^2+[.A64])" office:value-type="float" office:value="0" calcext:value-type="float">
            <text:p>0</text:p>
          </table:table-cell>
          <table:table-cell table:formula="of:=MAX([.A64]-1;0)*[.$K$6]" office:value-type="float" office:value="0" calcext:value-type="float">
            <text:p>0</text:p>
          </table:table-cell>
          <table:table-cell table:formula="of:=IF([.B64]&lt;=2;([.B64]-1)*([.B64]+2);2.5*([.B64]*([.B64]-3)+4))" office:value-type="float" office:value="230" calcext:value-type="float">
            <text:p>230</text:p>
          </table:table-cell>
          <table:table-cell table:formula="of:=SUM([.D64:.F64])" office:value-type="float" office:value="230" calcext:value-type="float">
            <text:p>230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formula="of:=SUM([.A65:.B65])" office:value-type="float" office:value="12" calcext:value-type="float">
            <text:p>12</text:p>
          </table:table-cell>
          <table:table-cell table:formula="of:=([.A65]^2+[.A65])" office:value-type="float" office:value="72" calcext:value-type="float">
            <text:p>72</text:p>
          </table:table-cell>
          <table:table-cell table:formula="of:=MAX([.A65]-1;0)*[.$K$6]" office:value-type="float" office:value="14" calcext:value-type="float">
            <text:p>14</text:p>
          </table:table-cell>
          <table:table-cell table:formula="of:=IF([.B65]&lt;=2;([.B65]-1)*([.B65]+2);2.5*([.B65]*([.B65]-3)+4))" office:value-type="float" office:value="20" calcext:value-type="float">
            <text:p>20</text:p>
          </table:table-cell>
          <table:table-cell table:formula="of:=SUM([.D65:.F65])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formula="of:=SUM([.A66:.B66])" office:value-type="float" office:value="12" calcext:value-type="float">
            <text:p>12</text:p>
          </table:table-cell>
          <table:table-cell table:formula="of:=([.A66]^2+[.A66])" office:value-type="float" office:value="56" calcext:value-type="float">
            <text:p>56</text:p>
          </table:table-cell>
          <table:table-cell table:formula="of:=MAX([.A66]-1;0)*[.$K$6]" office:value-type="float" office:value="12" calcext:value-type="float">
            <text:p>12</text:p>
          </table:table-cell>
          <table:table-cell table:formula="of:=IF([.B66]&lt;=2;([.B66]-1)*([.B66]+2);2.5*([.B66]*([.B66]-3)+4))" office:value-type="float" office:value="35" calcext:value-type="float">
            <text:p>35</text:p>
          </table:table-cell>
          <table:table-cell table:formula="of:=SUM([.D66:.F66])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formula="of:=SUM([.A67:.B67])" office:value-type="float" office:value="12" calcext:value-type="float">
            <text:p>12</text:p>
          </table:table-cell>
          <table:table-cell table:formula="of:=([.A67]^2+[.A67])" office:value-type="float" office:value="42" calcext:value-type="float">
            <text:p>42</text:p>
          </table:table-cell>
          <table:table-cell table:formula="of:=MAX([.A67]-1;0)*[.$K$6]" office:value-type="float" office:value="10" calcext:value-type="float">
            <text:p>10</text:p>
          </table:table-cell>
          <table:table-cell table:formula="of:=IF([.B67]&lt;=2;([.B67]-1)*([.B67]+2);2.5*([.B67]*([.B67]-3)+4))" office:value-type="float" office:value="55" calcext:value-type="float">
            <text:p>55</text:p>
          </table:table-cell>
          <table:table-cell table:formula="of:=SUM([.D67:.F67])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formula="of:=SUM([.A68:.B68])" office:value-type="float" office:value="12" calcext:value-type="float">
            <text:p>12</text:p>
          </table:table-cell>
          <table:table-cell table:formula="of:=([.A68]^2+[.A68])" office:value-type="float" office:value="30" calcext:value-type="float">
            <text:p>30</text:p>
          </table:table-cell>
          <table:table-cell table:formula="of:=MAX([.A68]-1;0)*[.$K$6]" office:value-type="float" office:value="8" calcext:value-type="float">
            <text:p>8</text:p>
          </table:table-cell>
          <table:table-cell table:formula="of:=IF([.B68]&lt;=2;([.B68]-1)*([.B68]+2);2.5*([.B68]*([.B68]-3)+4))" office:value-type="float" office:value="80" calcext:value-type="float">
            <text:p>80</text:p>
          </table:table-cell>
          <table:table-cell table:formula="of:=SUM([.D68:.F68])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formula="of:=SUM([.A69:.B69])" office:value-type="float" office:value="12" calcext:value-type="float">
            <text:p>12</text:p>
          </table:table-cell>
          <table:table-cell table:formula="of:=([.A69]^2+[.A69])" office:value-type="float" office:value="20" calcext:value-type="float">
            <text:p>20</text:p>
          </table:table-cell>
          <table:table-cell table:formula="of:=MAX([.A69]-1;0)*[.$K$6]" office:value-type="float" office:value="6" calcext:value-type="float">
            <text:p>6</text:p>
          </table:table-cell>
          <table:table-cell table:formula="of:=IF([.B69]&lt;=2;([.B69]-1)*([.B69]+2);2.5*([.B69]*([.B69]-3)+4))" office:value-type="float" office:value="110" calcext:value-type="float">
            <text:p>110</text:p>
          </table:table-cell>
          <table:table-cell table:formula="of:=SUM([.D69:.F69])" office:value-type="float" office:value="136" calcext:value-type="float">
            <text:p>136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formula="of:=SUM([.A70:.B70])" office:value-type="float" office:value="12" calcext:value-type="float">
            <text:p>12</text:p>
          </table:table-cell>
          <table:table-cell table:formula="of:=([.A70]^2+[.A70])" office:value-type="float" office:value="12" calcext:value-type="float">
            <text:p>12</text:p>
          </table:table-cell>
          <table:table-cell table:formula="of:=MAX([.A70]-1;0)*[.$K$6]" office:value-type="float" office:value="4" calcext:value-type="float">
            <text:p>4</text:p>
          </table:table-cell>
          <table:table-cell table:formula="of:=IF([.B70]&lt;=2;([.B70]-1)*([.B70]+2);2.5*([.B70]*([.B70]-3)+4))" office:value-type="float" office:value="145" calcext:value-type="float">
            <text:p>145</text:p>
          </table:table-cell>
          <table:table-cell table:formula="of:=SUM([.D70:.F70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formula="of:=SUM([.A71:.B71])" office:value-type="float" office:value="12" calcext:value-type="float">
            <text:p>12</text:p>
          </table:table-cell>
          <table:table-cell table:formula="of:=([.A71]^2+[.A71])" office:value-type="float" office:value="6" calcext:value-type="float">
            <text:p>6</text:p>
          </table:table-cell>
          <table:table-cell table:formula="of:=MAX([.A71]-1;0)*[.$K$6]" office:value-type="float" office:value="2" calcext:value-type="float">
            <text:p>2</text:p>
          </table:table-cell>
          <table:table-cell table:formula="of:=IF([.B71]&lt;=2;([.B71]-1)*([.B71]+2);2.5*([.B71]*([.B71]-3)+4))" office:value-type="float" office:value="185" calcext:value-type="float">
            <text:p>185</text:p>
          </table:table-cell>
          <table:table-cell table:formula="of:=SUM([.D71:.F71])"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formula="of:=SUM([.A72:.B72])" office:value-type="float" office:value="12" calcext:value-type="float">
            <text:p>12</text:p>
          </table:table-cell>
          <table:table-cell table:formula="of:=([.A72]^2+[.A72])" office:value-type="float" office:value="2" calcext:value-type="float">
            <text:p>2</text:p>
          </table:table-cell>
          <table:table-cell table:formula="of:=MAX([.A72]-1;0)*[.$K$6]" office:value-type="float" office:value="0" calcext:value-type="float">
            <text:p>0</text:p>
          </table:table-cell>
          <table:table-cell table:formula="of:=IF([.B72]&lt;=2;([.B72]-1)*([.B72]+2);2.5*([.B72]*([.B72]-3)+4))" office:value-type="float" office:value="230" calcext:value-type="float">
            <text:p>230</text:p>
          </table:table-cell>
          <table:table-cell table:formula="of:=SUM([.D72:.F72])" office:value-type="float" office:value="232" calcext:value-type="float">
            <text:p>232</text:p>
          </table:table-cell>
          <table:table-cell table:number-columns-repeated="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formula="of:=SUM([.A73:.B73])" office:value-type="float" office:value="12" calcext:value-type="float">
            <text:p>12</text:p>
          </table:table-cell>
          <table:table-cell table:formula="of:=([.A73]^2+[.A73])" office:value-type="float" office:value="0" calcext:value-type="float">
            <text:p>0</text:p>
          </table:table-cell>
          <table:table-cell table:formula="of:=MAX([.A73]-1;0)*[.$K$6]" office:value-type="float" office:value="0" calcext:value-type="float">
            <text:p>0</text:p>
          </table:table-cell>
          <table:table-cell table:formula="of:=IF([.B73]&lt;=2;([.B73]-1)*([.B73]+2);2.5*([.B73]*([.B73]-3)+4))" office:value-type="float" office:value="280" calcext:value-type="float">
            <text:p>280</text:p>
          </table:table-cell>
          <table:table-cell table:formula="of:=SUM([.D73:.F73])" office:value-type="float" office:value="280" calcext:value-type="float">
            <text:p>280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formula="of:=SUM([.A74:.B74])" office:value-type="float" office:value="13" calcext:value-type="float">
            <text:p>13</text:p>
          </table:table-cell>
          <table:table-cell table:formula="of:=([.A74]^2+[.A74])" office:value-type="float" office:value="72" calcext:value-type="float">
            <text:p>72</text:p>
          </table:table-cell>
          <table:table-cell table:formula="of:=MAX([.A74]-1;0)*[.$K$6]" office:value-type="float" office:value="14" calcext:value-type="float">
            <text:p>14</text:p>
          </table:table-cell>
          <table:table-cell table:formula="of:=IF([.B74]&lt;=2;([.B74]-1)*([.B74]+2);2.5*([.B74]*([.B74]-3)+4))" office:value-type="float" office:value="35" calcext:value-type="float">
            <text:p>35</text:p>
          </table:table-cell>
          <table:table-cell table:formula="of:=SUM([.D74:.F74])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formula="of:=SUM([.A75:.B75])" office:value-type="float" office:value="13" calcext:value-type="float">
            <text:p>13</text:p>
          </table:table-cell>
          <table:table-cell table:formula="of:=([.A75]^2+[.A75])" office:value-type="float" office:value="56" calcext:value-type="float">
            <text:p>56</text:p>
          </table:table-cell>
          <table:table-cell table:formula="of:=MAX([.A75]-1;0)*[.$K$6]" office:value-type="float" office:value="12" calcext:value-type="float">
            <text:p>12</text:p>
          </table:table-cell>
          <table:table-cell table:formula="of:=IF([.B75]&lt;=2;([.B75]-1)*([.B75]+2);2.5*([.B75]*([.B75]-3)+4))" office:value-type="float" office:value="55" calcext:value-type="float">
            <text:p>55</text:p>
          </table:table-cell>
          <table:table-cell table:formula="of:=SUM([.D75:.F75])"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formula="of:=SUM([.A76:.B76])" office:value-type="float" office:value="13" calcext:value-type="float">
            <text:p>13</text:p>
          </table:table-cell>
          <table:table-cell table:formula="of:=([.A76]^2+[.A76])" office:value-type="float" office:value="42" calcext:value-type="float">
            <text:p>42</text:p>
          </table:table-cell>
          <table:table-cell table:formula="of:=MAX([.A76]-1;0)*[.$K$6]" office:value-type="float" office:value="10" calcext:value-type="float">
            <text:p>10</text:p>
          </table:table-cell>
          <table:table-cell table:formula="of:=IF([.B76]&lt;=2;([.B76]-1)*([.B76]+2);2.5*([.B76]*([.B76]-3)+4))" office:value-type="float" office:value="80" calcext:value-type="float">
            <text:p>80</text:p>
          </table:table-cell>
          <table:table-cell table:formula="of:=SUM([.D76:.F76])" office:value-type="float" office:value="132" calcext:value-type="float">
            <text:p>132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formula="of:=SUM([.A77:.B77])" office:value-type="float" office:value="13" calcext:value-type="float">
            <text:p>13</text:p>
          </table:table-cell>
          <table:table-cell table:formula="of:=([.A77]^2+[.A77])" office:value-type="float" office:value="30" calcext:value-type="float">
            <text:p>30</text:p>
          </table:table-cell>
          <table:table-cell table:formula="of:=MAX([.A77]-1;0)*[.$K$6]" office:value-type="float" office:value="8" calcext:value-type="float">
            <text:p>8</text:p>
          </table:table-cell>
          <table:table-cell table:formula="of:=IF([.B77]&lt;=2;([.B77]-1)*([.B77]+2);2.5*([.B77]*([.B77]-3)+4))" office:value-type="float" office:value="110" calcext:value-type="float">
            <text:p>110</text:p>
          </table:table-cell>
          <table:table-cell table:formula="of:=SUM([.D77:.F77])" office:value-type="float" office:value="148" calcext:value-type="float">
            <text:p>148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formula="of:=SUM([.A78:.B78])" office:value-type="float" office:value="13" calcext:value-type="float">
            <text:p>13</text:p>
          </table:table-cell>
          <table:table-cell table:formula="of:=([.A78]^2+[.A78])" office:value-type="float" office:value="20" calcext:value-type="float">
            <text:p>20</text:p>
          </table:table-cell>
          <table:table-cell table:formula="of:=MAX([.A78]-1;0)*[.$K$6]" office:value-type="float" office:value="6" calcext:value-type="float">
            <text:p>6</text:p>
          </table:table-cell>
          <table:table-cell table:formula="of:=IF([.B78]&lt;=2;([.B78]-1)*([.B78]+2);2.5*([.B78]*([.B78]-3)+4))" office:value-type="float" office:value="145" calcext:value-type="float">
            <text:p>145</text:p>
          </table:table-cell>
          <table:table-cell table:formula="of:=SUM([.D78:.F78])"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SUM([.A79:.B79])" office:value-type="float" office:value="13" calcext:value-type="float">
            <text:p>13</text:p>
          </table:table-cell>
          <table:table-cell table:formula="of:=([.A79]^2+[.A79])" office:value-type="float" office:value="12" calcext:value-type="float">
            <text:p>12</text:p>
          </table:table-cell>
          <table:table-cell table:formula="of:=MAX([.A79]-1;0)*[.$K$6]" office:value-type="float" office:value="4" calcext:value-type="float">
            <text:p>4</text:p>
          </table:table-cell>
          <table:table-cell table:formula="of:=IF([.B79]&lt;=2;([.B79]-1)*([.B79]+2);2.5*([.B79]*([.B79]-3)+4))" office:value-type="float" office:value="185" calcext:value-type="float">
            <text:p>185</text:p>
          </table:table-cell>
          <table:table-cell table:formula="of:=SUM([.D79:.F79])"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formula="of:=SUM([.A80:.B80])" office:value-type="float" office:value="13" calcext:value-type="float">
            <text:p>13</text:p>
          </table:table-cell>
          <table:table-cell table:formula="of:=([.A80]^2+[.A80])" office:value-type="float" office:value="6" calcext:value-type="float">
            <text:p>6</text:p>
          </table:table-cell>
          <table:table-cell table:formula="of:=MAX([.A80]-1;0)*[.$K$6]" office:value-type="float" office:value="2" calcext:value-type="float">
            <text:p>2</text:p>
          </table:table-cell>
          <table:table-cell table:formula="of:=IF([.B80]&lt;=2;([.B80]-1)*([.B80]+2);2.5*([.B80]*([.B80]-3)+4))" office:value-type="float" office:value="230" calcext:value-type="float">
            <text:p>230</text:p>
          </table:table-cell>
          <table:table-cell table:formula="of:=SUM([.D80:.F80])" office:value-type="float" office:value="238" calcext:value-type="float">
            <text:p>238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formula="of:=SUM([.A81:.B81])" office:value-type="float" office:value="13" calcext:value-type="float">
            <text:p>13</text:p>
          </table:table-cell>
          <table:table-cell table:formula="of:=([.A81]^2+[.A81])" office:value-type="float" office:value="2" calcext:value-type="float">
            <text:p>2</text:p>
          </table:table-cell>
          <table:table-cell table:formula="of:=MAX([.A81]-1;0)*[.$K$6]" office:value-type="float" office:value="0" calcext:value-type="float">
            <text:p>0</text:p>
          </table:table-cell>
          <table:table-cell table:formula="of:=IF([.B81]&lt;=2;([.B81]-1)*([.B81]+2);2.5*([.B81]*([.B81]-3)+4))" office:value-type="float" office:value="280" calcext:value-type="float">
            <text:p>280</text:p>
          </table:table-cell>
          <table:table-cell table:formula="of:=SUM([.D81:.F81])"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formula="of:=SUM([.A82:.B82])" office:value-type="float" office:value="14" calcext:value-type="float">
            <text:p>14</text:p>
          </table:table-cell>
          <table:table-cell table:formula="of:=([.A82]^2+[.A82])" office:value-type="float" office:value="72" calcext:value-type="float">
            <text:p>72</text:p>
          </table:table-cell>
          <table:table-cell table:formula="of:=MAX([.A82]-1;0)*[.$K$6]" office:value-type="float" office:value="14" calcext:value-type="float">
            <text:p>14</text:p>
          </table:table-cell>
          <table:table-cell table:formula="of:=IF([.B82]&lt;=2;([.B82]-1)*([.B82]+2);2.5*([.B82]*([.B82]-3)+4))" office:value-type="float" office:value="55" calcext:value-type="float">
            <text:p>55</text:p>
          </table:table-cell>
          <table:table-cell table:formula="of:=SUM([.D82:.F82])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formula="of:=SUM([.A83:.B83])" office:value-type="float" office:value="14" calcext:value-type="float">
            <text:p>14</text:p>
          </table:table-cell>
          <table:table-cell table:formula="of:=([.A83]^2+[.A83])" office:value-type="float" office:value="56" calcext:value-type="float">
            <text:p>56</text:p>
          </table:table-cell>
          <table:table-cell table:formula="of:=MAX([.A83]-1;0)*[.$K$6]" office:value-type="float" office:value="12" calcext:value-type="float">
            <text:p>12</text:p>
          </table:table-cell>
          <table:table-cell table:formula="of:=IF([.B83]&lt;=2;([.B83]-1)*([.B83]+2);2.5*([.B83]*([.B83]-3)+4))" office:value-type="float" office:value="80" calcext:value-type="float">
            <text:p>80</text:p>
          </table:table-cell>
          <table:table-cell table:formula="of:=SUM([.D83:.F83])" office:value-type="float" office:value="148" calcext:value-type="float">
            <text:p>14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formula="of:=SUM([.A84:.B84])" office:value-type="float" office:value="14" calcext:value-type="float">
            <text:p>14</text:p>
          </table:table-cell>
          <table:table-cell table:formula="of:=([.A84]^2+[.A84])" office:value-type="float" office:value="42" calcext:value-type="float">
            <text:p>42</text:p>
          </table:table-cell>
          <table:table-cell table:formula="of:=MAX([.A84]-1;0)*[.$K$6]" office:value-type="float" office:value="10" calcext:value-type="float">
            <text:p>10</text:p>
          </table:table-cell>
          <table:table-cell table:formula="of:=IF([.B84]&lt;=2;([.B84]-1)*([.B84]+2);2.5*([.B84]*([.B84]-3)+4))" office:value-type="float" office:value="110" calcext:value-type="float">
            <text:p>110</text:p>
          </table:table-cell>
          <table:table-cell table:formula="of:=SUM([.D84:.F84])" office:value-type="float" office:value="162" calcext:value-type="float">
            <text:p>162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formula="of:=SUM([.A85:.B85])" office:value-type="float" office:value="14" calcext:value-type="float">
            <text:p>14</text:p>
          </table:table-cell>
          <table:table-cell table:formula="of:=([.A85]^2+[.A85])" office:value-type="float" office:value="30" calcext:value-type="float">
            <text:p>30</text:p>
          </table:table-cell>
          <table:table-cell table:formula="of:=MAX([.A85]-1;0)*[.$K$6]" office:value-type="float" office:value="8" calcext:value-type="float">
            <text:p>8</text:p>
          </table:table-cell>
          <table:table-cell table:formula="of:=IF([.B85]&lt;=2;([.B85]-1)*([.B85]+2);2.5*([.B85]*([.B85]-3)+4))" office:value-type="float" office:value="145" calcext:value-type="float">
            <text:p>145</text:p>
          </table:table-cell>
          <table:table-cell table:formula="of:=SUM([.D85:.F85])" office:value-type="float" office:value="183" calcext:value-type="float">
            <text:p>183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formula="of:=SUM([.A86:.B86])" office:value-type="float" office:value="14" calcext:value-type="float">
            <text:p>14</text:p>
          </table:table-cell>
          <table:table-cell table:formula="of:=([.A86]^2+[.A86])" office:value-type="float" office:value="20" calcext:value-type="float">
            <text:p>20</text:p>
          </table:table-cell>
          <table:table-cell table:formula="of:=MAX([.A86]-1;0)*[.$K$6]" office:value-type="float" office:value="6" calcext:value-type="float">
            <text:p>6</text:p>
          </table:table-cell>
          <table:table-cell table:formula="of:=IF([.B86]&lt;=2;([.B86]-1)*([.B86]+2);2.5*([.B86]*([.B86]-3)+4))" office:value-type="float" office:value="185" calcext:value-type="float">
            <text:p>185</text:p>
          </table:table-cell>
          <table:table-cell table:formula="of:=SUM([.D86:.F86])"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formula="of:=SUM([.A87:.B87])" office:value-type="float" office:value="14" calcext:value-type="float">
            <text:p>14</text:p>
          </table:table-cell>
          <table:table-cell table:formula="of:=([.A87]^2+[.A87])" office:value-type="float" office:value="12" calcext:value-type="float">
            <text:p>12</text:p>
          </table:table-cell>
          <table:table-cell table:formula="of:=MAX([.A87]-1;0)*[.$K$6]" office:value-type="float" office:value="4" calcext:value-type="float">
            <text:p>4</text:p>
          </table:table-cell>
          <table:table-cell table:formula="of:=IF([.B87]&lt;=2;([.B87]-1)*([.B87]+2);2.5*([.B87]*([.B87]-3)+4))" office:value-type="float" office:value="230" calcext:value-type="float">
            <text:p>230</text:p>
          </table:table-cell>
          <table:table-cell table:formula="of:=SUM([.D87:.F87])" office:value-type="float" office:value="246" calcext:value-type="float">
            <text:p>246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formula="of:=SUM([.A88:.B88])" office:value-type="float" office:value="14" calcext:value-type="float">
            <text:p>14</text:p>
          </table:table-cell>
          <table:table-cell table:formula="of:=([.A88]^2+[.A88])" office:value-type="float" office:value="6" calcext:value-type="float">
            <text:p>6</text:p>
          </table:table-cell>
          <table:table-cell table:formula="of:=MAX([.A88]-1;0)*[.$K$6]" office:value-type="float" office:value="2" calcext:value-type="float">
            <text:p>2</text:p>
          </table:table-cell>
          <table:table-cell table:formula="of:=IF([.B88]&lt;=2;([.B88]-1)*([.B88]+2);2.5*([.B88]*([.B88]-3)+4))" office:value-type="float" office:value="280" calcext:value-type="float">
            <text:p>280</text:p>
          </table:table-cell>
          <table:table-cell table:formula="of:=SUM([.D88:.F88])" office:value-type="float" office:value="288" calcext:value-type="float">
            <text:p>288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formula="of:=SUM([.A89:.B89])" office:value-type="float" office:value="15" calcext:value-type="float">
            <text:p>15</text:p>
          </table:table-cell>
          <table:table-cell table:formula="of:=([.A89]^2+[.A89])" office:value-type="float" office:value="72" calcext:value-type="float">
            <text:p>72</text:p>
          </table:table-cell>
          <table:table-cell table:formula="of:=MAX([.A89]-1;0)*[.$K$6]" office:value-type="float" office:value="14" calcext:value-type="float">
            <text:p>14</text:p>
          </table:table-cell>
          <table:table-cell table:formula="of:=IF([.B89]&lt;=2;([.B89]-1)*([.B89]+2);2.5*([.B89]*([.B89]-3)+4))" office:value-type="float" office:value="80" calcext:value-type="float">
            <text:p>80</text:p>
          </table:table-cell>
          <table:table-cell table:formula="of:=SUM([.D89:.F89])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SUM([.A90:.B90])" office:value-type="float" office:value="15" calcext:value-type="float">
            <text:p>15</text:p>
          </table:table-cell>
          <table:table-cell table:formula="of:=([.A90]^2+[.A90])" office:value-type="float" office:value="56" calcext:value-type="float">
            <text:p>56</text:p>
          </table:table-cell>
          <table:table-cell table:formula="of:=MAX([.A90]-1;0)*[.$K$6]" office:value-type="float" office:value="12" calcext:value-type="float">
            <text:p>12</text:p>
          </table:table-cell>
          <table:table-cell table:formula="of:=IF([.B90]&lt;=2;([.B90]-1)*([.B90]+2);2.5*([.B90]*([.B90]-3)+4))" office:value-type="float" office:value="110" calcext:value-type="float">
            <text:p>110</text:p>
          </table:table-cell>
          <table:table-cell table:formula="of:=SUM([.D90:.F90])" office:value-type="float" office:value="178" calcext:value-type="float">
            <text:p>17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formula="of:=SUM([.A91:.B91])" office:value-type="float" office:value="15" calcext:value-type="float">
            <text:p>15</text:p>
          </table:table-cell>
          <table:table-cell table:formula="of:=([.A91]^2+[.A91])" office:value-type="float" office:value="42" calcext:value-type="float">
            <text:p>42</text:p>
          </table:table-cell>
          <table:table-cell table:formula="of:=MAX([.A91]-1;0)*[.$K$6]" office:value-type="float" office:value="10" calcext:value-type="float">
            <text:p>10</text:p>
          </table:table-cell>
          <table:table-cell table:formula="of:=IF([.B91]&lt;=2;([.B91]-1)*([.B91]+2);2.5*([.B91]*([.B91]-3)+4))" office:value-type="float" office:value="145" calcext:value-type="float">
            <text:p>145</text:p>
          </table:table-cell>
          <table:table-cell table:formula="of:=SUM([.D91:.F91])"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formula="of:=SUM([.A92:.B92])" office:value-type="float" office:value="15" calcext:value-type="float">
            <text:p>15</text:p>
          </table:table-cell>
          <table:table-cell table:formula="of:=([.A92]^2+[.A92])" office:value-type="float" office:value="30" calcext:value-type="float">
            <text:p>30</text:p>
          </table:table-cell>
          <table:table-cell table:formula="of:=MAX([.A92]-1;0)*[.$K$6]" office:value-type="float" office:value="8" calcext:value-type="float">
            <text:p>8</text:p>
          </table:table-cell>
          <table:table-cell table:formula="of:=IF([.B92]&lt;=2;([.B92]-1)*([.B92]+2);2.5*([.B92]*([.B92]-3)+4))" office:value-type="float" office:value="185" calcext:value-type="float">
            <text:p>185</text:p>
          </table:table-cell>
          <table:table-cell table:formula="of:=SUM([.D92:.F92])"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formula="of:=SUM([.A93:.B93])" office:value-type="float" office:value="15" calcext:value-type="float">
            <text:p>15</text:p>
          </table:table-cell>
          <table:table-cell table:formula="of:=([.A93]^2+[.A93])" office:value-type="float" office:value="20" calcext:value-type="float">
            <text:p>20</text:p>
          </table:table-cell>
          <table:table-cell table:formula="of:=MAX([.A93]-1;0)*[.$K$6]" office:value-type="float" office:value="6" calcext:value-type="float">
            <text:p>6</text:p>
          </table:table-cell>
          <table:table-cell table:formula="of:=IF([.B93]&lt;=2;([.B93]-1)*([.B93]+2);2.5*([.B93]*([.B93]-3)+4))" office:value-type="float" office:value="230" calcext:value-type="float">
            <text:p>230</text:p>
          </table:table-cell>
          <table:table-cell table:formula="of:=SUM([.D93:.F93])"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formula="of:=SUM([.A94:.B94])" office:value-type="float" office:value="15" calcext:value-type="float">
            <text:p>15</text:p>
          </table:table-cell>
          <table:table-cell table:formula="of:=([.A94]^2+[.A94])" office:value-type="float" office:value="12" calcext:value-type="float">
            <text:p>12</text:p>
          </table:table-cell>
          <table:table-cell table:formula="of:=MAX([.A94]-1;0)*[.$K$6]" office:value-type="float" office:value="4" calcext:value-type="float">
            <text:p>4</text:p>
          </table:table-cell>
          <table:table-cell table:formula="of:=IF([.B94]&lt;=2;([.B94]-1)*([.B94]+2);2.5*([.B94]*([.B94]-3)+4))" office:value-type="float" office:value="280" calcext:value-type="float">
            <text:p>280</text:p>
          </table:table-cell>
          <table:table-cell table:formula="of:=SUM([.D94:.F94])" office:value-type="float" office:value="296" calcext:value-type="float">
            <text:p>296</text:p>
          </table:table-cell>
          <table:table-cell table:number-columns-repeated="1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formula="of:=SUM([.A95:.B95])" office:value-type="float" office:value="16" calcext:value-type="float">
            <text:p>16</text:p>
          </table:table-cell>
          <table:table-cell table:formula="of:=([.A95]^2+[.A95])" office:value-type="float" office:value="72" calcext:value-type="float">
            <text:p>72</text:p>
          </table:table-cell>
          <table:table-cell table:formula="of:=MAX([.A95]-1;0)*[.$K$6]" office:value-type="float" office:value="14" calcext:value-type="float">
            <text:p>14</text:p>
          </table:table-cell>
          <table:table-cell table:formula="of:=IF([.B95]&lt;=2;([.B95]-1)*([.B95]+2);2.5*([.B95]*([.B95]-3)+4))" office:value-type="float" office:value="110" calcext:value-type="float">
            <text:p>110</text:p>
          </table:table-cell>
          <table:table-cell table:formula="of:=SUM([.D95:.F95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formula="of:=SUM([.A96:.B96])" office:value-type="float" office:value="16" calcext:value-type="float">
            <text:p>16</text:p>
          </table:table-cell>
          <table:table-cell table:formula="of:=([.A96]^2+[.A96])" office:value-type="float" office:value="56" calcext:value-type="float">
            <text:p>56</text:p>
          </table:table-cell>
          <table:table-cell table:formula="of:=MAX([.A96]-1;0)*[.$K$6]" office:value-type="float" office:value="12" calcext:value-type="float">
            <text:p>12</text:p>
          </table:table-cell>
          <table:table-cell table:formula="of:=IF([.B96]&lt;=2;([.B96]-1)*([.B96]+2);2.5*([.B96]*([.B96]-3)+4))" office:value-type="float" office:value="145" calcext:value-type="float">
            <text:p>145</text:p>
          </table:table-cell>
          <table:table-cell table:formula="of:=SUM([.D96:.F96])"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formula="of:=SUM([.A97:.B97])" office:value-type="float" office:value="16" calcext:value-type="float">
            <text:p>16</text:p>
          </table:table-cell>
          <table:table-cell table:formula="of:=([.A97]^2+[.A97])" office:value-type="float" office:value="42" calcext:value-type="float">
            <text:p>42</text:p>
          </table:table-cell>
          <table:table-cell table:formula="of:=MAX([.A97]-1;0)*[.$K$6]" office:value-type="float" office:value="10" calcext:value-type="float">
            <text:p>10</text:p>
          </table:table-cell>
          <table:table-cell table:formula="of:=IF([.B97]&lt;=2;([.B97]-1)*([.B97]+2);2.5*([.B97]*([.B97]-3)+4))" office:value-type="float" office:value="185" calcext:value-type="float">
            <text:p>185</text:p>
          </table:table-cell>
          <table:table-cell table:formula="of:=SUM([.D97:.F97])" office:value-type="float" office:value="237" calcext:value-type="float">
            <text:p>237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formula="of:=SUM([.A98:.B98])" office:value-type="float" office:value="16" calcext:value-type="float">
            <text:p>16</text:p>
          </table:table-cell>
          <table:table-cell table:formula="of:=([.A98]^2+[.A98])" office:value-type="float" office:value="30" calcext:value-type="float">
            <text:p>30</text:p>
          </table:table-cell>
          <table:table-cell table:formula="of:=MAX([.A98]-1;0)*[.$K$6]" office:value-type="float" office:value="8" calcext:value-type="float">
            <text:p>8</text:p>
          </table:table-cell>
          <table:table-cell table:formula="of:=IF([.B98]&lt;=2;([.B98]-1)*([.B98]+2);2.5*([.B98]*([.B98]-3)+4))" office:value-type="float" office:value="230" calcext:value-type="float">
            <text:p>230</text:p>
          </table:table-cell>
          <table:table-cell table:formula="of:=SUM([.D98:.F98])" office:value-type="float" office:value="268" calcext:value-type="float">
            <text:p>268</text:p>
          </table:table-cell>
          <table:table-cell table:number-columns-repeated="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formula="of:=SUM([.A99:.B99])" office:value-type="float" office:value="16" calcext:value-type="float">
            <text:p>16</text:p>
          </table:table-cell>
          <table:table-cell table:formula="of:=([.A99]^2+[.A99])" office:value-type="float" office:value="20" calcext:value-type="float">
            <text:p>20</text:p>
          </table:table-cell>
          <table:table-cell table:formula="of:=MAX([.A99]-1;0)*[.$K$6]" office:value-type="float" office:value="6" calcext:value-type="float">
            <text:p>6</text:p>
          </table:table-cell>
          <table:table-cell table:formula="of:=IF([.B99]&lt;=2;([.B99]-1)*([.B99]+2);2.5*([.B99]*([.B99]-3)+4))" office:value-type="float" office:value="280" calcext:value-type="float">
            <text:p>280</text:p>
          </table:table-cell>
          <table:table-cell table:formula="of:=SUM([.D99:.F99])" office:value-type="float" office:value="306" calcext:value-type="float">
            <text:p>306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SUM([.A100:.B100])" office:value-type="float" office:value="17" calcext:value-type="float">
            <text:p>17</text:p>
          </table:table-cell>
          <table:table-cell table:formula="of:=([.A100]^2+[.A100])" office:value-type="float" office:value="72" calcext:value-type="float">
            <text:p>72</text:p>
          </table:table-cell>
          <table:table-cell table:formula="of:=MAX([.A100]-1;0)*[.$K$6]" office:value-type="float" office:value="14" calcext:value-type="float">
            <text:p>14</text:p>
          </table:table-cell>
          <table:table-cell table:formula="of:=IF([.B100]&lt;=2;([.B100]-1)*([.B100]+2);2.5*([.B100]*([.B100]-3)+4))" office:value-type="float" office:value="145" calcext:value-type="float">
            <text:p>145</text:p>
          </table:table-cell>
          <table:table-cell table:formula="of:=SUM([.D100:.F100])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formula="of:=SUM([.A101:.B101])" office:value-type="float" office:value="17" calcext:value-type="float">
            <text:p>17</text:p>
          </table:table-cell>
          <table:table-cell table:formula="of:=([.A101]^2+[.A101])" office:value-type="float" office:value="56" calcext:value-type="float">
            <text:p>56</text:p>
          </table:table-cell>
          <table:table-cell table:formula="of:=MAX([.A101]-1;0)*[.$K$6]" office:value-type="float" office:value="12" calcext:value-type="float">
            <text:p>12</text:p>
          </table:table-cell>
          <table:table-cell table:formula="of:=IF([.B101]&lt;=2;([.B101]-1)*([.B101]+2);2.5*([.B101]*([.B101]-3)+4))" office:value-type="float" office:value="185" calcext:value-type="float">
            <text:p>185</text:p>
          </table:table-cell>
          <table:table-cell table:formula="of:=SUM([.D101:.F101])" office:value-type="float" office:value="253" calcext:value-type="float">
            <text:p>253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formula="of:=SUM([.A102:.B102])" office:value-type="float" office:value="17" calcext:value-type="float">
            <text:p>17</text:p>
          </table:table-cell>
          <table:table-cell table:formula="of:=([.A102]^2+[.A102])" office:value-type="float" office:value="42" calcext:value-type="float">
            <text:p>42</text:p>
          </table:table-cell>
          <table:table-cell table:formula="of:=MAX([.A102]-1;0)*[.$K$6]" office:value-type="float" office:value="10" calcext:value-type="float">
            <text:p>10</text:p>
          </table:table-cell>
          <table:table-cell table:formula="of:=IF([.B102]&lt;=2;([.B102]-1)*([.B102]+2);2.5*([.B102]*([.B102]-3)+4))" office:value-type="float" office:value="230" calcext:value-type="float">
            <text:p>230</text:p>
          </table:table-cell>
          <table:table-cell table:formula="of:=SUM([.D102:.F102])"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formula="of:=SUM([.A103:.B103])" office:value-type="float" office:value="17" calcext:value-type="float">
            <text:p>17</text:p>
          </table:table-cell>
          <table:table-cell table:formula="of:=([.A103]^2+[.A103])" office:value-type="float" office:value="30" calcext:value-type="float">
            <text:p>30</text:p>
          </table:table-cell>
          <table:table-cell table:formula="of:=MAX([.A103]-1;0)*[.$K$6]" office:value-type="float" office:value="8" calcext:value-type="float">
            <text:p>8</text:p>
          </table:table-cell>
          <table:table-cell table:formula="of:=IF([.B103]&lt;=2;([.B103]-1)*([.B103]+2);2.5*([.B103]*([.B103]-3)+4))" office:value-type="float" office:value="280" calcext:value-type="float">
            <text:p>280</text:p>
          </table:table-cell>
          <table:table-cell table:formula="of:=SUM([.D103:.F103])" office:value-type="float" office:value="318" calcext:value-type="float">
            <text:p>318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formula="of:=SUM([.A104:.B104])" office:value-type="float" office:value="18" calcext:value-type="float">
            <text:p>18</text:p>
          </table:table-cell>
          <table:table-cell table:formula="of:=([.A104]^2+[.A104])" office:value-type="float" office:value="72" calcext:value-type="float">
            <text:p>72</text:p>
          </table:table-cell>
          <table:table-cell table:formula="of:=MAX([.A104]-1;0)*[.$K$6]" office:value-type="float" office:value="14" calcext:value-type="float">
            <text:p>14</text:p>
          </table:table-cell>
          <table:table-cell table:formula="of:=IF([.B104]&lt;=2;([.B104]-1)*([.B104]+2);2.5*([.B104]*([.B104]-3)+4))" office:value-type="float" office:value="185" calcext:value-type="float">
            <text:p>185</text:p>
          </table:table-cell>
          <table:table-cell table:formula="of:=SUM([.D104:.F104])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formula="of:=SUM([.A105:.B105])" office:value-type="float" office:value="18" calcext:value-type="float">
            <text:p>18</text:p>
          </table:table-cell>
          <table:table-cell table:formula="of:=([.A105]^2+[.A105])" office:value-type="float" office:value="56" calcext:value-type="float">
            <text:p>56</text:p>
          </table:table-cell>
          <table:table-cell table:formula="of:=MAX([.A105]-1;0)*[.$K$6]" office:value-type="float" office:value="12" calcext:value-type="float">
            <text:p>12</text:p>
          </table:table-cell>
          <table:table-cell table:formula="of:=IF([.B105]&lt;=2;([.B105]-1)*([.B105]+2);2.5*([.B105]*([.B105]-3)+4))" office:value-type="float" office:value="230" calcext:value-type="float">
            <text:p>230</text:p>
          </table:table-cell>
          <table:table-cell table:formula="of:=SUM([.D105:.F105])" office:value-type="float" office:value="298" calcext:value-type="float">
            <text:p>298</text:p>
          </table:table-cell>
          <table:table-cell table:number-columns-repeated="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formula="of:=SUM([.A106:.B106])" office:value-type="float" office:value="18" calcext:value-type="float">
            <text:p>18</text:p>
          </table:table-cell>
          <table:table-cell table:formula="of:=([.A106]^2+[.A106])" office:value-type="float" office:value="42" calcext:value-type="float">
            <text:p>42</text:p>
          </table:table-cell>
          <table:table-cell table:formula="of:=MAX([.A106]-1;0)*[.$K$6]" office:value-type="float" office:value="10" calcext:value-type="float">
            <text:p>10</text:p>
          </table:table-cell>
          <table:table-cell table:formula="of:=IF([.B106]&lt;=2;([.B106]-1)*([.B106]+2);2.5*([.B106]*([.B106]-3)+4))" office:value-type="float" office:value="280" calcext:value-type="float">
            <text:p>280</text:p>
          </table:table-cell>
          <table:table-cell table:formula="of:=SUM([.D106:.F106])" office:value-type="float" office:value="332" calcext:value-type="float">
            <text:p>332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formula="of:=SUM([.A107:.B107])" office:value-type="float" office:value="19" calcext:value-type="float">
            <text:p>19</text:p>
          </table:table-cell>
          <table:table-cell table:formula="of:=([.A107]^2+[.A107])" office:value-type="float" office:value="72" calcext:value-type="float">
            <text:p>72</text:p>
          </table:table-cell>
          <table:table-cell table:formula="of:=MAX([.A107]-1;0)*[.$K$6]" office:value-type="float" office:value="14" calcext:value-type="float">
            <text:p>14</text:p>
          </table:table-cell>
          <table:table-cell table:formula="of:=IF([.B107]&lt;=2;([.B107]-1)*([.B107]+2);2.5*([.B107]*([.B107]-3)+4))" office:value-type="float" office:value="230" calcext:value-type="float">
            <text:p>230</text:p>
          </table:table-cell>
          <table:table-cell table:formula="of:=SUM([.D107:.F107])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formula="of:=SUM([.A108:.B108])" office:value-type="float" office:value="19" calcext:value-type="float">
            <text:p>19</text:p>
          </table:table-cell>
          <table:table-cell table:formula="of:=([.A108]^2+[.A108])" office:value-type="float" office:value="56" calcext:value-type="float">
            <text:p>56</text:p>
          </table:table-cell>
          <table:table-cell table:formula="of:=MAX([.A108]-1;0)*[.$K$6]" office:value-type="float" office:value="12" calcext:value-type="float">
            <text:p>12</text:p>
          </table:table-cell>
          <table:table-cell table:formula="of:=IF([.B108]&lt;=2;([.B108]-1)*([.B108]+2);2.5*([.B108]*([.B108]-3)+4))" office:value-type="float" office:value="280" calcext:value-type="float">
            <text:p>280</text:p>
          </table:table-cell>
          <table:table-cell table:formula="of:=SUM([.D108:.F108])" office:value-type="float" office:value="348" calcext:value-type="float">
            <text:p>348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formula="of:=SUM([.A109:.B109])" office:value-type="float" office:value="20" calcext:value-type="float">
            <text:p>20</text:p>
          </table:table-cell>
          <table:table-cell table:formula="of:=([.A109]^2+[.A109])" office:value-type="float" office:value="72" calcext:value-type="float">
            <text:p>72</text:p>
          </table:table-cell>
          <table:table-cell table:formula="of:=MAX([.A109]-1;0)*[.$K$6]" office:value-type="float" office:value="14" calcext:value-type="float">
            <text:p>14</text:p>
          </table:table-cell>
          <table:table-cell table:formula="of:=IF([.B109]&lt;=2;([.B109]-1)*([.B109]+2);2.5*([.B109]*([.B109]-3)+4))" office:value-type="float" office:value="280" calcext:value-type="float">
            <text:p>280</text:p>
          </table:table-cell>
          <table:table-cell table:formula="of:=SUM([.D109:.F109])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 table:number-rows-repeated="61">
          <table:table-cell table:number-columns-repeated="20"/>
        </table:table-row>
        <table:table-row table:style-name="ro1">
          <table:table-cell office:value-type="string" calcext:value-type="string">
            <text:p>Skill rating</text:p>
          </table:table-cell>
          <table:table-cell office:value-type="string" calcext:value-type="string">
            <text:p>Attribute Rating</text:p>
          </table:table-cell>
          <table:table-cell table:style-name="ce1" office:value-type="string" calcext:value-type="string">
            <text:p>Total Rating</text:p>
          </table:table-cell>
          <table:table-cell table:style-name="ce1" office:value-type="string" calcext:value-type="string">
            <text:p>Skill Cost</text:p>
          </table:table-cell>
          <table:table-cell table:style-name="ce1" office:value-type="string" calcext:value-type="string">
            <text:p>ToL Cost</text:p>
          </table:table-cell>
          <table:table-cell table:style-name="ce1" office:value-type="string" calcext:value-type="string">
            <text:p>Attribute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Min. Total Cost</text:p>
          </table:table-cell>
          <table:table-cell table:number-columns-repeated="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SUM([.A172:.B172])" office:value-type="float" office:value="1" calcext:value-type="float">
            <text:p>1</text:p>
          </table:table-cell>
          <table:table-cell table:formula="of:=([.A172]^2+[.A172])" office:value-type="float" office:value="0" calcext:value-type="float">
            <text:p>0</text:p>
          </table:table-cell>
          <table:table-cell table:formula="of:=MAX([.A172]-1;0)*[.$K$6]" office:value-type="float" office:value="0" calcext:value-type="float">
            <text:p>0</text:p>
          </table:table-cell>
          <table:table-cell table:formula="of:=IF([.B172]&lt;=2;([.B172]-1)*([.B172]+2);2.5*([.B172]*([.B172]-3)+4))" office:value-type="float" office:value="0" calcext:value-type="float">
            <text:p>0</text:p>
          </table:table-cell>
          <table:table-cell table:formula="of:=SUM([.D172:.F17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formula="of:=SUM([.A173:.B173])" office:value-type="float" office:value="2" calcext:value-type="float">
            <text:p>2</text:p>
          </table:table-cell>
          <table:table-cell table:formula="of:=([.A173]^2+[.A173])" office:value-type="float" office:value="2" calcext:value-type="float">
            <text:p>2</text:p>
          </table:table-cell>
          <table:table-cell table:formula="of:=MAX([.A173]-1;0)*[.$K$6]" office:value-type="float" office:value="0" calcext:value-type="float">
            <text:p>0</text:p>
          </table:table-cell>
          <table:table-cell table:formula="of:=IF([.B173]&lt;=2;([.B173]-1)*([.B173]+2);2.5*([.B173]*([.B173]-3)+4))" office:value-type="float" office:value="0" calcext:value-type="float">
            <text:p>0</text:p>
          </table:table-cell>
          <table:table-cell table:formula="of:=SUM([.D173:.F17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A174:.B174])" office:value-type="float" office:value="3" calcext:value-type="float">
            <text:p>3</text:p>
          </table:table-cell>
          <table:table-cell table:formula="of:=([.A174]^2+[.A174])" office:value-type="float" office:value="2" calcext:value-type="float">
            <text:p>2</text:p>
          </table:table-cell>
          <table:table-cell table:formula="of:=MAX([.A174]-1;0)*[.$K$6]" office:value-type="float" office:value="0" calcext:value-type="float">
            <text:p>0</text:p>
          </table:table-cell>
          <table:table-cell table:formula="of:=IF([.B174]&lt;=2;([.B174]-1)*([.B174]+2);2.5*([.B174]*([.B174]-3)+4))" office:value-type="float" office:value="4" calcext:value-type="float">
            <text:p>4</text:p>
          </table:table-cell>
          <table:table-cell table:formula="of:=SUM([.D174:.F17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formula="of:=SUM([.A175:.B175])" office:value-type="float" office:value="4" calcext:value-type="float">
            <text:p>4</text:p>
          </table:table-cell>
          <table:table-cell table:formula="of:=([.A175]^2+[.A175])" office:value-type="float" office:value="6" calcext:value-type="float">
            <text:p>6</text:p>
          </table:table-cell>
          <table:table-cell table:formula="of:=MAX([.A175]-1;0)*[.$K$6]" office:value-type="float" office:value="2" calcext:value-type="float">
            <text:p>2</text:p>
          </table:table-cell>
          <table:table-cell table:formula="of:=IF([.B175]&lt;=2;([.B175]-1)*([.B175]+2);2.5*([.B175]*([.B175]-3)+4))" office:value-type="float" office:value="4" calcext:value-type="float">
            <text:p>4</text:p>
          </table:table-cell>
          <table:table-cell table:formula="of:=SUM([.D175:.F17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SUM([.A176:.B176])" office:value-type="float" office:value="4" calcext:value-type="float">
            <text:p>4</text:p>
          </table:table-cell>
          <table:table-cell table:formula="of:=([.A176]^2+[.A176])" office:value-type="float" office:value="2" calcext:value-type="float">
            <text:p>2</text:p>
          </table:table-cell>
          <table:table-cell table:formula="of:=MAX([.A176]-1;0)*[.$K$6]" office:value-type="float" office:value="0" calcext:value-type="float">
            <text:p>0</text:p>
          </table:table-cell>
          <table:table-cell table:formula="of:=IF([.B176]&lt;=2;([.B176]-1)*([.B176]+2);2.5*([.B176]*([.B176]-3)+4))" office:value-type="float" office:value="10" calcext:value-type="float">
            <text:p>10</text:p>
          </table:table-cell>
          <table:table-cell table:formula="of:=SUM([.D176:.F176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SUM([.A177:.B177])" office:value-type="float" office:value="5" calcext:value-type="float">
            <text:p>5</text:p>
          </table:table-cell>
          <table:table-cell table:formula="of:=([.A177]^2+[.A177])" office:value-type="float" office:value="6" calcext:value-type="float">
            <text:p>6</text:p>
          </table:table-cell>
          <table:table-cell table:formula="of:=MAX([.A177]-1;0)*[.$K$6]" office:value-type="float" office:value="2" calcext:value-type="float">
            <text:p>2</text:p>
          </table:table-cell>
          <table:table-cell table:formula="of:=IF([.B177]&lt;=2;([.B177]-1)*([.B177]+2);2.5*([.B177]*([.B177]-3)+4))" office:value-type="float" office:value="10" calcext:value-type="float">
            <text:p>10</text:p>
          </table:table-cell>
          <table:table-cell table:formula="of:=SUM([.D177:.F177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formula="of:=SUM([.A178:.B178])" office:value-type="float" office:value="6" calcext:value-type="float">
            <text:p>6</text:p>
          </table:table-cell>
          <table:table-cell table:formula="of:=([.A178]^2+[.A178])" office:value-type="float" office:value="12" calcext:value-type="float">
            <text:p>12</text:p>
          </table:table-cell>
          <table:table-cell table:formula="of:=MAX([.A178]-1;0)*[.$K$6]" office:value-type="float" office:value="4" calcext:value-type="float">
            <text:p>4</text:p>
          </table:table-cell>
          <table:table-cell table:formula="of:=IF([.B178]&lt;=2;([.B178]-1)*([.B178]+2);2.5*([.B178]*([.B178]-3)+4))" office:value-type="float" office:value="10" calcext:value-type="float">
            <text:p>10</text:p>
          </table:table-cell>
          <table:table-cell table:formula="of:=SUM([.D178:.F178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SUM([.A179:.B179])" office:value-type="float" office:value="7" calcext:value-type="float">
            <text:p>7</text:p>
          </table:table-cell>
          <table:table-cell table:formula="of:=([.A179]^2+[.A179])" office:value-type="float" office:value="20" calcext:value-type="float">
            <text:p>20</text:p>
          </table:table-cell>
          <table:table-cell table:formula="of:=MAX([.A179]-1;0)*[.$K$6]" office:value-type="float" office:value="6" calcext:value-type="float">
            <text:p>6</text:p>
          </table:table-cell>
          <table:table-cell table:formula="of:=IF([.B179]&lt;=2;([.B179]-1)*([.B179]+2);2.5*([.B179]*([.B179]-3)+4))" office:value-type="float" office:value="10" calcext:value-type="float">
            <text:p>10</text:p>
          </table:table-cell>
          <table:table-cell table:formula="of:=SUM([.D179:.F179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formula="of:=SUM([.A180:.B180])" office:value-type="float" office:value="7" calcext:value-type="float">
            <text:p>7</text:p>
          </table:table-cell>
          <table:table-cell table:formula="of:=([.A180]^2+[.A180])" office:value-type="float" office:value="12" calcext:value-type="float">
            <text:p>12</text:p>
          </table:table-cell>
          <table:table-cell table:formula="of:=MAX([.A180]-1;0)*[.$K$6]" office:value-type="float" office:value="4" calcext:value-type="float">
            <text:p>4</text:p>
          </table:table-cell>
          <table:table-cell table:formula="of:=IF([.B180]&lt;=2;([.B180]-1)*([.B180]+2);2.5*([.B180]*([.B180]-3)+4))" office:value-type="float" office:value="20" calcext:value-type="float">
            <text:p>20</text:p>
          </table:table-cell>
          <table:table-cell table:formula="of:=SUM([.D180:.F180])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formula="of:=SUM([.A181:.B181])" office:value-type="float" office:value="8" calcext:value-type="float">
            <text:p>8</text:p>
          </table:table-cell>
          <table:table-cell table:formula="of:=([.A181]^2+[.A181])" office:value-type="float" office:value="20" calcext:value-type="float">
            <text:p>20</text:p>
          </table:table-cell>
          <table:table-cell table:formula="of:=MAX([.A181]-1;0)*[.$K$6]" office:value-type="float" office:value="6" calcext:value-type="float">
            <text:p>6</text:p>
          </table:table-cell>
          <table:table-cell table:formula="of:=IF([.B181]&lt;=2;([.B181]-1)*([.B181]+2);2.5*([.B181]*([.B181]-3)+4))" office:value-type="float" office:value="20" calcext:value-type="float">
            <text:p>20</text:p>
          </table:table-cell>
          <table:table-cell table:formula="of:=SUM([.D181:.F181])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formula="of:=SUM([.A182:.B182])" office:value-type="float" office:value="9" calcext:value-type="float">
            <text:p>9</text:p>
          </table:table-cell>
          <table:table-cell table:formula="of:=([.A182]^2+[.A182])" office:value-type="float" office:value="30" calcext:value-type="float">
            <text:p>30</text:p>
          </table:table-cell>
          <table:table-cell table:formula="of:=MAX([.A182]-1;0)*[.$K$6]" office:value-type="float" office:value="8" calcext:value-type="float">
            <text:p>8</text:p>
          </table:table-cell>
          <table:table-cell table:formula="of:=IF([.B182]&lt;=2;([.B182]-1)*([.B182]+2);2.5*([.B182]*([.B182]-3)+4))" office:value-type="float" office:value="20" calcext:value-type="float">
            <text:p>20</text:p>
          </table:table-cell>
          <table:table-cell table:formula="of:=SUM([.D182:.F182]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formula="of:=SUM([.A183:.B183])" office:value-type="float" office:value="10" calcext:value-type="float">
            <text:p>10</text:p>
          </table:table-cell>
          <table:table-cell table:formula="of:=([.A183]^2+[.A183])" office:value-type="float" office:value="42" calcext:value-type="float">
            <text:p>42</text:p>
          </table:table-cell>
          <table:table-cell table:formula="of:=MAX([.A183]-1;0)*[.$K$6]" office:value-type="float" office:value="10" calcext:value-type="float">
            <text:p>10</text:p>
          </table:table-cell>
          <table:table-cell table:formula="of:=IF([.B183]&lt;=2;([.B183]-1)*([.B183]+2);2.5*([.B183]*([.B183]-3)+4))" office:value-type="float" office:value="20" calcext:value-type="float">
            <text:p>20</text:p>
          </table:table-cell>
          <table:table-cell table:formula="of:=SUM([.D183:.F183])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formula="of:=SUM([.A184:.B184])" office:value-type="float" office:value="11" calcext:value-type="float">
            <text:p>11</text:p>
          </table:table-cell>
          <table:table-cell table:formula="of:=([.A184]^2+[.A184])" office:value-type="float" office:value="42" calcext:value-type="float">
            <text:p>42</text:p>
          </table:table-cell>
          <table:table-cell table:formula="of:=MAX([.A184]-1;0)*[.$K$6]" office:value-type="float" office:value="10" calcext:value-type="float">
            <text:p>10</text:p>
          </table:table-cell>
          <table:table-cell table:formula="of:=IF([.B184]&lt;=2;([.B184]-1)*([.B184]+2);2.5*([.B184]*([.B184]-3)+4))" office:value-type="float" office:value="35" calcext:value-type="float">
            <text:p>35</text:p>
          </table:table-cell>
          <table:table-cell table:formula="of:=SUM([.D184:.F184])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formula="of:=SUM([.A185:.B185])" office:value-type="float" office:value="12" calcext:value-type="float">
            <text:p>12</text:p>
          </table:table-cell>
          <table:table-cell table:formula="of:=([.A185]^2+[.A185])" office:value-type="float" office:value="56" calcext:value-type="float">
            <text:p>56</text:p>
          </table:table-cell>
          <table:table-cell table:formula="of:=MAX([.A185]-1;0)*[.$K$6]" office:value-type="float" office:value="12" calcext:value-type="float">
            <text:p>12</text:p>
          </table:table-cell>
          <table:table-cell table:formula="of:=IF([.B185]&lt;=2;([.B185]-1)*([.B185]+2);2.5*([.B185]*([.B185]-3)+4))" office:value-type="float" office:value="35" calcext:value-type="float">
            <text:p>35</text:p>
          </table:table-cell>
          <table:table-cell table:formula="of:=SUM([.D185:.F185])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formula="of:=SUM([.A186:.B186])" office:value-type="float" office:value="13" calcext:value-type="float">
            <text:p>13</text:p>
          </table:table-cell>
          <table:table-cell table:formula="of:=([.A186]^2+[.A186])" office:value-type="float" office:value="72" calcext:value-type="float">
            <text:p>72</text:p>
          </table:table-cell>
          <table:table-cell table:formula="of:=MAX([.A186]-1;0)*[.$K$6]" office:value-type="float" office:value="14" calcext:value-type="float">
            <text:p>14</text:p>
          </table:table-cell>
          <table:table-cell table:formula="of:=IF([.B186]&lt;=2;([.B186]-1)*([.B186]+2);2.5*([.B186]*([.B186]-3)+4))" office:value-type="float" office:value="35" calcext:value-type="float">
            <text:p>35</text:p>
          </table:table-cell>
          <table:table-cell table:formula="of:=SUM([.D186:.F186])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formula="of:=SUM([.A187:.B187])" office:value-type="float" office:value="14" calcext:value-type="float">
            <text:p>14</text:p>
          </table:table-cell>
          <table:table-cell table:formula="of:=([.A187]^2+[.A187])" office:value-type="float" office:value="72" calcext:value-type="float">
            <text:p>72</text:p>
          </table:table-cell>
          <table:table-cell table:formula="of:=MAX([.A187]-1;0)*[.$K$6]" office:value-type="float" office:value="14" calcext:value-type="float">
            <text:p>14</text:p>
          </table:table-cell>
          <table:table-cell table:formula="of:=IF([.B187]&lt;=2;([.B187]-1)*([.B187]+2);2.5*([.B187]*([.B187]-3)+4))" office:value-type="float" office:value="55" calcext:value-type="float">
            <text:p>55</text:p>
          </table:table-cell>
          <table:table-cell table:formula="of:=SUM([.D187:.F187])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formula="of:=SUM([.A188:.B188])" office:value-type="float" office:value="15" calcext:value-type="float">
            <text:p>15</text:p>
          </table:table-cell>
          <table:table-cell table:formula="of:=([.A188]^2+[.A188])" office:value-type="float" office:value="72" calcext:value-type="float">
            <text:p>72</text:p>
          </table:table-cell>
          <table:table-cell table:formula="of:=MAX([.A188]-1;0)*[.$K$6]" office:value-type="float" office:value="14" calcext:value-type="float">
            <text:p>14</text:p>
          </table:table-cell>
          <table:table-cell table:formula="of:=IF([.B188]&lt;=2;([.B188]-1)*([.B188]+2);2.5*([.B188]*([.B188]-3)+4))" office:value-type="float" office:value="80" calcext:value-type="float">
            <text:p>80</text:p>
          </table:table-cell>
          <table:table-cell table:formula="of:=SUM([.D188:.F188])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formula="of:=SUM([.A189:.B189])" office:value-type="float" office:value="16" calcext:value-type="float">
            <text:p>16</text:p>
          </table:table-cell>
          <table:table-cell table:formula="of:=([.A189]^2+[.A189])" office:value-type="float" office:value="72" calcext:value-type="float">
            <text:p>72</text:p>
          </table:table-cell>
          <table:table-cell table:formula="of:=MAX([.A189]-1;0)*[.$K$6]" office:value-type="float" office:value="14" calcext:value-type="float">
            <text:p>14</text:p>
          </table:table-cell>
          <table:table-cell table:formula="of:=IF([.B189]&lt;=2;([.B189]-1)*([.B189]+2);2.5*([.B189]*([.B189]-3)+4))" office:value-type="float" office:value="110" calcext:value-type="float">
            <text:p>110</text:p>
          </table:table-cell>
          <table:table-cell table:formula="of:=SUM([.D189:.F189])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formula="of:=SUM([.A190:.B190])" office:value-type="float" office:value="17" calcext:value-type="float">
            <text:p>17</text:p>
          </table:table-cell>
          <table:table-cell table:formula="of:=([.A190]^2+[.A190])" office:value-type="float" office:value="72" calcext:value-type="float">
            <text:p>72</text:p>
          </table:table-cell>
          <table:table-cell table:formula="of:=MAX([.A190]-1;0)*[.$K$6]" office:value-type="float" office:value="14" calcext:value-type="float">
            <text:p>14</text:p>
          </table:table-cell>
          <table:table-cell table:formula="of:=IF([.B190]&lt;=2;([.B190]-1)*([.B190]+2);2.5*([.B190]*([.B190]-3)+4))" office:value-type="float" office:value="145" calcext:value-type="float">
            <text:p>145</text:p>
          </table:table-cell>
          <table:table-cell table:formula="of:=SUM([.D190:.F190])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formula="of:=SUM([.A191:.B191])" office:value-type="float" office:value="18" calcext:value-type="float">
            <text:p>18</text:p>
          </table:table-cell>
          <table:table-cell table:formula="of:=([.A191]^2+[.A191])" office:value-type="float" office:value="72" calcext:value-type="float">
            <text:p>72</text:p>
          </table:table-cell>
          <table:table-cell table:formula="of:=MAX([.A191]-1;0)*[.$K$6]" office:value-type="float" office:value="14" calcext:value-type="float">
            <text:p>14</text:p>
          </table:table-cell>
          <table:table-cell table:formula="of:=IF([.B191]&lt;=2;([.B191]-1)*([.B191]+2);2.5*([.B191]*([.B191]-3)+4))" office:value-type="float" office:value="185" calcext:value-type="float">
            <text:p>185</text:p>
          </table:table-cell>
          <table:table-cell table:formula="of:=SUM([.D191:.F191])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formula="of:=SUM([.A192:.B192])" office:value-type="float" office:value="19" calcext:value-type="float">
            <text:p>19</text:p>
          </table:table-cell>
          <table:table-cell table:formula="of:=([.A192]^2+[.A192])" office:value-type="float" office:value="72" calcext:value-type="float">
            <text:p>72</text:p>
          </table:table-cell>
          <table:table-cell table:formula="of:=MAX([.A192]-1;0)*[.$K$6]" office:value-type="float" office:value="14" calcext:value-type="float">
            <text:p>14</text:p>
          </table:table-cell>
          <table:table-cell table:formula="of:=IF([.B192]&lt;=2;([.B192]-1)*([.B192]+2);2.5*([.B192]*([.B192]-3)+4))" office:value-type="float" office:value="230" calcext:value-type="float">
            <text:p>230</text:p>
          </table:table-cell>
          <table:table-cell table:formula="of:=SUM([.D192:.F192])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formula="of:=SUM([.A193:.B193])" office:value-type="float" office:value="20" calcext:value-type="float">
            <text:p>20</text:p>
          </table:table-cell>
          <table:table-cell table:formula="of:=([.A193]^2+[.A193])" office:value-type="float" office:value="72" calcext:value-type="float">
            <text:p>72</text:p>
          </table:table-cell>
          <table:table-cell table:formula="of:=MAX([.A193]-1;0)*[.$K$6]" office:value-type="float" office:value="14" calcext:value-type="float">
            <text:p>14</text:p>
          </table:table-cell>
          <table:table-cell table:formula="of:=IF([.B193]&lt;=2;([.B193]-1)*([.B193]+2);2.5*([.B193]*([.B193]-3)+4))" office:value-type="float" office:value="280" calcext:value-type="float">
            <text:p>280</text:p>
          </table:table-cell>
          <table:table-cell table:formula="of:=SUM([.D193:.F193])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 table:number-rows-repeated="104838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1" table:style-name="ta1">
        <table:shapes>
          <draw:frame draw:z-index="0" draw:style-name="gr1" draw:text-style-name="P1" svg:width="9.5902in" svg:height="6.3701in" svg:x="11.9728in" svg:y="0in">
            <draw:object draw:notify-on-update-of-ranges="Sheet1.J8:Sheet1.J19 Sheet1.J8:Sheet1.J19 Sheet1.B6:Sheet1.B6 Sheet1.K8:Sheet1.K19 Sheet1.B21:Sheet1.B28 Sheet1.B6:Sheet1.B6 Sheet1.C21:Sheet1.C28 Sheet1.B21:Sheet1.B28 Sheet1.B6:Sheet1.B6 Sheet1.D21:Sheet1.D28 Sheet1.B21:Sheet1.B28 Sheet1.B6:Sheet1.B6 Sheet1.E21:Sheet1.E28 Sheet1.B21:Sheet1.B28 Sheet1.B6:Sheet1.B6 Sheet1.F21:Sheet1.F28 Sheet1.B21:Sheet1.B28 Sheet1.B6:Sheet1.B6 Sheet1.G21:Sheet1.G28 Sheet1.B21:Sheet1.B28 Sheet1.B6:Sheet1.B6 Sheet1.H21:Sheet1.H28 Sheet1.B21:Sheet1.B28 Sheet1.B6:Sheet1.B6 Sheet1.I21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583in" svg:height="8.7657in" svg:x="11.8925in" svg:y="6.4961in">
            <draw:object draw:notify-on-update-of-ranges="Sheet1.A34:Sheet1.A89 Sheet1.C34:Sheet1.C41 Sheet1.A34:Sheet1.A34 Sheet1.P34:Sheet1.P41 Sheet1.C42:Sheet1.C49 Sheet1.A42:Sheet1.A42 Sheet1.P42:Sheet1.P49 Sheet1.C50:Sheet1.C57 Sheet1.A50:Sheet1.A50 Sheet1.P50:Sheet1.P57 Sheet1.C58:Sheet1.C65 Sheet1.A58:Sheet1.A58 Sheet1.P58:Sheet1.P65 Sheet1.C66:Sheet1.C73 Sheet1.A66:Sheet1.A66 Sheet1.P66:Sheet1.P73 Sheet1.C74:Sheet1.C81 Sheet1.A74:Sheet1.A74 Sheet1.P74:Sheet1.P81 Sheet1.C82:Sheet1.C89 Sheet1.A82:Sheet1.A82 Sheet1.P82:Sheet1.P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7" table:default-cell-style-name="ce2"/>
        <table:table-column table:style-name="co18" table:default-cell-style-name="ce5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number-columns-repeated="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ttribute XP Cost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Attribute Rat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table:formula="of:=IF([.C2]&lt;=2;([.C2]-1)*([.C2]+2);2.5*([.C2]*([.C2]-3)+4))" office:value-type="float" office:value="0" calcext:value-type="float">
            <text:p>0</text:p>
          </table:table-cell>
          <table:table-cell table:formula="of:=IF([.D2]&lt;=2;([.D2]-1)*([.D2]+2);2.5*([.D2]*([.D2]-3)+4))" office:value-type="float" office:value="4" calcext:value-type="float">
            <text:p>4</text:p>
          </table:table-cell>
          <table:table-cell table:formula="of:=IF([.E2]&lt;=2;([.E2]-1)*([.E2]+2);2.5*([.E2]*([.E2]-3)+4))" office:value-type="float" office:value="10" calcext:value-type="float">
            <text:p>10</text:p>
          </table:table-cell>
          <table:table-cell table:formula="of:=IF([.F2]&lt;=2;([.F2]-1)*([.F2]+2);2.5*([.F2]*([.F2]-3)+4))" office:value-type="float" office:value="20" calcext:value-type="float">
            <text:p>20</text:p>
          </table:table-cell>
          <table:table-cell table:formula="of:=IF([.G2]&lt;=2;([.G2]-1)*([.G2]+2);2.5*([.G2]*([.G2]-3)+4))" office:value-type="float" office:value="35" calcext:value-type="float">
            <text:p>35</text:p>
          </table:table-cell>
          <table:table-cell table:formula="of:=IF([.H2]&lt;=2;([.H2]-1)*([.H2]+2);2.5*([.H2]*([.H2]-3)+4))" office:value-type="float" office:value="55" calcext:value-type="float">
            <text:p>55</text:p>
          </table:table-cell>
          <table:table-cell table:formula="of:=IF([.I2]&lt;=2;([.I2]-1)*([.I2]+2);2.5*([.I2]*([.I2]-3)+4))" office:value-type="float" office:value="80" calcext:value-type="float">
            <text:p>80</text:p>
          </table:table-cell>
          <table:table-cell table:formula="of:=IF([.J2]&lt;=2;([.J2]-1)*([.J2]+2);2.5*([.J2]*([.J2]-3)+4))" office:value-type="float" office:value="110" calcext:value-type="float">
            <text:p>110</text:p>
          </table:table-cell>
          <table:table-cell table:formula="of:=IF([.K2]&lt;=2;([.K2]-1)*([.K2]+2);2.5*([.K2]*([.K2]-3)+4))" office:value-type="float" office:value="145" calcext:value-type="float">
            <text:p>145</text:p>
          </table:table-cell>
          <table:table-cell table:formula="of:=IF([.L2]&lt;=2;([.L2]-1)*([.L2]+2);2.5*([.L2]*([.L2]-3)+4))" office:value-type="float" office:value="185" calcext:value-type="float">
            <text:p>185</text:p>
          </table:table-cell>
          <table:table-cell table:formula="of:=IF([.M2]&lt;=2;([.M2]-1)*([.M2]+2);2.5*([.M2]*([.M2]-3)+4))" office:value-type="float" office:value="230" calcext:value-type="float">
            <text:p>230</text:p>
          </table:table-cell>
          <table:table-cell table:formula="of:=IF([.N2]&lt;=2;([.N2]-1)*([.N2]+2);2.5*([.N2]*([.N2]-3)+4))" office:value-type="float" office:value="280" calcext:value-type="float">
            <text:p>28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kill xp cost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kill Rating \ Number of skill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Default" table:formula="of:=([.$B8]^2+[.$B8])*[.C$7]" office:value-type="float" office:value="2" calcext:value-type="float">
            <text:p>2</text:p>
          </table:table-cell>
          <table:table-cell table:formula="of:=([.$B8]^2+[.$B8])*[.D$7]" office:value-type="float" office:value="4" calcext:value-type="float">
            <text:p>4</text:p>
          </table:table-cell>
          <table:table-cell table:formula="of:=([.$B8]^2+[.$B8])*[.E$7]" office:value-type="float" office:value="6" calcext:value-type="float">
            <text:p>6</text:p>
          </table:table-cell>
          <table:table-cell table:formula="of:=([.$B8]^2+[.$B8])*[.F$7]" office:value-type="float" office:value="8" calcext:value-type="float">
            <text:p>8</text:p>
          </table:table-cell>
          <table:table-cell table:formula="of:=([.$B8]^2+[.$B8])*[.G$7]" office:value-type="float" office:value="10" calcext:value-type="float">
            <text:p>10</text:p>
          </table:table-cell>
          <table:table-cell table:formula="of:=([.$B8]^2+[.$B8])*[.H$7]" office:value-type="float" office:value="12" calcext:value-type="float">
            <text:p>12</text:p>
          </table:table-cell>
          <table:table-cell table:formula="of:=([.$B8]^2+[.$B8])*[.I$7]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Default" table:formula="of:=([.$B9]^2+[.$B9])*[.C$7]" office:value-type="float" office:value="6" calcext:value-type="float">
            <text:p>6</text:p>
          </table:table-cell>
          <table:table-cell table:formula="of:=([.$B9]^2+[.$B9])*[.D$7]" office:value-type="float" office:value="12" calcext:value-type="float">
            <text:p>12</text:p>
          </table:table-cell>
          <table:table-cell table:formula="of:=([.$B9]^2+[.$B9])*[.E$7]" office:value-type="float" office:value="18" calcext:value-type="float">
            <text:p>18</text:p>
          </table:table-cell>
          <table:table-cell table:formula="of:=([.$B9]^2+[.$B9])*[.F$7]" office:value-type="float" office:value="24" calcext:value-type="float">
            <text:p>24</text:p>
          </table:table-cell>
          <table:table-cell table:formula="of:=([.$B9]^2+[.$B9])*[.G$7]" office:value-type="float" office:value="30" calcext:value-type="float">
            <text:p>30</text:p>
          </table:table-cell>
          <table:table-cell table:formula="of:=([.$B9]^2+[.$B9])*[.H$7]" office:value-type="float" office:value="36" calcext:value-type="float">
            <text:p>36</text:p>
          </table:table-cell>
          <table:table-cell table:formula="of:=([.$B9]^2+[.$B9])*[.I$7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table:style-name="Default" table:formula="of:=([.$B10]^2+[.$B10])*[.C$7]" office:value-type="float" office:value="12" calcext:value-type="float">
            <text:p>12</text:p>
          </table:table-cell>
          <table:table-cell table:formula="of:=([.$B10]^2+[.$B10])*[.D$7]" office:value-type="float" office:value="24" calcext:value-type="float">
            <text:p>24</text:p>
          </table:table-cell>
          <table:table-cell table:formula="of:=([.$B10]^2+[.$B10])*[.E$7]" office:value-type="float" office:value="36" calcext:value-type="float">
            <text:p>36</text:p>
          </table:table-cell>
          <table:table-cell table:formula="of:=([.$B10]^2+[.$B10])*[.F$7]" office:value-type="float" office:value="48" calcext:value-type="float">
            <text:p>48</text:p>
          </table:table-cell>
          <table:table-cell table:formula="of:=([.$B10]^2+[.$B10])*[.G$7]" office:value-type="float" office:value="60" calcext:value-type="float">
            <text:p>60</text:p>
          </table:table-cell>
          <table:table-cell table:formula="of:=([.$B10]^2+[.$B10])*[.H$7]" office:value-type="float" office:value="72" calcext:value-type="float">
            <text:p>72</text:p>
          </table:table-cell>
          <table:table-cell table:formula="of:=([.$B10]^2+[.$B10])*[.I$7]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Default" table:formula="of:=([.$B11]^2+[.$B11])*[.C$7]" office:value-type="float" office:value="20" calcext:value-type="float">
            <text:p>20</text:p>
          </table:table-cell>
          <table:table-cell table:formula="of:=([.$B11]^2+[.$B11])*[.D$7]" office:value-type="float" office:value="40" calcext:value-type="float">
            <text:p>40</text:p>
          </table:table-cell>
          <table:table-cell table:formula="of:=([.$B11]^2+[.$B11])*[.E$7]" office:value-type="float" office:value="60" calcext:value-type="float">
            <text:p>60</text:p>
          </table:table-cell>
          <table:table-cell table:formula="of:=([.$B11]^2+[.$B11])*[.F$7]" office:value-type="float" office:value="80" calcext:value-type="float">
            <text:p>80</text:p>
          </table:table-cell>
          <table:table-cell table:formula="of:=([.$B11]^2+[.$B11])*[.G$7]" office:value-type="float" office:value="100" calcext:value-type="float">
            <text:p>100</text:p>
          </table:table-cell>
          <table:table-cell table:formula="of:=([.$B11]^2+[.$B11])*[.H$7]" office:value-type="float" office:value="120" calcext:value-type="float">
            <text:p>120</text:p>
          </table:table-cell>
          <table:table-cell table:formula="of:=([.$B11]^2+[.$B11])*[.I$7]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Default" table:formula="of:=([.$B12]^2+[.$B12])*[.C$7]" office:value-type="float" office:value="30" calcext:value-type="float">
            <text:p>30</text:p>
          </table:table-cell>
          <table:table-cell table:formula="of:=([.$B12]^2+[.$B12])*[.D$7]" office:value-type="float" office:value="60" calcext:value-type="float">
            <text:p>60</text:p>
          </table:table-cell>
          <table:table-cell table:formula="of:=([.$B12]^2+[.$B12])*[.E$7]" office:value-type="float" office:value="90" calcext:value-type="float">
            <text:p>90</text:p>
          </table:table-cell>
          <table:table-cell table:formula="of:=([.$B12]^2+[.$B12])*[.F$7]" office:value-type="float" office:value="120" calcext:value-type="float">
            <text:p>120</text:p>
          </table:table-cell>
          <table:table-cell table:formula="of:=([.$B12]^2+[.$B12])*[.G$7]" office:value-type="float" office:value="150" calcext:value-type="float">
            <text:p>150</text:p>
          </table:table-cell>
          <table:table-cell table:formula="of:=([.$B12]^2+[.$B12])*[.H$7]" office:value-type="float" office:value="180" calcext:value-type="float">
            <text:p>180</text:p>
          </table:table-cell>
          <table:table-cell table:formula="of:=([.$B12]^2+[.$B12])*[.I$7]"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Default" table:formula="of:=([.$B13]^2+[.$B13])*[.C$7]" office:value-type="float" office:value="42" calcext:value-type="float">
            <text:p>42</text:p>
          </table:table-cell>
          <table:table-cell table:formula="of:=([.$B13]^2+[.$B13])*[.D$7]" office:value-type="float" office:value="84" calcext:value-type="float">
            <text:p>84</text:p>
          </table:table-cell>
          <table:table-cell table:formula="of:=([.$B13]^2+[.$B13])*[.E$7]" office:value-type="float" office:value="126" calcext:value-type="float">
            <text:p>126</text:p>
          </table:table-cell>
          <table:table-cell table:formula="of:=([.$B13]^2+[.$B13])*[.F$7]" office:value-type="float" office:value="168" calcext:value-type="float">
            <text:p>168</text:p>
          </table:table-cell>
          <table:table-cell table:formula="of:=([.$B13]^2+[.$B13])*[.G$7]" office:value-type="float" office:value="210" calcext:value-type="float">
            <text:p>210</text:p>
          </table:table-cell>
          <table:table-cell table:formula="of:=([.$B13]^2+[.$B13])*[.H$7]" office:value-type="float" office:value="252" calcext:value-type="float">
            <text:p>252</text:p>
          </table:table-cell>
          <table:table-cell table:formula="of:=([.$B13]^2+[.$B13])*[.I$7]"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Default" table:formula="of:=([.$B14]^2+[.$B14])*[.C$7]" office:value-type="float" office:value="56" calcext:value-type="float">
            <text:p>56</text:p>
          </table:table-cell>
          <table:table-cell table:formula="of:=([.$B14]^2+[.$B14])*[.D$7]" office:value-type="float" office:value="112" calcext:value-type="float">
            <text:p>112</text:p>
          </table:table-cell>
          <table:table-cell table:formula="of:=([.$B14]^2+[.$B14])*[.E$7]" office:value-type="float" office:value="168" calcext:value-type="float">
            <text:p>168</text:p>
          </table:table-cell>
          <table:table-cell table:formula="of:=([.$B14]^2+[.$B14])*[.F$7]" office:value-type="float" office:value="224" calcext:value-type="float">
            <text:p>224</text:p>
          </table:table-cell>
          <table:table-cell table:formula="of:=([.$B14]^2+[.$B14])*[.G$7]" office:value-type="float" office:value="280" calcext:value-type="float">
            <text:p>280</text:p>
          </table:table-cell>
          <table:table-cell table:formula="of:=([.$B14]^2+[.$B14])*[.H$7]" office:value-type="float" office:value="336" calcext:value-type="float">
            <text:p>336</text:p>
          </table:table-cell>
          <table:table-cell table:formula="of:=([.$B14]^2+[.$B14])*[.I$7]"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Default" table:formula="of:=([.$B15]^2+[.$B15])*[.C$7]" office:value-type="float" office:value="72" calcext:value-type="float">
            <text:p>72</text:p>
          </table:table-cell>
          <table:table-cell table:formula="of:=([.$B15]^2+[.$B15])*[.D$7]" office:value-type="float" office:value="144" calcext:value-type="float">
            <text:p>144</text:p>
          </table:table-cell>
          <table:table-cell table:formula="of:=([.$B15]^2+[.$B15])*[.E$7]" office:value-type="float" office:value="216" calcext:value-type="float">
            <text:p>216</text:p>
          </table:table-cell>
          <table:table-cell table:formula="of:=([.$B15]^2+[.$B15])*[.F$7]" office:value-type="float" office:value="288" calcext:value-type="float">
            <text:p>288</text:p>
          </table:table-cell>
          <table:table-cell table:formula="of:=([.$B15]^2+[.$B15])*[.G$7]" office:value-type="float" office:value="360" calcext:value-type="float">
            <text:p>360</text:p>
          </table:table-cell>
          <table:table-cell table:formula="of:=([.$B15]^2+[.$B15])*[.H$7]" office:value-type="float" office:value="432" calcext:value-type="float">
            <text:p>432</text:p>
          </table:table-cell>
          <table:table-cell table:formula="of:=([.$B15]^2+[.$B15])*[.I$7]" office:value-type="float" office:value="504" calcext:value-type="float">
            <text:p>504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<text:span text:style-name="T1">Skill xp cost: </text:span>Tree-of-learning adjusted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Skill Rating \ Number of skill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Default" table:formula="of:=([.$B21]^2+[.$B21])*[.C$20]+IF([.$B21]&gt;1;([.$B21]-1)*[.$C$21];0)" office:value-type="float" office:value="2" calcext:value-type="float">
            <text:p>2</text:p>
          </table:table-cell>
          <table:table-cell table:formula="of:=([.$B21]^2+[.$B21])*[.D$20]+IF([.$B21]&gt;1;([.$B21]-1)*[.$C$21];0)" office:value-type="float" office:value="4" calcext:value-type="float">
            <text:p>4</text:p>
          </table:table-cell>
          <table:table-cell table:formula="of:=([.$B21]^2+[.$B21])*[.E$20]+IF([.$B21]&gt;1;([.$B21]-1)*[.$C$21];0)" office:value-type="float" office:value="6" calcext:value-type="float">
            <text:p>6</text:p>
          </table:table-cell>
          <table:table-cell table:formula="of:=([.$B21]^2+[.$B21])*[.F$20]+IF([.$B21]&gt;1;([.$B21]-1)*[.$C$21];0)" office:value-type="float" office:value="8" calcext:value-type="float">
            <text:p>8</text:p>
          </table:table-cell>
          <table:table-cell table:formula="of:=([.$B21]^2+[.$B21])*[.G$20]+IF([.$B21]&gt;1;([.$B21]-1)*[.$C$21];0)" office:value-type="float" office:value="10" calcext:value-type="float">
            <text:p>10</text:p>
          </table:table-cell>
          <table:table-cell table:formula="of:=([.$B21]^2+[.$B21])*[.H$20]+IF([.$B21]&gt;1;([.$B21]-1)*[.$C$21];0)" office:value-type="float" office:value="12" calcext:value-type="float">
            <text:p>12</text:p>
          </table:table-cell>
          <table:table-cell table:formula="of:=([.$B21]^2+[.$B21])*[.I$20]+IF([.$B21]&gt;1;([.$B21]-1)*[.$C$21];0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Default" table:formula="of:=([.$B22]^2+[.$B22])*[.C$20]+IF([.$B22]&gt;1;([.$B22]-1)*[.$C$21];0)" office:value-type="float" office:value="8" calcext:value-type="float">
            <text:p>8</text:p>
          </table:table-cell>
          <table:table-cell table:formula="of:=([.$B22]^2+[.$B22])*[.D$20]+IF([.$B22]&gt;1;([.$B22]-1)*[.$C$21];0)" office:value-type="float" office:value="14" calcext:value-type="float">
            <text:p>14</text:p>
          </table:table-cell>
          <table:table-cell table:formula="of:=([.$B22]^2+[.$B22])*[.E$20]+IF([.$B22]&gt;1;([.$B22]-1)*[.$C$21];0)" office:value-type="float" office:value="20" calcext:value-type="float">
            <text:p>20</text:p>
          </table:table-cell>
          <table:table-cell table:formula="of:=([.$B22]^2+[.$B22])*[.F$20]+IF([.$B22]&gt;1;([.$B22]-1)*[.$C$21];0)" office:value-type="float" office:value="26" calcext:value-type="float">
            <text:p>26</text:p>
          </table:table-cell>
          <table:table-cell table:formula="of:=([.$B22]^2+[.$B22])*[.G$20]+IF([.$B22]&gt;1;([.$B22]-1)*[.$C$21];0)" office:value-type="float" office:value="32" calcext:value-type="float">
            <text:p>32</text:p>
          </table:table-cell>
          <table:table-cell table:formula="of:=([.$B22]^2+[.$B22])*[.H$20]+IF([.$B22]&gt;1;([.$B22]-1)*[.$C$21];0)" office:value-type="float" office:value="38" calcext:value-type="float">
            <text:p>38</text:p>
          </table:table-cell>
          <table:table-cell table:formula="of:=([.$B22]^2+[.$B22])*[.I$20]+IF([.$B22]&gt;1;([.$B22]-1)*[.$C$21];0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table:style-name="Default" table:formula="of:=([.$B23]^2+[.$B23])*[.C$20]+IF([.$B23]&gt;1;([.$B23]-1)*[.$C$21];0)" office:value-type="float" office:value="16" calcext:value-type="float">
            <text:p>16</text:p>
          </table:table-cell>
          <table:table-cell table:formula="of:=([.$B23]^2+[.$B23])*[.D$20]+IF([.$B23]&gt;1;([.$B23]-1)*[.$C$21];0)" office:value-type="float" office:value="28" calcext:value-type="float">
            <text:p>28</text:p>
          </table:table-cell>
          <table:table-cell table:formula="of:=([.$B23]^2+[.$B23])*[.E$20]+IF([.$B23]&gt;1;([.$B23]-1)*[.$C$21];0)" office:value-type="float" office:value="40" calcext:value-type="float">
            <text:p>40</text:p>
          </table:table-cell>
          <table:table-cell table:formula="of:=([.$B23]^2+[.$B23])*[.F$20]+IF([.$B23]&gt;1;([.$B23]-1)*[.$C$21];0)" office:value-type="float" office:value="52" calcext:value-type="float">
            <text:p>52</text:p>
          </table:table-cell>
          <table:table-cell table:formula="of:=([.$B23]^2+[.$B23])*[.G$20]+IF([.$B23]&gt;1;([.$B23]-1)*[.$C$21];0)" office:value-type="float" office:value="64" calcext:value-type="float">
            <text:p>64</text:p>
          </table:table-cell>
          <table:table-cell table:formula="of:=([.$B23]^2+[.$B23])*[.H$20]+IF([.$B23]&gt;1;([.$B23]-1)*[.$C$21];0)" office:value-type="float" office:value="76" calcext:value-type="float">
            <text:p>76</text:p>
          </table:table-cell>
          <table:table-cell table:formula="of:=([.$B23]^2+[.$B23])*[.I$20]+IF([.$B23]&gt;1;([.$B23]-1)*[.$C$21];0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Default" table:formula="of:=([.$B24]^2+[.$B24])*[.C$20]+IF([.$B24]&gt;1;([.$B24]-1)*[.$C$21];0)" office:value-type="float" office:value="26" calcext:value-type="float">
            <text:p>26</text:p>
          </table:table-cell>
          <table:table-cell table:formula="of:=([.$B24]^2+[.$B24])*[.D$20]+IF([.$B24]&gt;1;([.$B24]-1)*[.$C$21];0)" office:value-type="float" office:value="46" calcext:value-type="float">
            <text:p>46</text:p>
          </table:table-cell>
          <table:table-cell table:formula="of:=([.$B24]^2+[.$B24])*[.E$20]+IF([.$B24]&gt;1;([.$B24]-1)*[.$C$21];0)" office:value-type="float" office:value="66" calcext:value-type="float">
            <text:p>66</text:p>
          </table:table-cell>
          <table:table-cell table:formula="of:=([.$B24]^2+[.$B24])*[.F$20]+IF([.$B24]&gt;1;([.$B24]-1)*[.$C$21];0)" office:value-type="float" office:value="86" calcext:value-type="float">
            <text:p>86</text:p>
          </table:table-cell>
          <table:table-cell table:formula="of:=([.$B24]^2+[.$B24])*[.G$20]+IF([.$B24]&gt;1;([.$B24]-1)*[.$C$21];0)" office:value-type="float" office:value="106" calcext:value-type="float">
            <text:p>106</text:p>
          </table:table-cell>
          <table:table-cell table:formula="of:=([.$B24]^2+[.$B24])*[.H$20]+IF([.$B24]&gt;1;([.$B24]-1)*[.$C$21];0)" office:value-type="float" office:value="126" calcext:value-type="float">
            <text:p>126</text:p>
          </table:table-cell>
          <table:table-cell table:formula="of:=([.$B24]^2+[.$B24])*[.I$20]+IF([.$B24]&gt;1;([.$B24]-1)*[.$C$21];0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Default" table:formula="of:=([.$B25]^2+[.$B25])*[.C$20]+IF([.$B25]&gt;1;([.$B25]-1)*[.$C$21];0)" office:value-type="float" office:value="38" calcext:value-type="float">
            <text:p>38</text:p>
          </table:table-cell>
          <table:table-cell table:formula="of:=([.$B25]^2+[.$B25])*[.D$20]+IF([.$B25]&gt;1;([.$B25]-1)*[.$C$21];0)" office:value-type="float" office:value="68" calcext:value-type="float">
            <text:p>68</text:p>
          </table:table-cell>
          <table:table-cell table:formula="of:=([.$B25]^2+[.$B25])*[.E$20]+IF([.$B25]&gt;1;([.$B25]-1)*[.$C$21];0)" office:value-type="float" office:value="98" calcext:value-type="float">
            <text:p>98</text:p>
          </table:table-cell>
          <table:table-cell table:formula="of:=([.$B25]^2+[.$B25])*[.F$20]+IF([.$B25]&gt;1;([.$B25]-1)*[.$C$21];0)" office:value-type="float" office:value="128" calcext:value-type="float">
            <text:p>128</text:p>
          </table:table-cell>
          <table:table-cell table:formula="of:=([.$B25]^2+[.$B25])*[.G$20]+IF([.$B25]&gt;1;([.$B25]-1)*[.$C$21];0)" office:value-type="float" office:value="158" calcext:value-type="float">
            <text:p>158</text:p>
          </table:table-cell>
          <table:table-cell table:formula="of:=([.$B25]^2+[.$B25])*[.H$20]+IF([.$B25]&gt;1;([.$B25]-1)*[.$C$21];0)" office:value-type="float" office:value="188" calcext:value-type="float">
            <text:p>188</text:p>
          </table:table-cell>
          <table:table-cell table:formula="of:=([.$B25]^2+[.$B25])*[.I$20]+IF([.$B25]&gt;1;([.$B25]-1)*[.$C$21];0)"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Default" table:formula="of:=([.$B26]^2+[.$B26])*[.C$20]+IF([.$B26]&gt;1;([.$B26]-1)*[.$C$21];0)" office:value-type="float" office:value="52" calcext:value-type="float">
            <text:p>52</text:p>
          </table:table-cell>
          <table:table-cell table:formula="of:=([.$B26]^2+[.$B26])*[.D$20]+IF([.$B26]&gt;1;([.$B26]-1)*[.$C$21];0)" office:value-type="float" office:value="94" calcext:value-type="float">
            <text:p>94</text:p>
          </table:table-cell>
          <table:table-cell table:formula="of:=([.$B26]^2+[.$B26])*[.E$20]+IF([.$B26]&gt;1;([.$B26]-1)*[.$C$21];0)" office:value-type="float" office:value="136" calcext:value-type="float">
            <text:p>136</text:p>
          </table:table-cell>
          <table:table-cell table:formula="of:=([.$B26]^2+[.$B26])*[.F$20]+IF([.$B26]&gt;1;([.$B26]-1)*[.$C$21];0)" office:value-type="float" office:value="178" calcext:value-type="float">
            <text:p>178</text:p>
          </table:table-cell>
          <table:table-cell table:formula="of:=([.$B26]^2+[.$B26])*[.G$20]+IF([.$B26]&gt;1;([.$B26]-1)*[.$C$21];0)" office:value-type="float" office:value="220" calcext:value-type="float">
            <text:p>220</text:p>
          </table:table-cell>
          <table:table-cell table:formula="of:=([.$B26]^2+[.$B26])*[.H$20]+IF([.$B26]&gt;1;([.$B26]-1)*[.$C$21];0)" office:value-type="float" office:value="262" calcext:value-type="float">
            <text:p>262</text:p>
          </table:table-cell>
          <table:table-cell table:formula="of:=([.$B26]^2+[.$B26])*[.I$20]+IF([.$B26]&gt;1;([.$B26]-1)*[.$C$21];0)"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Default" table:formula="of:=([.$B27]^2+[.$B27])*[.C$20]+IF([.$B27]&gt;1;([.$B27]-1)*[.$C$21];0)" office:value-type="float" office:value="68" calcext:value-type="float">
            <text:p>68</text:p>
          </table:table-cell>
          <table:table-cell table:formula="of:=([.$B27]^2+[.$B27])*[.D$20]+IF([.$B27]&gt;1;([.$B27]-1)*[.$C$21];0)" office:value-type="float" office:value="124" calcext:value-type="float">
            <text:p>124</text:p>
          </table:table-cell>
          <table:table-cell table:formula="of:=([.$B27]^2+[.$B27])*[.E$20]+IF([.$B27]&gt;1;([.$B27]-1)*[.$C$21];0)" office:value-type="float" office:value="180" calcext:value-type="float">
            <text:p>180</text:p>
          </table:table-cell>
          <table:table-cell table:formula="of:=([.$B27]^2+[.$B27])*[.F$20]+IF([.$B27]&gt;1;([.$B27]-1)*[.$C$21];0)" office:value-type="float" office:value="236" calcext:value-type="float">
            <text:p>236</text:p>
          </table:table-cell>
          <table:table-cell table:formula="of:=([.$B27]^2+[.$B27])*[.G$20]+IF([.$B27]&gt;1;([.$B27]-1)*[.$C$21];0)" office:value-type="float" office:value="292" calcext:value-type="float">
            <text:p>292</text:p>
          </table:table-cell>
          <table:table-cell table:formula="of:=([.$B27]^2+[.$B27])*[.H$20]+IF([.$B27]&gt;1;([.$B27]-1)*[.$C$21];0)" office:value-type="float" office:value="348" calcext:value-type="float">
            <text:p>348</text:p>
          </table:table-cell>
          <table:table-cell table:formula="of:=([.$B27]^2+[.$B27])*[.I$20]+IF([.$B27]&gt;1;([.$B27]-1)*[.$C$21];0)"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Default" table:formula="of:=([.$B28]^2+[.$B28])*[.C$20]+IF([.$B28]&gt;1;([.$B28]-1)*[.$C$21];0)" office:value-type="float" office:value="86" calcext:value-type="float">
            <text:p>86</text:p>
          </table:table-cell>
          <table:table-cell table:formula="of:=([.$B28]^2+[.$B28])*[.D$20]+IF([.$B28]&gt;1;([.$B28]-1)*[.$C$21];0)" office:value-type="float" office:value="158" calcext:value-type="float">
            <text:p>158</text:p>
          </table:table-cell>
          <table:table-cell table:formula="of:=([.$B28]^2+[.$B28])*[.E$20]+IF([.$B28]&gt;1;([.$B28]-1)*[.$C$21];0)" office:value-type="float" office:value="230" calcext:value-type="float">
            <text:p>230</text:p>
          </table:table-cell>
          <table:table-cell table:formula="of:=([.$B28]^2+[.$B28])*[.F$20]+IF([.$B28]&gt;1;([.$B28]-1)*[.$C$21];0)" office:value-type="float" office:value="302" calcext:value-type="float">
            <text:p>302</text:p>
          </table:table-cell>
          <table:table-cell table:formula="of:=([.$B28]^2+[.$B28])*[.G$20]+IF([.$B28]&gt;1;([.$B28]-1)*[.$C$21];0)" office:value-type="float" office:value="374" calcext:value-type="float">
            <text:p>374</text:p>
          </table:table-cell>
          <table:table-cell table:formula="of:=([.$B28]^2+[.$B28])*[.H$20]+IF([.$B28]&gt;1;([.$B28]-1)*[.$C$21];0)" office:value-type="float" office:value="446" calcext:value-type="float">
            <text:p>446</text:p>
          </table:table-cell>
          <table:table-cell table:formula="of:=([.$B28]^2+[.$B28])*[.I$20]+IF([.$B28]&gt;1;([.$B28]-1)*[.$C$21];0)" office:value-type="float" office:value="518" calcext:value-type="float">
            <text:p>518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<text:span text:style-name="T1">Attribute-Skill Delta xp: </text:span>Tree-of-learning adjusted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Attribute Rating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kill per Attribute</text:p>
          </table:table-cell>
          <table:table-cell table:style-name="ce1" office:value-type="string" calcext:value-type="string">
            <text:p>Skill rat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Break-Even-Attribute</text:p>
          </table:table-cell>
          <table:table-cell table:number-columns-repeated="5"/>
        </table:table-row>
        <table:table-row table:style-name="ro1">
          <table:table-cell table:formula="of:=IF([.B33]&lt;&gt;[.B34];[.B$33]&amp;&quot;: &quot;&amp;TEXT([.B34]; &quot;#&quot;);&quot;&quot;)" office:value-type="string" office:string-value="Skill per Attribute: 1" calcext:value-type="string">
            <text:p>Skill per Attribute: 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$3]-INDEX([.$C$21:.$J$28];[.$C34];[.$B34])&lt;=0;[.C$3]-INDEX([.$C$21:.$J$28];[.$C34];[.$B34]);&quot;&quot;)" office:value-type="float" office:value="-2" calcext:value-type="float">
            <text:p>-2</text:p>
          </table:table-cell>
          <table:table-cell table:formula="of:=IF([.D$3]-INDEX([.$C$21:.$J$28];[.$C34];[.$B34])&lt;=0;[.D$3]-INDEX([.$C$21:.$J$28];[.$C34];[.$B34]);&quot;&quot;)">
            <text:p/>
          </table:table-cell>
          <table:table-cell table:formula="of:=IF([.E$3]-INDEX([.$C$21:.$J$28];[.$C34];[.$B34])&lt;=0;[.E$3]-INDEX([.$C$21:.$J$28];[.$C34];[.$B34]);&quot;&quot;)">
            <text:p/>
          </table:table-cell>
          <table:table-cell table:formula="of:=IF([.F$3]-INDEX([.$C$21:.$J$28];[.$C34];[.$B34])&lt;=0;[.F$3]-INDEX([.$C$21:.$J$28];[.$C34];[.$B34]);&quot;&quot;)">
            <text:p/>
          </table:table-cell>
          <table:table-cell table:formula="of:=IF([.G$3]-INDEX([.$C$21:.$J$28];[.$C34];[.$B34])&lt;=0;[.G$3]-INDEX([.$C$21:.$J$28];[.$C34];[.$B34]);&quot;&quot;)">
            <text:p/>
          </table:table-cell>
          <table:table-cell table:formula="of:=IF([.H$3]-INDEX([.$C$21:.$J$28];[.$C34];[.$B34])&lt;=0;[.H$3]-INDEX([.$C$21:.$J$28];[.$C34];[.$B34]);&quot;&quot;)">
            <text:p/>
          </table:table-cell>
          <table:table-cell table:formula="of:=IF([.I$3]-INDEX([.$C$21:.$J$28];[.$C34];[.$B34])&lt;=0;[.I$3]-INDEX([.$C$21:.$J$28];[.$C34];[.$B34]);&quot;&quot;)">
            <text:p/>
          </table:table-cell>
          <table:table-cell table:formula="of:=IF([.J$3]-INDEX([.$C$21:.$J$28];[.$C34];[.$B34])&lt;=0;[.J$3]-INDEX([.$C$21:.$J$28];[.$C34];[.$B34]);&quot;&quot;)">
            <text:p/>
          </table:table-cell>
          <table:table-cell table:formula="of:=IF([.K$3]-INDEX([.$C$21:.$J$28];[.$C34];[.$B34])&lt;=0;[.K$3]-INDEX([.$C$21:.$J$28];[.$C34];[.$B34]);&quot;&quot;)">
            <text:p/>
          </table:table-cell>
          <table:table-cell table:formula="of:=IF([.L$3]-INDEX([.$C$21:.$J$28];[.$C34];[.$B34])&lt;=0;[.L$3]-INDEX([.$C$21:.$J$28];[.$C34];[.$B34]);&quot;&quot;)">
            <text:p/>
          </table:table-cell>
          <table:table-cell table:formula="of:=IF([.M$3]-INDEX([.$C$21:.$J$28];[.$C34];[.$B34])&lt;=0;[.M$3]-INDEX([.$C$21:.$J$28];[.$C34];[.$B34]);&quot;&quot;)">
            <text:p/>
          </table:table-cell>
          <table:table-cell table:formula="of:=IF([.N$3]-INDEX([.$C$21:.$J$28];[.$C34];[.$B34])&lt;=0;[.N$3]-INDEX([.$C$21:.$J$28];[.$C34];[.$B34]);&quot;&quot;)">
            <text:p/>
          </table:table-cell>
          <table:table-cell table:formula="of:=INDEX([.$D$33:.$O$33];0;MATCH(MAX([.D34:.O34]);[.D34:.O34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IF([.B34]&lt;&gt;[.B35];[.B$33]&amp;&quot;: &quot;&amp;TEXT([.B35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35];[.$B35])&lt;=0;[.C$3]-INDEX([.$C$21:.$J$28];[.$C35];[.$B35]);&quot;&quot;)" office:value-type="float" office:value="-8" calcext:value-type="float">
            <text:p>-8</text:p>
          </table:table-cell>
          <table:table-cell table:formula="of:=IF([.D$3]-INDEX([.$C$21:.$J$28];[.$C35];[.$B35])&lt;=0;[.D$3]-INDEX([.$C$21:.$J$28];[.$C35];[.$B35]);&quot;&quot;)" office:value-type="float" office:value="-4" calcext:value-type="float">
            <text:p>-4</text:p>
          </table:table-cell>
          <table:table-cell table:formula="of:=IF([.E$3]-INDEX([.$C$21:.$J$28];[.$C35];[.$B35])&lt;=0;[.E$3]-INDEX([.$C$21:.$J$28];[.$C35];[.$B35]);&quot;&quot;)">
            <text:p/>
          </table:table-cell>
          <table:table-cell table:formula="of:=IF([.F$3]-INDEX([.$C$21:.$J$28];[.$C35];[.$B35])&lt;=0;[.F$3]-INDEX([.$C$21:.$J$28];[.$C35];[.$B35]);&quot;&quot;)">
            <text:p/>
          </table:table-cell>
          <table:table-cell table:formula="of:=IF([.G$3]-INDEX([.$C$21:.$J$28];[.$C35];[.$B35])&lt;=0;[.G$3]-INDEX([.$C$21:.$J$28];[.$C35];[.$B35]);&quot;&quot;)">
            <text:p/>
          </table:table-cell>
          <table:table-cell table:formula="of:=IF([.H$3]-INDEX([.$C$21:.$J$28];[.$C35];[.$B35])&lt;=0;[.H$3]-INDEX([.$C$21:.$J$28];[.$C35];[.$B35]);&quot;&quot;)">
            <text:p/>
          </table:table-cell>
          <table:table-cell table:formula="of:=IF([.I$3]-INDEX([.$C$21:.$J$28];[.$C35];[.$B35])&lt;=0;[.I$3]-INDEX([.$C$21:.$J$28];[.$C35];[.$B35]);&quot;&quot;)">
            <text:p/>
          </table:table-cell>
          <table:table-cell table:formula="of:=IF([.J$3]-INDEX([.$C$21:.$J$28];[.$C35];[.$B35])&lt;=0;[.J$3]-INDEX([.$C$21:.$J$28];[.$C35];[.$B35]);&quot;&quot;)">
            <text:p/>
          </table:table-cell>
          <table:table-cell table:formula="of:=IF([.K$3]-INDEX([.$C$21:.$J$28];[.$C35];[.$B35])&lt;=0;[.K$3]-INDEX([.$C$21:.$J$28];[.$C35];[.$B35]);&quot;&quot;)">
            <text:p/>
          </table:table-cell>
          <table:table-cell table:formula="of:=IF([.L$3]-INDEX([.$C$21:.$J$28];[.$C35];[.$B35])&lt;=0;[.L$3]-INDEX([.$C$21:.$J$28];[.$C35];[.$B35]);&quot;&quot;)">
            <text:p/>
          </table:table-cell>
          <table:table-cell table:formula="of:=IF([.M$3]-INDEX([.$C$21:.$J$28];[.$C35];[.$B35])&lt;=0;[.M$3]-INDEX([.$C$21:.$J$28];[.$C35];[.$B35]);&quot;&quot;)">
            <text:p/>
          </table:table-cell>
          <table:table-cell table:formula="of:=IF([.N$3]-INDEX([.$C$21:.$J$28];[.$C35];[.$B35])&lt;=0;[.N$3]-INDEX([.$C$21:.$J$28];[.$C35];[.$B35]);&quot;&quot;)">
            <text:p/>
          </table:table-cell>
          <table:table-cell table:formula="of:=INDEX([.$D$33:.$O$33];0;MATCH(MAX([.D35:.O35]);[.D35:.O35];0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F([.B35]&lt;&gt;[.B36];[.B$33]&amp;&quot;: &quot;&amp;TEXT([.B36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36];[.$B36])&lt;=0;[.C$3]-INDEX([.$C$21:.$J$28];[.$C36];[.$B36]);&quot;&quot;)" office:value-type="float" office:value="-16" calcext:value-type="float">
            <text:p>-16</text:p>
          </table:table-cell>
          <table:table-cell table:formula="of:=IF([.D$3]-INDEX([.$C$21:.$J$28];[.$C36];[.$B36])&lt;=0;[.D$3]-INDEX([.$C$21:.$J$28];[.$C36];[.$B36]);&quot;&quot;)" office:value-type="float" office:value="-12" calcext:value-type="float">
            <text:p>-12</text:p>
          </table:table-cell>
          <table:table-cell table:formula="of:=IF([.E$3]-INDEX([.$C$21:.$J$28];[.$C36];[.$B36])&lt;=0;[.E$3]-INDEX([.$C$21:.$J$28];[.$C36];[.$B36]);&quot;&quot;)" office:value-type="float" office:value="-6" calcext:value-type="float">
            <text:p>-6</text:p>
          </table:table-cell>
          <table:table-cell table:formula="of:=IF([.F$3]-INDEX([.$C$21:.$J$28];[.$C36];[.$B36])&lt;=0;[.F$3]-INDEX([.$C$21:.$J$28];[.$C36];[.$B36]);&quot;&quot;)">
            <text:p/>
          </table:table-cell>
          <table:table-cell table:formula="of:=IF([.G$3]-INDEX([.$C$21:.$J$28];[.$C36];[.$B36])&lt;=0;[.G$3]-INDEX([.$C$21:.$J$28];[.$C36];[.$B36]);&quot;&quot;)">
            <text:p/>
          </table:table-cell>
          <table:table-cell table:formula="of:=IF([.H$3]-INDEX([.$C$21:.$J$28];[.$C36];[.$B36])&lt;=0;[.H$3]-INDEX([.$C$21:.$J$28];[.$C36];[.$B36]);&quot;&quot;)">
            <text:p/>
          </table:table-cell>
          <table:table-cell table:formula="of:=IF([.I$3]-INDEX([.$C$21:.$J$28];[.$C36];[.$B36])&lt;=0;[.I$3]-INDEX([.$C$21:.$J$28];[.$C36];[.$B36]);&quot;&quot;)">
            <text:p/>
          </table:table-cell>
          <table:table-cell table:formula="of:=IF([.J$3]-INDEX([.$C$21:.$J$28];[.$C36];[.$B36])&lt;=0;[.J$3]-INDEX([.$C$21:.$J$28];[.$C36];[.$B36]);&quot;&quot;)">
            <text:p/>
          </table:table-cell>
          <table:table-cell table:formula="of:=IF([.K$3]-INDEX([.$C$21:.$J$28];[.$C36];[.$B36])&lt;=0;[.K$3]-INDEX([.$C$21:.$J$28];[.$C36];[.$B36]);&quot;&quot;)">
            <text:p/>
          </table:table-cell>
          <table:table-cell table:formula="of:=IF([.L$3]-INDEX([.$C$21:.$J$28];[.$C36];[.$B36])&lt;=0;[.L$3]-INDEX([.$C$21:.$J$28];[.$C36];[.$B36]);&quot;&quot;)">
            <text:p/>
          </table:table-cell>
          <table:table-cell table:formula="of:=IF([.M$3]-INDEX([.$C$21:.$J$28];[.$C36];[.$B36])&lt;=0;[.M$3]-INDEX([.$C$21:.$J$28];[.$C36];[.$B36]);&quot;&quot;)">
            <text:p/>
          </table:table-cell>
          <table:table-cell table:formula="of:=IF([.N$3]-INDEX([.$C$21:.$J$28];[.$C36];[.$B36])&lt;=0;[.N$3]-INDEX([.$C$21:.$J$28];[.$C36];[.$B36]);&quot;&quot;)">
            <text:p/>
          </table:table-cell>
          <table:table-cell table:formula="of:=INDEX([.$D$33:.$O$33];0;MATCH(MAX([.D36:.O36]);[.D36:.O36];0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36]&lt;&gt;[.B37];[.B$33]&amp;&quot;: &quot;&amp;TEXT([.B37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37];[.$B37])&lt;=0;[.C$3]-INDEX([.$C$21:.$J$28];[.$C37];[.$B37]);&quot;&quot;)" office:value-type="float" office:value="-26" calcext:value-type="float">
            <text:p>-26</text:p>
          </table:table-cell>
          <table:table-cell table:formula="of:=IF([.D$3]-INDEX([.$C$21:.$J$28];[.$C37];[.$B37])&lt;=0;[.D$3]-INDEX([.$C$21:.$J$28];[.$C37];[.$B37]);&quot;&quot;)" office:value-type="float" office:value="-22" calcext:value-type="float">
            <text:p>-22</text:p>
          </table:table-cell>
          <table:table-cell table:formula="of:=IF([.E$3]-INDEX([.$C$21:.$J$28];[.$C37];[.$B37])&lt;=0;[.E$3]-INDEX([.$C$21:.$J$28];[.$C37];[.$B37]);&quot;&quot;)" office:value-type="float" office:value="-16" calcext:value-type="float">
            <text:p>-16</text:p>
          </table:table-cell>
          <table:table-cell table:formula="of:=IF([.F$3]-INDEX([.$C$21:.$J$28];[.$C37];[.$B37])&lt;=0;[.F$3]-INDEX([.$C$21:.$J$28];[.$C37];[.$B37]);&quot;&quot;)" office:value-type="float" office:value="-6" calcext:value-type="float">
            <text:p>-6</text:p>
          </table:table-cell>
          <table:table-cell table:formula="of:=IF([.G$3]-INDEX([.$C$21:.$J$28];[.$C37];[.$B37])&lt;=0;[.G$3]-INDEX([.$C$21:.$J$28];[.$C37];[.$B37]);&quot;&quot;)">
            <text:p/>
          </table:table-cell>
          <table:table-cell table:formula="of:=IF([.H$3]-INDEX([.$C$21:.$J$28];[.$C37];[.$B37])&lt;=0;[.H$3]-INDEX([.$C$21:.$J$28];[.$C37];[.$B37]);&quot;&quot;)">
            <text:p/>
          </table:table-cell>
          <table:table-cell table:formula="of:=IF([.I$3]-INDEX([.$C$21:.$J$28];[.$C37];[.$B37])&lt;=0;[.I$3]-INDEX([.$C$21:.$J$28];[.$C37];[.$B37]);&quot;&quot;)">
            <text:p/>
          </table:table-cell>
          <table:table-cell table:formula="of:=IF([.J$3]-INDEX([.$C$21:.$J$28];[.$C37];[.$B37])&lt;=0;[.J$3]-INDEX([.$C$21:.$J$28];[.$C37];[.$B37]);&quot;&quot;)">
            <text:p/>
          </table:table-cell>
          <table:table-cell table:formula="of:=IF([.K$3]-INDEX([.$C$21:.$J$28];[.$C37];[.$B37])&lt;=0;[.K$3]-INDEX([.$C$21:.$J$28];[.$C37];[.$B37]);&quot;&quot;)">
            <text:p/>
          </table:table-cell>
          <table:table-cell table:formula="of:=IF([.L$3]-INDEX([.$C$21:.$J$28];[.$C37];[.$B37])&lt;=0;[.L$3]-INDEX([.$C$21:.$J$28];[.$C37];[.$B37]);&quot;&quot;)">
            <text:p/>
          </table:table-cell>
          <table:table-cell table:formula="of:=IF([.M$3]-INDEX([.$C$21:.$J$28];[.$C37];[.$B37])&lt;=0;[.M$3]-INDEX([.$C$21:.$J$28];[.$C37];[.$B37]);&quot;&quot;)">
            <text:p/>
          </table:table-cell>
          <table:table-cell table:formula="of:=IF([.N$3]-INDEX([.$C$21:.$J$28];[.$C37];[.$B37])&lt;=0;[.N$3]-INDEX([.$C$21:.$J$28];[.$C37];[.$B37]);&quot;&quot;)">
            <text:p/>
          </table:table-cell>
          <table:table-cell table:formula="of:=INDEX([.$D$33:.$O$33];0;MATCH(MAX([.D37:.O37]);[.D37:.O37];0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B37]&lt;&gt;[.B38];[.B$33]&amp;&quot;: &quot;&amp;TEXT([.B38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38];[.$B38])&lt;=0;[.C$3]-INDEX([.$C$21:.$J$28];[.$C38];[.$B38]);&quot;&quot;)" office:value-type="float" office:value="-38" calcext:value-type="float">
            <text:p>-38</text:p>
          </table:table-cell>
          <table:table-cell table:formula="of:=IF([.D$3]-INDEX([.$C$21:.$J$28];[.$C38];[.$B38])&lt;=0;[.D$3]-INDEX([.$C$21:.$J$28];[.$C38];[.$B38]);&quot;&quot;)" office:value-type="float" office:value="-34" calcext:value-type="float">
            <text:p>-34</text:p>
          </table:table-cell>
          <table:table-cell table:formula="of:=IF([.E$3]-INDEX([.$C$21:.$J$28];[.$C38];[.$B38])&lt;=0;[.E$3]-INDEX([.$C$21:.$J$28];[.$C38];[.$B38]);&quot;&quot;)" office:value-type="float" office:value="-28" calcext:value-type="float">
            <text:p>-28</text:p>
          </table:table-cell>
          <table:table-cell table:formula="of:=IF([.F$3]-INDEX([.$C$21:.$J$28];[.$C38];[.$B38])&lt;=0;[.F$3]-INDEX([.$C$21:.$J$28];[.$C38];[.$B38]);&quot;&quot;)" office:value-type="float" office:value="-18" calcext:value-type="float">
            <text:p>-18</text:p>
          </table:table-cell>
          <table:table-cell table:formula="of:=IF([.G$3]-INDEX([.$C$21:.$J$28];[.$C38];[.$B38])&lt;=0;[.G$3]-INDEX([.$C$21:.$J$28];[.$C38];[.$B38]);&quot;&quot;)" office:value-type="float" office:value="-3" calcext:value-type="float">
            <text:p>-3</text:p>
          </table:table-cell>
          <table:table-cell table:formula="of:=IF([.H$3]-INDEX([.$C$21:.$J$28];[.$C38];[.$B38])&lt;=0;[.H$3]-INDEX([.$C$21:.$J$28];[.$C38];[.$B38]);&quot;&quot;)">
            <text:p/>
          </table:table-cell>
          <table:table-cell table:formula="of:=IF([.I$3]-INDEX([.$C$21:.$J$28];[.$C38];[.$B38])&lt;=0;[.I$3]-INDEX([.$C$21:.$J$28];[.$C38];[.$B38]);&quot;&quot;)">
            <text:p/>
          </table:table-cell>
          <table:table-cell table:formula="of:=IF([.J$3]-INDEX([.$C$21:.$J$28];[.$C38];[.$B38])&lt;=0;[.J$3]-INDEX([.$C$21:.$J$28];[.$C38];[.$B38]);&quot;&quot;)">
            <text:p/>
          </table:table-cell>
          <table:table-cell table:formula="of:=IF([.K$3]-INDEX([.$C$21:.$J$28];[.$C38];[.$B38])&lt;=0;[.K$3]-INDEX([.$C$21:.$J$28];[.$C38];[.$B38]);&quot;&quot;)">
            <text:p/>
          </table:table-cell>
          <table:table-cell table:formula="of:=IF([.L$3]-INDEX([.$C$21:.$J$28];[.$C38];[.$B38])&lt;=0;[.L$3]-INDEX([.$C$21:.$J$28];[.$C38];[.$B38]);&quot;&quot;)">
            <text:p/>
          </table:table-cell>
          <table:table-cell table:formula="of:=IF([.M$3]-INDEX([.$C$21:.$J$28];[.$C38];[.$B38])&lt;=0;[.M$3]-INDEX([.$C$21:.$J$28];[.$C38];[.$B38]);&quot;&quot;)">
            <text:p/>
          </table:table-cell>
          <table:table-cell table:formula="of:=IF([.N$3]-INDEX([.$C$21:.$J$28];[.$C38];[.$B38])&lt;=0;[.N$3]-INDEX([.$C$21:.$J$28];[.$C38];[.$B38]);&quot;&quot;)">
            <text:p/>
          </table:table-cell>
          <table:table-cell table:formula="of:=INDEX([.$D$33:.$O$33];0;MATCH(MAX([.D38:.O38]);[.D38:.O38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38]&lt;&gt;[.B39];[.B$33]&amp;&quot;: &quot;&amp;TEXT([.B39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39];[.$B39])&lt;=0;[.C$3]-INDEX([.$C$21:.$J$28];[.$C39];[.$B39]);&quot;&quot;)" office:value-type="float" office:value="-52" calcext:value-type="float">
            <text:p>-52</text:p>
          </table:table-cell>
          <table:table-cell table:formula="of:=IF([.D$3]-INDEX([.$C$21:.$J$28];[.$C39];[.$B39])&lt;=0;[.D$3]-INDEX([.$C$21:.$J$28];[.$C39];[.$B39]);&quot;&quot;)" office:value-type="float" office:value="-48" calcext:value-type="float">
            <text:p>-48</text:p>
          </table:table-cell>
          <table:table-cell table:formula="of:=IF([.E$3]-INDEX([.$C$21:.$J$28];[.$C39];[.$B39])&lt;=0;[.E$3]-INDEX([.$C$21:.$J$28];[.$C39];[.$B39]);&quot;&quot;)" office:value-type="float" office:value="-42" calcext:value-type="float">
            <text:p>-42</text:p>
          </table:table-cell>
          <table:table-cell table:formula="of:=IF([.F$3]-INDEX([.$C$21:.$J$28];[.$C39];[.$B39])&lt;=0;[.F$3]-INDEX([.$C$21:.$J$28];[.$C39];[.$B39]);&quot;&quot;)" office:value-type="float" office:value="-32" calcext:value-type="float">
            <text:p>-32</text:p>
          </table:table-cell>
          <table:table-cell table:formula="of:=IF([.G$3]-INDEX([.$C$21:.$J$28];[.$C39];[.$B39])&lt;=0;[.G$3]-INDEX([.$C$21:.$J$28];[.$C39];[.$B39]);&quot;&quot;)" office:value-type="float" office:value="-17" calcext:value-type="float">
            <text:p>-17</text:p>
          </table:table-cell>
          <table:table-cell table:formula="of:=IF([.H$3]-INDEX([.$C$21:.$J$28];[.$C39];[.$B39])&lt;=0;[.H$3]-INDEX([.$C$21:.$J$28];[.$C39];[.$B39]);&quot;&quot;)">
            <text:p/>
          </table:table-cell>
          <table:table-cell table:formula="of:=IF([.I$3]-INDEX([.$C$21:.$J$28];[.$C39];[.$B39])&lt;=0;[.I$3]-INDEX([.$C$21:.$J$28];[.$C39];[.$B39]);&quot;&quot;)">
            <text:p/>
          </table:table-cell>
          <table:table-cell table:formula="of:=IF([.J$3]-INDEX([.$C$21:.$J$28];[.$C39];[.$B39])&lt;=0;[.J$3]-INDEX([.$C$21:.$J$28];[.$C39];[.$B39]);&quot;&quot;)">
            <text:p/>
          </table:table-cell>
          <table:table-cell table:formula="of:=IF([.K$3]-INDEX([.$C$21:.$J$28];[.$C39];[.$B39])&lt;=0;[.K$3]-INDEX([.$C$21:.$J$28];[.$C39];[.$B39]);&quot;&quot;)">
            <text:p/>
          </table:table-cell>
          <table:table-cell table:formula="of:=IF([.L$3]-INDEX([.$C$21:.$J$28];[.$C39];[.$B39])&lt;=0;[.L$3]-INDEX([.$C$21:.$J$28];[.$C39];[.$B39]);&quot;&quot;)">
            <text:p/>
          </table:table-cell>
          <table:table-cell table:formula="of:=IF([.M$3]-INDEX([.$C$21:.$J$28];[.$C39];[.$B39])&lt;=0;[.M$3]-INDEX([.$C$21:.$J$28];[.$C39];[.$B39]);&quot;&quot;)">
            <text:p/>
          </table:table-cell>
          <table:table-cell table:formula="of:=IF([.N$3]-INDEX([.$C$21:.$J$28];[.$C39];[.$B39])&lt;=0;[.N$3]-INDEX([.$C$21:.$J$28];[.$C39];[.$B39]);&quot;&quot;)">
            <text:p/>
          </table:table-cell>
          <table:table-cell table:formula="of:=INDEX([.$D$33:.$O$33];0;MATCH(MAX([.D39:.O39]);[.D39:.O39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39]&lt;&gt;[.B40];[.B$33]&amp;&quot;: &quot;&amp;TEXT([.B40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40];[.$B40])&lt;=0;[.C$3]-INDEX([.$C$21:.$J$28];[.$C40];[.$B40]);&quot;&quot;)" office:value-type="float" office:value="-68" calcext:value-type="float">
            <text:p>-68</text:p>
          </table:table-cell>
          <table:table-cell table:formula="of:=IF([.D$3]-INDEX([.$C$21:.$J$28];[.$C40];[.$B40])&lt;=0;[.D$3]-INDEX([.$C$21:.$J$28];[.$C40];[.$B40]);&quot;&quot;)" office:value-type="float" office:value="-64" calcext:value-type="float">
            <text:p>-64</text:p>
          </table:table-cell>
          <table:table-cell table:formula="of:=IF([.E$3]-INDEX([.$C$21:.$J$28];[.$C40];[.$B40])&lt;=0;[.E$3]-INDEX([.$C$21:.$J$28];[.$C40];[.$B40]);&quot;&quot;)" office:value-type="float" office:value="-58" calcext:value-type="float">
            <text:p>-58</text:p>
          </table:table-cell>
          <table:table-cell table:formula="of:=IF([.F$3]-INDEX([.$C$21:.$J$28];[.$C40];[.$B40])&lt;=0;[.F$3]-INDEX([.$C$21:.$J$28];[.$C40];[.$B40]);&quot;&quot;)" office:value-type="float" office:value="-48" calcext:value-type="float">
            <text:p>-48</text:p>
          </table:table-cell>
          <table:table-cell table:formula="of:=IF([.G$3]-INDEX([.$C$21:.$J$28];[.$C40];[.$B40])&lt;=0;[.G$3]-INDEX([.$C$21:.$J$28];[.$C40];[.$B40]);&quot;&quot;)" office:value-type="float" office:value="-33" calcext:value-type="float">
            <text:p>-33</text:p>
          </table:table-cell>
          <table:table-cell table:formula="of:=IF([.H$3]-INDEX([.$C$21:.$J$28];[.$C40];[.$B40])&lt;=0;[.H$3]-INDEX([.$C$21:.$J$28];[.$C40];[.$B40]);&quot;&quot;)" office:value-type="float" office:value="-13" calcext:value-type="float">
            <text:p>-13</text:p>
          </table:table-cell>
          <table:table-cell table:formula="of:=IF([.I$3]-INDEX([.$C$21:.$J$28];[.$C40];[.$B40])&lt;=0;[.I$3]-INDEX([.$C$21:.$J$28];[.$C40];[.$B40]);&quot;&quot;)">
            <text:p/>
          </table:table-cell>
          <table:table-cell table:formula="of:=IF([.J$3]-INDEX([.$C$21:.$J$28];[.$C40];[.$B40])&lt;=0;[.J$3]-INDEX([.$C$21:.$J$28];[.$C40];[.$B40]);&quot;&quot;)">
            <text:p/>
          </table:table-cell>
          <table:table-cell table:formula="of:=IF([.K$3]-INDEX([.$C$21:.$J$28];[.$C40];[.$B40])&lt;=0;[.K$3]-INDEX([.$C$21:.$J$28];[.$C40];[.$B40]);&quot;&quot;)">
            <text:p/>
          </table:table-cell>
          <table:table-cell table:formula="of:=IF([.L$3]-INDEX([.$C$21:.$J$28];[.$C40];[.$B40])&lt;=0;[.L$3]-INDEX([.$C$21:.$J$28];[.$C40];[.$B40]);&quot;&quot;)">
            <text:p/>
          </table:table-cell>
          <table:table-cell table:formula="of:=IF([.M$3]-INDEX([.$C$21:.$J$28];[.$C40];[.$B40])&lt;=0;[.M$3]-INDEX([.$C$21:.$J$28];[.$C40];[.$B40]);&quot;&quot;)">
            <text:p/>
          </table:table-cell>
          <table:table-cell table:formula="of:=IF([.N$3]-INDEX([.$C$21:.$J$28];[.$C40];[.$B40])&lt;=0;[.N$3]-INDEX([.$C$21:.$J$28];[.$C40];[.$B40]);&quot;&quot;)">
            <text:p/>
          </table:table-cell>
          <table:table-cell table:formula="of:=INDEX([.$D$33:.$O$33];0;MATCH(MAX([.D40:.O40]);[.D40:.O40];0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IF([.B40]&lt;&gt;[.B41];[.B$33]&amp;&quot;: &quot;&amp;TEXT([.B41]; &quot;#&quot;);&quot;&quot;)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41];[.$B41])&lt;=0;[.C$3]-INDEX([.$C$21:.$J$28];[.$C41];[.$B41]);&quot;&quot;)" office:value-type="float" office:value="-86" calcext:value-type="float">
            <text:p>-86</text:p>
          </table:table-cell>
          <table:table-cell table:formula="of:=IF([.D$3]-INDEX([.$C$21:.$J$28];[.$C41];[.$B41])&lt;=0;[.D$3]-INDEX([.$C$21:.$J$28];[.$C41];[.$B41]);&quot;&quot;)" office:value-type="float" office:value="-82" calcext:value-type="float">
            <text:p>-82</text:p>
          </table:table-cell>
          <table:table-cell table:formula="of:=IF([.E$3]-INDEX([.$C$21:.$J$28];[.$C41];[.$B41])&lt;=0;[.E$3]-INDEX([.$C$21:.$J$28];[.$C41];[.$B41]);&quot;&quot;)" office:value-type="float" office:value="-76" calcext:value-type="float">
            <text:p>-76</text:p>
          </table:table-cell>
          <table:table-cell table:formula="of:=IF([.F$3]-INDEX([.$C$21:.$J$28];[.$C41];[.$B41])&lt;=0;[.F$3]-INDEX([.$C$21:.$J$28];[.$C41];[.$B41]);&quot;&quot;)" office:value-type="float" office:value="-66" calcext:value-type="float">
            <text:p>-66</text:p>
          </table:table-cell>
          <table:table-cell table:formula="of:=IF([.G$3]-INDEX([.$C$21:.$J$28];[.$C41];[.$B41])&lt;=0;[.G$3]-INDEX([.$C$21:.$J$28];[.$C41];[.$B41]);&quot;&quot;)" office:value-type="float" office:value="-51" calcext:value-type="float">
            <text:p>-51</text:p>
          </table:table-cell>
          <table:table-cell table:formula="of:=IF([.H$3]-INDEX([.$C$21:.$J$28];[.$C41];[.$B41])&lt;=0;[.H$3]-INDEX([.$C$21:.$J$28];[.$C41];[.$B41]);&quot;&quot;)" office:value-type="float" office:value="-31" calcext:value-type="float">
            <text:p>-31</text:p>
          </table:table-cell>
          <table:table-cell table:formula="of:=IF([.I$3]-INDEX([.$C$21:.$J$28];[.$C41];[.$B41])&lt;=0;[.I$3]-INDEX([.$C$21:.$J$28];[.$C41];[.$B41]);&quot;&quot;)" office:value-type="float" office:value="-6" calcext:value-type="float">
            <text:p>-6</text:p>
          </table:table-cell>
          <table:table-cell table:formula="of:=IF([.J$3]-INDEX([.$C$21:.$J$28];[.$C41];[.$B41])&lt;=0;[.J$3]-INDEX([.$C$21:.$J$28];[.$C41];[.$B41]);&quot;&quot;)">
            <text:p/>
          </table:table-cell>
          <table:table-cell table:formula="of:=IF([.K$3]-INDEX([.$C$21:.$J$28];[.$C41];[.$B41])&lt;=0;[.K$3]-INDEX([.$C$21:.$J$28];[.$C41];[.$B41]);&quot;&quot;)">
            <text:p/>
          </table:table-cell>
          <table:table-cell table:formula="of:=IF([.L$3]-INDEX([.$C$21:.$J$28];[.$C41];[.$B41])&lt;=0;[.L$3]-INDEX([.$C$21:.$J$28];[.$C41];[.$B41]);&quot;&quot;)">
            <text:p/>
          </table:table-cell>
          <table:table-cell table:formula="of:=IF([.M$3]-INDEX([.$C$21:.$J$28];[.$C41];[.$B41])&lt;=0;[.M$3]-INDEX([.$C$21:.$J$28];[.$C41];[.$B41]);&quot;&quot;)">
            <text:p/>
          </table:table-cell>
          <table:table-cell table:formula="of:=IF([.N$3]-INDEX([.$C$21:.$J$28];[.$C41];[.$B41])&lt;=0;[.N$3]-INDEX([.$C$21:.$J$28];[.$C41];[.$B41]);&quot;&quot;)">
            <text:p/>
          </table:table-cell>
          <table:table-cell table:formula="of:=INDEX([.$D$33:.$O$33];0;MATCH(MAX([.D41:.O41]);[.D41:.O41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41]&lt;&gt;[.B42];[.B$33]&amp;&quot;: &quot;&amp;TEXT([.B42]; &quot;#&quot;);&quot;&quot;)" office:value-type="string" office:string-value="Skill per Attribute: 2" calcext:value-type="string">
            <text:p>Skill per Attribute: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42];[.$B42])&lt;=0;[.C$3]-INDEX([.$C$21:.$J$28];[.$C42];[.$B42]);&quot;&quot;)" office:value-type="float" office:value="-4" calcext:value-type="float">
            <text:p>-4</text:p>
          </table:table-cell>
          <table:table-cell table:formula="of:=IF([.D$3]-INDEX([.$C$21:.$J$28];[.$C42];[.$B42])&lt;=0;[.D$3]-INDEX([.$C$21:.$J$28];[.$C42];[.$B42]);&quot;&quot;)" office:value-type="float" office:value="0" calcext:value-type="float">
            <text:p>0</text:p>
          </table:table-cell>
          <table:table-cell table:formula="of:=IF([.E$3]-INDEX([.$C$21:.$J$28];[.$C42];[.$B42])&lt;=0;[.E$3]-INDEX([.$C$21:.$J$28];[.$C42];[.$B42]);&quot;&quot;)">
            <text:p/>
          </table:table-cell>
          <table:table-cell table:formula="of:=IF([.F$3]-INDEX([.$C$21:.$J$28];[.$C42];[.$B42])&lt;=0;[.F$3]-INDEX([.$C$21:.$J$28];[.$C42];[.$B42]);&quot;&quot;)">
            <text:p/>
          </table:table-cell>
          <table:table-cell table:formula="of:=IF([.G$3]-INDEX([.$C$21:.$J$28];[.$C42];[.$B42])&lt;=0;[.G$3]-INDEX([.$C$21:.$J$28];[.$C42];[.$B42]);&quot;&quot;)">
            <text:p/>
          </table:table-cell>
          <table:table-cell table:formula="of:=IF([.H$3]-INDEX([.$C$21:.$J$28];[.$C42];[.$B42])&lt;=0;[.H$3]-INDEX([.$C$21:.$J$28];[.$C42];[.$B42]);&quot;&quot;)">
            <text:p/>
          </table:table-cell>
          <table:table-cell table:formula="of:=IF([.I$3]-INDEX([.$C$21:.$J$28];[.$C42];[.$B42])&lt;=0;[.I$3]-INDEX([.$C$21:.$J$28];[.$C42];[.$B42]);&quot;&quot;)">
            <text:p/>
          </table:table-cell>
          <table:table-cell table:formula="of:=IF([.J$3]-INDEX([.$C$21:.$J$28];[.$C42];[.$B42])&lt;=0;[.J$3]-INDEX([.$C$21:.$J$28];[.$C42];[.$B42]);&quot;&quot;)">
            <text:p/>
          </table:table-cell>
          <table:table-cell table:formula="of:=IF([.K$3]-INDEX([.$C$21:.$J$28];[.$C42];[.$B42])&lt;=0;[.K$3]-INDEX([.$C$21:.$J$28];[.$C42];[.$B42]);&quot;&quot;)">
            <text:p/>
          </table:table-cell>
          <table:table-cell table:formula="of:=IF([.L$3]-INDEX([.$C$21:.$J$28];[.$C42];[.$B42])&lt;=0;[.L$3]-INDEX([.$C$21:.$J$28];[.$C42];[.$B42]);&quot;&quot;)">
            <text:p/>
          </table:table-cell>
          <table:table-cell table:formula="of:=IF([.M$3]-INDEX([.$C$21:.$J$28];[.$C42];[.$B42])&lt;=0;[.M$3]-INDEX([.$C$21:.$J$28];[.$C42];[.$B42]);&quot;&quot;)">
            <text:p/>
          </table:table-cell>
          <table:table-cell table:formula="of:=IF([.N$3]-INDEX([.$C$21:.$J$28];[.$C42];[.$B42])&lt;=0;[.N$3]-INDEX([.$C$21:.$J$28];[.$C42];[.$B42]);&quot;&quot;)">
            <text:p/>
          </table:table-cell>
          <table:table-cell table:formula="of:=INDEX([.$D$33:.$O$33];0;MATCH(MAX([.D42:.O42]);[.D42:.O42];0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F([.B42]&lt;&gt;[.B43];[.B$33]&amp;&quot;: &quot;&amp;TEXT([.B43]; &quot;#&quot;);&quot;&quot;)">
            <text:p/>
          </table:table-cell>
          <table:table-cell table:number-columns-repeated="2" office:value-type="float" office:value="2" calcext:value-type="float">
            <text:p>2</text:p>
          </table:table-cell>
          <table:table-cell table:formula="of:=IF([.C$3]-INDEX([.$C$21:.$J$28];[.$C43];[.$B43])&lt;=0;[.C$3]-INDEX([.$C$21:.$J$28];[.$C43];[.$B43]);&quot;&quot;)" office:value-type="float" office:value="-14" calcext:value-type="float">
            <text:p>-14</text:p>
          </table:table-cell>
          <table:table-cell table:formula="of:=IF([.D$3]-INDEX([.$C$21:.$J$28];[.$C43];[.$B43])&lt;=0;[.D$3]-INDEX([.$C$21:.$J$28];[.$C43];[.$B43]);&quot;&quot;)" office:value-type="float" office:value="-10" calcext:value-type="float">
            <text:p>-10</text:p>
          </table:table-cell>
          <table:table-cell table:formula="of:=IF([.E$3]-INDEX([.$C$21:.$J$28];[.$C43];[.$B43])&lt;=0;[.E$3]-INDEX([.$C$21:.$J$28];[.$C43];[.$B43]);&quot;&quot;)" office:value-type="float" office:value="-4" calcext:value-type="float">
            <text:p>-4</text:p>
          </table:table-cell>
          <table:table-cell table:formula="of:=IF([.F$3]-INDEX([.$C$21:.$J$28];[.$C43];[.$B43])&lt;=0;[.F$3]-INDEX([.$C$21:.$J$28];[.$C43];[.$B43]);&quot;&quot;)">
            <text:p/>
          </table:table-cell>
          <table:table-cell table:formula="of:=IF([.G$3]-INDEX([.$C$21:.$J$28];[.$C43];[.$B43])&lt;=0;[.G$3]-INDEX([.$C$21:.$J$28];[.$C43];[.$B43]);&quot;&quot;)">
            <text:p/>
          </table:table-cell>
          <table:table-cell table:formula="of:=IF([.H$3]-INDEX([.$C$21:.$J$28];[.$C43];[.$B43])&lt;=0;[.H$3]-INDEX([.$C$21:.$J$28];[.$C43];[.$B43]);&quot;&quot;)">
            <text:p/>
          </table:table-cell>
          <table:table-cell table:formula="of:=IF([.I$3]-INDEX([.$C$21:.$J$28];[.$C43];[.$B43])&lt;=0;[.I$3]-INDEX([.$C$21:.$J$28];[.$C43];[.$B43]);&quot;&quot;)">
            <text:p/>
          </table:table-cell>
          <table:table-cell table:formula="of:=IF([.J$3]-INDEX([.$C$21:.$J$28];[.$C43];[.$B43])&lt;=0;[.J$3]-INDEX([.$C$21:.$J$28];[.$C43];[.$B43]);&quot;&quot;)">
            <text:p/>
          </table:table-cell>
          <table:table-cell table:formula="of:=IF([.K$3]-INDEX([.$C$21:.$J$28];[.$C43];[.$B43])&lt;=0;[.K$3]-INDEX([.$C$21:.$J$28];[.$C43];[.$B43]);&quot;&quot;)">
            <text:p/>
          </table:table-cell>
          <table:table-cell table:formula="of:=IF([.L$3]-INDEX([.$C$21:.$J$28];[.$C43];[.$B43])&lt;=0;[.L$3]-INDEX([.$C$21:.$J$28];[.$C43];[.$B43]);&quot;&quot;)">
            <text:p/>
          </table:table-cell>
          <table:table-cell table:formula="of:=IF([.M$3]-INDEX([.$C$21:.$J$28];[.$C43];[.$B43])&lt;=0;[.M$3]-INDEX([.$C$21:.$J$28];[.$C43];[.$B43]);&quot;&quot;)">
            <text:p/>
          </table:table-cell>
          <table:table-cell table:formula="of:=IF([.N$3]-INDEX([.$C$21:.$J$28];[.$C43];[.$B43])&lt;=0;[.N$3]-INDEX([.$C$21:.$J$28];[.$C43];[.$B43]);&quot;&quot;)">
            <text:p/>
          </table:table-cell>
          <table:table-cell table:formula="of:=INDEX([.$D$33:.$O$33];0;MATCH(MAX([.D43:.O43]);[.D43:.O43];0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43]&lt;&gt;[.B44];[.B$33]&amp;&quot;: &quot;&amp;TEXT([.B44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44];[.$B44])&lt;=0;[.C$3]-INDEX([.$C$21:.$J$28];[.$C44];[.$B44]);&quot;&quot;)" office:value-type="float" office:value="-28" calcext:value-type="float">
            <text:p>-28</text:p>
          </table:table-cell>
          <table:table-cell table:formula="of:=IF([.D$3]-INDEX([.$C$21:.$J$28];[.$C44];[.$B44])&lt;=0;[.D$3]-INDEX([.$C$21:.$J$28];[.$C44];[.$B44]);&quot;&quot;)" office:value-type="float" office:value="-24" calcext:value-type="float">
            <text:p>-24</text:p>
          </table:table-cell>
          <table:table-cell table:formula="of:=IF([.E$3]-INDEX([.$C$21:.$J$28];[.$C44];[.$B44])&lt;=0;[.E$3]-INDEX([.$C$21:.$J$28];[.$C44];[.$B44]);&quot;&quot;)" office:value-type="float" office:value="-18" calcext:value-type="float">
            <text:p>-18</text:p>
          </table:table-cell>
          <table:table-cell table:formula="of:=IF([.F$3]-INDEX([.$C$21:.$J$28];[.$C44];[.$B44])&lt;=0;[.F$3]-INDEX([.$C$21:.$J$28];[.$C44];[.$B44]);&quot;&quot;)" office:value-type="float" office:value="-8" calcext:value-type="float">
            <text:p>-8</text:p>
          </table:table-cell>
          <table:table-cell table:formula="of:=IF([.G$3]-INDEX([.$C$21:.$J$28];[.$C44];[.$B44])&lt;=0;[.G$3]-INDEX([.$C$21:.$J$28];[.$C44];[.$B44]);&quot;&quot;)">
            <text:p/>
          </table:table-cell>
          <table:table-cell table:formula="of:=IF([.H$3]-INDEX([.$C$21:.$J$28];[.$C44];[.$B44])&lt;=0;[.H$3]-INDEX([.$C$21:.$J$28];[.$C44];[.$B44]);&quot;&quot;)">
            <text:p/>
          </table:table-cell>
          <table:table-cell table:formula="of:=IF([.I$3]-INDEX([.$C$21:.$J$28];[.$C44];[.$B44])&lt;=0;[.I$3]-INDEX([.$C$21:.$J$28];[.$C44];[.$B44]);&quot;&quot;)">
            <text:p/>
          </table:table-cell>
          <table:table-cell table:formula="of:=IF([.J$3]-INDEX([.$C$21:.$J$28];[.$C44];[.$B44])&lt;=0;[.J$3]-INDEX([.$C$21:.$J$28];[.$C44];[.$B44]);&quot;&quot;)">
            <text:p/>
          </table:table-cell>
          <table:table-cell table:formula="of:=IF([.K$3]-INDEX([.$C$21:.$J$28];[.$C44];[.$B44])&lt;=0;[.K$3]-INDEX([.$C$21:.$J$28];[.$C44];[.$B44]);&quot;&quot;)">
            <text:p/>
          </table:table-cell>
          <table:table-cell table:formula="of:=IF([.L$3]-INDEX([.$C$21:.$J$28];[.$C44];[.$B44])&lt;=0;[.L$3]-INDEX([.$C$21:.$J$28];[.$C44];[.$B44]);&quot;&quot;)">
            <text:p/>
          </table:table-cell>
          <table:table-cell table:formula="of:=IF([.M$3]-INDEX([.$C$21:.$J$28];[.$C44];[.$B44])&lt;=0;[.M$3]-INDEX([.$C$21:.$J$28];[.$C44];[.$B44]);&quot;&quot;)">
            <text:p/>
          </table:table-cell>
          <table:table-cell table:formula="of:=IF([.N$3]-INDEX([.$C$21:.$J$28];[.$C44];[.$B44])&lt;=0;[.N$3]-INDEX([.$C$21:.$J$28];[.$C44];[.$B44]);&quot;&quot;)">
            <text:p/>
          </table:table-cell>
          <table:table-cell table:formula="of:=INDEX([.$D$33:.$O$33];0;MATCH(MAX([.D44:.O44]);[.D44:.O44];0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B44]&lt;&gt;[.B45];[.B$33]&amp;&quot;: &quot;&amp;TEXT([.B45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45];[.$B45])&lt;=0;[.C$3]-INDEX([.$C$21:.$J$28];[.$C45];[.$B45]);&quot;&quot;)" office:value-type="float" office:value="-46" calcext:value-type="float">
            <text:p>-46</text:p>
          </table:table-cell>
          <table:table-cell table:formula="of:=IF([.D$3]-INDEX([.$C$21:.$J$28];[.$C45];[.$B45])&lt;=0;[.D$3]-INDEX([.$C$21:.$J$28];[.$C45];[.$B45]);&quot;&quot;)" office:value-type="float" office:value="-42" calcext:value-type="float">
            <text:p>-42</text:p>
          </table:table-cell>
          <table:table-cell table:formula="of:=IF([.E$3]-INDEX([.$C$21:.$J$28];[.$C45];[.$B45])&lt;=0;[.E$3]-INDEX([.$C$21:.$J$28];[.$C45];[.$B45]);&quot;&quot;)" office:value-type="float" office:value="-36" calcext:value-type="float">
            <text:p>-36</text:p>
          </table:table-cell>
          <table:table-cell table:formula="of:=IF([.F$3]-INDEX([.$C$21:.$J$28];[.$C45];[.$B45])&lt;=0;[.F$3]-INDEX([.$C$21:.$J$28];[.$C45];[.$B45]);&quot;&quot;)" office:value-type="float" office:value="-26" calcext:value-type="float">
            <text:p>-26</text:p>
          </table:table-cell>
          <table:table-cell table:formula="of:=IF([.G$3]-INDEX([.$C$21:.$J$28];[.$C45];[.$B45])&lt;=0;[.G$3]-INDEX([.$C$21:.$J$28];[.$C45];[.$B45]);&quot;&quot;)" office:value-type="float" office:value="-11" calcext:value-type="float">
            <text:p>-11</text:p>
          </table:table-cell>
          <table:table-cell table:formula="of:=IF([.H$3]-INDEX([.$C$21:.$J$28];[.$C45];[.$B45])&lt;=0;[.H$3]-INDEX([.$C$21:.$J$28];[.$C45];[.$B45]);&quot;&quot;)">
            <text:p/>
          </table:table-cell>
          <table:table-cell table:formula="of:=IF([.I$3]-INDEX([.$C$21:.$J$28];[.$C45];[.$B45])&lt;=0;[.I$3]-INDEX([.$C$21:.$J$28];[.$C45];[.$B45]);&quot;&quot;)">
            <text:p/>
          </table:table-cell>
          <table:table-cell table:formula="of:=IF([.J$3]-INDEX([.$C$21:.$J$28];[.$C45];[.$B45])&lt;=0;[.J$3]-INDEX([.$C$21:.$J$28];[.$C45];[.$B45]);&quot;&quot;)">
            <text:p/>
          </table:table-cell>
          <table:table-cell table:formula="of:=IF([.K$3]-INDEX([.$C$21:.$J$28];[.$C45];[.$B45])&lt;=0;[.K$3]-INDEX([.$C$21:.$J$28];[.$C45];[.$B45]);&quot;&quot;)">
            <text:p/>
          </table:table-cell>
          <table:table-cell table:formula="of:=IF([.L$3]-INDEX([.$C$21:.$J$28];[.$C45];[.$B45])&lt;=0;[.L$3]-INDEX([.$C$21:.$J$28];[.$C45];[.$B45]);&quot;&quot;)">
            <text:p/>
          </table:table-cell>
          <table:table-cell table:formula="of:=IF([.M$3]-INDEX([.$C$21:.$J$28];[.$C45];[.$B45])&lt;=0;[.M$3]-INDEX([.$C$21:.$J$28];[.$C45];[.$B45]);&quot;&quot;)">
            <text:p/>
          </table:table-cell>
          <table:table-cell table:formula="of:=IF([.N$3]-INDEX([.$C$21:.$J$28];[.$C45];[.$B45])&lt;=0;[.N$3]-INDEX([.$C$21:.$J$28];[.$C45];[.$B45]);&quot;&quot;)">
            <text:p/>
          </table:table-cell>
          <table:table-cell table:formula="of:=INDEX([.$D$33:.$O$33];0;MATCH(MAX([.D45:.O45]);[.D45:.O45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45]&lt;&gt;[.B46];[.B$33]&amp;&quot;: &quot;&amp;TEXT([.B46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46];[.$B46])&lt;=0;[.C$3]-INDEX([.$C$21:.$J$28];[.$C46];[.$B46]);&quot;&quot;)" office:value-type="float" office:value="-68" calcext:value-type="float">
            <text:p>-68</text:p>
          </table:table-cell>
          <table:table-cell table:formula="of:=IF([.D$3]-INDEX([.$C$21:.$J$28];[.$C46];[.$B46])&lt;=0;[.D$3]-INDEX([.$C$21:.$J$28];[.$C46];[.$B46]);&quot;&quot;)" office:value-type="float" office:value="-64" calcext:value-type="float">
            <text:p>-64</text:p>
          </table:table-cell>
          <table:table-cell table:formula="of:=IF([.E$3]-INDEX([.$C$21:.$J$28];[.$C46];[.$B46])&lt;=0;[.E$3]-INDEX([.$C$21:.$J$28];[.$C46];[.$B46]);&quot;&quot;)" office:value-type="float" office:value="-58" calcext:value-type="float">
            <text:p>-58</text:p>
          </table:table-cell>
          <table:table-cell table:formula="of:=IF([.F$3]-INDEX([.$C$21:.$J$28];[.$C46];[.$B46])&lt;=0;[.F$3]-INDEX([.$C$21:.$J$28];[.$C46];[.$B46]);&quot;&quot;)" office:value-type="float" office:value="-48" calcext:value-type="float">
            <text:p>-48</text:p>
          </table:table-cell>
          <table:table-cell table:formula="of:=IF([.G$3]-INDEX([.$C$21:.$J$28];[.$C46];[.$B46])&lt;=0;[.G$3]-INDEX([.$C$21:.$J$28];[.$C46];[.$B46]);&quot;&quot;)" office:value-type="float" office:value="-33" calcext:value-type="float">
            <text:p>-33</text:p>
          </table:table-cell>
          <table:table-cell table:formula="of:=IF([.H$3]-INDEX([.$C$21:.$J$28];[.$C46];[.$B46])&lt;=0;[.H$3]-INDEX([.$C$21:.$J$28];[.$C46];[.$B46]);&quot;&quot;)" office:value-type="float" office:value="-13" calcext:value-type="float">
            <text:p>-13</text:p>
          </table:table-cell>
          <table:table-cell table:formula="of:=IF([.I$3]-INDEX([.$C$21:.$J$28];[.$C46];[.$B46])&lt;=0;[.I$3]-INDEX([.$C$21:.$J$28];[.$C46];[.$B46]);&quot;&quot;)">
            <text:p/>
          </table:table-cell>
          <table:table-cell table:formula="of:=IF([.J$3]-INDEX([.$C$21:.$J$28];[.$C46];[.$B46])&lt;=0;[.J$3]-INDEX([.$C$21:.$J$28];[.$C46];[.$B46]);&quot;&quot;)">
            <text:p/>
          </table:table-cell>
          <table:table-cell table:formula="of:=IF([.K$3]-INDEX([.$C$21:.$J$28];[.$C46];[.$B46])&lt;=0;[.K$3]-INDEX([.$C$21:.$J$28];[.$C46];[.$B46]);&quot;&quot;)">
            <text:p/>
          </table:table-cell>
          <table:table-cell table:formula="of:=IF([.L$3]-INDEX([.$C$21:.$J$28];[.$C46];[.$B46])&lt;=0;[.L$3]-INDEX([.$C$21:.$J$28];[.$C46];[.$B46]);&quot;&quot;)">
            <text:p/>
          </table:table-cell>
          <table:table-cell table:formula="of:=IF([.M$3]-INDEX([.$C$21:.$J$28];[.$C46];[.$B46])&lt;=0;[.M$3]-INDEX([.$C$21:.$J$28];[.$C46];[.$B46]);&quot;&quot;)">
            <text:p/>
          </table:table-cell>
          <table:table-cell table:formula="of:=IF([.N$3]-INDEX([.$C$21:.$J$28];[.$C46];[.$B46])&lt;=0;[.N$3]-INDEX([.$C$21:.$J$28];[.$C46];[.$B46]);&quot;&quot;)">
            <text:p/>
          </table:table-cell>
          <table:table-cell table:formula="of:=INDEX([.$D$33:.$O$33];0;MATCH(MAX([.D46:.O46]);[.D46:.O46];0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IF([.B46]&lt;&gt;[.B47];[.B$33]&amp;&quot;: &quot;&amp;TEXT([.B47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47];[.$B47])&lt;=0;[.C$3]-INDEX([.$C$21:.$J$28];[.$C47];[.$B47]);&quot;&quot;)" office:value-type="float" office:value="-94" calcext:value-type="float">
            <text:p>-94</text:p>
          </table:table-cell>
          <table:table-cell table:formula="of:=IF([.D$3]-INDEX([.$C$21:.$J$28];[.$C47];[.$B47])&lt;=0;[.D$3]-INDEX([.$C$21:.$J$28];[.$C47];[.$B47]);&quot;&quot;)" office:value-type="float" office:value="-90" calcext:value-type="float">
            <text:p>-90</text:p>
          </table:table-cell>
          <table:table-cell table:formula="of:=IF([.E$3]-INDEX([.$C$21:.$J$28];[.$C47];[.$B47])&lt;=0;[.E$3]-INDEX([.$C$21:.$J$28];[.$C47];[.$B47]);&quot;&quot;)" office:value-type="float" office:value="-84" calcext:value-type="float">
            <text:p>-84</text:p>
          </table:table-cell>
          <table:table-cell table:formula="of:=IF([.F$3]-INDEX([.$C$21:.$J$28];[.$C47];[.$B47])&lt;=0;[.F$3]-INDEX([.$C$21:.$J$28];[.$C47];[.$B47]);&quot;&quot;)" office:value-type="float" office:value="-74" calcext:value-type="float">
            <text:p>-74</text:p>
          </table:table-cell>
          <table:table-cell table:formula="of:=IF([.G$3]-INDEX([.$C$21:.$J$28];[.$C47];[.$B47])&lt;=0;[.G$3]-INDEX([.$C$21:.$J$28];[.$C47];[.$B47]);&quot;&quot;)" office:value-type="float" office:value="-59" calcext:value-type="float">
            <text:p>-59</text:p>
          </table:table-cell>
          <table:table-cell table:formula="of:=IF([.H$3]-INDEX([.$C$21:.$J$28];[.$C47];[.$B47])&lt;=0;[.H$3]-INDEX([.$C$21:.$J$28];[.$C47];[.$B47]);&quot;&quot;)" office:value-type="float" office:value="-39" calcext:value-type="float">
            <text:p>-39</text:p>
          </table:table-cell>
          <table:table-cell table:formula="of:=IF([.I$3]-INDEX([.$C$21:.$J$28];[.$C47];[.$B47])&lt;=0;[.I$3]-INDEX([.$C$21:.$J$28];[.$C47];[.$B47]);&quot;&quot;)" office:value-type="float" office:value="-14" calcext:value-type="float">
            <text:p>-14</text:p>
          </table:table-cell>
          <table:table-cell table:formula="of:=IF([.J$3]-INDEX([.$C$21:.$J$28];[.$C47];[.$B47])&lt;=0;[.J$3]-INDEX([.$C$21:.$J$28];[.$C47];[.$B47]);&quot;&quot;)">
            <text:p/>
          </table:table-cell>
          <table:table-cell table:formula="of:=IF([.K$3]-INDEX([.$C$21:.$J$28];[.$C47];[.$B47])&lt;=0;[.K$3]-INDEX([.$C$21:.$J$28];[.$C47];[.$B47]);&quot;&quot;)">
            <text:p/>
          </table:table-cell>
          <table:table-cell table:formula="of:=IF([.L$3]-INDEX([.$C$21:.$J$28];[.$C47];[.$B47])&lt;=0;[.L$3]-INDEX([.$C$21:.$J$28];[.$C47];[.$B47]);&quot;&quot;)">
            <text:p/>
          </table:table-cell>
          <table:table-cell table:formula="of:=IF([.M$3]-INDEX([.$C$21:.$J$28];[.$C47];[.$B47])&lt;=0;[.M$3]-INDEX([.$C$21:.$J$28];[.$C47];[.$B47]);&quot;&quot;)">
            <text:p/>
          </table:table-cell>
          <table:table-cell table:formula="of:=IF([.N$3]-INDEX([.$C$21:.$J$28];[.$C47];[.$B47])&lt;=0;[.N$3]-INDEX([.$C$21:.$J$28];[.$C47];[.$B47]);&quot;&quot;)">
            <text:p/>
          </table:table-cell>
          <table:table-cell table:formula="of:=INDEX([.$D$33:.$O$33];0;MATCH(MAX([.D47:.O47]);[.D47:.O47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47]&lt;&gt;[.B48];[.B$33]&amp;&quot;: &quot;&amp;TEXT([.B48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48];[.$B48])&lt;=0;[.C$3]-INDEX([.$C$21:.$J$28];[.$C48];[.$B48]);&quot;&quot;)" office:value-type="float" office:value="-124" calcext:value-type="float">
            <text:p>-124</text:p>
          </table:table-cell>
          <table:table-cell table:formula="of:=IF([.D$3]-INDEX([.$C$21:.$J$28];[.$C48];[.$B48])&lt;=0;[.D$3]-INDEX([.$C$21:.$J$28];[.$C48];[.$B48]);&quot;&quot;)" office:value-type="float" office:value="-120" calcext:value-type="float">
            <text:p>-120</text:p>
          </table:table-cell>
          <table:table-cell table:formula="of:=IF([.E$3]-INDEX([.$C$21:.$J$28];[.$C48];[.$B48])&lt;=0;[.E$3]-INDEX([.$C$21:.$J$28];[.$C48];[.$B48]);&quot;&quot;)" office:value-type="float" office:value="-114" calcext:value-type="float">
            <text:p>-114</text:p>
          </table:table-cell>
          <table:table-cell table:formula="of:=IF([.F$3]-INDEX([.$C$21:.$J$28];[.$C48];[.$B48])&lt;=0;[.F$3]-INDEX([.$C$21:.$J$28];[.$C48];[.$B48]);&quot;&quot;)" office:value-type="float" office:value="-104" calcext:value-type="float">
            <text:p>-104</text:p>
          </table:table-cell>
          <table:table-cell table:formula="of:=IF([.G$3]-INDEX([.$C$21:.$J$28];[.$C48];[.$B48])&lt;=0;[.G$3]-INDEX([.$C$21:.$J$28];[.$C48];[.$B48]);&quot;&quot;)" office:value-type="float" office:value="-89" calcext:value-type="float">
            <text:p>-89</text:p>
          </table:table-cell>
          <table:table-cell table:formula="of:=IF([.H$3]-INDEX([.$C$21:.$J$28];[.$C48];[.$B48])&lt;=0;[.H$3]-INDEX([.$C$21:.$J$28];[.$C48];[.$B48]);&quot;&quot;)" office:value-type="float" office:value="-69" calcext:value-type="float">
            <text:p>-69</text:p>
          </table:table-cell>
          <table:table-cell table:formula="of:=IF([.I$3]-INDEX([.$C$21:.$J$28];[.$C48];[.$B48])&lt;=0;[.I$3]-INDEX([.$C$21:.$J$28];[.$C48];[.$B48]);&quot;&quot;)" office:value-type="float" office:value="-44" calcext:value-type="float">
            <text:p>-44</text:p>
          </table:table-cell>
          <table:table-cell table:formula="of:=IF([.J$3]-INDEX([.$C$21:.$J$28];[.$C48];[.$B48])&lt;=0;[.J$3]-INDEX([.$C$21:.$J$28];[.$C48];[.$B48]);&quot;&quot;)" office:value-type="float" office:value="-14" calcext:value-type="float">
            <text:p>-14</text:p>
          </table:table-cell>
          <table:table-cell table:formula="of:=IF([.K$3]-INDEX([.$C$21:.$J$28];[.$C48];[.$B48])&lt;=0;[.K$3]-INDEX([.$C$21:.$J$28];[.$C48];[.$B48]);&quot;&quot;)">
            <text:p/>
          </table:table-cell>
          <table:table-cell table:formula="of:=IF([.L$3]-INDEX([.$C$21:.$J$28];[.$C48];[.$B48])&lt;=0;[.L$3]-INDEX([.$C$21:.$J$28];[.$C48];[.$B48]);&quot;&quot;)">
            <text:p/>
          </table:table-cell>
          <table:table-cell table:formula="of:=IF([.M$3]-INDEX([.$C$21:.$J$28];[.$C48];[.$B48])&lt;=0;[.M$3]-INDEX([.$C$21:.$J$28];[.$C48];[.$B48]);&quot;&quot;)">
            <text:p/>
          </table:table-cell>
          <table:table-cell table:formula="of:=IF([.N$3]-INDEX([.$C$21:.$J$28];[.$C48];[.$B48])&lt;=0;[.N$3]-INDEX([.$C$21:.$J$28];[.$C48];[.$B48]);&quot;&quot;)">
            <text:p/>
          </table:table-cell>
          <table:table-cell table:formula="of:=INDEX([.$D$33:.$O$33];0;MATCH(MAX([.D48:.O48]);[.D48:.O48];0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F([.B48]&lt;&gt;[.B49];[.B$33]&amp;&quot;: &quot;&amp;TEXT([.B49]; &quot;#&quot;);&quot;&quot;)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49];[.$B49])&lt;=0;[.C$3]-INDEX([.$C$21:.$J$28];[.$C49];[.$B49]);&quot;&quot;)" office:value-type="float" office:value="-158" calcext:value-type="float">
            <text:p>-158</text:p>
          </table:table-cell>
          <table:table-cell table:formula="of:=IF([.D$3]-INDEX([.$C$21:.$J$28];[.$C49];[.$B49])&lt;=0;[.D$3]-INDEX([.$C$21:.$J$28];[.$C49];[.$B49]);&quot;&quot;)" office:value-type="float" office:value="-154" calcext:value-type="float">
            <text:p>-154</text:p>
          </table:table-cell>
          <table:table-cell table:formula="of:=IF([.E$3]-INDEX([.$C$21:.$J$28];[.$C49];[.$B49])&lt;=0;[.E$3]-INDEX([.$C$21:.$J$28];[.$C49];[.$B49]);&quot;&quot;)" office:value-type="float" office:value="-148" calcext:value-type="float">
            <text:p>-148</text:p>
          </table:table-cell>
          <table:table-cell table:formula="of:=IF([.F$3]-INDEX([.$C$21:.$J$28];[.$C49];[.$B49])&lt;=0;[.F$3]-INDEX([.$C$21:.$J$28];[.$C49];[.$B49]);&quot;&quot;)" office:value-type="float" office:value="-138" calcext:value-type="float">
            <text:p>-138</text:p>
          </table:table-cell>
          <table:table-cell table:formula="of:=IF([.G$3]-INDEX([.$C$21:.$J$28];[.$C49];[.$B49])&lt;=0;[.G$3]-INDEX([.$C$21:.$J$28];[.$C49];[.$B49]);&quot;&quot;)" office:value-type="float" office:value="-123" calcext:value-type="float">
            <text:p>-123</text:p>
          </table:table-cell>
          <table:table-cell table:formula="of:=IF([.H$3]-INDEX([.$C$21:.$J$28];[.$C49];[.$B49])&lt;=0;[.H$3]-INDEX([.$C$21:.$J$28];[.$C49];[.$B49]);&quot;&quot;)" office:value-type="float" office:value="-103" calcext:value-type="float">
            <text:p>-103</text:p>
          </table:table-cell>
          <table:table-cell table:formula="of:=IF([.I$3]-INDEX([.$C$21:.$J$28];[.$C49];[.$B49])&lt;=0;[.I$3]-INDEX([.$C$21:.$J$28];[.$C49];[.$B49]);&quot;&quot;)" office:value-type="float" office:value="-78" calcext:value-type="float">
            <text:p>-78</text:p>
          </table:table-cell>
          <table:table-cell table:formula="of:=IF([.J$3]-INDEX([.$C$21:.$J$28];[.$C49];[.$B49])&lt;=0;[.J$3]-INDEX([.$C$21:.$J$28];[.$C49];[.$B49]);&quot;&quot;)" office:value-type="float" office:value="-48" calcext:value-type="float">
            <text:p>-48</text:p>
          </table:table-cell>
          <table:table-cell table:formula="of:=IF([.K$3]-INDEX([.$C$21:.$J$28];[.$C49];[.$B49])&lt;=0;[.K$3]-INDEX([.$C$21:.$J$28];[.$C49];[.$B49]);&quot;&quot;)" office:value-type="float" office:value="-13" calcext:value-type="float">
            <text:p>-13</text:p>
          </table:table-cell>
          <table:table-cell table:formula="of:=IF([.L$3]-INDEX([.$C$21:.$J$28];[.$C49];[.$B49])&lt;=0;[.L$3]-INDEX([.$C$21:.$J$28];[.$C49];[.$B49]);&quot;&quot;)">
            <text:p/>
          </table:table-cell>
          <table:table-cell table:formula="of:=IF([.M$3]-INDEX([.$C$21:.$J$28];[.$C49];[.$B49])&lt;=0;[.M$3]-INDEX([.$C$21:.$J$28];[.$C49];[.$B49]);&quot;&quot;)">
            <text:p/>
          </table:table-cell>
          <table:table-cell table:formula="of:=IF([.N$3]-INDEX([.$C$21:.$J$28];[.$C49];[.$B49])&lt;=0;[.N$3]-INDEX([.$C$21:.$J$28];[.$C49];[.$B49]);&quot;&quot;)">
            <text:p/>
          </table:table-cell>
          <table:table-cell table:formula="of:=INDEX([.$D$33:.$O$33];0;MATCH(MAX([.D49:.O49]);[.D49:.O49];0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IF([.B49]&lt;&gt;[.B50];[.B$33]&amp;&quot;: &quot;&amp;TEXT([.B50]; &quot;#&quot;);&quot;&quot;)" office:value-type="string" office:string-value="Skill per Attribute: 3" calcext:value-type="string">
            <text:p>Skill per Attribute: 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50];[.$B50])&lt;=0;[.C$3]-INDEX([.$C$21:.$J$28];[.$C50];[.$B50]);&quot;&quot;)" office:value-type="float" office:value="-6" calcext:value-type="float">
            <text:p>-6</text:p>
          </table:table-cell>
          <table:table-cell table:formula="of:=IF([.D$3]-INDEX([.$C$21:.$J$28];[.$C50];[.$B50])&lt;=0;[.D$3]-INDEX([.$C$21:.$J$28];[.$C50];[.$B50]);&quot;&quot;)" office:value-type="float" office:value="-2" calcext:value-type="float">
            <text:p>-2</text:p>
          </table:table-cell>
          <table:table-cell table:formula="of:=IF([.E$3]-INDEX([.$C$21:.$J$28];[.$C50];[.$B50])&lt;=0;[.E$3]-INDEX([.$C$21:.$J$28];[.$C50];[.$B50]);&quot;&quot;)">
            <text:p/>
          </table:table-cell>
          <table:table-cell table:formula="of:=IF([.F$3]-INDEX([.$C$21:.$J$28];[.$C50];[.$B50])&lt;=0;[.F$3]-INDEX([.$C$21:.$J$28];[.$C50];[.$B50]);&quot;&quot;)">
            <text:p/>
          </table:table-cell>
          <table:table-cell table:formula="of:=IF([.G$3]-INDEX([.$C$21:.$J$28];[.$C50];[.$B50])&lt;=0;[.G$3]-INDEX([.$C$21:.$J$28];[.$C50];[.$B50]);&quot;&quot;)">
            <text:p/>
          </table:table-cell>
          <table:table-cell table:formula="of:=IF([.H$3]-INDEX([.$C$21:.$J$28];[.$C50];[.$B50])&lt;=0;[.H$3]-INDEX([.$C$21:.$J$28];[.$C50];[.$B50]);&quot;&quot;)">
            <text:p/>
          </table:table-cell>
          <table:table-cell table:formula="of:=IF([.I$3]-INDEX([.$C$21:.$J$28];[.$C50];[.$B50])&lt;=0;[.I$3]-INDEX([.$C$21:.$J$28];[.$C50];[.$B50]);&quot;&quot;)">
            <text:p/>
          </table:table-cell>
          <table:table-cell table:formula="of:=IF([.J$3]-INDEX([.$C$21:.$J$28];[.$C50];[.$B50])&lt;=0;[.J$3]-INDEX([.$C$21:.$J$28];[.$C50];[.$B50]);&quot;&quot;)">
            <text:p/>
          </table:table-cell>
          <table:table-cell table:formula="of:=IF([.K$3]-INDEX([.$C$21:.$J$28];[.$C50];[.$B50])&lt;=0;[.K$3]-INDEX([.$C$21:.$J$28];[.$C50];[.$B50]);&quot;&quot;)">
            <text:p/>
          </table:table-cell>
          <table:table-cell table:formula="of:=IF([.L$3]-INDEX([.$C$21:.$J$28];[.$C50];[.$B50])&lt;=0;[.L$3]-INDEX([.$C$21:.$J$28];[.$C50];[.$B50]);&quot;&quot;)">
            <text:p/>
          </table:table-cell>
          <table:table-cell table:formula="of:=IF([.M$3]-INDEX([.$C$21:.$J$28];[.$C50];[.$B50])&lt;=0;[.M$3]-INDEX([.$C$21:.$J$28];[.$C50];[.$B50]);&quot;&quot;)">
            <text:p/>
          </table:table-cell>
          <table:table-cell table:formula="of:=IF([.N$3]-INDEX([.$C$21:.$J$28];[.$C50];[.$B50])&lt;=0;[.N$3]-INDEX([.$C$21:.$J$28];[.$C50];[.$B50]);&quot;&quot;)">
            <text:p/>
          </table:table-cell>
          <table:table-cell table:formula="of:=INDEX([.$D$33:.$O$33];0;MATCH(MAX([.D50:.O50]);[.D50:.O50];0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F([.B50]&lt;&gt;[.B51];[.B$33]&amp;&quot;: &quot;&amp;TEXT([.B51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51];[.$B51])&lt;=0;[.C$3]-INDEX([.$C$21:.$J$28];[.$C51];[.$B51]);&quot;&quot;)" office:value-type="float" office:value="-20" calcext:value-type="float">
            <text:p>-20</text:p>
          </table:table-cell>
          <table:table-cell table:formula="of:=IF([.D$3]-INDEX([.$C$21:.$J$28];[.$C51];[.$B51])&lt;=0;[.D$3]-INDEX([.$C$21:.$J$28];[.$C51];[.$B51]);&quot;&quot;)" office:value-type="float" office:value="-16" calcext:value-type="float">
            <text:p>-16</text:p>
          </table:table-cell>
          <table:table-cell table:formula="of:=IF([.E$3]-INDEX([.$C$21:.$J$28];[.$C51];[.$B51])&lt;=0;[.E$3]-INDEX([.$C$21:.$J$28];[.$C51];[.$B51]);&quot;&quot;)" office:value-type="float" office:value="-10" calcext:value-type="float">
            <text:p>-10</text:p>
          </table:table-cell>
          <table:table-cell table:formula="of:=IF([.F$3]-INDEX([.$C$21:.$J$28];[.$C51];[.$B51])&lt;=0;[.F$3]-INDEX([.$C$21:.$J$28];[.$C51];[.$B51]);&quot;&quot;)" office:value-type="float" office:value="0" calcext:value-type="float">
            <text:p>0</text:p>
          </table:table-cell>
          <table:table-cell table:formula="of:=IF([.G$3]-INDEX([.$C$21:.$J$28];[.$C51];[.$B51])&lt;=0;[.G$3]-INDEX([.$C$21:.$J$28];[.$C51];[.$B51]);&quot;&quot;)">
            <text:p/>
          </table:table-cell>
          <table:table-cell table:formula="of:=IF([.H$3]-INDEX([.$C$21:.$J$28];[.$C51];[.$B51])&lt;=0;[.H$3]-INDEX([.$C$21:.$J$28];[.$C51];[.$B51]);&quot;&quot;)">
            <text:p/>
          </table:table-cell>
          <table:table-cell table:formula="of:=IF([.I$3]-INDEX([.$C$21:.$J$28];[.$C51];[.$B51])&lt;=0;[.I$3]-INDEX([.$C$21:.$J$28];[.$C51];[.$B51]);&quot;&quot;)">
            <text:p/>
          </table:table-cell>
          <table:table-cell table:formula="of:=IF([.J$3]-INDEX([.$C$21:.$J$28];[.$C51];[.$B51])&lt;=0;[.J$3]-INDEX([.$C$21:.$J$28];[.$C51];[.$B51]);&quot;&quot;)">
            <text:p/>
          </table:table-cell>
          <table:table-cell table:formula="of:=IF([.K$3]-INDEX([.$C$21:.$J$28];[.$C51];[.$B51])&lt;=0;[.K$3]-INDEX([.$C$21:.$J$28];[.$C51];[.$B51]);&quot;&quot;)">
            <text:p/>
          </table:table-cell>
          <table:table-cell table:formula="of:=IF([.L$3]-INDEX([.$C$21:.$J$28];[.$C51];[.$B51])&lt;=0;[.L$3]-INDEX([.$C$21:.$J$28];[.$C51];[.$B51]);&quot;&quot;)">
            <text:p/>
          </table:table-cell>
          <table:table-cell table:formula="of:=IF([.M$3]-INDEX([.$C$21:.$J$28];[.$C51];[.$B51])&lt;=0;[.M$3]-INDEX([.$C$21:.$J$28];[.$C51];[.$B51]);&quot;&quot;)">
            <text:p/>
          </table:table-cell>
          <table:table-cell table:formula="of:=IF([.N$3]-INDEX([.$C$21:.$J$28];[.$C51];[.$B51])&lt;=0;[.N$3]-INDEX([.$C$21:.$J$28];[.$C51];[.$B51]);&quot;&quot;)">
            <text:p/>
          </table:table-cell>
          <table:table-cell table:formula="of:=INDEX([.$D$33:.$O$33];0;MATCH(MAX([.D51:.O51]);[.D51:.O51];0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B51]&lt;&gt;[.B52];[.B$33]&amp;&quot;: &quot;&amp;TEXT([.B52]; &quot;#&quot;);&quot;&quot;)">
            <text:p/>
          </table:table-cell>
          <table:table-cell table:number-columns-repeated="2" office:value-type="float" office:value="3" calcext:value-type="float">
            <text:p>3</text:p>
          </table:table-cell>
          <table:table-cell table:formula="of:=IF([.C$3]-INDEX([.$C$21:.$J$28];[.$C52];[.$B52])&lt;=0;[.C$3]-INDEX([.$C$21:.$J$28];[.$C52];[.$B52]);&quot;&quot;)" office:value-type="float" office:value="-40" calcext:value-type="float">
            <text:p>-40</text:p>
          </table:table-cell>
          <table:table-cell table:formula="of:=IF([.D$3]-INDEX([.$C$21:.$J$28];[.$C52];[.$B52])&lt;=0;[.D$3]-INDEX([.$C$21:.$J$28];[.$C52];[.$B52]);&quot;&quot;)" office:value-type="float" office:value="-36" calcext:value-type="float">
            <text:p>-36</text:p>
          </table:table-cell>
          <table:table-cell table:formula="of:=IF([.E$3]-INDEX([.$C$21:.$J$28];[.$C52];[.$B52])&lt;=0;[.E$3]-INDEX([.$C$21:.$J$28];[.$C52];[.$B52]);&quot;&quot;)" office:value-type="float" office:value="-30" calcext:value-type="float">
            <text:p>-30</text:p>
          </table:table-cell>
          <table:table-cell table:formula="of:=IF([.F$3]-INDEX([.$C$21:.$J$28];[.$C52];[.$B52])&lt;=0;[.F$3]-INDEX([.$C$21:.$J$28];[.$C52];[.$B52]);&quot;&quot;)" office:value-type="float" office:value="-20" calcext:value-type="float">
            <text:p>-20</text:p>
          </table:table-cell>
          <table:table-cell table:formula="of:=IF([.G$3]-INDEX([.$C$21:.$J$28];[.$C52];[.$B52])&lt;=0;[.G$3]-INDEX([.$C$21:.$J$28];[.$C52];[.$B52]);&quot;&quot;)" office:value-type="float" office:value="-5" calcext:value-type="float">
            <text:p>-5</text:p>
          </table:table-cell>
          <table:table-cell table:formula="of:=IF([.H$3]-INDEX([.$C$21:.$J$28];[.$C52];[.$B52])&lt;=0;[.H$3]-INDEX([.$C$21:.$J$28];[.$C52];[.$B52]);&quot;&quot;)">
            <text:p/>
          </table:table-cell>
          <table:table-cell table:formula="of:=IF([.I$3]-INDEX([.$C$21:.$J$28];[.$C52];[.$B52])&lt;=0;[.I$3]-INDEX([.$C$21:.$J$28];[.$C52];[.$B52]);&quot;&quot;)">
            <text:p/>
          </table:table-cell>
          <table:table-cell table:formula="of:=IF([.J$3]-INDEX([.$C$21:.$J$28];[.$C52];[.$B52])&lt;=0;[.J$3]-INDEX([.$C$21:.$J$28];[.$C52];[.$B52]);&quot;&quot;)">
            <text:p/>
          </table:table-cell>
          <table:table-cell table:formula="of:=IF([.K$3]-INDEX([.$C$21:.$J$28];[.$C52];[.$B52])&lt;=0;[.K$3]-INDEX([.$C$21:.$J$28];[.$C52];[.$B52]);&quot;&quot;)">
            <text:p/>
          </table:table-cell>
          <table:table-cell table:formula="of:=IF([.L$3]-INDEX([.$C$21:.$J$28];[.$C52];[.$B52])&lt;=0;[.L$3]-INDEX([.$C$21:.$J$28];[.$C52];[.$B52]);&quot;&quot;)">
            <text:p/>
          </table:table-cell>
          <table:table-cell table:formula="of:=IF([.M$3]-INDEX([.$C$21:.$J$28];[.$C52];[.$B52])&lt;=0;[.M$3]-INDEX([.$C$21:.$J$28];[.$C52];[.$B52]);&quot;&quot;)">
            <text:p/>
          </table:table-cell>
          <table:table-cell table:formula="of:=IF([.N$3]-INDEX([.$C$21:.$J$28];[.$C52];[.$B52])&lt;=0;[.N$3]-INDEX([.$C$21:.$J$28];[.$C52];[.$B52]);&quot;&quot;)">
            <text:p/>
          </table:table-cell>
          <table:table-cell table:formula="of:=INDEX([.$D$33:.$O$33];0;MATCH(MAX([.D52:.O52]);[.D52:.O52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52]&lt;&gt;[.B53];[.B$33]&amp;&quot;: &quot;&amp;TEXT([.B53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53];[.$B53])&lt;=0;[.C$3]-INDEX([.$C$21:.$J$28];[.$C53];[.$B53]);&quot;&quot;)" office:value-type="float" office:value="-66" calcext:value-type="float">
            <text:p>-66</text:p>
          </table:table-cell>
          <table:table-cell table:formula="of:=IF([.D$3]-INDEX([.$C$21:.$J$28];[.$C53];[.$B53])&lt;=0;[.D$3]-INDEX([.$C$21:.$J$28];[.$C53];[.$B53]);&quot;&quot;)" office:value-type="float" office:value="-62" calcext:value-type="float">
            <text:p>-62</text:p>
          </table:table-cell>
          <table:table-cell table:formula="of:=IF([.E$3]-INDEX([.$C$21:.$J$28];[.$C53];[.$B53])&lt;=0;[.E$3]-INDEX([.$C$21:.$J$28];[.$C53];[.$B53]);&quot;&quot;)" office:value-type="float" office:value="-56" calcext:value-type="float">
            <text:p>-56</text:p>
          </table:table-cell>
          <table:table-cell table:formula="of:=IF([.F$3]-INDEX([.$C$21:.$J$28];[.$C53];[.$B53])&lt;=0;[.F$3]-INDEX([.$C$21:.$J$28];[.$C53];[.$B53]);&quot;&quot;)" office:value-type="float" office:value="-46" calcext:value-type="float">
            <text:p>-46</text:p>
          </table:table-cell>
          <table:table-cell table:formula="of:=IF([.G$3]-INDEX([.$C$21:.$J$28];[.$C53];[.$B53])&lt;=0;[.G$3]-INDEX([.$C$21:.$J$28];[.$C53];[.$B53]);&quot;&quot;)" office:value-type="float" office:value="-31" calcext:value-type="float">
            <text:p>-31</text:p>
          </table:table-cell>
          <table:table-cell table:formula="of:=IF([.H$3]-INDEX([.$C$21:.$J$28];[.$C53];[.$B53])&lt;=0;[.H$3]-INDEX([.$C$21:.$J$28];[.$C53];[.$B53]);&quot;&quot;)" office:value-type="float" office:value="-11" calcext:value-type="float">
            <text:p>-11</text:p>
          </table:table-cell>
          <table:table-cell table:formula="of:=IF([.I$3]-INDEX([.$C$21:.$J$28];[.$C53];[.$B53])&lt;=0;[.I$3]-INDEX([.$C$21:.$J$28];[.$C53];[.$B53]);&quot;&quot;)">
            <text:p/>
          </table:table-cell>
          <table:table-cell table:formula="of:=IF([.J$3]-INDEX([.$C$21:.$J$28];[.$C53];[.$B53])&lt;=0;[.J$3]-INDEX([.$C$21:.$J$28];[.$C53];[.$B53]);&quot;&quot;)">
            <text:p/>
          </table:table-cell>
          <table:table-cell table:formula="of:=IF([.K$3]-INDEX([.$C$21:.$J$28];[.$C53];[.$B53])&lt;=0;[.K$3]-INDEX([.$C$21:.$J$28];[.$C53];[.$B53]);&quot;&quot;)">
            <text:p/>
          </table:table-cell>
          <table:table-cell table:formula="of:=IF([.L$3]-INDEX([.$C$21:.$J$28];[.$C53];[.$B53])&lt;=0;[.L$3]-INDEX([.$C$21:.$J$28];[.$C53];[.$B53]);&quot;&quot;)">
            <text:p/>
          </table:table-cell>
          <table:table-cell table:formula="of:=IF([.M$3]-INDEX([.$C$21:.$J$28];[.$C53];[.$B53])&lt;=0;[.M$3]-INDEX([.$C$21:.$J$28];[.$C53];[.$B53]);&quot;&quot;)">
            <text:p/>
          </table:table-cell>
          <table:table-cell table:formula="of:=IF([.N$3]-INDEX([.$C$21:.$J$28];[.$C53];[.$B53])&lt;=0;[.N$3]-INDEX([.$C$21:.$J$28];[.$C53];[.$B53]);&quot;&quot;)">
            <text:p/>
          </table:table-cell>
          <table:table-cell table:formula="of:=INDEX([.$D$33:.$O$33];0;MATCH(MAX([.D53:.O53]);[.D53:.O53];0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IF([.B53]&lt;&gt;[.B54];[.B$33]&amp;&quot;: &quot;&amp;TEXT([.B54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54];[.$B54])&lt;=0;[.C$3]-INDEX([.$C$21:.$J$28];[.$C54];[.$B54]);&quot;&quot;)" office:value-type="float" office:value="-98" calcext:value-type="float">
            <text:p>-98</text:p>
          </table:table-cell>
          <table:table-cell table:formula="of:=IF([.D$3]-INDEX([.$C$21:.$J$28];[.$C54];[.$B54])&lt;=0;[.D$3]-INDEX([.$C$21:.$J$28];[.$C54];[.$B54]);&quot;&quot;)" office:value-type="float" office:value="-94" calcext:value-type="float">
            <text:p>-94</text:p>
          </table:table-cell>
          <table:table-cell table:formula="of:=IF([.E$3]-INDEX([.$C$21:.$J$28];[.$C54];[.$B54])&lt;=0;[.E$3]-INDEX([.$C$21:.$J$28];[.$C54];[.$B54]);&quot;&quot;)" office:value-type="float" office:value="-88" calcext:value-type="float">
            <text:p>-88</text:p>
          </table:table-cell>
          <table:table-cell table:formula="of:=IF([.F$3]-INDEX([.$C$21:.$J$28];[.$C54];[.$B54])&lt;=0;[.F$3]-INDEX([.$C$21:.$J$28];[.$C54];[.$B54]);&quot;&quot;)" office:value-type="float" office:value="-78" calcext:value-type="float">
            <text:p>-78</text:p>
          </table:table-cell>
          <table:table-cell table:formula="of:=IF([.G$3]-INDEX([.$C$21:.$J$28];[.$C54];[.$B54])&lt;=0;[.G$3]-INDEX([.$C$21:.$J$28];[.$C54];[.$B54]);&quot;&quot;)" office:value-type="float" office:value="-63" calcext:value-type="float">
            <text:p>-63</text:p>
          </table:table-cell>
          <table:table-cell table:formula="of:=IF([.H$3]-INDEX([.$C$21:.$J$28];[.$C54];[.$B54])&lt;=0;[.H$3]-INDEX([.$C$21:.$J$28];[.$C54];[.$B54]);&quot;&quot;)" office:value-type="float" office:value="-43" calcext:value-type="float">
            <text:p>-43</text:p>
          </table:table-cell>
          <table:table-cell table:formula="of:=IF([.I$3]-INDEX([.$C$21:.$J$28];[.$C54];[.$B54])&lt;=0;[.I$3]-INDEX([.$C$21:.$J$28];[.$C54];[.$B54]);&quot;&quot;)" office:value-type="float" office:value="-18" calcext:value-type="float">
            <text:p>-18</text:p>
          </table:table-cell>
          <table:table-cell table:formula="of:=IF([.J$3]-INDEX([.$C$21:.$J$28];[.$C54];[.$B54])&lt;=0;[.J$3]-INDEX([.$C$21:.$J$28];[.$C54];[.$B54]);&quot;&quot;)">
            <text:p/>
          </table:table-cell>
          <table:table-cell table:formula="of:=IF([.K$3]-INDEX([.$C$21:.$J$28];[.$C54];[.$B54])&lt;=0;[.K$3]-INDEX([.$C$21:.$J$28];[.$C54];[.$B54]);&quot;&quot;)">
            <text:p/>
          </table:table-cell>
          <table:table-cell table:formula="of:=IF([.L$3]-INDEX([.$C$21:.$J$28];[.$C54];[.$B54])&lt;=0;[.L$3]-INDEX([.$C$21:.$J$28];[.$C54];[.$B54]);&quot;&quot;)">
            <text:p/>
          </table:table-cell>
          <table:table-cell table:formula="of:=IF([.M$3]-INDEX([.$C$21:.$J$28];[.$C54];[.$B54])&lt;=0;[.M$3]-INDEX([.$C$21:.$J$28];[.$C54];[.$B54]);&quot;&quot;)">
            <text:p/>
          </table:table-cell>
          <table:table-cell table:formula="of:=IF([.N$3]-INDEX([.$C$21:.$J$28];[.$C54];[.$B54])&lt;=0;[.N$3]-INDEX([.$C$21:.$J$28];[.$C54];[.$B54]);&quot;&quot;)">
            <text:p/>
          </table:table-cell>
          <table:table-cell table:formula="of:=INDEX([.$D$33:.$O$33];0;MATCH(MAX([.D54:.O54]);[.D54:.O54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54]&lt;&gt;[.B55];[.B$33]&amp;&quot;: &quot;&amp;TEXT([.B55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55];[.$B55])&lt;=0;[.C$3]-INDEX([.$C$21:.$J$28];[.$C55];[.$B55]);&quot;&quot;)" office:value-type="float" office:value="-136" calcext:value-type="float">
            <text:p>-136</text:p>
          </table:table-cell>
          <table:table-cell table:formula="of:=IF([.D$3]-INDEX([.$C$21:.$J$28];[.$C55];[.$B55])&lt;=0;[.D$3]-INDEX([.$C$21:.$J$28];[.$C55];[.$B55]);&quot;&quot;)" office:value-type="float" office:value="-132" calcext:value-type="float">
            <text:p>-132</text:p>
          </table:table-cell>
          <table:table-cell table:formula="of:=IF([.E$3]-INDEX([.$C$21:.$J$28];[.$C55];[.$B55])&lt;=0;[.E$3]-INDEX([.$C$21:.$J$28];[.$C55];[.$B55]);&quot;&quot;)" office:value-type="float" office:value="-126" calcext:value-type="float">
            <text:p>-126</text:p>
          </table:table-cell>
          <table:table-cell table:formula="of:=IF([.F$3]-INDEX([.$C$21:.$J$28];[.$C55];[.$B55])&lt;=0;[.F$3]-INDEX([.$C$21:.$J$28];[.$C55];[.$B55]);&quot;&quot;)" office:value-type="float" office:value="-116" calcext:value-type="float">
            <text:p>-116</text:p>
          </table:table-cell>
          <table:table-cell table:formula="of:=IF([.G$3]-INDEX([.$C$21:.$J$28];[.$C55];[.$B55])&lt;=0;[.G$3]-INDEX([.$C$21:.$J$28];[.$C55];[.$B55]);&quot;&quot;)" office:value-type="float" office:value="-101" calcext:value-type="float">
            <text:p>-101</text:p>
          </table:table-cell>
          <table:table-cell table:formula="of:=IF([.H$3]-INDEX([.$C$21:.$J$28];[.$C55];[.$B55])&lt;=0;[.H$3]-INDEX([.$C$21:.$J$28];[.$C55];[.$B55]);&quot;&quot;)" office:value-type="float" office:value="-81" calcext:value-type="float">
            <text:p>-81</text:p>
          </table:table-cell>
          <table:table-cell table:formula="of:=IF([.I$3]-INDEX([.$C$21:.$J$28];[.$C55];[.$B55])&lt;=0;[.I$3]-INDEX([.$C$21:.$J$28];[.$C55];[.$B55]);&quot;&quot;)" office:value-type="float" office:value="-56" calcext:value-type="float">
            <text:p>-56</text:p>
          </table:table-cell>
          <table:table-cell table:formula="of:=IF([.J$3]-INDEX([.$C$21:.$J$28];[.$C55];[.$B55])&lt;=0;[.J$3]-INDEX([.$C$21:.$J$28];[.$C55];[.$B55]);&quot;&quot;)" office:value-type="float" office:value="-26" calcext:value-type="float">
            <text:p>-26</text:p>
          </table:table-cell>
          <table:table-cell table:formula="of:=IF([.K$3]-INDEX([.$C$21:.$J$28];[.$C55];[.$B55])&lt;=0;[.K$3]-INDEX([.$C$21:.$J$28];[.$C55];[.$B55]);&quot;&quot;)">
            <text:p/>
          </table:table-cell>
          <table:table-cell table:formula="of:=IF([.L$3]-INDEX([.$C$21:.$J$28];[.$C55];[.$B55])&lt;=0;[.L$3]-INDEX([.$C$21:.$J$28];[.$C55];[.$B55]);&quot;&quot;)">
            <text:p/>
          </table:table-cell>
          <table:table-cell table:formula="of:=IF([.M$3]-INDEX([.$C$21:.$J$28];[.$C55];[.$B55])&lt;=0;[.M$3]-INDEX([.$C$21:.$J$28];[.$C55];[.$B55]);&quot;&quot;)">
            <text:p/>
          </table:table-cell>
          <table:table-cell table:formula="of:=IF([.N$3]-INDEX([.$C$21:.$J$28];[.$C55];[.$B55])&lt;=0;[.N$3]-INDEX([.$C$21:.$J$28];[.$C55];[.$B55]);&quot;&quot;)">
            <text:p/>
          </table:table-cell>
          <table:table-cell table:formula="of:=INDEX([.$D$33:.$O$33];0;MATCH(MAX([.D55:.O55]);[.D55:.O55];0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F([.B55]&lt;&gt;[.B56];[.B$33]&amp;&quot;: &quot;&amp;TEXT([.B56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56];[.$B56])&lt;=0;[.C$3]-INDEX([.$C$21:.$J$28];[.$C56];[.$B56]);&quot;&quot;)" office:value-type="float" office:value="-180" calcext:value-type="float">
            <text:p>-180</text:p>
          </table:table-cell>
          <table:table-cell table:formula="of:=IF([.D$3]-INDEX([.$C$21:.$J$28];[.$C56];[.$B56])&lt;=0;[.D$3]-INDEX([.$C$21:.$J$28];[.$C56];[.$B56]);&quot;&quot;)" office:value-type="float" office:value="-176" calcext:value-type="float">
            <text:p>-176</text:p>
          </table:table-cell>
          <table:table-cell table:formula="of:=IF([.E$3]-INDEX([.$C$21:.$J$28];[.$C56];[.$B56])&lt;=0;[.E$3]-INDEX([.$C$21:.$J$28];[.$C56];[.$B56]);&quot;&quot;)" office:value-type="float" office:value="-170" calcext:value-type="float">
            <text:p>-170</text:p>
          </table:table-cell>
          <table:table-cell table:formula="of:=IF([.F$3]-INDEX([.$C$21:.$J$28];[.$C56];[.$B56])&lt;=0;[.F$3]-INDEX([.$C$21:.$J$28];[.$C56];[.$B56]);&quot;&quot;)" office:value-type="float" office:value="-160" calcext:value-type="float">
            <text:p>-160</text:p>
          </table:table-cell>
          <table:table-cell table:formula="of:=IF([.G$3]-INDEX([.$C$21:.$J$28];[.$C56];[.$B56])&lt;=0;[.G$3]-INDEX([.$C$21:.$J$28];[.$C56];[.$B56]);&quot;&quot;)" office:value-type="float" office:value="-145" calcext:value-type="float">
            <text:p>-145</text:p>
          </table:table-cell>
          <table:table-cell table:formula="of:=IF([.H$3]-INDEX([.$C$21:.$J$28];[.$C56];[.$B56])&lt;=0;[.H$3]-INDEX([.$C$21:.$J$28];[.$C56];[.$B56]);&quot;&quot;)" office:value-type="float" office:value="-125" calcext:value-type="float">
            <text:p>-125</text:p>
          </table:table-cell>
          <table:table-cell table:formula="of:=IF([.I$3]-INDEX([.$C$21:.$J$28];[.$C56];[.$B56])&lt;=0;[.I$3]-INDEX([.$C$21:.$J$28];[.$C56];[.$B56]);&quot;&quot;)" office:value-type="float" office:value="-100" calcext:value-type="float">
            <text:p>-100</text:p>
          </table:table-cell>
          <table:table-cell table:formula="of:=IF([.J$3]-INDEX([.$C$21:.$J$28];[.$C56];[.$B56])&lt;=0;[.J$3]-INDEX([.$C$21:.$J$28];[.$C56];[.$B56]);&quot;&quot;)" office:value-type="float" office:value="-70" calcext:value-type="float">
            <text:p>-70</text:p>
          </table:table-cell>
          <table:table-cell table:formula="of:=IF([.K$3]-INDEX([.$C$21:.$J$28];[.$C56];[.$B56])&lt;=0;[.K$3]-INDEX([.$C$21:.$J$28];[.$C56];[.$B56]);&quot;&quot;)" office:value-type="float" office:value="-35" calcext:value-type="float">
            <text:p>-35</text:p>
          </table:table-cell>
          <table:table-cell table:formula="of:=IF([.L$3]-INDEX([.$C$21:.$J$28];[.$C56];[.$B56])&lt;=0;[.L$3]-INDEX([.$C$21:.$J$28];[.$C56];[.$B56]);&quot;&quot;)">
            <text:p/>
          </table:table-cell>
          <table:table-cell table:formula="of:=IF([.M$3]-INDEX([.$C$21:.$J$28];[.$C56];[.$B56])&lt;=0;[.M$3]-INDEX([.$C$21:.$J$28];[.$C56];[.$B56]);&quot;&quot;)">
            <text:p/>
          </table:table-cell>
          <table:table-cell table:formula="of:=IF([.N$3]-INDEX([.$C$21:.$J$28];[.$C56];[.$B56])&lt;=0;[.N$3]-INDEX([.$C$21:.$J$28];[.$C56];[.$B56]);&quot;&quot;)">
            <text:p/>
          </table:table-cell>
          <table:table-cell table:formula="of:=INDEX([.$D$33:.$O$33];0;MATCH(MAX([.D56:.O56]);[.D56:.O56];0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IF([.B56]&lt;&gt;[.B57];[.B$33]&amp;&quot;: &quot;&amp;TEXT([.B57]; &quot;#&quot;);&quot;&quot;)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57];[.$B57])&lt;=0;[.C$3]-INDEX([.$C$21:.$J$28];[.$C57];[.$B57]);&quot;&quot;)" office:value-type="float" office:value="-230" calcext:value-type="float">
            <text:p>-230</text:p>
          </table:table-cell>
          <table:table-cell table:formula="of:=IF([.D$3]-INDEX([.$C$21:.$J$28];[.$C57];[.$B57])&lt;=0;[.D$3]-INDEX([.$C$21:.$J$28];[.$C57];[.$B57]);&quot;&quot;)" office:value-type="float" office:value="-226" calcext:value-type="float">
            <text:p>-226</text:p>
          </table:table-cell>
          <table:table-cell table:formula="of:=IF([.E$3]-INDEX([.$C$21:.$J$28];[.$C57];[.$B57])&lt;=0;[.E$3]-INDEX([.$C$21:.$J$28];[.$C57];[.$B57]);&quot;&quot;)" office:value-type="float" office:value="-220" calcext:value-type="float">
            <text:p>-220</text:p>
          </table:table-cell>
          <table:table-cell table:formula="of:=IF([.F$3]-INDEX([.$C$21:.$J$28];[.$C57];[.$B57])&lt;=0;[.F$3]-INDEX([.$C$21:.$J$28];[.$C57];[.$B57]);&quot;&quot;)" office:value-type="float" office:value="-210" calcext:value-type="float">
            <text:p>-210</text:p>
          </table:table-cell>
          <table:table-cell table:formula="of:=IF([.G$3]-INDEX([.$C$21:.$J$28];[.$C57];[.$B57])&lt;=0;[.G$3]-INDEX([.$C$21:.$J$28];[.$C57];[.$B57]);&quot;&quot;)" office:value-type="float" office:value="-195" calcext:value-type="float">
            <text:p>-195</text:p>
          </table:table-cell>
          <table:table-cell table:formula="of:=IF([.H$3]-INDEX([.$C$21:.$J$28];[.$C57];[.$B57])&lt;=0;[.H$3]-INDEX([.$C$21:.$J$28];[.$C57];[.$B57]);&quot;&quot;)" office:value-type="float" office:value="-175" calcext:value-type="float">
            <text:p>-175</text:p>
          </table:table-cell>
          <table:table-cell table:formula="of:=IF([.I$3]-INDEX([.$C$21:.$J$28];[.$C57];[.$B57])&lt;=0;[.I$3]-INDEX([.$C$21:.$J$28];[.$C57];[.$B57]);&quot;&quot;)" office:value-type="float" office:value="-150" calcext:value-type="float">
            <text:p>-150</text:p>
          </table:table-cell>
          <table:table-cell table:formula="of:=IF([.J$3]-INDEX([.$C$21:.$J$28];[.$C57];[.$B57])&lt;=0;[.J$3]-INDEX([.$C$21:.$J$28];[.$C57];[.$B57]);&quot;&quot;)" office:value-type="float" office:value="-120" calcext:value-type="float">
            <text:p>-120</text:p>
          </table:table-cell>
          <table:table-cell table:formula="of:=IF([.K$3]-INDEX([.$C$21:.$J$28];[.$C57];[.$B57])&lt;=0;[.K$3]-INDEX([.$C$21:.$J$28];[.$C57];[.$B57]);&quot;&quot;)" office:value-type="float" office:value="-85" calcext:value-type="float">
            <text:p>-85</text:p>
          </table:table-cell>
          <table:table-cell table:formula="of:=IF([.L$3]-INDEX([.$C$21:.$J$28];[.$C57];[.$B57])&lt;=0;[.L$3]-INDEX([.$C$21:.$J$28];[.$C57];[.$B57]);&quot;&quot;)" office:value-type="float" office:value="-45" calcext:value-type="float">
            <text:p>-45</text:p>
          </table:table-cell>
          <table:table-cell table:formula="of:=IF([.M$3]-INDEX([.$C$21:.$J$28];[.$C57];[.$B57])&lt;=0;[.M$3]-INDEX([.$C$21:.$J$28];[.$C57];[.$B57]);&quot;&quot;)" office:value-type="float" office:value="0" calcext:value-type="float">
            <text:p>0</text:p>
          </table:table-cell>
          <table:table-cell table:formula="of:=IF([.N$3]-INDEX([.$C$21:.$J$28];[.$C57];[.$B57])&lt;=0;[.N$3]-INDEX([.$C$21:.$J$28];[.$C57];[.$B57]);&quot;&quot;)">
            <text:p/>
          </table:table-cell>
          <table:table-cell table:formula="of:=INDEX([.$D$33:.$O$33];0;MATCH(MAX([.D57:.O57]);[.D57:.O57];0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IF([.B57]&lt;&gt;[.B58];[.B$33]&amp;&quot;: &quot;&amp;TEXT([.B58]; &quot;#&quot;);&quot;&quot;)" office:value-type="string" office:string-value="Skill per Attribute: 4" calcext:value-type="string">
            <text:p>Skill per Attribute: 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58];[.$B58])&lt;=0;[.C$3]-INDEX([.$C$21:.$J$28];[.$C58];[.$B58]);&quot;&quot;)" office:value-type="float" office:value="-8" calcext:value-type="float">
            <text:p>-8</text:p>
          </table:table-cell>
          <table:table-cell table:formula="of:=IF([.D$3]-INDEX([.$C$21:.$J$28];[.$C58];[.$B58])&lt;=0;[.D$3]-INDEX([.$C$21:.$J$28];[.$C58];[.$B58]);&quot;&quot;)" office:value-type="float" office:value="-4" calcext:value-type="float">
            <text:p>-4</text:p>
          </table:table-cell>
          <table:table-cell table:formula="of:=IF([.E$3]-INDEX([.$C$21:.$J$28];[.$C58];[.$B58])&lt;=0;[.E$3]-INDEX([.$C$21:.$J$28];[.$C58];[.$B58]);&quot;&quot;)">
            <text:p/>
          </table:table-cell>
          <table:table-cell table:formula="of:=IF([.F$3]-INDEX([.$C$21:.$J$28];[.$C58];[.$B58])&lt;=0;[.F$3]-INDEX([.$C$21:.$J$28];[.$C58];[.$B58]);&quot;&quot;)">
            <text:p/>
          </table:table-cell>
          <table:table-cell table:formula="of:=IF([.G$3]-INDEX([.$C$21:.$J$28];[.$C58];[.$B58])&lt;=0;[.G$3]-INDEX([.$C$21:.$J$28];[.$C58];[.$B58]);&quot;&quot;)">
            <text:p/>
          </table:table-cell>
          <table:table-cell table:formula="of:=IF([.H$3]-INDEX([.$C$21:.$J$28];[.$C58];[.$B58])&lt;=0;[.H$3]-INDEX([.$C$21:.$J$28];[.$C58];[.$B58]);&quot;&quot;)">
            <text:p/>
          </table:table-cell>
          <table:table-cell table:formula="of:=IF([.I$3]-INDEX([.$C$21:.$J$28];[.$C58];[.$B58])&lt;=0;[.I$3]-INDEX([.$C$21:.$J$28];[.$C58];[.$B58]);&quot;&quot;)">
            <text:p/>
          </table:table-cell>
          <table:table-cell table:formula="of:=IF([.J$3]-INDEX([.$C$21:.$J$28];[.$C58];[.$B58])&lt;=0;[.J$3]-INDEX([.$C$21:.$J$28];[.$C58];[.$B58]);&quot;&quot;)">
            <text:p/>
          </table:table-cell>
          <table:table-cell table:formula="of:=IF([.K$3]-INDEX([.$C$21:.$J$28];[.$C58];[.$B58])&lt;=0;[.K$3]-INDEX([.$C$21:.$J$28];[.$C58];[.$B58]);&quot;&quot;)">
            <text:p/>
          </table:table-cell>
          <table:table-cell table:formula="of:=IF([.L$3]-INDEX([.$C$21:.$J$28];[.$C58];[.$B58])&lt;=0;[.L$3]-INDEX([.$C$21:.$J$28];[.$C58];[.$B58]);&quot;&quot;)">
            <text:p/>
          </table:table-cell>
          <table:table-cell table:formula="of:=IF([.M$3]-INDEX([.$C$21:.$J$28];[.$C58];[.$B58])&lt;=0;[.M$3]-INDEX([.$C$21:.$J$28];[.$C58];[.$B58]);&quot;&quot;)">
            <text:p/>
          </table:table-cell>
          <table:table-cell table:formula="of:=IF([.N$3]-INDEX([.$C$21:.$J$28];[.$C58];[.$B58])&lt;=0;[.N$3]-INDEX([.$C$21:.$J$28];[.$C58];[.$B58]);&quot;&quot;)">
            <text:p/>
          </table:table-cell>
          <table:table-cell table:formula="of:=INDEX([.$D$33:.$O$33];0;MATCH(MAX([.D58:.O58]);[.D58:.O58];0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F([.B58]&lt;&gt;[.B59];[.B$33]&amp;&quot;: &quot;&amp;TEXT([.B59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59];[.$B59])&lt;=0;[.C$3]-INDEX([.$C$21:.$J$28];[.$C59];[.$B59]);&quot;&quot;)" office:value-type="float" office:value="-26" calcext:value-type="float">
            <text:p>-26</text:p>
          </table:table-cell>
          <table:table-cell table:formula="of:=IF([.D$3]-INDEX([.$C$21:.$J$28];[.$C59];[.$B59])&lt;=0;[.D$3]-INDEX([.$C$21:.$J$28];[.$C59];[.$B59]);&quot;&quot;)" office:value-type="float" office:value="-22" calcext:value-type="float">
            <text:p>-22</text:p>
          </table:table-cell>
          <table:table-cell table:formula="of:=IF([.E$3]-INDEX([.$C$21:.$J$28];[.$C59];[.$B59])&lt;=0;[.E$3]-INDEX([.$C$21:.$J$28];[.$C59];[.$B59]);&quot;&quot;)" office:value-type="float" office:value="-16" calcext:value-type="float">
            <text:p>-16</text:p>
          </table:table-cell>
          <table:table-cell table:formula="of:=IF([.F$3]-INDEX([.$C$21:.$J$28];[.$C59];[.$B59])&lt;=0;[.F$3]-INDEX([.$C$21:.$J$28];[.$C59];[.$B59]);&quot;&quot;)" office:value-type="float" office:value="-6" calcext:value-type="float">
            <text:p>-6</text:p>
          </table:table-cell>
          <table:table-cell table:formula="of:=IF([.G$3]-INDEX([.$C$21:.$J$28];[.$C59];[.$B59])&lt;=0;[.G$3]-INDEX([.$C$21:.$J$28];[.$C59];[.$B59]);&quot;&quot;)">
            <text:p/>
          </table:table-cell>
          <table:table-cell table:formula="of:=IF([.H$3]-INDEX([.$C$21:.$J$28];[.$C59];[.$B59])&lt;=0;[.H$3]-INDEX([.$C$21:.$J$28];[.$C59];[.$B59]);&quot;&quot;)">
            <text:p/>
          </table:table-cell>
          <table:table-cell table:formula="of:=IF([.I$3]-INDEX([.$C$21:.$J$28];[.$C59];[.$B59])&lt;=0;[.I$3]-INDEX([.$C$21:.$J$28];[.$C59];[.$B59]);&quot;&quot;)">
            <text:p/>
          </table:table-cell>
          <table:table-cell table:formula="of:=IF([.J$3]-INDEX([.$C$21:.$J$28];[.$C59];[.$B59])&lt;=0;[.J$3]-INDEX([.$C$21:.$J$28];[.$C59];[.$B59]);&quot;&quot;)">
            <text:p/>
          </table:table-cell>
          <table:table-cell table:formula="of:=IF([.K$3]-INDEX([.$C$21:.$J$28];[.$C59];[.$B59])&lt;=0;[.K$3]-INDEX([.$C$21:.$J$28];[.$C59];[.$B59]);&quot;&quot;)">
            <text:p/>
          </table:table-cell>
          <table:table-cell table:formula="of:=IF([.L$3]-INDEX([.$C$21:.$J$28];[.$C59];[.$B59])&lt;=0;[.L$3]-INDEX([.$C$21:.$J$28];[.$C59];[.$B59]);&quot;&quot;)">
            <text:p/>
          </table:table-cell>
          <table:table-cell table:formula="of:=IF([.M$3]-INDEX([.$C$21:.$J$28];[.$C59];[.$B59])&lt;=0;[.M$3]-INDEX([.$C$21:.$J$28];[.$C59];[.$B59]);&quot;&quot;)">
            <text:p/>
          </table:table-cell>
          <table:table-cell table:formula="of:=IF([.N$3]-INDEX([.$C$21:.$J$28];[.$C59];[.$B59])&lt;=0;[.N$3]-INDEX([.$C$21:.$J$28];[.$C59];[.$B59]);&quot;&quot;)">
            <text:p/>
          </table:table-cell>
          <table:table-cell table:formula="of:=INDEX([.$D$33:.$O$33];0;MATCH(MAX([.D59:.O59]);[.D59:.O59];0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B59]&lt;&gt;[.B60];[.B$33]&amp;&quot;: &quot;&amp;TEXT([.B60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60];[.$B60])&lt;=0;[.C$3]-INDEX([.$C$21:.$J$28];[.$C60];[.$B60]);&quot;&quot;)" office:value-type="float" office:value="-52" calcext:value-type="float">
            <text:p>-52</text:p>
          </table:table-cell>
          <table:table-cell table:formula="of:=IF([.D$3]-INDEX([.$C$21:.$J$28];[.$C60];[.$B60])&lt;=0;[.D$3]-INDEX([.$C$21:.$J$28];[.$C60];[.$B60]);&quot;&quot;)" office:value-type="float" office:value="-48" calcext:value-type="float">
            <text:p>-48</text:p>
          </table:table-cell>
          <table:table-cell table:formula="of:=IF([.E$3]-INDEX([.$C$21:.$J$28];[.$C60];[.$B60])&lt;=0;[.E$3]-INDEX([.$C$21:.$J$28];[.$C60];[.$B60]);&quot;&quot;)" office:value-type="float" office:value="-42" calcext:value-type="float">
            <text:p>-42</text:p>
          </table:table-cell>
          <table:table-cell table:formula="of:=IF([.F$3]-INDEX([.$C$21:.$J$28];[.$C60];[.$B60])&lt;=0;[.F$3]-INDEX([.$C$21:.$J$28];[.$C60];[.$B60]);&quot;&quot;)" office:value-type="float" office:value="-32" calcext:value-type="float">
            <text:p>-32</text:p>
          </table:table-cell>
          <table:table-cell table:formula="of:=IF([.G$3]-INDEX([.$C$21:.$J$28];[.$C60];[.$B60])&lt;=0;[.G$3]-INDEX([.$C$21:.$J$28];[.$C60];[.$B60]);&quot;&quot;)" office:value-type="float" office:value="-17" calcext:value-type="float">
            <text:p>-17</text:p>
          </table:table-cell>
          <table:table-cell table:formula="of:=IF([.H$3]-INDEX([.$C$21:.$J$28];[.$C60];[.$B60])&lt;=0;[.H$3]-INDEX([.$C$21:.$J$28];[.$C60];[.$B60]);&quot;&quot;)">
            <text:p/>
          </table:table-cell>
          <table:table-cell table:formula="of:=IF([.I$3]-INDEX([.$C$21:.$J$28];[.$C60];[.$B60])&lt;=0;[.I$3]-INDEX([.$C$21:.$J$28];[.$C60];[.$B60]);&quot;&quot;)">
            <text:p/>
          </table:table-cell>
          <table:table-cell table:formula="of:=IF([.J$3]-INDEX([.$C$21:.$J$28];[.$C60];[.$B60])&lt;=0;[.J$3]-INDEX([.$C$21:.$J$28];[.$C60];[.$B60]);&quot;&quot;)">
            <text:p/>
          </table:table-cell>
          <table:table-cell table:formula="of:=IF([.K$3]-INDEX([.$C$21:.$J$28];[.$C60];[.$B60])&lt;=0;[.K$3]-INDEX([.$C$21:.$J$28];[.$C60];[.$B60]);&quot;&quot;)">
            <text:p/>
          </table:table-cell>
          <table:table-cell table:formula="of:=IF([.L$3]-INDEX([.$C$21:.$J$28];[.$C60];[.$B60])&lt;=0;[.L$3]-INDEX([.$C$21:.$J$28];[.$C60];[.$B60]);&quot;&quot;)">
            <text:p/>
          </table:table-cell>
          <table:table-cell table:formula="of:=IF([.M$3]-INDEX([.$C$21:.$J$28];[.$C60];[.$B60])&lt;=0;[.M$3]-INDEX([.$C$21:.$J$28];[.$C60];[.$B60]);&quot;&quot;)">
            <text:p/>
          </table:table-cell>
          <table:table-cell table:formula="of:=IF([.N$3]-INDEX([.$C$21:.$J$28];[.$C60];[.$B60])&lt;=0;[.N$3]-INDEX([.$C$21:.$J$28];[.$C60];[.$B60]);&quot;&quot;)">
            <text:p/>
          </table:table-cell>
          <table:table-cell table:formula="of:=INDEX([.$D$33:.$O$33];0;MATCH(MAX([.D60:.O60]);[.D60:.O60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60]&lt;&gt;[.B61];[.B$33]&amp;&quot;: &quot;&amp;TEXT([.B61]; &quot;#&quot;);&quot;&quot;)">
            <text:p/>
          </table:table-cell>
          <table:table-cell table:number-columns-repeated="2" office:value-type="float" office:value="4" calcext:value-type="float">
            <text:p>4</text:p>
          </table:table-cell>
          <table:table-cell table:formula="of:=IF([.C$3]-INDEX([.$C$21:.$J$28];[.$C61];[.$B61])&lt;=0;[.C$3]-INDEX([.$C$21:.$J$28];[.$C61];[.$B61]);&quot;&quot;)" office:value-type="float" office:value="-86" calcext:value-type="float">
            <text:p>-86</text:p>
          </table:table-cell>
          <table:table-cell table:formula="of:=IF([.D$3]-INDEX([.$C$21:.$J$28];[.$C61];[.$B61])&lt;=0;[.D$3]-INDEX([.$C$21:.$J$28];[.$C61];[.$B61]);&quot;&quot;)" office:value-type="float" office:value="-82" calcext:value-type="float">
            <text:p>-82</text:p>
          </table:table-cell>
          <table:table-cell table:formula="of:=IF([.E$3]-INDEX([.$C$21:.$J$28];[.$C61];[.$B61])&lt;=0;[.E$3]-INDEX([.$C$21:.$J$28];[.$C61];[.$B61]);&quot;&quot;)" office:value-type="float" office:value="-76" calcext:value-type="float">
            <text:p>-76</text:p>
          </table:table-cell>
          <table:table-cell table:formula="of:=IF([.F$3]-INDEX([.$C$21:.$J$28];[.$C61];[.$B61])&lt;=0;[.F$3]-INDEX([.$C$21:.$J$28];[.$C61];[.$B61]);&quot;&quot;)" office:value-type="float" office:value="-66" calcext:value-type="float">
            <text:p>-66</text:p>
          </table:table-cell>
          <table:table-cell table:formula="of:=IF([.G$3]-INDEX([.$C$21:.$J$28];[.$C61];[.$B61])&lt;=0;[.G$3]-INDEX([.$C$21:.$J$28];[.$C61];[.$B61]);&quot;&quot;)" office:value-type="float" office:value="-51" calcext:value-type="float">
            <text:p>-51</text:p>
          </table:table-cell>
          <table:table-cell table:formula="of:=IF([.H$3]-INDEX([.$C$21:.$J$28];[.$C61];[.$B61])&lt;=0;[.H$3]-INDEX([.$C$21:.$J$28];[.$C61];[.$B61]);&quot;&quot;)" office:value-type="float" office:value="-31" calcext:value-type="float">
            <text:p>-31</text:p>
          </table:table-cell>
          <table:table-cell table:formula="of:=IF([.I$3]-INDEX([.$C$21:.$J$28];[.$C61];[.$B61])&lt;=0;[.I$3]-INDEX([.$C$21:.$J$28];[.$C61];[.$B61]);&quot;&quot;)" office:value-type="float" office:value="-6" calcext:value-type="float">
            <text:p>-6</text:p>
          </table:table-cell>
          <table:table-cell table:formula="of:=IF([.J$3]-INDEX([.$C$21:.$J$28];[.$C61];[.$B61])&lt;=0;[.J$3]-INDEX([.$C$21:.$J$28];[.$C61];[.$B61]);&quot;&quot;)">
            <text:p/>
          </table:table-cell>
          <table:table-cell table:formula="of:=IF([.K$3]-INDEX([.$C$21:.$J$28];[.$C61];[.$B61])&lt;=0;[.K$3]-INDEX([.$C$21:.$J$28];[.$C61];[.$B61]);&quot;&quot;)">
            <text:p/>
          </table:table-cell>
          <table:table-cell table:formula="of:=IF([.L$3]-INDEX([.$C$21:.$J$28];[.$C61];[.$B61])&lt;=0;[.L$3]-INDEX([.$C$21:.$J$28];[.$C61];[.$B61]);&quot;&quot;)">
            <text:p/>
          </table:table-cell>
          <table:table-cell table:formula="of:=IF([.M$3]-INDEX([.$C$21:.$J$28];[.$C61];[.$B61])&lt;=0;[.M$3]-INDEX([.$C$21:.$J$28];[.$C61];[.$B61]);&quot;&quot;)">
            <text:p/>
          </table:table-cell>
          <table:table-cell table:formula="of:=IF([.N$3]-INDEX([.$C$21:.$J$28];[.$C61];[.$B61])&lt;=0;[.N$3]-INDEX([.$C$21:.$J$28];[.$C61];[.$B61]);&quot;&quot;)">
            <text:p/>
          </table:table-cell>
          <table:table-cell table:formula="of:=INDEX([.$D$33:.$O$33];0;MATCH(MAX([.D61:.O61]);[.D61:.O61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61]&lt;&gt;[.B62];[.B$33]&amp;&quot;: &quot;&amp;TEXT([.B62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62];[.$B62])&lt;=0;[.C$3]-INDEX([.$C$21:.$J$28];[.$C62];[.$B62]);&quot;&quot;)" office:value-type="float" office:value="-128" calcext:value-type="float">
            <text:p>-128</text:p>
          </table:table-cell>
          <table:table-cell table:formula="of:=IF([.D$3]-INDEX([.$C$21:.$J$28];[.$C62];[.$B62])&lt;=0;[.D$3]-INDEX([.$C$21:.$J$28];[.$C62];[.$B62]);&quot;&quot;)" office:value-type="float" office:value="-124" calcext:value-type="float">
            <text:p>-124</text:p>
          </table:table-cell>
          <table:table-cell table:formula="of:=IF([.E$3]-INDEX([.$C$21:.$J$28];[.$C62];[.$B62])&lt;=0;[.E$3]-INDEX([.$C$21:.$J$28];[.$C62];[.$B62]);&quot;&quot;)" office:value-type="float" office:value="-118" calcext:value-type="float">
            <text:p>-118</text:p>
          </table:table-cell>
          <table:table-cell table:formula="of:=IF([.F$3]-INDEX([.$C$21:.$J$28];[.$C62];[.$B62])&lt;=0;[.F$3]-INDEX([.$C$21:.$J$28];[.$C62];[.$B62]);&quot;&quot;)" office:value-type="float" office:value="-108" calcext:value-type="float">
            <text:p>-108</text:p>
          </table:table-cell>
          <table:table-cell table:formula="of:=IF([.G$3]-INDEX([.$C$21:.$J$28];[.$C62];[.$B62])&lt;=0;[.G$3]-INDEX([.$C$21:.$J$28];[.$C62];[.$B62]);&quot;&quot;)" office:value-type="float" office:value="-93" calcext:value-type="float">
            <text:p>-93</text:p>
          </table:table-cell>
          <table:table-cell table:formula="of:=IF([.H$3]-INDEX([.$C$21:.$J$28];[.$C62];[.$B62])&lt;=0;[.H$3]-INDEX([.$C$21:.$J$28];[.$C62];[.$B62]);&quot;&quot;)" office:value-type="float" office:value="-73" calcext:value-type="float">
            <text:p>-73</text:p>
          </table:table-cell>
          <table:table-cell table:formula="of:=IF([.I$3]-INDEX([.$C$21:.$J$28];[.$C62];[.$B62])&lt;=0;[.I$3]-INDEX([.$C$21:.$J$28];[.$C62];[.$B62]);&quot;&quot;)" office:value-type="float" office:value="-48" calcext:value-type="float">
            <text:p>-48</text:p>
          </table:table-cell>
          <table:table-cell table:formula="of:=IF([.J$3]-INDEX([.$C$21:.$J$28];[.$C62];[.$B62])&lt;=0;[.J$3]-INDEX([.$C$21:.$J$28];[.$C62];[.$B62]);&quot;&quot;)" office:value-type="float" office:value="-18" calcext:value-type="float">
            <text:p>-18</text:p>
          </table:table-cell>
          <table:table-cell table:formula="of:=IF([.K$3]-INDEX([.$C$21:.$J$28];[.$C62];[.$B62])&lt;=0;[.K$3]-INDEX([.$C$21:.$J$28];[.$C62];[.$B62]);&quot;&quot;)">
            <text:p/>
          </table:table-cell>
          <table:table-cell table:formula="of:=IF([.L$3]-INDEX([.$C$21:.$J$28];[.$C62];[.$B62])&lt;=0;[.L$3]-INDEX([.$C$21:.$J$28];[.$C62];[.$B62]);&quot;&quot;)">
            <text:p/>
          </table:table-cell>
          <table:table-cell table:formula="of:=IF([.M$3]-INDEX([.$C$21:.$J$28];[.$C62];[.$B62])&lt;=0;[.M$3]-INDEX([.$C$21:.$J$28];[.$C62];[.$B62]);&quot;&quot;)">
            <text:p/>
          </table:table-cell>
          <table:table-cell table:formula="of:=IF([.N$3]-INDEX([.$C$21:.$J$28];[.$C62];[.$B62])&lt;=0;[.N$3]-INDEX([.$C$21:.$J$28];[.$C62];[.$B62]);&quot;&quot;)">
            <text:p/>
          </table:table-cell>
          <table:table-cell table:formula="of:=INDEX([.$D$33:.$O$33];0;MATCH(MAX([.D62:.O62]);[.D62:.O62];0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F([.B62]&lt;&gt;[.B63];[.B$33]&amp;&quot;: &quot;&amp;TEXT([.B63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63];[.$B63])&lt;=0;[.C$3]-INDEX([.$C$21:.$J$28];[.$C63];[.$B63]);&quot;&quot;)" office:value-type="float" office:value="-178" calcext:value-type="float">
            <text:p>-178</text:p>
          </table:table-cell>
          <table:table-cell table:formula="of:=IF([.D$3]-INDEX([.$C$21:.$J$28];[.$C63];[.$B63])&lt;=0;[.D$3]-INDEX([.$C$21:.$J$28];[.$C63];[.$B63]);&quot;&quot;)" office:value-type="float" office:value="-174" calcext:value-type="float">
            <text:p>-174</text:p>
          </table:table-cell>
          <table:table-cell table:formula="of:=IF([.E$3]-INDEX([.$C$21:.$J$28];[.$C63];[.$B63])&lt;=0;[.E$3]-INDEX([.$C$21:.$J$28];[.$C63];[.$B63]);&quot;&quot;)" office:value-type="float" office:value="-168" calcext:value-type="float">
            <text:p>-168</text:p>
          </table:table-cell>
          <table:table-cell table:formula="of:=IF([.F$3]-INDEX([.$C$21:.$J$28];[.$C63];[.$B63])&lt;=0;[.F$3]-INDEX([.$C$21:.$J$28];[.$C63];[.$B63]);&quot;&quot;)" office:value-type="float" office:value="-158" calcext:value-type="float">
            <text:p>-158</text:p>
          </table:table-cell>
          <table:table-cell table:formula="of:=IF([.G$3]-INDEX([.$C$21:.$J$28];[.$C63];[.$B63])&lt;=0;[.G$3]-INDEX([.$C$21:.$J$28];[.$C63];[.$B63]);&quot;&quot;)" office:value-type="float" office:value="-143" calcext:value-type="float">
            <text:p>-143</text:p>
          </table:table-cell>
          <table:table-cell table:formula="of:=IF([.H$3]-INDEX([.$C$21:.$J$28];[.$C63];[.$B63])&lt;=0;[.H$3]-INDEX([.$C$21:.$J$28];[.$C63];[.$B63]);&quot;&quot;)" office:value-type="float" office:value="-123" calcext:value-type="float">
            <text:p>-123</text:p>
          </table:table-cell>
          <table:table-cell table:formula="of:=IF([.I$3]-INDEX([.$C$21:.$J$28];[.$C63];[.$B63])&lt;=0;[.I$3]-INDEX([.$C$21:.$J$28];[.$C63];[.$B63]);&quot;&quot;)" office:value-type="float" office:value="-98" calcext:value-type="float">
            <text:p>-98</text:p>
          </table:table-cell>
          <table:table-cell table:formula="of:=IF([.J$3]-INDEX([.$C$21:.$J$28];[.$C63];[.$B63])&lt;=0;[.J$3]-INDEX([.$C$21:.$J$28];[.$C63];[.$B63]);&quot;&quot;)" office:value-type="float" office:value="-68" calcext:value-type="float">
            <text:p>-68</text:p>
          </table:table-cell>
          <table:table-cell table:formula="of:=IF([.K$3]-INDEX([.$C$21:.$J$28];[.$C63];[.$B63])&lt;=0;[.K$3]-INDEX([.$C$21:.$J$28];[.$C63];[.$B63]);&quot;&quot;)" office:value-type="float" office:value="-33" calcext:value-type="float">
            <text:p>-33</text:p>
          </table:table-cell>
          <table:table-cell table:formula="of:=IF([.L$3]-INDEX([.$C$21:.$J$28];[.$C63];[.$B63])&lt;=0;[.L$3]-INDEX([.$C$21:.$J$28];[.$C63];[.$B63]);&quot;&quot;)">
            <text:p/>
          </table:table-cell>
          <table:table-cell table:formula="of:=IF([.M$3]-INDEX([.$C$21:.$J$28];[.$C63];[.$B63])&lt;=0;[.M$3]-INDEX([.$C$21:.$J$28];[.$C63];[.$B63]);&quot;&quot;)">
            <text:p/>
          </table:table-cell>
          <table:table-cell table:formula="of:=IF([.N$3]-INDEX([.$C$21:.$J$28];[.$C63];[.$B63])&lt;=0;[.N$3]-INDEX([.$C$21:.$J$28];[.$C63];[.$B63]);&quot;&quot;)">
            <text:p/>
          </table:table-cell>
          <table:table-cell table:formula="of:=INDEX([.$D$33:.$O$33];0;MATCH(MAX([.D63:.O63]);[.D63:.O63];0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IF([.B63]&lt;&gt;[.B64];[.B$33]&amp;&quot;: &quot;&amp;TEXT([.B64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64];[.$B64])&lt;=0;[.C$3]-INDEX([.$C$21:.$J$28];[.$C64];[.$B64]);&quot;&quot;)" office:value-type="float" office:value="-236" calcext:value-type="float">
            <text:p>-236</text:p>
          </table:table-cell>
          <table:table-cell table:formula="of:=IF([.D$3]-INDEX([.$C$21:.$J$28];[.$C64];[.$B64])&lt;=0;[.D$3]-INDEX([.$C$21:.$J$28];[.$C64];[.$B64]);&quot;&quot;)" office:value-type="float" office:value="-232" calcext:value-type="float">
            <text:p>-232</text:p>
          </table:table-cell>
          <table:table-cell table:formula="of:=IF([.E$3]-INDEX([.$C$21:.$J$28];[.$C64];[.$B64])&lt;=0;[.E$3]-INDEX([.$C$21:.$J$28];[.$C64];[.$B64]);&quot;&quot;)" office:value-type="float" office:value="-226" calcext:value-type="float">
            <text:p>-226</text:p>
          </table:table-cell>
          <table:table-cell table:formula="of:=IF([.F$3]-INDEX([.$C$21:.$J$28];[.$C64];[.$B64])&lt;=0;[.F$3]-INDEX([.$C$21:.$J$28];[.$C64];[.$B64]);&quot;&quot;)" office:value-type="float" office:value="-216" calcext:value-type="float">
            <text:p>-216</text:p>
          </table:table-cell>
          <table:table-cell table:formula="of:=IF([.G$3]-INDEX([.$C$21:.$J$28];[.$C64];[.$B64])&lt;=0;[.G$3]-INDEX([.$C$21:.$J$28];[.$C64];[.$B64]);&quot;&quot;)" office:value-type="float" office:value="-201" calcext:value-type="float">
            <text:p>-201</text:p>
          </table:table-cell>
          <table:table-cell table:formula="of:=IF([.H$3]-INDEX([.$C$21:.$J$28];[.$C64];[.$B64])&lt;=0;[.H$3]-INDEX([.$C$21:.$J$28];[.$C64];[.$B64]);&quot;&quot;)" office:value-type="float" office:value="-181" calcext:value-type="float">
            <text:p>-181</text:p>
          </table:table-cell>
          <table:table-cell table:formula="of:=IF([.I$3]-INDEX([.$C$21:.$J$28];[.$C64];[.$B64])&lt;=0;[.I$3]-INDEX([.$C$21:.$J$28];[.$C64];[.$B64]);&quot;&quot;)" office:value-type="float" office:value="-156" calcext:value-type="float">
            <text:p>-156</text:p>
          </table:table-cell>
          <table:table-cell table:formula="of:=IF([.J$3]-INDEX([.$C$21:.$J$28];[.$C64];[.$B64])&lt;=0;[.J$3]-INDEX([.$C$21:.$J$28];[.$C64];[.$B64]);&quot;&quot;)" office:value-type="float" office:value="-126" calcext:value-type="float">
            <text:p>-126</text:p>
          </table:table-cell>
          <table:table-cell table:formula="of:=IF([.K$3]-INDEX([.$C$21:.$J$28];[.$C64];[.$B64])&lt;=0;[.K$3]-INDEX([.$C$21:.$J$28];[.$C64];[.$B64]);&quot;&quot;)" office:value-type="float" office:value="-91" calcext:value-type="float">
            <text:p>-91</text:p>
          </table:table-cell>
          <table:table-cell table:formula="of:=IF([.L$3]-INDEX([.$C$21:.$J$28];[.$C64];[.$B64])&lt;=0;[.L$3]-INDEX([.$C$21:.$J$28];[.$C64];[.$B64]);&quot;&quot;)" office:value-type="float" office:value="-51" calcext:value-type="float">
            <text:p>-51</text:p>
          </table:table-cell>
          <table:table-cell table:formula="of:=IF([.M$3]-INDEX([.$C$21:.$J$28];[.$C64];[.$B64])&lt;=0;[.M$3]-INDEX([.$C$21:.$J$28];[.$C64];[.$B64]);&quot;&quot;)" office:value-type="float" office:value="-6" calcext:value-type="float">
            <text:p>-6</text:p>
          </table:table-cell>
          <table:table-cell table:formula="of:=IF([.N$3]-INDEX([.$C$21:.$J$28];[.$C64];[.$B64])&lt;=0;[.N$3]-INDEX([.$C$21:.$J$28];[.$C64];[.$B64]);&quot;&quot;)">
            <text:p/>
          </table:table-cell>
          <table:table-cell table:formula="of:=INDEX([.$D$33:.$O$33];0;MATCH(MAX([.D64:.O64]);[.D64:.O64];0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IF([.B64]&lt;&gt;[.B65];[.B$33]&amp;&quot;: &quot;&amp;TEXT([.B65]; &quot;#&quot;);&quot;&quot;)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65];[.$B65])&lt;=0;[.C$3]-INDEX([.$C$21:.$J$28];[.$C65];[.$B65]);&quot;&quot;)" office:value-type="float" office:value="-302" calcext:value-type="float">
            <text:p>-302</text:p>
          </table:table-cell>
          <table:table-cell table:formula="of:=IF([.D$3]-INDEX([.$C$21:.$J$28];[.$C65];[.$B65])&lt;=0;[.D$3]-INDEX([.$C$21:.$J$28];[.$C65];[.$B65]);&quot;&quot;)" office:value-type="float" office:value="-298" calcext:value-type="float">
            <text:p>-298</text:p>
          </table:table-cell>
          <table:table-cell table:formula="of:=IF([.E$3]-INDEX([.$C$21:.$J$28];[.$C65];[.$B65])&lt;=0;[.E$3]-INDEX([.$C$21:.$J$28];[.$C65];[.$B65]);&quot;&quot;)" office:value-type="float" office:value="-292" calcext:value-type="float">
            <text:p>-292</text:p>
          </table:table-cell>
          <table:table-cell table:formula="of:=IF([.F$3]-INDEX([.$C$21:.$J$28];[.$C65];[.$B65])&lt;=0;[.F$3]-INDEX([.$C$21:.$J$28];[.$C65];[.$B65]);&quot;&quot;)" office:value-type="float" office:value="-282" calcext:value-type="float">
            <text:p>-282</text:p>
          </table:table-cell>
          <table:table-cell table:formula="of:=IF([.G$3]-INDEX([.$C$21:.$J$28];[.$C65];[.$B65])&lt;=0;[.G$3]-INDEX([.$C$21:.$J$28];[.$C65];[.$B65]);&quot;&quot;)" office:value-type="float" office:value="-267" calcext:value-type="float">
            <text:p>-267</text:p>
          </table:table-cell>
          <table:table-cell table:formula="of:=IF([.H$3]-INDEX([.$C$21:.$J$28];[.$C65];[.$B65])&lt;=0;[.H$3]-INDEX([.$C$21:.$J$28];[.$C65];[.$B65]);&quot;&quot;)" office:value-type="float" office:value="-247" calcext:value-type="float">
            <text:p>-247</text:p>
          </table:table-cell>
          <table:table-cell table:formula="of:=IF([.I$3]-INDEX([.$C$21:.$J$28];[.$C65];[.$B65])&lt;=0;[.I$3]-INDEX([.$C$21:.$J$28];[.$C65];[.$B65]);&quot;&quot;)" office:value-type="float" office:value="-222" calcext:value-type="float">
            <text:p>-222</text:p>
          </table:table-cell>
          <table:table-cell table:formula="of:=IF([.J$3]-INDEX([.$C$21:.$J$28];[.$C65];[.$B65])&lt;=0;[.J$3]-INDEX([.$C$21:.$J$28];[.$C65];[.$B65]);&quot;&quot;)" office:value-type="float" office:value="-192" calcext:value-type="float">
            <text:p>-192</text:p>
          </table:table-cell>
          <table:table-cell table:formula="of:=IF([.K$3]-INDEX([.$C$21:.$J$28];[.$C65];[.$B65])&lt;=0;[.K$3]-INDEX([.$C$21:.$J$28];[.$C65];[.$B65]);&quot;&quot;)" office:value-type="float" office:value="-157" calcext:value-type="float">
            <text:p>-157</text:p>
          </table:table-cell>
          <table:table-cell table:formula="of:=IF([.L$3]-INDEX([.$C$21:.$J$28];[.$C65];[.$B65])&lt;=0;[.L$3]-INDEX([.$C$21:.$J$28];[.$C65];[.$B65]);&quot;&quot;)" office:value-type="float" office:value="-117" calcext:value-type="float">
            <text:p>-117</text:p>
          </table:table-cell>
          <table:table-cell table:formula="of:=IF([.M$3]-INDEX([.$C$21:.$J$28];[.$C65];[.$B65])&lt;=0;[.M$3]-INDEX([.$C$21:.$J$28];[.$C65];[.$B65]);&quot;&quot;)" office:value-type="float" office:value="-72" calcext:value-type="float">
            <text:p>-72</text:p>
          </table:table-cell>
          <table:table-cell table:formula="of:=IF([.N$3]-INDEX([.$C$21:.$J$28];[.$C65];[.$B65])&lt;=0;[.N$3]-INDEX([.$C$21:.$J$28];[.$C65];[.$B65]);&quot;&quot;)" office:value-type="float" office:value="-22" calcext:value-type="float">
            <text:p>-22</text:p>
          </table:table-cell>
          <table:table-cell table:formula="of:=INDEX([.$D$33:.$O$33];0;MATCH(MAX([.D65:.O65]);[.D65:.O65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65]&lt;&gt;[.B66];[.B$33]&amp;&quot;: &quot;&amp;TEXT([.B66]; &quot;#&quot;);&quot;&quot;)" office:value-type="string" office:string-value="Skill per Attribute: 5" calcext:value-type="string">
            <text:p>Skill per Attribute: 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66];[.$B66])&lt;=0;[.C$3]-INDEX([.$C$21:.$J$28];[.$C66];[.$B66]);&quot;&quot;)" office:value-type="float" office:value="-10" calcext:value-type="float">
            <text:p>-10</text:p>
          </table:table-cell>
          <table:table-cell table:formula="of:=IF([.D$3]-INDEX([.$C$21:.$J$28];[.$C66];[.$B66])&lt;=0;[.D$3]-INDEX([.$C$21:.$J$28];[.$C66];[.$B66]);&quot;&quot;)" office:value-type="float" office:value="-6" calcext:value-type="float">
            <text:p>-6</text:p>
          </table:table-cell>
          <table:table-cell table:formula="of:=IF([.E$3]-INDEX([.$C$21:.$J$28];[.$C66];[.$B66])&lt;=0;[.E$3]-INDEX([.$C$21:.$J$28];[.$C66];[.$B66]);&quot;&quot;)" office:value-type="float" office:value="0" calcext:value-type="float">
            <text:p>0</text:p>
          </table:table-cell>
          <table:table-cell table:formula="of:=IF([.F$3]-INDEX([.$C$21:.$J$28];[.$C66];[.$B66])&lt;=0;[.F$3]-INDEX([.$C$21:.$J$28];[.$C66];[.$B66]);&quot;&quot;)">
            <text:p/>
          </table:table-cell>
          <table:table-cell table:formula="of:=IF([.G$3]-INDEX([.$C$21:.$J$28];[.$C66];[.$B66])&lt;=0;[.G$3]-INDEX([.$C$21:.$J$28];[.$C66];[.$B66]);&quot;&quot;)">
            <text:p/>
          </table:table-cell>
          <table:table-cell table:formula="of:=IF([.H$3]-INDEX([.$C$21:.$J$28];[.$C66];[.$B66])&lt;=0;[.H$3]-INDEX([.$C$21:.$J$28];[.$C66];[.$B66]);&quot;&quot;)">
            <text:p/>
          </table:table-cell>
          <table:table-cell table:formula="of:=IF([.I$3]-INDEX([.$C$21:.$J$28];[.$C66];[.$B66])&lt;=0;[.I$3]-INDEX([.$C$21:.$J$28];[.$C66];[.$B66]);&quot;&quot;)">
            <text:p/>
          </table:table-cell>
          <table:table-cell table:formula="of:=IF([.J$3]-INDEX([.$C$21:.$J$28];[.$C66];[.$B66])&lt;=0;[.J$3]-INDEX([.$C$21:.$J$28];[.$C66];[.$B66]);&quot;&quot;)">
            <text:p/>
          </table:table-cell>
          <table:table-cell table:formula="of:=IF([.K$3]-INDEX([.$C$21:.$J$28];[.$C66];[.$B66])&lt;=0;[.K$3]-INDEX([.$C$21:.$J$28];[.$C66];[.$B66]);&quot;&quot;)">
            <text:p/>
          </table:table-cell>
          <table:table-cell table:formula="of:=IF([.L$3]-INDEX([.$C$21:.$J$28];[.$C66];[.$B66])&lt;=0;[.L$3]-INDEX([.$C$21:.$J$28];[.$C66];[.$B66]);&quot;&quot;)">
            <text:p/>
          </table:table-cell>
          <table:table-cell table:formula="of:=IF([.M$3]-INDEX([.$C$21:.$J$28];[.$C66];[.$B66])&lt;=0;[.M$3]-INDEX([.$C$21:.$J$28];[.$C66];[.$B66]);&quot;&quot;)">
            <text:p/>
          </table:table-cell>
          <table:table-cell table:formula="of:=IF([.N$3]-INDEX([.$C$21:.$J$28];[.$C66];[.$B66])&lt;=0;[.N$3]-INDEX([.$C$21:.$J$28];[.$C66];[.$B66]);&quot;&quot;)">
            <text:p/>
          </table:table-cell>
          <table:table-cell table:formula="of:=INDEX([.$D$33:.$O$33];0;MATCH(MAX([.D66:.O66]);[.D66:.O66];0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66]&lt;&gt;[.B67];[.B$33]&amp;&quot;: &quot;&amp;TEXT([.B67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67];[.$B67])&lt;=0;[.C$3]-INDEX([.$C$21:.$J$28];[.$C67];[.$B67]);&quot;&quot;)" office:value-type="float" office:value="-32" calcext:value-type="float">
            <text:p>-32</text:p>
          </table:table-cell>
          <table:table-cell table:formula="of:=IF([.D$3]-INDEX([.$C$21:.$J$28];[.$C67];[.$B67])&lt;=0;[.D$3]-INDEX([.$C$21:.$J$28];[.$C67];[.$B67]);&quot;&quot;)" office:value-type="float" office:value="-28" calcext:value-type="float">
            <text:p>-28</text:p>
          </table:table-cell>
          <table:table-cell table:formula="of:=IF([.E$3]-INDEX([.$C$21:.$J$28];[.$C67];[.$B67])&lt;=0;[.E$3]-INDEX([.$C$21:.$J$28];[.$C67];[.$B67]);&quot;&quot;)" office:value-type="float" office:value="-22" calcext:value-type="float">
            <text:p>-22</text:p>
          </table:table-cell>
          <table:table-cell table:formula="of:=IF([.F$3]-INDEX([.$C$21:.$J$28];[.$C67];[.$B67])&lt;=0;[.F$3]-INDEX([.$C$21:.$J$28];[.$C67];[.$B67]);&quot;&quot;)" office:value-type="float" office:value="-12" calcext:value-type="float">
            <text:p>-12</text:p>
          </table:table-cell>
          <table:table-cell table:formula="of:=IF([.G$3]-INDEX([.$C$21:.$J$28];[.$C67];[.$B67])&lt;=0;[.G$3]-INDEX([.$C$21:.$J$28];[.$C67];[.$B67]);&quot;&quot;)">
            <text:p/>
          </table:table-cell>
          <table:table-cell table:formula="of:=IF([.H$3]-INDEX([.$C$21:.$J$28];[.$C67];[.$B67])&lt;=0;[.H$3]-INDEX([.$C$21:.$J$28];[.$C67];[.$B67]);&quot;&quot;)">
            <text:p/>
          </table:table-cell>
          <table:table-cell table:formula="of:=IF([.I$3]-INDEX([.$C$21:.$J$28];[.$C67];[.$B67])&lt;=0;[.I$3]-INDEX([.$C$21:.$J$28];[.$C67];[.$B67]);&quot;&quot;)">
            <text:p/>
          </table:table-cell>
          <table:table-cell table:formula="of:=IF([.J$3]-INDEX([.$C$21:.$J$28];[.$C67];[.$B67])&lt;=0;[.J$3]-INDEX([.$C$21:.$J$28];[.$C67];[.$B67]);&quot;&quot;)">
            <text:p/>
          </table:table-cell>
          <table:table-cell table:formula="of:=IF([.K$3]-INDEX([.$C$21:.$J$28];[.$C67];[.$B67])&lt;=0;[.K$3]-INDEX([.$C$21:.$J$28];[.$C67];[.$B67]);&quot;&quot;)">
            <text:p/>
          </table:table-cell>
          <table:table-cell table:formula="of:=IF([.L$3]-INDEX([.$C$21:.$J$28];[.$C67];[.$B67])&lt;=0;[.L$3]-INDEX([.$C$21:.$J$28];[.$C67];[.$B67]);&quot;&quot;)">
            <text:p/>
          </table:table-cell>
          <table:table-cell table:formula="of:=IF([.M$3]-INDEX([.$C$21:.$J$28];[.$C67];[.$B67])&lt;=0;[.M$3]-INDEX([.$C$21:.$J$28];[.$C67];[.$B67]);&quot;&quot;)">
            <text:p/>
          </table:table-cell>
          <table:table-cell table:formula="of:=IF([.N$3]-INDEX([.$C$21:.$J$28];[.$C67];[.$B67])&lt;=0;[.N$3]-INDEX([.$C$21:.$J$28];[.$C67];[.$B67]);&quot;&quot;)">
            <text:p/>
          </table:table-cell>
          <table:table-cell table:formula="of:=INDEX([.$D$33:.$O$33];0;MATCH(MAX([.D67:.O67]);[.D67:.O67];0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B67]&lt;&gt;[.B68];[.B$33]&amp;&quot;: &quot;&amp;TEXT([.B68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68];[.$B68])&lt;=0;[.C$3]-INDEX([.$C$21:.$J$28];[.$C68];[.$B68]);&quot;&quot;)" office:value-type="float" office:value="-64" calcext:value-type="float">
            <text:p>-64</text:p>
          </table:table-cell>
          <table:table-cell table:formula="of:=IF([.D$3]-INDEX([.$C$21:.$J$28];[.$C68];[.$B68])&lt;=0;[.D$3]-INDEX([.$C$21:.$J$28];[.$C68];[.$B68]);&quot;&quot;)" office:value-type="float" office:value="-60" calcext:value-type="float">
            <text:p>-60</text:p>
          </table:table-cell>
          <table:table-cell table:formula="of:=IF([.E$3]-INDEX([.$C$21:.$J$28];[.$C68];[.$B68])&lt;=0;[.E$3]-INDEX([.$C$21:.$J$28];[.$C68];[.$B68]);&quot;&quot;)" office:value-type="float" office:value="-54" calcext:value-type="float">
            <text:p>-54</text:p>
          </table:table-cell>
          <table:table-cell table:formula="of:=IF([.F$3]-INDEX([.$C$21:.$J$28];[.$C68];[.$B68])&lt;=0;[.F$3]-INDEX([.$C$21:.$J$28];[.$C68];[.$B68]);&quot;&quot;)" office:value-type="float" office:value="-44" calcext:value-type="float">
            <text:p>-44</text:p>
          </table:table-cell>
          <table:table-cell table:formula="of:=IF([.G$3]-INDEX([.$C$21:.$J$28];[.$C68];[.$B68])&lt;=0;[.G$3]-INDEX([.$C$21:.$J$28];[.$C68];[.$B68]);&quot;&quot;)" office:value-type="float" office:value="-29" calcext:value-type="float">
            <text:p>-29</text:p>
          </table:table-cell>
          <table:table-cell table:formula="of:=IF([.H$3]-INDEX([.$C$21:.$J$28];[.$C68];[.$B68])&lt;=0;[.H$3]-INDEX([.$C$21:.$J$28];[.$C68];[.$B68]);&quot;&quot;)" office:value-type="float" office:value="-9" calcext:value-type="float">
            <text:p>-9</text:p>
          </table:table-cell>
          <table:table-cell table:formula="of:=IF([.I$3]-INDEX([.$C$21:.$J$28];[.$C68];[.$B68])&lt;=0;[.I$3]-INDEX([.$C$21:.$J$28];[.$C68];[.$B68]);&quot;&quot;)">
            <text:p/>
          </table:table-cell>
          <table:table-cell table:formula="of:=IF([.J$3]-INDEX([.$C$21:.$J$28];[.$C68];[.$B68])&lt;=0;[.J$3]-INDEX([.$C$21:.$J$28];[.$C68];[.$B68]);&quot;&quot;)">
            <text:p/>
          </table:table-cell>
          <table:table-cell table:formula="of:=IF([.K$3]-INDEX([.$C$21:.$J$28];[.$C68];[.$B68])&lt;=0;[.K$3]-INDEX([.$C$21:.$J$28];[.$C68];[.$B68]);&quot;&quot;)">
            <text:p/>
          </table:table-cell>
          <table:table-cell table:formula="of:=IF([.L$3]-INDEX([.$C$21:.$J$28];[.$C68];[.$B68])&lt;=0;[.L$3]-INDEX([.$C$21:.$J$28];[.$C68];[.$B68]);&quot;&quot;)">
            <text:p/>
          </table:table-cell>
          <table:table-cell table:formula="of:=IF([.M$3]-INDEX([.$C$21:.$J$28];[.$C68];[.$B68])&lt;=0;[.M$3]-INDEX([.$C$21:.$J$28];[.$C68];[.$B68]);&quot;&quot;)">
            <text:p/>
          </table:table-cell>
          <table:table-cell table:formula="of:=IF([.N$3]-INDEX([.$C$21:.$J$28];[.$C68];[.$B68])&lt;=0;[.N$3]-INDEX([.$C$21:.$J$28];[.$C68];[.$B68]);&quot;&quot;)">
            <text:p/>
          </table:table-cell>
          <table:table-cell table:formula="of:=INDEX([.$D$33:.$O$33];0;MATCH(MAX([.D68:.O68]);[.D68:.O68];0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IF([.B68]&lt;&gt;[.B69];[.B$33]&amp;&quot;: &quot;&amp;TEXT([.B69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69];[.$B69])&lt;=0;[.C$3]-INDEX([.$C$21:.$J$28];[.$C69];[.$B69]);&quot;&quot;)" office:value-type="float" office:value="-106" calcext:value-type="float">
            <text:p>-106</text:p>
          </table:table-cell>
          <table:table-cell table:formula="of:=IF([.D$3]-INDEX([.$C$21:.$J$28];[.$C69];[.$B69])&lt;=0;[.D$3]-INDEX([.$C$21:.$J$28];[.$C69];[.$B69]);&quot;&quot;)" office:value-type="float" office:value="-102" calcext:value-type="float">
            <text:p>-102</text:p>
          </table:table-cell>
          <table:table-cell table:formula="of:=IF([.E$3]-INDEX([.$C$21:.$J$28];[.$C69];[.$B69])&lt;=0;[.E$3]-INDEX([.$C$21:.$J$28];[.$C69];[.$B69]);&quot;&quot;)" office:value-type="float" office:value="-96" calcext:value-type="float">
            <text:p>-96</text:p>
          </table:table-cell>
          <table:table-cell table:formula="of:=IF([.F$3]-INDEX([.$C$21:.$J$28];[.$C69];[.$B69])&lt;=0;[.F$3]-INDEX([.$C$21:.$J$28];[.$C69];[.$B69]);&quot;&quot;)" office:value-type="float" office:value="-86" calcext:value-type="float">
            <text:p>-86</text:p>
          </table:table-cell>
          <table:table-cell table:formula="of:=IF([.G$3]-INDEX([.$C$21:.$J$28];[.$C69];[.$B69])&lt;=0;[.G$3]-INDEX([.$C$21:.$J$28];[.$C69];[.$B69]);&quot;&quot;)" office:value-type="float" office:value="-71" calcext:value-type="float">
            <text:p>-71</text:p>
          </table:table-cell>
          <table:table-cell table:formula="of:=IF([.H$3]-INDEX([.$C$21:.$J$28];[.$C69];[.$B69])&lt;=0;[.H$3]-INDEX([.$C$21:.$J$28];[.$C69];[.$B69]);&quot;&quot;)" office:value-type="float" office:value="-51" calcext:value-type="float">
            <text:p>-51</text:p>
          </table:table-cell>
          <table:table-cell table:formula="of:=IF([.I$3]-INDEX([.$C$21:.$J$28];[.$C69];[.$B69])&lt;=0;[.I$3]-INDEX([.$C$21:.$J$28];[.$C69];[.$B69]);&quot;&quot;)" office:value-type="float" office:value="-26" calcext:value-type="float">
            <text:p>-26</text:p>
          </table:table-cell>
          <table:table-cell table:formula="of:=IF([.J$3]-INDEX([.$C$21:.$J$28];[.$C69];[.$B69])&lt;=0;[.J$3]-INDEX([.$C$21:.$J$28];[.$C69];[.$B69]);&quot;&quot;)">
            <text:p/>
          </table:table-cell>
          <table:table-cell table:formula="of:=IF([.K$3]-INDEX([.$C$21:.$J$28];[.$C69];[.$B69])&lt;=0;[.K$3]-INDEX([.$C$21:.$J$28];[.$C69];[.$B69]);&quot;&quot;)">
            <text:p/>
          </table:table-cell>
          <table:table-cell table:formula="of:=IF([.L$3]-INDEX([.$C$21:.$J$28];[.$C69];[.$B69])&lt;=0;[.L$3]-INDEX([.$C$21:.$J$28];[.$C69];[.$B69]);&quot;&quot;)">
            <text:p/>
          </table:table-cell>
          <table:table-cell table:formula="of:=IF([.M$3]-INDEX([.$C$21:.$J$28];[.$C69];[.$B69])&lt;=0;[.M$3]-INDEX([.$C$21:.$J$28];[.$C69];[.$B69]);&quot;&quot;)">
            <text:p/>
          </table:table-cell>
          <table:table-cell table:formula="of:=IF([.N$3]-INDEX([.$C$21:.$J$28];[.$C69];[.$B69])&lt;=0;[.N$3]-INDEX([.$C$21:.$J$28];[.$C69];[.$B69]);&quot;&quot;)">
            <text:p/>
          </table:table-cell>
          <table:table-cell table:formula="of:=INDEX([.$D$33:.$O$33];0;MATCH(MAX([.D69:.O69]);[.D69:.O69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69]&lt;&gt;[.B70];[.B$33]&amp;&quot;: &quot;&amp;TEXT([.B70]; &quot;#&quot;);&quot;&quot;)">
            <text:p/>
          </table:table-cell>
          <table:table-cell table:number-columns-repeated="2" office:value-type="float" office:value="5" calcext:value-type="float">
            <text:p>5</text:p>
          </table:table-cell>
          <table:table-cell table:formula="of:=IF([.C$3]-INDEX([.$C$21:.$J$28];[.$C70];[.$B70])&lt;=0;[.C$3]-INDEX([.$C$21:.$J$28];[.$C70];[.$B70]);&quot;&quot;)" office:value-type="float" office:value="-158" calcext:value-type="float">
            <text:p>-158</text:p>
          </table:table-cell>
          <table:table-cell table:formula="of:=IF([.D$3]-INDEX([.$C$21:.$J$28];[.$C70];[.$B70])&lt;=0;[.D$3]-INDEX([.$C$21:.$J$28];[.$C70];[.$B70]);&quot;&quot;)" office:value-type="float" office:value="-154" calcext:value-type="float">
            <text:p>-154</text:p>
          </table:table-cell>
          <table:table-cell table:formula="of:=IF([.E$3]-INDEX([.$C$21:.$J$28];[.$C70];[.$B70])&lt;=0;[.E$3]-INDEX([.$C$21:.$J$28];[.$C70];[.$B70]);&quot;&quot;)" office:value-type="float" office:value="-148" calcext:value-type="float">
            <text:p>-148</text:p>
          </table:table-cell>
          <table:table-cell table:formula="of:=IF([.F$3]-INDEX([.$C$21:.$J$28];[.$C70];[.$B70])&lt;=0;[.F$3]-INDEX([.$C$21:.$J$28];[.$C70];[.$B70]);&quot;&quot;)" office:value-type="float" office:value="-138" calcext:value-type="float">
            <text:p>-138</text:p>
          </table:table-cell>
          <table:table-cell table:formula="of:=IF([.G$3]-INDEX([.$C$21:.$J$28];[.$C70];[.$B70])&lt;=0;[.G$3]-INDEX([.$C$21:.$J$28];[.$C70];[.$B70]);&quot;&quot;)" office:value-type="float" office:value="-123" calcext:value-type="float">
            <text:p>-123</text:p>
          </table:table-cell>
          <table:table-cell table:formula="of:=IF([.H$3]-INDEX([.$C$21:.$J$28];[.$C70];[.$B70])&lt;=0;[.H$3]-INDEX([.$C$21:.$J$28];[.$C70];[.$B70]);&quot;&quot;)" office:value-type="float" office:value="-103" calcext:value-type="float">
            <text:p>-103</text:p>
          </table:table-cell>
          <table:table-cell table:formula="of:=IF([.I$3]-INDEX([.$C$21:.$J$28];[.$C70];[.$B70])&lt;=0;[.I$3]-INDEX([.$C$21:.$J$28];[.$C70];[.$B70]);&quot;&quot;)" office:value-type="float" office:value="-78" calcext:value-type="float">
            <text:p>-78</text:p>
          </table:table-cell>
          <table:table-cell table:formula="of:=IF([.J$3]-INDEX([.$C$21:.$J$28];[.$C70];[.$B70])&lt;=0;[.J$3]-INDEX([.$C$21:.$J$28];[.$C70];[.$B70]);&quot;&quot;)" office:value-type="float" office:value="-48" calcext:value-type="float">
            <text:p>-48</text:p>
          </table:table-cell>
          <table:table-cell table:formula="of:=IF([.K$3]-INDEX([.$C$21:.$J$28];[.$C70];[.$B70])&lt;=0;[.K$3]-INDEX([.$C$21:.$J$28];[.$C70];[.$B70]);&quot;&quot;)" office:value-type="float" office:value="-13" calcext:value-type="float">
            <text:p>-13</text:p>
          </table:table-cell>
          <table:table-cell table:formula="of:=IF([.L$3]-INDEX([.$C$21:.$J$28];[.$C70];[.$B70])&lt;=0;[.L$3]-INDEX([.$C$21:.$J$28];[.$C70];[.$B70]);&quot;&quot;)">
            <text:p/>
          </table:table-cell>
          <table:table-cell table:formula="of:=IF([.M$3]-INDEX([.$C$21:.$J$28];[.$C70];[.$B70])&lt;=0;[.M$3]-INDEX([.$C$21:.$J$28];[.$C70];[.$B70]);&quot;&quot;)">
            <text:p/>
          </table:table-cell>
          <table:table-cell table:formula="of:=IF([.N$3]-INDEX([.$C$21:.$J$28];[.$C70];[.$B70])&lt;=0;[.N$3]-INDEX([.$C$21:.$J$28];[.$C70];[.$B70]);&quot;&quot;)">
            <text:p/>
          </table:table-cell>
          <table:table-cell table:formula="of:=INDEX([.$D$33:.$O$33];0;MATCH(MAX([.D70:.O70]);[.D70:.O70];0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IF([.B70]&lt;&gt;[.B71];[.B$33]&amp;&quot;: &quot;&amp;TEXT([.B71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71];[.$B71])&lt;=0;[.C$3]-INDEX([.$C$21:.$J$28];[.$C71];[.$B71]);&quot;&quot;)" office:value-type="float" office:value="-220" calcext:value-type="float">
            <text:p>-220</text:p>
          </table:table-cell>
          <table:table-cell table:formula="of:=IF([.D$3]-INDEX([.$C$21:.$J$28];[.$C71];[.$B71])&lt;=0;[.D$3]-INDEX([.$C$21:.$J$28];[.$C71];[.$B71]);&quot;&quot;)" office:value-type="float" office:value="-216" calcext:value-type="float">
            <text:p>-216</text:p>
          </table:table-cell>
          <table:table-cell table:formula="of:=IF([.E$3]-INDEX([.$C$21:.$J$28];[.$C71];[.$B71])&lt;=0;[.E$3]-INDEX([.$C$21:.$J$28];[.$C71];[.$B71]);&quot;&quot;)" office:value-type="float" office:value="-210" calcext:value-type="float">
            <text:p>-210</text:p>
          </table:table-cell>
          <table:table-cell table:formula="of:=IF([.F$3]-INDEX([.$C$21:.$J$28];[.$C71];[.$B71])&lt;=0;[.F$3]-INDEX([.$C$21:.$J$28];[.$C71];[.$B71]);&quot;&quot;)" office:value-type="float" office:value="-200" calcext:value-type="float">
            <text:p>-200</text:p>
          </table:table-cell>
          <table:table-cell table:formula="of:=IF([.G$3]-INDEX([.$C$21:.$J$28];[.$C71];[.$B71])&lt;=0;[.G$3]-INDEX([.$C$21:.$J$28];[.$C71];[.$B71]);&quot;&quot;)" office:value-type="float" office:value="-185" calcext:value-type="float">
            <text:p>-185</text:p>
          </table:table-cell>
          <table:table-cell table:formula="of:=IF([.H$3]-INDEX([.$C$21:.$J$28];[.$C71];[.$B71])&lt;=0;[.H$3]-INDEX([.$C$21:.$J$28];[.$C71];[.$B71]);&quot;&quot;)" office:value-type="float" office:value="-165" calcext:value-type="float">
            <text:p>-165</text:p>
          </table:table-cell>
          <table:table-cell table:formula="of:=IF([.I$3]-INDEX([.$C$21:.$J$28];[.$C71];[.$B71])&lt;=0;[.I$3]-INDEX([.$C$21:.$J$28];[.$C71];[.$B71]);&quot;&quot;)" office:value-type="float" office:value="-140" calcext:value-type="float">
            <text:p>-140</text:p>
          </table:table-cell>
          <table:table-cell table:formula="of:=IF([.J$3]-INDEX([.$C$21:.$J$28];[.$C71];[.$B71])&lt;=0;[.J$3]-INDEX([.$C$21:.$J$28];[.$C71];[.$B71]);&quot;&quot;)" office:value-type="float" office:value="-110" calcext:value-type="float">
            <text:p>-110</text:p>
          </table:table-cell>
          <table:table-cell table:formula="of:=IF([.K$3]-INDEX([.$C$21:.$J$28];[.$C71];[.$B71])&lt;=0;[.K$3]-INDEX([.$C$21:.$J$28];[.$C71];[.$B71]);&quot;&quot;)" office:value-type="float" office:value="-75" calcext:value-type="float">
            <text:p>-75</text:p>
          </table:table-cell>
          <table:table-cell table:formula="of:=IF([.L$3]-INDEX([.$C$21:.$J$28];[.$C71];[.$B71])&lt;=0;[.L$3]-INDEX([.$C$21:.$J$28];[.$C71];[.$B71]);&quot;&quot;)" office:value-type="float" office:value="-35" calcext:value-type="float">
            <text:p>-35</text:p>
          </table:table-cell>
          <table:table-cell table:formula="of:=IF([.M$3]-INDEX([.$C$21:.$J$28];[.$C71];[.$B71])&lt;=0;[.M$3]-INDEX([.$C$21:.$J$28];[.$C71];[.$B71]);&quot;&quot;)">
            <text:p/>
          </table:table-cell>
          <table:table-cell table:formula="of:=IF([.N$3]-INDEX([.$C$21:.$J$28];[.$C71];[.$B71])&lt;=0;[.N$3]-INDEX([.$C$21:.$J$28];[.$C71];[.$B71]);&quot;&quot;)">
            <text:p/>
          </table:table-cell>
          <table:table-cell table:formula="of:=INDEX([.$D$33:.$O$33];0;MATCH(MAX([.D71:.O71]);[.D71:.O71];0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IF([.B71]&lt;&gt;[.B72];[.B$33]&amp;&quot;: &quot;&amp;TEXT([.B72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72];[.$B72])&lt;=0;[.C$3]-INDEX([.$C$21:.$J$28];[.$C72];[.$B72]);&quot;&quot;)" office:value-type="float" office:value="-292" calcext:value-type="float">
            <text:p>-292</text:p>
          </table:table-cell>
          <table:table-cell table:formula="of:=IF([.D$3]-INDEX([.$C$21:.$J$28];[.$C72];[.$B72])&lt;=0;[.D$3]-INDEX([.$C$21:.$J$28];[.$C72];[.$B72]);&quot;&quot;)" office:value-type="float" office:value="-288" calcext:value-type="float">
            <text:p>-288</text:p>
          </table:table-cell>
          <table:table-cell table:formula="of:=IF([.E$3]-INDEX([.$C$21:.$J$28];[.$C72];[.$B72])&lt;=0;[.E$3]-INDEX([.$C$21:.$J$28];[.$C72];[.$B72]);&quot;&quot;)" office:value-type="float" office:value="-282" calcext:value-type="float">
            <text:p>-282</text:p>
          </table:table-cell>
          <table:table-cell table:formula="of:=IF([.F$3]-INDEX([.$C$21:.$J$28];[.$C72];[.$B72])&lt;=0;[.F$3]-INDEX([.$C$21:.$J$28];[.$C72];[.$B72]);&quot;&quot;)" office:value-type="float" office:value="-272" calcext:value-type="float">
            <text:p>-272</text:p>
          </table:table-cell>
          <table:table-cell table:formula="of:=IF([.G$3]-INDEX([.$C$21:.$J$28];[.$C72];[.$B72])&lt;=0;[.G$3]-INDEX([.$C$21:.$J$28];[.$C72];[.$B72]);&quot;&quot;)" office:value-type="float" office:value="-257" calcext:value-type="float">
            <text:p>-257</text:p>
          </table:table-cell>
          <table:table-cell table:formula="of:=IF([.H$3]-INDEX([.$C$21:.$J$28];[.$C72];[.$B72])&lt;=0;[.H$3]-INDEX([.$C$21:.$J$28];[.$C72];[.$B72]);&quot;&quot;)" office:value-type="float" office:value="-237" calcext:value-type="float">
            <text:p>-237</text:p>
          </table:table-cell>
          <table:table-cell table:formula="of:=IF([.I$3]-INDEX([.$C$21:.$J$28];[.$C72];[.$B72])&lt;=0;[.I$3]-INDEX([.$C$21:.$J$28];[.$C72];[.$B72]);&quot;&quot;)" office:value-type="float" office:value="-212" calcext:value-type="float">
            <text:p>-212</text:p>
          </table:table-cell>
          <table:table-cell table:formula="of:=IF([.J$3]-INDEX([.$C$21:.$J$28];[.$C72];[.$B72])&lt;=0;[.J$3]-INDEX([.$C$21:.$J$28];[.$C72];[.$B72]);&quot;&quot;)" office:value-type="float" office:value="-182" calcext:value-type="float">
            <text:p>-182</text:p>
          </table:table-cell>
          <table:table-cell table:formula="of:=IF([.K$3]-INDEX([.$C$21:.$J$28];[.$C72];[.$B72])&lt;=0;[.K$3]-INDEX([.$C$21:.$J$28];[.$C72];[.$B72]);&quot;&quot;)" office:value-type="float" office:value="-147" calcext:value-type="float">
            <text:p>-147</text:p>
          </table:table-cell>
          <table:table-cell table:formula="of:=IF([.L$3]-INDEX([.$C$21:.$J$28];[.$C72];[.$B72])&lt;=0;[.L$3]-INDEX([.$C$21:.$J$28];[.$C72];[.$B72]);&quot;&quot;)" office:value-type="float" office:value="-107" calcext:value-type="float">
            <text:p>-107</text:p>
          </table:table-cell>
          <table:table-cell table:formula="of:=IF([.M$3]-INDEX([.$C$21:.$J$28];[.$C72];[.$B72])&lt;=0;[.M$3]-INDEX([.$C$21:.$J$28];[.$C72];[.$B72]);&quot;&quot;)" office:value-type="float" office:value="-62" calcext:value-type="float">
            <text:p>-62</text:p>
          </table:table-cell>
          <table:table-cell table:formula="of:=IF([.N$3]-INDEX([.$C$21:.$J$28];[.$C72];[.$B72])&lt;=0;[.N$3]-INDEX([.$C$21:.$J$28];[.$C72];[.$B72]);&quot;&quot;)" office:value-type="float" office:value="-12" calcext:value-type="float">
            <text:p>-12</text:p>
          </table:table-cell>
          <table:table-cell table:formula="of:=INDEX([.$D$33:.$O$33];0;MATCH(MAX([.D72:.O72]);[.D72:.O72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72]&lt;&gt;[.B73];[.B$33]&amp;&quot;: &quot;&amp;TEXT([.B73]; &quot;#&quot;);&quot;&quot;)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73];[.$B73])&lt;=0;[.C$3]-INDEX([.$C$21:.$J$28];[.$C73];[.$B73]);&quot;&quot;)" office:value-type="float" office:value="-374" calcext:value-type="float">
            <text:p>-374</text:p>
          </table:table-cell>
          <table:table-cell table:formula="of:=IF([.D$3]-INDEX([.$C$21:.$J$28];[.$C73];[.$B73])&lt;=0;[.D$3]-INDEX([.$C$21:.$J$28];[.$C73];[.$B73]);&quot;&quot;)" office:value-type="float" office:value="-370" calcext:value-type="float">
            <text:p>-370</text:p>
          </table:table-cell>
          <table:table-cell table:formula="of:=IF([.E$3]-INDEX([.$C$21:.$J$28];[.$C73];[.$B73])&lt;=0;[.E$3]-INDEX([.$C$21:.$J$28];[.$C73];[.$B73]);&quot;&quot;)" office:value-type="float" office:value="-364" calcext:value-type="float">
            <text:p>-364</text:p>
          </table:table-cell>
          <table:table-cell table:formula="of:=IF([.F$3]-INDEX([.$C$21:.$J$28];[.$C73];[.$B73])&lt;=0;[.F$3]-INDEX([.$C$21:.$J$28];[.$C73];[.$B73]);&quot;&quot;)" office:value-type="float" office:value="-354" calcext:value-type="float">
            <text:p>-354</text:p>
          </table:table-cell>
          <table:table-cell table:formula="of:=IF([.G$3]-INDEX([.$C$21:.$J$28];[.$C73];[.$B73])&lt;=0;[.G$3]-INDEX([.$C$21:.$J$28];[.$C73];[.$B73]);&quot;&quot;)" office:value-type="float" office:value="-339" calcext:value-type="float">
            <text:p>-339</text:p>
          </table:table-cell>
          <table:table-cell table:formula="of:=IF([.H$3]-INDEX([.$C$21:.$J$28];[.$C73];[.$B73])&lt;=0;[.H$3]-INDEX([.$C$21:.$J$28];[.$C73];[.$B73]);&quot;&quot;)" office:value-type="float" office:value="-319" calcext:value-type="float">
            <text:p>-319</text:p>
          </table:table-cell>
          <table:table-cell table:formula="of:=IF([.I$3]-INDEX([.$C$21:.$J$28];[.$C73];[.$B73])&lt;=0;[.I$3]-INDEX([.$C$21:.$J$28];[.$C73];[.$B73]);&quot;&quot;)" office:value-type="float" office:value="-294" calcext:value-type="float">
            <text:p>-294</text:p>
          </table:table-cell>
          <table:table-cell table:formula="of:=IF([.J$3]-INDEX([.$C$21:.$J$28];[.$C73];[.$B73])&lt;=0;[.J$3]-INDEX([.$C$21:.$J$28];[.$C73];[.$B73]);&quot;&quot;)" office:value-type="float" office:value="-264" calcext:value-type="float">
            <text:p>-264</text:p>
          </table:table-cell>
          <table:table-cell table:formula="of:=IF([.K$3]-INDEX([.$C$21:.$J$28];[.$C73];[.$B73])&lt;=0;[.K$3]-INDEX([.$C$21:.$J$28];[.$C73];[.$B73]);&quot;&quot;)" office:value-type="float" office:value="-229" calcext:value-type="float">
            <text:p>-229</text:p>
          </table:table-cell>
          <table:table-cell table:formula="of:=IF([.L$3]-INDEX([.$C$21:.$J$28];[.$C73];[.$B73])&lt;=0;[.L$3]-INDEX([.$C$21:.$J$28];[.$C73];[.$B73]);&quot;&quot;)" office:value-type="float" office:value="-189" calcext:value-type="float">
            <text:p>-189</text:p>
          </table:table-cell>
          <table:table-cell table:formula="of:=IF([.M$3]-INDEX([.$C$21:.$J$28];[.$C73];[.$B73])&lt;=0;[.M$3]-INDEX([.$C$21:.$J$28];[.$C73];[.$B73]);&quot;&quot;)" office:value-type="float" office:value="-144" calcext:value-type="float">
            <text:p>-144</text:p>
          </table:table-cell>
          <table:table-cell table:formula="of:=IF([.N$3]-INDEX([.$C$21:.$J$28];[.$C73];[.$B73])&lt;=0;[.N$3]-INDEX([.$C$21:.$J$28];[.$C73];[.$B73]);&quot;&quot;)" office:value-type="float" office:value="-94" calcext:value-type="float">
            <text:p>-94</text:p>
          </table:table-cell>
          <table:table-cell table:formula="of:=INDEX([.$D$33:.$O$33];0;MATCH(MAX([.D73:.O73]);[.D73:.O73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73]&lt;&gt;[.B74];[.B$33]&amp;&quot;: &quot;&amp;TEXT([.B74]; &quot;#&quot;);&quot;&quot;)" office:value-type="string" office:string-value="Skill per Attribute: 6" calcext:value-type="string">
            <text:p>Skill per Attribute: 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74];[.$B74])&lt;=0;[.C$3]-INDEX([.$C$21:.$J$28];[.$C74];[.$B74]);&quot;&quot;)" office:value-type="float" office:value="-12" calcext:value-type="float">
            <text:p>-12</text:p>
          </table:table-cell>
          <table:table-cell table:formula="of:=IF([.D$3]-INDEX([.$C$21:.$J$28];[.$C74];[.$B74])&lt;=0;[.D$3]-INDEX([.$C$21:.$J$28];[.$C74];[.$B74]);&quot;&quot;)" office:value-type="float" office:value="-8" calcext:value-type="float">
            <text:p>-8</text:p>
          </table:table-cell>
          <table:table-cell table:formula="of:=IF([.E$3]-INDEX([.$C$21:.$J$28];[.$C74];[.$B74])&lt;=0;[.E$3]-INDEX([.$C$21:.$J$28];[.$C74];[.$B74]);&quot;&quot;)" office:value-type="float" office:value="-2" calcext:value-type="float">
            <text:p>-2</text:p>
          </table:table-cell>
          <table:table-cell table:formula="of:=IF([.F$3]-INDEX([.$C$21:.$J$28];[.$C74];[.$B74])&lt;=0;[.F$3]-INDEX([.$C$21:.$J$28];[.$C74];[.$B74]);&quot;&quot;)">
            <text:p/>
          </table:table-cell>
          <table:table-cell table:formula="of:=IF([.G$3]-INDEX([.$C$21:.$J$28];[.$C74];[.$B74])&lt;=0;[.G$3]-INDEX([.$C$21:.$J$28];[.$C74];[.$B74]);&quot;&quot;)">
            <text:p/>
          </table:table-cell>
          <table:table-cell table:formula="of:=IF([.H$3]-INDEX([.$C$21:.$J$28];[.$C74];[.$B74])&lt;=0;[.H$3]-INDEX([.$C$21:.$J$28];[.$C74];[.$B74]);&quot;&quot;)">
            <text:p/>
          </table:table-cell>
          <table:table-cell table:formula="of:=IF([.I$3]-INDEX([.$C$21:.$J$28];[.$C74];[.$B74])&lt;=0;[.I$3]-INDEX([.$C$21:.$J$28];[.$C74];[.$B74]);&quot;&quot;)">
            <text:p/>
          </table:table-cell>
          <table:table-cell table:formula="of:=IF([.J$3]-INDEX([.$C$21:.$J$28];[.$C74];[.$B74])&lt;=0;[.J$3]-INDEX([.$C$21:.$J$28];[.$C74];[.$B74]);&quot;&quot;)">
            <text:p/>
          </table:table-cell>
          <table:table-cell table:formula="of:=IF([.K$3]-INDEX([.$C$21:.$J$28];[.$C74];[.$B74])&lt;=0;[.K$3]-INDEX([.$C$21:.$J$28];[.$C74];[.$B74]);&quot;&quot;)">
            <text:p/>
          </table:table-cell>
          <table:table-cell table:formula="of:=IF([.L$3]-INDEX([.$C$21:.$J$28];[.$C74];[.$B74])&lt;=0;[.L$3]-INDEX([.$C$21:.$J$28];[.$C74];[.$B74]);&quot;&quot;)">
            <text:p/>
          </table:table-cell>
          <table:table-cell table:formula="of:=IF([.M$3]-INDEX([.$C$21:.$J$28];[.$C74];[.$B74])&lt;=0;[.M$3]-INDEX([.$C$21:.$J$28];[.$C74];[.$B74]);&quot;&quot;)">
            <text:p/>
          </table:table-cell>
          <table:table-cell table:formula="of:=IF([.N$3]-INDEX([.$C$21:.$J$28];[.$C74];[.$B74])&lt;=0;[.N$3]-INDEX([.$C$21:.$J$28];[.$C74];[.$B74]);&quot;&quot;)">
            <text:p/>
          </table:table-cell>
          <table:table-cell table:formula="of:=INDEX([.$D$33:.$O$33];0;MATCH(MAX([.D74:.O74]);[.D74:.O74];0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74]&lt;&gt;[.B75];[.B$33]&amp;&quot;: &quot;&amp;TEXT([.B75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75];[.$B75])&lt;=0;[.C$3]-INDEX([.$C$21:.$J$28];[.$C75];[.$B75]);&quot;&quot;)" office:value-type="float" office:value="-38" calcext:value-type="float">
            <text:p>-38</text:p>
          </table:table-cell>
          <table:table-cell table:formula="of:=IF([.D$3]-INDEX([.$C$21:.$J$28];[.$C75];[.$B75])&lt;=0;[.D$3]-INDEX([.$C$21:.$J$28];[.$C75];[.$B75]);&quot;&quot;)" office:value-type="float" office:value="-34" calcext:value-type="float">
            <text:p>-34</text:p>
          </table:table-cell>
          <table:table-cell table:formula="of:=IF([.E$3]-INDEX([.$C$21:.$J$28];[.$C75];[.$B75])&lt;=0;[.E$3]-INDEX([.$C$21:.$J$28];[.$C75];[.$B75]);&quot;&quot;)" office:value-type="float" office:value="-28" calcext:value-type="float">
            <text:p>-28</text:p>
          </table:table-cell>
          <table:table-cell table:formula="of:=IF([.F$3]-INDEX([.$C$21:.$J$28];[.$C75];[.$B75])&lt;=0;[.F$3]-INDEX([.$C$21:.$J$28];[.$C75];[.$B75]);&quot;&quot;)" office:value-type="float" office:value="-18" calcext:value-type="float">
            <text:p>-18</text:p>
          </table:table-cell>
          <table:table-cell table:formula="of:=IF([.G$3]-INDEX([.$C$21:.$J$28];[.$C75];[.$B75])&lt;=0;[.G$3]-INDEX([.$C$21:.$J$28];[.$C75];[.$B75]);&quot;&quot;)" office:value-type="float" office:value="-3" calcext:value-type="float">
            <text:p>-3</text:p>
          </table:table-cell>
          <table:table-cell table:formula="of:=IF([.H$3]-INDEX([.$C$21:.$J$28];[.$C75];[.$B75])&lt;=0;[.H$3]-INDEX([.$C$21:.$J$28];[.$C75];[.$B75]);&quot;&quot;)">
            <text:p/>
          </table:table-cell>
          <table:table-cell table:formula="of:=IF([.I$3]-INDEX([.$C$21:.$J$28];[.$C75];[.$B75])&lt;=0;[.I$3]-INDEX([.$C$21:.$J$28];[.$C75];[.$B75]);&quot;&quot;)">
            <text:p/>
          </table:table-cell>
          <table:table-cell table:formula="of:=IF([.J$3]-INDEX([.$C$21:.$J$28];[.$C75];[.$B75])&lt;=0;[.J$3]-INDEX([.$C$21:.$J$28];[.$C75];[.$B75]);&quot;&quot;)">
            <text:p/>
          </table:table-cell>
          <table:table-cell table:formula="of:=IF([.K$3]-INDEX([.$C$21:.$J$28];[.$C75];[.$B75])&lt;=0;[.K$3]-INDEX([.$C$21:.$J$28];[.$C75];[.$B75]);&quot;&quot;)">
            <text:p/>
          </table:table-cell>
          <table:table-cell table:formula="of:=IF([.L$3]-INDEX([.$C$21:.$J$28];[.$C75];[.$B75])&lt;=0;[.L$3]-INDEX([.$C$21:.$J$28];[.$C75];[.$B75]);&quot;&quot;)">
            <text:p/>
          </table:table-cell>
          <table:table-cell table:formula="of:=IF([.M$3]-INDEX([.$C$21:.$J$28];[.$C75];[.$B75])&lt;=0;[.M$3]-INDEX([.$C$21:.$J$28];[.$C75];[.$B75]);&quot;&quot;)">
            <text:p/>
          </table:table-cell>
          <table:table-cell table:formula="of:=IF([.N$3]-INDEX([.$C$21:.$J$28];[.$C75];[.$B75])&lt;=0;[.N$3]-INDEX([.$C$21:.$J$28];[.$C75];[.$B75]);&quot;&quot;)">
            <text:p/>
          </table:table-cell>
          <table:table-cell table:formula="of:=INDEX([.$D$33:.$O$33];0;MATCH(MAX([.D75:.O75]);[.D75:.O75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75]&lt;&gt;[.B76];[.B$33]&amp;&quot;: &quot;&amp;TEXT([.B76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76];[.$B76])&lt;=0;[.C$3]-INDEX([.$C$21:.$J$28];[.$C76];[.$B76]);&quot;&quot;)" office:value-type="float" office:value="-76" calcext:value-type="float">
            <text:p>-76</text:p>
          </table:table-cell>
          <table:table-cell table:formula="of:=IF([.D$3]-INDEX([.$C$21:.$J$28];[.$C76];[.$B76])&lt;=0;[.D$3]-INDEX([.$C$21:.$J$28];[.$C76];[.$B76]);&quot;&quot;)" office:value-type="float" office:value="-72" calcext:value-type="float">
            <text:p>-72</text:p>
          </table:table-cell>
          <table:table-cell table:formula="of:=IF([.E$3]-INDEX([.$C$21:.$J$28];[.$C76];[.$B76])&lt;=0;[.E$3]-INDEX([.$C$21:.$J$28];[.$C76];[.$B76]);&quot;&quot;)" office:value-type="float" office:value="-66" calcext:value-type="float">
            <text:p>-66</text:p>
          </table:table-cell>
          <table:table-cell table:formula="of:=IF([.F$3]-INDEX([.$C$21:.$J$28];[.$C76];[.$B76])&lt;=0;[.F$3]-INDEX([.$C$21:.$J$28];[.$C76];[.$B76]);&quot;&quot;)" office:value-type="float" office:value="-56" calcext:value-type="float">
            <text:p>-56</text:p>
          </table:table-cell>
          <table:table-cell table:formula="of:=IF([.G$3]-INDEX([.$C$21:.$J$28];[.$C76];[.$B76])&lt;=0;[.G$3]-INDEX([.$C$21:.$J$28];[.$C76];[.$B76]);&quot;&quot;)" office:value-type="float" office:value="-41" calcext:value-type="float">
            <text:p>-41</text:p>
          </table:table-cell>
          <table:table-cell table:formula="of:=IF([.H$3]-INDEX([.$C$21:.$J$28];[.$C76];[.$B76])&lt;=0;[.H$3]-INDEX([.$C$21:.$J$28];[.$C76];[.$B76]);&quot;&quot;)" office:value-type="float" office:value="-21" calcext:value-type="float">
            <text:p>-21</text:p>
          </table:table-cell>
          <table:table-cell table:formula="of:=IF([.I$3]-INDEX([.$C$21:.$J$28];[.$C76];[.$B76])&lt;=0;[.I$3]-INDEX([.$C$21:.$J$28];[.$C76];[.$B76]);&quot;&quot;)">
            <text:p/>
          </table:table-cell>
          <table:table-cell table:formula="of:=IF([.J$3]-INDEX([.$C$21:.$J$28];[.$C76];[.$B76])&lt;=0;[.J$3]-INDEX([.$C$21:.$J$28];[.$C76];[.$B76]);&quot;&quot;)">
            <text:p/>
          </table:table-cell>
          <table:table-cell table:formula="of:=IF([.K$3]-INDEX([.$C$21:.$J$28];[.$C76];[.$B76])&lt;=0;[.K$3]-INDEX([.$C$21:.$J$28];[.$C76];[.$B76]);&quot;&quot;)">
            <text:p/>
          </table:table-cell>
          <table:table-cell table:formula="of:=IF([.L$3]-INDEX([.$C$21:.$J$28];[.$C76];[.$B76])&lt;=0;[.L$3]-INDEX([.$C$21:.$J$28];[.$C76];[.$B76]);&quot;&quot;)">
            <text:p/>
          </table:table-cell>
          <table:table-cell table:formula="of:=IF([.M$3]-INDEX([.$C$21:.$J$28];[.$C76];[.$B76])&lt;=0;[.M$3]-INDEX([.$C$21:.$J$28];[.$C76];[.$B76]);&quot;&quot;)">
            <text:p/>
          </table:table-cell>
          <table:table-cell table:formula="of:=IF([.N$3]-INDEX([.$C$21:.$J$28];[.$C76];[.$B76])&lt;=0;[.N$3]-INDEX([.$C$21:.$J$28];[.$C76];[.$B76]);&quot;&quot;)">
            <text:p/>
          </table:table-cell>
          <table:table-cell table:formula="of:=INDEX([.$D$33:.$O$33];0;MATCH(MAX([.D76:.O76]);[.D76:.O76];0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IF([.B76]&lt;&gt;[.B77];[.B$33]&amp;&quot;: &quot;&amp;TEXT([.B77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77];[.$B77])&lt;=0;[.C$3]-INDEX([.$C$21:.$J$28];[.$C77];[.$B77]);&quot;&quot;)" office:value-type="float" office:value="-126" calcext:value-type="float">
            <text:p>-126</text:p>
          </table:table-cell>
          <table:table-cell table:formula="of:=IF([.D$3]-INDEX([.$C$21:.$J$28];[.$C77];[.$B77])&lt;=0;[.D$3]-INDEX([.$C$21:.$J$28];[.$C77];[.$B77]);&quot;&quot;)" office:value-type="float" office:value="-122" calcext:value-type="float">
            <text:p>-122</text:p>
          </table:table-cell>
          <table:table-cell table:formula="of:=IF([.E$3]-INDEX([.$C$21:.$J$28];[.$C77];[.$B77])&lt;=0;[.E$3]-INDEX([.$C$21:.$J$28];[.$C77];[.$B77]);&quot;&quot;)" office:value-type="float" office:value="-116" calcext:value-type="float">
            <text:p>-116</text:p>
          </table:table-cell>
          <table:table-cell table:formula="of:=IF([.F$3]-INDEX([.$C$21:.$J$28];[.$C77];[.$B77])&lt;=0;[.F$3]-INDEX([.$C$21:.$J$28];[.$C77];[.$B77]);&quot;&quot;)" office:value-type="float" office:value="-106" calcext:value-type="float">
            <text:p>-106</text:p>
          </table:table-cell>
          <table:table-cell table:formula="of:=IF([.G$3]-INDEX([.$C$21:.$J$28];[.$C77];[.$B77])&lt;=0;[.G$3]-INDEX([.$C$21:.$J$28];[.$C77];[.$B77]);&quot;&quot;)" office:value-type="float" office:value="-91" calcext:value-type="float">
            <text:p>-91</text:p>
          </table:table-cell>
          <table:table-cell table:formula="of:=IF([.H$3]-INDEX([.$C$21:.$J$28];[.$C77];[.$B77])&lt;=0;[.H$3]-INDEX([.$C$21:.$J$28];[.$C77];[.$B77]);&quot;&quot;)" office:value-type="float" office:value="-71" calcext:value-type="float">
            <text:p>-71</text:p>
          </table:table-cell>
          <table:table-cell table:formula="of:=IF([.I$3]-INDEX([.$C$21:.$J$28];[.$C77];[.$B77])&lt;=0;[.I$3]-INDEX([.$C$21:.$J$28];[.$C77];[.$B77]);&quot;&quot;)" office:value-type="float" office:value="-46" calcext:value-type="float">
            <text:p>-46</text:p>
          </table:table-cell>
          <table:table-cell table:formula="of:=IF([.J$3]-INDEX([.$C$21:.$J$28];[.$C77];[.$B77])&lt;=0;[.J$3]-INDEX([.$C$21:.$J$28];[.$C77];[.$B77]);&quot;&quot;)" office:value-type="float" office:value="-16" calcext:value-type="float">
            <text:p>-16</text:p>
          </table:table-cell>
          <table:table-cell table:formula="of:=IF([.K$3]-INDEX([.$C$21:.$J$28];[.$C77];[.$B77])&lt;=0;[.K$3]-INDEX([.$C$21:.$J$28];[.$C77];[.$B77]);&quot;&quot;)">
            <text:p/>
          </table:table-cell>
          <table:table-cell table:formula="of:=IF([.L$3]-INDEX([.$C$21:.$J$28];[.$C77];[.$B77])&lt;=0;[.L$3]-INDEX([.$C$21:.$J$28];[.$C77];[.$B77]);&quot;&quot;)">
            <text:p/>
          </table:table-cell>
          <table:table-cell table:formula="of:=IF([.M$3]-INDEX([.$C$21:.$J$28];[.$C77];[.$B77])&lt;=0;[.M$3]-INDEX([.$C$21:.$J$28];[.$C77];[.$B77]);&quot;&quot;)">
            <text:p/>
          </table:table-cell>
          <table:table-cell table:formula="of:=IF([.N$3]-INDEX([.$C$21:.$J$28];[.$C77];[.$B77])&lt;=0;[.N$3]-INDEX([.$C$21:.$J$28];[.$C77];[.$B77]);&quot;&quot;)">
            <text:p/>
          </table:table-cell>
          <table:table-cell table:formula="of:=INDEX([.$D$33:.$O$33];0;MATCH(MAX([.D77:.O77]);[.D77:.O77];0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F([.B77]&lt;&gt;[.B78];[.B$33]&amp;&quot;: &quot;&amp;TEXT([.B78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78];[.$B78])&lt;=0;[.C$3]-INDEX([.$C$21:.$J$28];[.$C78];[.$B78]);&quot;&quot;)" office:value-type="float" office:value="-188" calcext:value-type="float">
            <text:p>-188</text:p>
          </table:table-cell>
          <table:table-cell table:formula="of:=IF([.D$3]-INDEX([.$C$21:.$J$28];[.$C78];[.$B78])&lt;=0;[.D$3]-INDEX([.$C$21:.$J$28];[.$C78];[.$B78]);&quot;&quot;)" office:value-type="float" office:value="-184" calcext:value-type="float">
            <text:p>-184</text:p>
          </table:table-cell>
          <table:table-cell table:formula="of:=IF([.E$3]-INDEX([.$C$21:.$J$28];[.$C78];[.$B78])&lt;=0;[.E$3]-INDEX([.$C$21:.$J$28];[.$C78];[.$B78]);&quot;&quot;)" office:value-type="float" office:value="-178" calcext:value-type="float">
            <text:p>-178</text:p>
          </table:table-cell>
          <table:table-cell table:formula="of:=IF([.F$3]-INDEX([.$C$21:.$J$28];[.$C78];[.$B78])&lt;=0;[.F$3]-INDEX([.$C$21:.$J$28];[.$C78];[.$B78]);&quot;&quot;)" office:value-type="float" office:value="-168" calcext:value-type="float">
            <text:p>-168</text:p>
          </table:table-cell>
          <table:table-cell table:formula="of:=IF([.G$3]-INDEX([.$C$21:.$J$28];[.$C78];[.$B78])&lt;=0;[.G$3]-INDEX([.$C$21:.$J$28];[.$C78];[.$B78]);&quot;&quot;)" office:value-type="float" office:value="-153" calcext:value-type="float">
            <text:p>-153</text:p>
          </table:table-cell>
          <table:table-cell table:formula="of:=IF([.H$3]-INDEX([.$C$21:.$J$28];[.$C78];[.$B78])&lt;=0;[.H$3]-INDEX([.$C$21:.$J$28];[.$C78];[.$B78]);&quot;&quot;)" office:value-type="float" office:value="-133" calcext:value-type="float">
            <text:p>-133</text:p>
          </table:table-cell>
          <table:table-cell table:formula="of:=IF([.I$3]-INDEX([.$C$21:.$J$28];[.$C78];[.$B78])&lt;=0;[.I$3]-INDEX([.$C$21:.$J$28];[.$C78];[.$B78]);&quot;&quot;)" office:value-type="float" office:value="-108" calcext:value-type="float">
            <text:p>-108</text:p>
          </table:table-cell>
          <table:table-cell table:formula="of:=IF([.J$3]-INDEX([.$C$21:.$J$28];[.$C78];[.$B78])&lt;=0;[.J$3]-INDEX([.$C$21:.$J$28];[.$C78];[.$B78]);&quot;&quot;)" office:value-type="float" office:value="-78" calcext:value-type="float">
            <text:p>-78</text:p>
          </table:table-cell>
          <table:table-cell table:formula="of:=IF([.K$3]-INDEX([.$C$21:.$J$28];[.$C78];[.$B78])&lt;=0;[.K$3]-INDEX([.$C$21:.$J$28];[.$C78];[.$B78]);&quot;&quot;)" office:value-type="float" office:value="-43" calcext:value-type="float">
            <text:p>-43</text:p>
          </table:table-cell>
          <table:table-cell table:formula="of:=IF([.L$3]-INDEX([.$C$21:.$J$28];[.$C78];[.$B78])&lt;=0;[.L$3]-INDEX([.$C$21:.$J$28];[.$C78];[.$B78]);&quot;&quot;)" office:value-type="float" office:value="-3" calcext:value-type="float">
            <text:p>-3</text:p>
          </table:table-cell>
          <table:table-cell table:formula="of:=IF([.M$3]-INDEX([.$C$21:.$J$28];[.$C78];[.$B78])&lt;=0;[.M$3]-INDEX([.$C$21:.$J$28];[.$C78];[.$B78]);&quot;&quot;)">
            <text:p/>
          </table:table-cell>
          <table:table-cell table:formula="of:=IF([.N$3]-INDEX([.$C$21:.$J$28];[.$C78];[.$B78])&lt;=0;[.N$3]-INDEX([.$C$21:.$J$28];[.$C78];[.$B78]);&quot;&quot;)">
            <text:p/>
          </table:table-cell>
          <table:table-cell table:formula="of:=INDEX([.$D$33:.$O$33];0;MATCH(MAX([.D78:.O78]);[.D78:.O78];0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IF([.B78]&lt;&gt;[.B79];[.B$33]&amp;&quot;: &quot;&amp;TEXT([.B79]; &quot;#&quot;);&quot;&quot;)">
            <text:p/>
          </table:table-cell>
          <table:table-cell table:number-columns-repeated="2" office:value-type="float" office:value="6" calcext:value-type="float">
            <text:p>6</text:p>
          </table:table-cell>
          <table:table-cell table:formula="of:=IF([.C$3]-INDEX([.$C$21:.$J$28];[.$C79];[.$B79])&lt;=0;[.C$3]-INDEX([.$C$21:.$J$28];[.$C79];[.$B79]);&quot;&quot;)" office:value-type="float" office:value="-262" calcext:value-type="float">
            <text:p>-262</text:p>
          </table:table-cell>
          <table:table-cell table:formula="of:=IF([.D$3]-INDEX([.$C$21:.$J$28];[.$C79];[.$B79])&lt;=0;[.D$3]-INDEX([.$C$21:.$J$28];[.$C79];[.$B79]);&quot;&quot;)" office:value-type="float" office:value="-258" calcext:value-type="float">
            <text:p>-258</text:p>
          </table:table-cell>
          <table:table-cell table:formula="of:=IF([.E$3]-INDEX([.$C$21:.$J$28];[.$C79];[.$B79])&lt;=0;[.E$3]-INDEX([.$C$21:.$J$28];[.$C79];[.$B79]);&quot;&quot;)" office:value-type="float" office:value="-252" calcext:value-type="float">
            <text:p>-252</text:p>
          </table:table-cell>
          <table:table-cell table:formula="of:=IF([.F$3]-INDEX([.$C$21:.$J$28];[.$C79];[.$B79])&lt;=0;[.F$3]-INDEX([.$C$21:.$J$28];[.$C79];[.$B79]);&quot;&quot;)" office:value-type="float" office:value="-242" calcext:value-type="float">
            <text:p>-242</text:p>
          </table:table-cell>
          <table:table-cell table:formula="of:=IF([.G$3]-INDEX([.$C$21:.$J$28];[.$C79];[.$B79])&lt;=0;[.G$3]-INDEX([.$C$21:.$J$28];[.$C79];[.$B79]);&quot;&quot;)" office:value-type="float" office:value="-227" calcext:value-type="float">
            <text:p>-227</text:p>
          </table:table-cell>
          <table:table-cell table:formula="of:=IF([.H$3]-INDEX([.$C$21:.$J$28];[.$C79];[.$B79])&lt;=0;[.H$3]-INDEX([.$C$21:.$J$28];[.$C79];[.$B79]);&quot;&quot;)" office:value-type="float" office:value="-207" calcext:value-type="float">
            <text:p>-207</text:p>
          </table:table-cell>
          <table:table-cell table:formula="of:=IF([.I$3]-INDEX([.$C$21:.$J$28];[.$C79];[.$B79])&lt;=0;[.I$3]-INDEX([.$C$21:.$J$28];[.$C79];[.$B79]);&quot;&quot;)" office:value-type="float" office:value="-182" calcext:value-type="float">
            <text:p>-182</text:p>
          </table:table-cell>
          <table:table-cell table:formula="of:=IF([.J$3]-INDEX([.$C$21:.$J$28];[.$C79];[.$B79])&lt;=0;[.J$3]-INDEX([.$C$21:.$J$28];[.$C79];[.$B79]);&quot;&quot;)" office:value-type="float" office:value="-152" calcext:value-type="float">
            <text:p>-152</text:p>
          </table:table-cell>
          <table:table-cell table:formula="of:=IF([.K$3]-INDEX([.$C$21:.$J$28];[.$C79];[.$B79])&lt;=0;[.K$3]-INDEX([.$C$21:.$J$28];[.$C79];[.$B79]);&quot;&quot;)" office:value-type="float" office:value="-117" calcext:value-type="float">
            <text:p>-117</text:p>
          </table:table-cell>
          <table:table-cell table:formula="of:=IF([.L$3]-INDEX([.$C$21:.$J$28];[.$C79];[.$B79])&lt;=0;[.L$3]-INDEX([.$C$21:.$J$28];[.$C79];[.$B79]);&quot;&quot;)" office:value-type="float" office:value="-77" calcext:value-type="float">
            <text:p>-77</text:p>
          </table:table-cell>
          <table:table-cell table:formula="of:=IF([.M$3]-INDEX([.$C$21:.$J$28];[.$C79];[.$B79])&lt;=0;[.M$3]-INDEX([.$C$21:.$J$28];[.$C79];[.$B79]);&quot;&quot;)" office:value-type="float" office:value="-32" calcext:value-type="float">
            <text:p>-32</text:p>
          </table:table-cell>
          <table:table-cell table:formula="of:=IF([.N$3]-INDEX([.$C$21:.$J$28];[.$C79];[.$B79])&lt;=0;[.N$3]-INDEX([.$C$21:.$J$28];[.$C79];[.$B79]);&quot;&quot;)">
            <text:p/>
          </table:table-cell>
          <table:table-cell table:formula="of:=INDEX([.$D$33:.$O$33];0;MATCH(MAX([.D79:.O79]);[.D79:.O79];0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IF([.B79]&lt;&gt;[.B80];[.B$33]&amp;&quot;: &quot;&amp;TEXT([.B80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C$3]-INDEX([.$C$21:.$J$28];[.$C80];[.$B80])&lt;=0;[.C$3]-INDEX([.$C$21:.$J$28];[.$C80];[.$B80]);&quot;&quot;)" office:value-type="float" office:value="-348" calcext:value-type="float">
            <text:p>-348</text:p>
          </table:table-cell>
          <table:table-cell table:formula="of:=IF([.D$3]-INDEX([.$C$21:.$J$28];[.$C80];[.$B80])&lt;=0;[.D$3]-INDEX([.$C$21:.$J$28];[.$C80];[.$B80]);&quot;&quot;)" office:value-type="float" office:value="-344" calcext:value-type="float">
            <text:p>-344</text:p>
          </table:table-cell>
          <table:table-cell table:formula="of:=IF([.E$3]-INDEX([.$C$21:.$J$28];[.$C80];[.$B80])&lt;=0;[.E$3]-INDEX([.$C$21:.$J$28];[.$C80];[.$B80]);&quot;&quot;)" office:value-type="float" office:value="-338" calcext:value-type="float">
            <text:p>-338</text:p>
          </table:table-cell>
          <table:table-cell table:formula="of:=IF([.F$3]-INDEX([.$C$21:.$J$28];[.$C80];[.$B80])&lt;=0;[.F$3]-INDEX([.$C$21:.$J$28];[.$C80];[.$B80]);&quot;&quot;)" office:value-type="float" office:value="-328" calcext:value-type="float">
            <text:p>-328</text:p>
          </table:table-cell>
          <table:table-cell table:formula="of:=IF([.G$3]-INDEX([.$C$21:.$J$28];[.$C80];[.$B80])&lt;=0;[.G$3]-INDEX([.$C$21:.$J$28];[.$C80];[.$B80]);&quot;&quot;)" office:value-type="float" office:value="-313" calcext:value-type="float">
            <text:p>-313</text:p>
          </table:table-cell>
          <table:table-cell table:formula="of:=IF([.H$3]-INDEX([.$C$21:.$J$28];[.$C80];[.$B80])&lt;=0;[.H$3]-INDEX([.$C$21:.$J$28];[.$C80];[.$B80]);&quot;&quot;)" office:value-type="float" office:value="-293" calcext:value-type="float">
            <text:p>-293</text:p>
          </table:table-cell>
          <table:table-cell table:formula="of:=IF([.I$3]-INDEX([.$C$21:.$J$28];[.$C80];[.$B80])&lt;=0;[.I$3]-INDEX([.$C$21:.$J$28];[.$C80];[.$B80]);&quot;&quot;)" office:value-type="float" office:value="-268" calcext:value-type="float">
            <text:p>-268</text:p>
          </table:table-cell>
          <table:table-cell table:formula="of:=IF([.J$3]-INDEX([.$C$21:.$J$28];[.$C80];[.$B80])&lt;=0;[.J$3]-INDEX([.$C$21:.$J$28];[.$C80];[.$B80]);&quot;&quot;)" office:value-type="float" office:value="-238" calcext:value-type="float">
            <text:p>-238</text:p>
          </table:table-cell>
          <table:table-cell table:formula="of:=IF([.K$3]-INDEX([.$C$21:.$J$28];[.$C80];[.$B80])&lt;=0;[.K$3]-INDEX([.$C$21:.$J$28];[.$C80];[.$B80]);&quot;&quot;)" office:value-type="float" office:value="-203" calcext:value-type="float">
            <text:p>-203</text:p>
          </table:table-cell>
          <table:table-cell table:formula="of:=IF([.L$3]-INDEX([.$C$21:.$J$28];[.$C80];[.$B80])&lt;=0;[.L$3]-INDEX([.$C$21:.$J$28];[.$C80];[.$B80]);&quot;&quot;)" office:value-type="float" office:value="-163" calcext:value-type="float">
            <text:p>-163</text:p>
          </table:table-cell>
          <table:table-cell table:formula="of:=IF([.M$3]-INDEX([.$C$21:.$J$28];[.$C80];[.$B80])&lt;=0;[.M$3]-INDEX([.$C$21:.$J$28];[.$C80];[.$B80]);&quot;&quot;)" office:value-type="float" office:value="-118" calcext:value-type="float">
            <text:p>-118</text:p>
          </table:table-cell>
          <table:table-cell table:formula="of:=IF([.N$3]-INDEX([.$C$21:.$J$28];[.$C80];[.$B80])&lt;=0;[.N$3]-INDEX([.$C$21:.$J$28];[.$C80];[.$B80]);&quot;&quot;)" office:value-type="float" office:value="-68" calcext:value-type="float">
            <text:p>-68</text:p>
          </table:table-cell>
          <table:table-cell table:formula="of:=INDEX([.$D$33:.$O$33];0;MATCH(MAX([.D80:.O80]);[.D80:.O80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80]&lt;&gt;[.B81];[.B$33]&amp;&quot;: &quot;&amp;TEXT([.B81]; &quot;#&quot;)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81];[.$B81])&lt;=0;[.C$3]-INDEX([.$C$21:.$J$28];[.$C81];[.$B81]);&quot;&quot;)" office:value-type="float" office:value="-446" calcext:value-type="float">
            <text:p>-446</text:p>
          </table:table-cell>
          <table:table-cell table:formula="of:=IF([.D$3]-INDEX([.$C$21:.$J$28];[.$C81];[.$B81])&lt;=0;[.D$3]-INDEX([.$C$21:.$J$28];[.$C81];[.$B81]);&quot;&quot;)" office:value-type="float" office:value="-442" calcext:value-type="float">
            <text:p>-442</text:p>
          </table:table-cell>
          <table:table-cell table:formula="of:=IF([.E$3]-INDEX([.$C$21:.$J$28];[.$C81];[.$B81])&lt;=0;[.E$3]-INDEX([.$C$21:.$J$28];[.$C81];[.$B81]);&quot;&quot;)" office:value-type="float" office:value="-436" calcext:value-type="float">
            <text:p>-436</text:p>
          </table:table-cell>
          <table:table-cell table:formula="of:=IF([.F$3]-INDEX([.$C$21:.$J$28];[.$C81];[.$B81])&lt;=0;[.F$3]-INDEX([.$C$21:.$J$28];[.$C81];[.$B81]);&quot;&quot;)" office:value-type="float" office:value="-426" calcext:value-type="float">
            <text:p>-426</text:p>
          </table:table-cell>
          <table:table-cell table:formula="of:=IF([.G$3]-INDEX([.$C$21:.$J$28];[.$C81];[.$B81])&lt;=0;[.G$3]-INDEX([.$C$21:.$J$28];[.$C81];[.$B81]);&quot;&quot;)" office:value-type="float" office:value="-411" calcext:value-type="float">
            <text:p>-411</text:p>
          </table:table-cell>
          <table:table-cell table:formula="of:=IF([.H$3]-INDEX([.$C$21:.$J$28];[.$C81];[.$B81])&lt;=0;[.H$3]-INDEX([.$C$21:.$J$28];[.$C81];[.$B81]);&quot;&quot;)" office:value-type="float" office:value="-391" calcext:value-type="float">
            <text:p>-391</text:p>
          </table:table-cell>
          <table:table-cell table:formula="of:=IF([.I$3]-INDEX([.$C$21:.$J$28];[.$C81];[.$B81])&lt;=0;[.I$3]-INDEX([.$C$21:.$J$28];[.$C81];[.$B81]);&quot;&quot;)" office:value-type="float" office:value="-366" calcext:value-type="float">
            <text:p>-366</text:p>
          </table:table-cell>
          <table:table-cell table:formula="of:=IF([.J$3]-INDEX([.$C$21:.$J$28];[.$C81];[.$B81])&lt;=0;[.J$3]-INDEX([.$C$21:.$J$28];[.$C81];[.$B81]);&quot;&quot;)" office:value-type="float" office:value="-336" calcext:value-type="float">
            <text:p>-336</text:p>
          </table:table-cell>
          <table:table-cell table:formula="of:=IF([.K$3]-INDEX([.$C$21:.$J$28];[.$C81];[.$B81])&lt;=0;[.K$3]-INDEX([.$C$21:.$J$28];[.$C81];[.$B81]);&quot;&quot;)" office:value-type="float" office:value="-301" calcext:value-type="float">
            <text:p>-301</text:p>
          </table:table-cell>
          <table:table-cell table:formula="of:=IF([.L$3]-INDEX([.$C$21:.$J$28];[.$C81];[.$B81])&lt;=0;[.L$3]-INDEX([.$C$21:.$J$28];[.$C81];[.$B81]);&quot;&quot;)" office:value-type="float" office:value="-261" calcext:value-type="float">
            <text:p>-261</text:p>
          </table:table-cell>
          <table:table-cell table:formula="of:=IF([.M$3]-INDEX([.$C$21:.$J$28];[.$C81];[.$B81])&lt;=0;[.M$3]-INDEX([.$C$21:.$J$28];[.$C81];[.$B81]);&quot;&quot;)" office:value-type="float" office:value="-216" calcext:value-type="float">
            <text:p>-216</text:p>
          </table:table-cell>
          <table:table-cell table:formula="of:=IF([.N$3]-INDEX([.$C$21:.$J$28];[.$C81];[.$B81])&lt;=0;[.N$3]-INDEX([.$C$21:.$J$28];[.$C81];[.$B81]);&quot;&quot;)" office:value-type="float" office:value="-166" calcext:value-type="float">
            <text:p>-166</text:p>
          </table:table-cell>
          <table:table-cell table:formula="of:=INDEX([.$D$33:.$O$33];0;MATCH(MAX([.D81:.O81]);[.D81:.O81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81]&lt;&gt;[.B82];[.B$33]&amp;&quot;: &quot;&amp;TEXT([.B82]; &quot;#&quot;);&quot;&quot;)" office:value-type="string" office:string-value="Skill per Attribute: 7" calcext:value-type="string">
            <text:p>Skill per Attribute: 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$3]-INDEX([.$C$21:.$J$28];[.$C82];[.$B82])&lt;=0;[.C$3]-INDEX([.$C$21:.$J$28];[.$C82];[.$B82]);&quot;&quot;)" office:value-type="float" office:value="-14" calcext:value-type="float">
            <text:p>-14</text:p>
          </table:table-cell>
          <table:table-cell table:formula="of:=IF([.D$3]-INDEX([.$C$21:.$J$28];[.$C82];[.$B82])&lt;=0;[.D$3]-INDEX([.$C$21:.$J$28];[.$C82];[.$B82]);&quot;&quot;)" office:value-type="float" office:value="-10" calcext:value-type="float">
            <text:p>-10</text:p>
          </table:table-cell>
          <table:table-cell table:formula="of:=IF([.E$3]-INDEX([.$C$21:.$J$28];[.$C82];[.$B82])&lt;=0;[.E$3]-INDEX([.$C$21:.$J$28];[.$C82];[.$B82]);&quot;&quot;)" office:value-type="float" office:value="-4" calcext:value-type="float">
            <text:p>-4</text:p>
          </table:table-cell>
          <table:table-cell table:formula="of:=IF([.F$3]-INDEX([.$C$21:.$J$28];[.$C82];[.$B82])&lt;=0;[.F$3]-INDEX([.$C$21:.$J$28];[.$C82];[.$B82]);&quot;&quot;)">
            <text:p/>
          </table:table-cell>
          <table:table-cell table:formula="of:=IF([.G$3]-INDEX([.$C$21:.$J$28];[.$C82];[.$B82])&lt;=0;[.G$3]-INDEX([.$C$21:.$J$28];[.$C82];[.$B82]);&quot;&quot;)">
            <text:p/>
          </table:table-cell>
          <table:table-cell table:formula="of:=IF([.H$3]-INDEX([.$C$21:.$J$28];[.$C82];[.$B82])&lt;=0;[.H$3]-INDEX([.$C$21:.$J$28];[.$C82];[.$B82]);&quot;&quot;)">
            <text:p/>
          </table:table-cell>
          <table:table-cell table:formula="of:=IF([.I$3]-INDEX([.$C$21:.$J$28];[.$C82];[.$B82])&lt;=0;[.I$3]-INDEX([.$C$21:.$J$28];[.$C82];[.$B82]);&quot;&quot;)">
            <text:p/>
          </table:table-cell>
          <table:table-cell table:formula="of:=IF([.J$3]-INDEX([.$C$21:.$J$28];[.$C82];[.$B82])&lt;=0;[.J$3]-INDEX([.$C$21:.$J$28];[.$C82];[.$B82]);&quot;&quot;)">
            <text:p/>
          </table:table-cell>
          <table:table-cell table:formula="of:=IF([.K$3]-INDEX([.$C$21:.$J$28];[.$C82];[.$B82])&lt;=0;[.K$3]-INDEX([.$C$21:.$J$28];[.$C82];[.$B82]);&quot;&quot;)">
            <text:p/>
          </table:table-cell>
          <table:table-cell table:formula="of:=IF([.L$3]-INDEX([.$C$21:.$J$28];[.$C82];[.$B82])&lt;=0;[.L$3]-INDEX([.$C$21:.$J$28];[.$C82];[.$B82]);&quot;&quot;)">
            <text:p/>
          </table:table-cell>
          <table:table-cell table:formula="of:=IF([.M$3]-INDEX([.$C$21:.$J$28];[.$C82];[.$B82])&lt;=0;[.M$3]-INDEX([.$C$21:.$J$28];[.$C82];[.$B82]);&quot;&quot;)">
            <text:p/>
          </table:table-cell>
          <table:table-cell table:formula="of:=IF([.N$3]-INDEX([.$C$21:.$J$28];[.$C82];[.$B82])&lt;=0;[.N$3]-INDEX([.$C$21:.$J$28];[.$C82];[.$B82]);&quot;&quot;)">
            <text:p/>
          </table:table-cell>
          <table:table-cell table:formula="of:=INDEX([.$D$33:.$O$33];0;MATCH(MAX([.D82:.O82]);[.D82:.O82];0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IF([.B82]&lt;&gt;[.B83];[.B$33]&amp;&quot;: &quot;&amp;TEXT([.B83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F([.C$3]-INDEX([.$C$21:.$J$28];[.$C83];[.$B83])&lt;=0;[.C$3]-INDEX([.$C$21:.$J$28];[.$C83];[.$B83]);&quot;&quot;)" office:value-type="float" office:value="-44" calcext:value-type="float">
            <text:p>-44</text:p>
          </table:table-cell>
          <table:table-cell table:formula="of:=IF([.D$3]-INDEX([.$C$21:.$J$28];[.$C83];[.$B83])&lt;=0;[.D$3]-INDEX([.$C$21:.$J$28];[.$C83];[.$B83]);&quot;&quot;)" office:value-type="float" office:value="-40" calcext:value-type="float">
            <text:p>-40</text:p>
          </table:table-cell>
          <table:table-cell table:formula="of:=IF([.E$3]-INDEX([.$C$21:.$J$28];[.$C83];[.$B83])&lt;=0;[.E$3]-INDEX([.$C$21:.$J$28];[.$C83];[.$B83]);&quot;&quot;)" office:value-type="float" office:value="-34" calcext:value-type="float">
            <text:p>-34</text:p>
          </table:table-cell>
          <table:table-cell table:formula="of:=IF([.F$3]-INDEX([.$C$21:.$J$28];[.$C83];[.$B83])&lt;=0;[.F$3]-INDEX([.$C$21:.$J$28];[.$C83];[.$B83]);&quot;&quot;)" office:value-type="float" office:value="-24" calcext:value-type="float">
            <text:p>-24</text:p>
          </table:table-cell>
          <table:table-cell table:formula="of:=IF([.G$3]-INDEX([.$C$21:.$J$28];[.$C83];[.$B83])&lt;=0;[.G$3]-INDEX([.$C$21:.$J$28];[.$C83];[.$B83]);&quot;&quot;)" office:value-type="float" office:value="-9" calcext:value-type="float">
            <text:p>-9</text:p>
          </table:table-cell>
          <table:table-cell table:formula="of:=IF([.H$3]-INDEX([.$C$21:.$J$28];[.$C83];[.$B83])&lt;=0;[.H$3]-INDEX([.$C$21:.$J$28];[.$C83];[.$B83]);&quot;&quot;)">
            <text:p/>
          </table:table-cell>
          <table:table-cell table:formula="of:=IF([.I$3]-INDEX([.$C$21:.$J$28];[.$C83];[.$B83])&lt;=0;[.I$3]-INDEX([.$C$21:.$J$28];[.$C83];[.$B83]);&quot;&quot;)">
            <text:p/>
          </table:table-cell>
          <table:table-cell table:formula="of:=IF([.J$3]-INDEX([.$C$21:.$J$28];[.$C83];[.$B83])&lt;=0;[.J$3]-INDEX([.$C$21:.$J$28];[.$C83];[.$B83]);&quot;&quot;)">
            <text:p/>
          </table:table-cell>
          <table:table-cell table:formula="of:=IF([.K$3]-INDEX([.$C$21:.$J$28];[.$C83];[.$B83])&lt;=0;[.K$3]-INDEX([.$C$21:.$J$28];[.$C83];[.$B83]);&quot;&quot;)">
            <text:p/>
          </table:table-cell>
          <table:table-cell table:formula="of:=IF([.L$3]-INDEX([.$C$21:.$J$28];[.$C83];[.$B83])&lt;=0;[.L$3]-INDEX([.$C$21:.$J$28];[.$C83];[.$B83]);&quot;&quot;)">
            <text:p/>
          </table:table-cell>
          <table:table-cell table:formula="of:=IF([.M$3]-INDEX([.$C$21:.$J$28];[.$C83];[.$B83])&lt;=0;[.M$3]-INDEX([.$C$21:.$J$28];[.$C83];[.$B83]);&quot;&quot;)">
            <text:p/>
          </table:table-cell>
          <table:table-cell table:formula="of:=IF([.N$3]-INDEX([.$C$21:.$J$28];[.$C83];[.$B83])&lt;=0;[.N$3]-INDEX([.$C$21:.$J$28];[.$C83];[.$B83]);&quot;&quot;)">
            <text:p/>
          </table:table-cell>
          <table:table-cell table:formula="of:=INDEX([.$D$33:.$O$33];0;MATCH(MAX([.D83:.O83]);[.D83:.O83];0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IF([.B83]&lt;&gt;[.B84];[.B$33]&amp;&quot;: &quot;&amp;TEXT([.B84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[.C$3]-INDEX([.$C$21:.$J$28];[.$C84];[.$B84])&lt;=0;[.C$3]-INDEX([.$C$21:.$J$28];[.$C84];[.$B84]);&quot;&quot;)" office:value-type="float" office:value="-88" calcext:value-type="float">
            <text:p>-88</text:p>
          </table:table-cell>
          <table:table-cell table:formula="of:=IF([.D$3]-INDEX([.$C$21:.$J$28];[.$C84];[.$B84])&lt;=0;[.D$3]-INDEX([.$C$21:.$J$28];[.$C84];[.$B84]);&quot;&quot;)" office:value-type="float" office:value="-84" calcext:value-type="float">
            <text:p>-84</text:p>
          </table:table-cell>
          <table:table-cell table:formula="of:=IF([.E$3]-INDEX([.$C$21:.$J$28];[.$C84];[.$B84])&lt;=0;[.E$3]-INDEX([.$C$21:.$J$28];[.$C84];[.$B84]);&quot;&quot;)" office:value-type="float" office:value="-78" calcext:value-type="float">
            <text:p>-78</text:p>
          </table:table-cell>
          <table:table-cell table:formula="of:=IF([.F$3]-INDEX([.$C$21:.$J$28];[.$C84];[.$B84])&lt;=0;[.F$3]-INDEX([.$C$21:.$J$28];[.$C84];[.$B84]);&quot;&quot;)" office:value-type="float" office:value="-68" calcext:value-type="float">
            <text:p>-68</text:p>
          </table:table-cell>
          <table:table-cell table:formula="of:=IF([.G$3]-INDEX([.$C$21:.$J$28];[.$C84];[.$B84])&lt;=0;[.G$3]-INDEX([.$C$21:.$J$28];[.$C84];[.$B84]);&quot;&quot;)" office:value-type="float" office:value="-53" calcext:value-type="float">
            <text:p>-53</text:p>
          </table:table-cell>
          <table:table-cell table:formula="of:=IF([.H$3]-INDEX([.$C$21:.$J$28];[.$C84];[.$B84])&lt;=0;[.H$3]-INDEX([.$C$21:.$J$28];[.$C84];[.$B84]);&quot;&quot;)" office:value-type="float" office:value="-33" calcext:value-type="float">
            <text:p>-33</text:p>
          </table:table-cell>
          <table:table-cell table:formula="of:=IF([.I$3]-INDEX([.$C$21:.$J$28];[.$C84];[.$B84])&lt;=0;[.I$3]-INDEX([.$C$21:.$J$28];[.$C84];[.$B84]);&quot;&quot;)" office:value-type="float" office:value="-8" calcext:value-type="float">
            <text:p>-8</text:p>
          </table:table-cell>
          <table:table-cell table:formula="of:=IF([.J$3]-INDEX([.$C$21:.$J$28];[.$C84];[.$B84])&lt;=0;[.J$3]-INDEX([.$C$21:.$J$28];[.$C84];[.$B84]);&quot;&quot;)">
            <text:p/>
          </table:table-cell>
          <table:table-cell table:formula="of:=IF([.K$3]-INDEX([.$C$21:.$J$28];[.$C84];[.$B84])&lt;=0;[.K$3]-INDEX([.$C$21:.$J$28];[.$C84];[.$B84]);&quot;&quot;)">
            <text:p/>
          </table:table-cell>
          <table:table-cell table:formula="of:=IF([.L$3]-INDEX([.$C$21:.$J$28];[.$C84];[.$B84])&lt;=0;[.L$3]-INDEX([.$C$21:.$J$28];[.$C84];[.$B84]);&quot;&quot;)">
            <text:p/>
          </table:table-cell>
          <table:table-cell table:formula="of:=IF([.M$3]-INDEX([.$C$21:.$J$28];[.$C84];[.$B84])&lt;=0;[.M$3]-INDEX([.$C$21:.$J$28];[.$C84];[.$B84]);&quot;&quot;)">
            <text:p/>
          </table:table-cell>
          <table:table-cell table:formula="of:=IF([.N$3]-INDEX([.$C$21:.$J$28];[.$C84];[.$B84])&lt;=0;[.N$3]-INDEX([.$C$21:.$J$28];[.$C84];[.$B84]);&quot;&quot;)">
            <text:p/>
          </table:table-cell>
          <table:table-cell table:formula="of:=INDEX([.$D$33:.$O$33];0;MATCH(MAX([.D84:.O84]);[.D84:.O84];0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IF([.B84]&lt;&gt;[.B85];[.B$33]&amp;&quot;: &quot;&amp;TEXT([.B85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[.C$3]-INDEX([.$C$21:.$J$28];[.$C85];[.$B85])&lt;=0;[.C$3]-INDEX([.$C$21:.$J$28];[.$C85];[.$B85]);&quot;&quot;)" office:value-type="float" office:value="-146" calcext:value-type="float">
            <text:p>-146</text:p>
          </table:table-cell>
          <table:table-cell table:formula="of:=IF([.D$3]-INDEX([.$C$21:.$J$28];[.$C85];[.$B85])&lt;=0;[.D$3]-INDEX([.$C$21:.$J$28];[.$C85];[.$B85]);&quot;&quot;)" office:value-type="float" office:value="-142" calcext:value-type="float">
            <text:p>-142</text:p>
          </table:table-cell>
          <table:table-cell table:formula="of:=IF([.E$3]-INDEX([.$C$21:.$J$28];[.$C85];[.$B85])&lt;=0;[.E$3]-INDEX([.$C$21:.$J$28];[.$C85];[.$B85]);&quot;&quot;)" office:value-type="float" office:value="-136" calcext:value-type="float">
            <text:p>-136</text:p>
          </table:table-cell>
          <table:table-cell table:formula="of:=IF([.F$3]-INDEX([.$C$21:.$J$28];[.$C85];[.$B85])&lt;=0;[.F$3]-INDEX([.$C$21:.$J$28];[.$C85];[.$B85]);&quot;&quot;)" office:value-type="float" office:value="-126" calcext:value-type="float">
            <text:p>-126</text:p>
          </table:table-cell>
          <table:table-cell table:formula="of:=IF([.G$3]-INDEX([.$C$21:.$J$28];[.$C85];[.$B85])&lt;=0;[.G$3]-INDEX([.$C$21:.$J$28];[.$C85];[.$B85]);&quot;&quot;)" office:value-type="float" office:value="-111" calcext:value-type="float">
            <text:p>-111</text:p>
          </table:table-cell>
          <table:table-cell table:formula="of:=IF([.H$3]-INDEX([.$C$21:.$J$28];[.$C85];[.$B85])&lt;=0;[.H$3]-INDEX([.$C$21:.$J$28];[.$C85];[.$B85]);&quot;&quot;)" office:value-type="float" office:value="-91" calcext:value-type="float">
            <text:p>-91</text:p>
          </table:table-cell>
          <table:table-cell table:formula="of:=IF([.I$3]-INDEX([.$C$21:.$J$28];[.$C85];[.$B85])&lt;=0;[.I$3]-INDEX([.$C$21:.$J$28];[.$C85];[.$B85]);&quot;&quot;)" office:value-type="float" office:value="-66" calcext:value-type="float">
            <text:p>-66</text:p>
          </table:table-cell>
          <table:table-cell table:formula="of:=IF([.J$3]-INDEX([.$C$21:.$J$28];[.$C85];[.$B85])&lt;=0;[.J$3]-INDEX([.$C$21:.$J$28];[.$C85];[.$B85]);&quot;&quot;)" office:value-type="float" office:value="-36" calcext:value-type="float">
            <text:p>-36</text:p>
          </table:table-cell>
          <table:table-cell table:formula="of:=IF([.K$3]-INDEX([.$C$21:.$J$28];[.$C85];[.$B85])&lt;=0;[.K$3]-INDEX([.$C$21:.$J$28];[.$C85];[.$B85]);&quot;&quot;)" office:value-type="float" office:value="-1" calcext:value-type="float">
            <text:p>-1</text:p>
          </table:table-cell>
          <table:table-cell table:formula="of:=IF([.L$3]-INDEX([.$C$21:.$J$28];[.$C85];[.$B85])&lt;=0;[.L$3]-INDEX([.$C$21:.$J$28];[.$C85];[.$B85]);&quot;&quot;)">
            <text:p/>
          </table:table-cell>
          <table:table-cell table:formula="of:=IF([.M$3]-INDEX([.$C$21:.$J$28];[.$C85];[.$B85])&lt;=0;[.M$3]-INDEX([.$C$21:.$J$28];[.$C85];[.$B85]);&quot;&quot;)">
            <text:p/>
          </table:table-cell>
          <table:table-cell table:formula="of:=IF([.N$3]-INDEX([.$C$21:.$J$28];[.$C85];[.$B85])&lt;=0;[.N$3]-INDEX([.$C$21:.$J$28];[.$C85];[.$B85]);&quot;&quot;)">
            <text:p/>
          </table:table-cell>
          <table:table-cell table:formula="of:=INDEX([.$D$33:.$O$33];0;MATCH(MAX([.D85:.O85]);[.D85:.O85];0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IF([.B85]&lt;&gt;[.B86];[.B$33]&amp;&quot;: &quot;&amp;TEXT([.B86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[.C$3]-INDEX([.$C$21:.$J$28];[.$C86];[.$B86])&lt;=0;[.C$3]-INDEX([.$C$21:.$J$28];[.$C86];[.$B86]);&quot;&quot;)" office:value-type="float" office:value="-218" calcext:value-type="float">
            <text:p>-218</text:p>
          </table:table-cell>
          <table:table-cell table:formula="of:=IF([.D$3]-INDEX([.$C$21:.$J$28];[.$C86];[.$B86])&lt;=0;[.D$3]-INDEX([.$C$21:.$J$28];[.$C86];[.$B86]);&quot;&quot;)" office:value-type="float" office:value="-214" calcext:value-type="float">
            <text:p>-214</text:p>
          </table:table-cell>
          <table:table-cell table:formula="of:=IF([.E$3]-INDEX([.$C$21:.$J$28];[.$C86];[.$B86])&lt;=0;[.E$3]-INDEX([.$C$21:.$J$28];[.$C86];[.$B86]);&quot;&quot;)" office:value-type="float" office:value="-208" calcext:value-type="float">
            <text:p>-208</text:p>
          </table:table-cell>
          <table:table-cell table:formula="of:=IF([.F$3]-INDEX([.$C$21:.$J$28];[.$C86];[.$B86])&lt;=0;[.F$3]-INDEX([.$C$21:.$J$28];[.$C86];[.$B86]);&quot;&quot;)" office:value-type="float" office:value="-198" calcext:value-type="float">
            <text:p>-198</text:p>
          </table:table-cell>
          <table:table-cell table:formula="of:=IF([.G$3]-INDEX([.$C$21:.$J$28];[.$C86];[.$B86])&lt;=0;[.G$3]-INDEX([.$C$21:.$J$28];[.$C86];[.$B86]);&quot;&quot;)" office:value-type="float" office:value="-183" calcext:value-type="float">
            <text:p>-183</text:p>
          </table:table-cell>
          <table:table-cell table:formula="of:=IF([.H$3]-INDEX([.$C$21:.$J$28];[.$C86];[.$B86])&lt;=0;[.H$3]-INDEX([.$C$21:.$J$28];[.$C86];[.$B86]);&quot;&quot;)" office:value-type="float" office:value="-163" calcext:value-type="float">
            <text:p>-163</text:p>
          </table:table-cell>
          <table:table-cell table:formula="of:=IF([.I$3]-INDEX([.$C$21:.$J$28];[.$C86];[.$B86])&lt;=0;[.I$3]-INDEX([.$C$21:.$J$28];[.$C86];[.$B86]);&quot;&quot;)" office:value-type="float" office:value="-138" calcext:value-type="float">
            <text:p>-138</text:p>
          </table:table-cell>
          <table:table-cell table:formula="of:=IF([.J$3]-INDEX([.$C$21:.$J$28];[.$C86];[.$B86])&lt;=0;[.J$3]-INDEX([.$C$21:.$J$28];[.$C86];[.$B86]);&quot;&quot;)" office:value-type="float" office:value="-108" calcext:value-type="float">
            <text:p>-108</text:p>
          </table:table-cell>
          <table:table-cell table:formula="of:=IF([.K$3]-INDEX([.$C$21:.$J$28];[.$C86];[.$B86])&lt;=0;[.K$3]-INDEX([.$C$21:.$J$28];[.$C86];[.$B86]);&quot;&quot;)" office:value-type="float" office:value="-73" calcext:value-type="float">
            <text:p>-73</text:p>
          </table:table-cell>
          <table:table-cell table:formula="of:=IF([.L$3]-INDEX([.$C$21:.$J$28];[.$C86];[.$B86])&lt;=0;[.L$3]-INDEX([.$C$21:.$J$28];[.$C86];[.$B86]);&quot;&quot;)" office:value-type="float" office:value="-33" calcext:value-type="float">
            <text:p>-33</text:p>
          </table:table-cell>
          <table:table-cell table:formula="of:=IF([.M$3]-INDEX([.$C$21:.$J$28];[.$C86];[.$B86])&lt;=0;[.M$3]-INDEX([.$C$21:.$J$28];[.$C86];[.$B86]);&quot;&quot;)">
            <text:p/>
          </table:table-cell>
          <table:table-cell table:formula="of:=IF([.N$3]-INDEX([.$C$21:.$J$28];[.$C86];[.$B86])&lt;=0;[.N$3]-INDEX([.$C$21:.$J$28];[.$C86];[.$B86]);&quot;&quot;)">
            <text:p/>
          </table:table-cell>
          <table:table-cell table:formula="of:=INDEX([.$D$33:.$O$33];0;MATCH(MAX([.D86:.O86]);[.D86:.O86];0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IF([.B86]&lt;&gt;[.B87];[.B$33]&amp;&quot;: &quot;&amp;TEXT([.B87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C$3]-INDEX([.$C$21:.$J$28];[.$C87];[.$B87])&lt;=0;[.C$3]-INDEX([.$C$21:.$J$28];[.$C87];[.$B87]);&quot;&quot;)" office:value-type="float" office:value="-304" calcext:value-type="float">
            <text:p>-304</text:p>
          </table:table-cell>
          <table:table-cell table:formula="of:=IF([.D$3]-INDEX([.$C$21:.$J$28];[.$C87];[.$B87])&lt;=0;[.D$3]-INDEX([.$C$21:.$J$28];[.$C87];[.$B87]);&quot;&quot;)" office:value-type="float" office:value="-300" calcext:value-type="float">
            <text:p>-300</text:p>
          </table:table-cell>
          <table:table-cell table:formula="of:=IF([.E$3]-INDEX([.$C$21:.$J$28];[.$C87];[.$B87])&lt;=0;[.E$3]-INDEX([.$C$21:.$J$28];[.$C87];[.$B87]);&quot;&quot;)" office:value-type="float" office:value="-294" calcext:value-type="float">
            <text:p>-294</text:p>
          </table:table-cell>
          <table:table-cell table:formula="of:=IF([.F$3]-INDEX([.$C$21:.$J$28];[.$C87];[.$B87])&lt;=0;[.F$3]-INDEX([.$C$21:.$J$28];[.$C87];[.$B87]);&quot;&quot;)" office:value-type="float" office:value="-284" calcext:value-type="float">
            <text:p>-284</text:p>
          </table:table-cell>
          <table:table-cell table:formula="of:=IF([.G$3]-INDEX([.$C$21:.$J$28];[.$C87];[.$B87])&lt;=0;[.G$3]-INDEX([.$C$21:.$J$28];[.$C87];[.$B87]);&quot;&quot;)" office:value-type="float" office:value="-269" calcext:value-type="float">
            <text:p>-269</text:p>
          </table:table-cell>
          <table:table-cell table:formula="of:=IF([.H$3]-INDEX([.$C$21:.$J$28];[.$C87];[.$B87])&lt;=0;[.H$3]-INDEX([.$C$21:.$J$28];[.$C87];[.$B87]);&quot;&quot;)" office:value-type="float" office:value="-249" calcext:value-type="float">
            <text:p>-249</text:p>
          </table:table-cell>
          <table:table-cell table:formula="of:=IF([.I$3]-INDEX([.$C$21:.$J$28];[.$C87];[.$B87])&lt;=0;[.I$3]-INDEX([.$C$21:.$J$28];[.$C87];[.$B87]);&quot;&quot;)" office:value-type="float" office:value="-224" calcext:value-type="float">
            <text:p>-224</text:p>
          </table:table-cell>
          <table:table-cell table:formula="of:=IF([.J$3]-INDEX([.$C$21:.$J$28];[.$C87];[.$B87])&lt;=0;[.J$3]-INDEX([.$C$21:.$J$28];[.$C87];[.$B87]);&quot;&quot;)" office:value-type="float" office:value="-194" calcext:value-type="float">
            <text:p>-194</text:p>
          </table:table-cell>
          <table:table-cell table:formula="of:=IF([.K$3]-INDEX([.$C$21:.$J$28];[.$C87];[.$B87])&lt;=0;[.K$3]-INDEX([.$C$21:.$J$28];[.$C87];[.$B87]);&quot;&quot;)" office:value-type="float" office:value="-159" calcext:value-type="float">
            <text:p>-159</text:p>
          </table:table-cell>
          <table:table-cell table:formula="of:=IF([.L$3]-INDEX([.$C$21:.$J$28];[.$C87];[.$B87])&lt;=0;[.L$3]-INDEX([.$C$21:.$J$28];[.$C87];[.$B87]);&quot;&quot;)" office:value-type="float" office:value="-119" calcext:value-type="float">
            <text:p>-119</text:p>
          </table:table-cell>
          <table:table-cell table:formula="of:=IF([.M$3]-INDEX([.$C$21:.$J$28];[.$C87];[.$B87])&lt;=0;[.M$3]-INDEX([.$C$21:.$J$28];[.$C87];[.$B87]);&quot;&quot;)" office:value-type="float" office:value="-74" calcext:value-type="float">
            <text:p>-74</text:p>
          </table:table-cell>
          <table:table-cell table:formula="of:=IF([.N$3]-INDEX([.$C$21:.$J$28];[.$C87];[.$B87])&lt;=0;[.N$3]-INDEX([.$C$21:.$J$28];[.$C87];[.$B87]);&quot;&quot;)" office:value-type="float" office:value="-24" calcext:value-type="float">
            <text:p>-24</text:p>
          </table:table-cell>
          <table:table-cell table:formula="of:=INDEX([.$D$33:.$O$33];0;MATCH(MAX([.D87:.O87]);[.D87:.O87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87]&lt;&gt;[.B88];[.B$33]&amp;&quot;: &quot;&amp;TEXT([.B88]; &quot;#&quot;);&quot;&quot;)">
            <text:p/>
          </table:table-cell>
          <table:table-cell table:number-columns-repeated="2" office:value-type="float" office:value="7" calcext:value-type="float">
            <text:p>7</text:p>
          </table:table-cell>
          <table:table-cell table:formula="of:=IF([.C$3]-INDEX([.$C$21:.$J$28];[.$C88];[.$B88])&lt;=0;[.C$3]-INDEX([.$C$21:.$J$28];[.$C88];[.$B88]);&quot;&quot;)" office:value-type="float" office:value="-404" calcext:value-type="float">
            <text:p>-404</text:p>
          </table:table-cell>
          <table:table-cell table:formula="of:=IF([.D$3]-INDEX([.$C$21:.$J$28];[.$C88];[.$B88])&lt;=0;[.D$3]-INDEX([.$C$21:.$J$28];[.$C88];[.$B88]);&quot;&quot;)" office:value-type="float" office:value="-400" calcext:value-type="float">
            <text:p>-400</text:p>
          </table:table-cell>
          <table:table-cell table:formula="of:=IF([.E$3]-INDEX([.$C$21:.$J$28];[.$C88];[.$B88])&lt;=0;[.E$3]-INDEX([.$C$21:.$J$28];[.$C88];[.$B88]);&quot;&quot;)" office:value-type="float" office:value="-394" calcext:value-type="float">
            <text:p>-394</text:p>
          </table:table-cell>
          <table:table-cell table:formula="of:=IF([.F$3]-INDEX([.$C$21:.$J$28];[.$C88];[.$B88])&lt;=0;[.F$3]-INDEX([.$C$21:.$J$28];[.$C88];[.$B88]);&quot;&quot;)" office:value-type="float" office:value="-384" calcext:value-type="float">
            <text:p>-384</text:p>
          </table:table-cell>
          <table:table-cell table:formula="of:=IF([.G$3]-INDEX([.$C$21:.$J$28];[.$C88];[.$B88])&lt;=0;[.G$3]-INDEX([.$C$21:.$J$28];[.$C88];[.$B88]);&quot;&quot;)" office:value-type="float" office:value="-369" calcext:value-type="float">
            <text:p>-369</text:p>
          </table:table-cell>
          <table:table-cell table:formula="of:=IF([.H$3]-INDEX([.$C$21:.$J$28];[.$C88];[.$B88])&lt;=0;[.H$3]-INDEX([.$C$21:.$J$28];[.$C88];[.$B88]);&quot;&quot;)" office:value-type="float" office:value="-349" calcext:value-type="float">
            <text:p>-349</text:p>
          </table:table-cell>
          <table:table-cell table:formula="of:=IF([.I$3]-INDEX([.$C$21:.$J$28];[.$C88];[.$B88])&lt;=0;[.I$3]-INDEX([.$C$21:.$J$28];[.$C88];[.$B88]);&quot;&quot;)" office:value-type="float" office:value="-324" calcext:value-type="float">
            <text:p>-324</text:p>
          </table:table-cell>
          <table:table-cell table:formula="of:=IF([.J$3]-INDEX([.$C$21:.$J$28];[.$C88];[.$B88])&lt;=0;[.J$3]-INDEX([.$C$21:.$J$28];[.$C88];[.$B88]);&quot;&quot;)" office:value-type="float" office:value="-294" calcext:value-type="float">
            <text:p>-294</text:p>
          </table:table-cell>
          <table:table-cell table:formula="of:=IF([.K$3]-INDEX([.$C$21:.$J$28];[.$C88];[.$B88])&lt;=0;[.K$3]-INDEX([.$C$21:.$J$28];[.$C88];[.$B88]);&quot;&quot;)" office:value-type="float" office:value="-259" calcext:value-type="float">
            <text:p>-259</text:p>
          </table:table-cell>
          <table:table-cell table:formula="of:=IF([.L$3]-INDEX([.$C$21:.$J$28];[.$C88];[.$B88])&lt;=0;[.L$3]-INDEX([.$C$21:.$J$28];[.$C88];[.$B88]);&quot;&quot;)" office:value-type="float" office:value="-219" calcext:value-type="float">
            <text:p>-219</text:p>
          </table:table-cell>
          <table:table-cell table:formula="of:=IF([.M$3]-INDEX([.$C$21:.$J$28];[.$C88];[.$B88])&lt;=0;[.M$3]-INDEX([.$C$21:.$J$28];[.$C88];[.$B88]);&quot;&quot;)" office:value-type="float" office:value="-174" calcext:value-type="float">
            <text:p>-174</text:p>
          </table:table-cell>
          <table:table-cell table:formula="of:=IF([.N$3]-INDEX([.$C$21:.$J$28];[.$C88];[.$B88])&lt;=0;[.N$3]-INDEX([.$C$21:.$J$28];[.$C88];[.$B88]);&quot;&quot;)" office:value-type="float" office:value="-124" calcext:value-type="float">
            <text:p>-124</text:p>
          </table:table-cell>
          <table:table-cell table:formula="of:=INDEX([.$D$33:.$O$33];0;MATCH(MAX([.D88:.O88]);[.D88:.O88];0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IF([.B88]&lt;&gt;[.B89];[.B$33]&amp;&quot;: &quot;&amp;TEXT([.B89]; &quot;#&quot;);&quot;&quot;)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C$3]-INDEX([.$C$21:.$J$28];[.$C89];[.$B89])&lt;=0;[.C$3]-INDEX([.$C$21:.$J$28];[.$C89];[.$B89]);&quot;&quot;)" office:value-type="float" office:value="-518" calcext:value-type="float">
            <text:p>-518</text:p>
          </table:table-cell>
          <table:table-cell table:formula="of:=IF([.D$3]-INDEX([.$C$21:.$J$28];[.$C89];[.$B89])&lt;=0;[.D$3]-INDEX([.$C$21:.$J$28];[.$C89];[.$B89]);&quot;&quot;)" office:value-type="float" office:value="-514" calcext:value-type="float">
            <text:p>-514</text:p>
          </table:table-cell>
          <table:table-cell table:formula="of:=IF([.E$3]-INDEX([.$C$21:.$J$28];[.$C89];[.$B89])&lt;=0;[.E$3]-INDEX([.$C$21:.$J$28];[.$C89];[.$B89]);&quot;&quot;)" office:value-type="float" office:value="-508" calcext:value-type="float">
            <text:p>-508</text:p>
          </table:table-cell>
          <table:table-cell table:formula="of:=IF([.F$3]-INDEX([.$C$21:.$J$28];[.$C89];[.$B89])&lt;=0;[.F$3]-INDEX([.$C$21:.$J$28];[.$C89];[.$B89]);&quot;&quot;)" office:value-type="float" office:value="-498" calcext:value-type="float">
            <text:p>-498</text:p>
          </table:table-cell>
          <table:table-cell table:formula="of:=IF([.G$3]-INDEX([.$C$21:.$J$28];[.$C89];[.$B89])&lt;=0;[.G$3]-INDEX([.$C$21:.$J$28];[.$C89];[.$B89]);&quot;&quot;)" office:value-type="float" office:value="-483" calcext:value-type="float">
            <text:p>-483</text:p>
          </table:table-cell>
          <table:table-cell table:formula="of:=IF([.H$3]-INDEX([.$C$21:.$J$28];[.$C89];[.$B89])&lt;=0;[.H$3]-INDEX([.$C$21:.$J$28];[.$C89];[.$B89]);&quot;&quot;)" office:value-type="float" office:value="-463" calcext:value-type="float">
            <text:p>-463</text:p>
          </table:table-cell>
          <table:table-cell table:formula="of:=IF([.I$3]-INDEX([.$C$21:.$J$28];[.$C89];[.$B89])&lt;=0;[.I$3]-INDEX([.$C$21:.$J$28];[.$C89];[.$B89]);&quot;&quot;)" office:value-type="float" office:value="-438" calcext:value-type="float">
            <text:p>-438</text:p>
          </table:table-cell>
          <table:table-cell table:formula="of:=IF([.J$3]-INDEX([.$C$21:.$J$28];[.$C89];[.$B89])&lt;=0;[.J$3]-INDEX([.$C$21:.$J$28];[.$C89];[.$B89]);&quot;&quot;)" office:value-type="float" office:value="-408" calcext:value-type="float">
            <text:p>-408</text:p>
          </table:table-cell>
          <table:table-cell table:formula="of:=IF([.K$3]-INDEX([.$C$21:.$J$28];[.$C89];[.$B89])&lt;=0;[.K$3]-INDEX([.$C$21:.$J$28];[.$C89];[.$B89]);&quot;&quot;)" office:value-type="float" office:value="-373" calcext:value-type="float">
            <text:p>-373</text:p>
          </table:table-cell>
          <table:table-cell table:formula="of:=IF([.L$3]-INDEX([.$C$21:.$J$28];[.$C89];[.$B89])&lt;=0;[.L$3]-INDEX([.$C$21:.$J$28];[.$C89];[.$B89]);&quot;&quot;)" office:value-type="float" office:value="-333" calcext:value-type="float">
            <text:p>-333</text:p>
          </table:table-cell>
          <table:table-cell table:formula="of:=IF([.M$3]-INDEX([.$C$21:.$J$28];[.$C89];[.$B89])&lt;=0;[.M$3]-INDEX([.$C$21:.$J$28];[.$C89];[.$B89]);&quot;&quot;)" office:value-type="float" office:value="-288" calcext:value-type="float">
            <text:p>-288</text:p>
          </table:table-cell>
          <table:table-cell table:formula="of:=IF([.N$3]-INDEX([.$C$21:.$J$28];[.$C89];[.$B89])&lt;=0;[.N$3]-INDEX([.$C$21:.$J$28];[.$C89];[.$B89]);&quot;&quot;)" office:value-type="float" office:value="-238" calcext:value-type="float">
            <text:p>-238</text:p>
          </table:table-cell>
          <table:table-cell table:formula="of:=INDEX([.$D$33:.$O$33];0;MATCH(MAX([.D89:.O89]);[.D89:.O89];0))" office:value-type="float" office:value="12" calcext:value-type="float">
            <text:p>12</text:p>
          </table:table-cell>
          <table:table-cell table:number-columns-repeated="5"/>
        </table:table-row>
        <table:table-row table:style-name="ro1" table:number-rows-repeated="7">
          <table:table-cell table:style-name="ce4"/>
          <table:table-cell table:number-columns-repeated="20"/>
        </table:table-row>
        <table:table-row table:style-name="ro1">
          <table:table-cell table:style-name="ce4"/>
          <table:table-cell table:number-columns-repeated="20"/>
        </table:table-row>
      </table:table>
      <table:table table:name="Sheet2" table:style-name="ta1">
        <table:table-column table:style-name="co7" table:number-columns-repeated="3" table:default-cell-style-name="ce7"/>
        <table:table-column table:style-name="co7" table:default-cell-style-name="Default"/>
        <table:table-row table:style-name="ro5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bbreviation</text:p>
          </table:table-cell>
          <table:table-cell table:style-name="ce6" office:value-type="string" calcext:value-type="string">
            <text:p>Related Attribut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ier</text:p>
          </table:table-cell>
          <table:table-cell office:value-type="string" calcext:value-type="string">
            <text:p>-</text:p>
          </table:table-cell>
          <table:table-cell table:formula="of:=COUNTIF([.C$2:.C$40];&quot;*&quot;&amp;[.$B2]&amp;&quot;*&quot;)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Attributes</text:p>
          </table:table-cell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-</text:p>
          </table:table-cell>
          <table:table-cell table:formula="of:=COUNTIF([.C$2:.C$40];&quot;*&quot;&amp;[.$B4]&amp;&quot;*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-</text:p>
          </table:table-cell>
          <table:table-cell table:formula="of:=COUNTIF([.C$2:.C$40];&quot;*&quot;&amp;[.$B5]&amp;&quot;*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itiative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-</text:p>
          </table:table-cell>
          <table:table-cell table:formula="of:=COUNTIF([.C$2:.C$40];&quot;*&quot;&amp;[.$B6]&amp;&quot;*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l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table:formula="of:=COUNTIF([.C$2:.C$40];&quot;*&quot;&amp;[.$B7]&amp;&quot;*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-</text:p>
          </table:table-cell>
          <table:table-cell table:formula="of:=COUNTIF([.C$2:.C$40];&quot;*&quot;&amp;[.$B8]&amp;&quot;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-</text:p>
          </table:table-cell>
          <table:table-cell table:formula="of:=COUNTIF([.C$2:.C$40];&quot;*&quot;&amp;[.$B9]&amp;&quot;*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power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-</text:p>
          </table:table-cell>
          <table:table-cell table:formula="of:=COUNTIF([.C$2:.C$40];&quot;*&quot;&amp;[.$B10]&amp;&quot;*&quot;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Skills</text:p>
          </table:table-cell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Athl</text:p>
          </table:table-cell>
          <table:table-cell office:value-type="string" calcext:value-type="string">
            <text:p>Str</text:p>
          </table:table-cell>
          <table:table-cell table:formula="of:=COUNTIF([.C$2:.C$40];&quot;*&quot;&amp;[.$B12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reness</text:p>
          </table:table-cell>
          <table:table-cell office:value-type="string" calcext:value-type="string">
            <text:p>Awar</text:p>
          </table:table-cell>
          <table:table-cell office:value-type="string" calcext:value-type="string">
            <text:p>Int</text:p>
          </table:table-cell>
          <table:table-cell table:formula="of:=COUNTIF([.C$2:.C$40];&quot;*&quot;&amp;[.$B13]&amp;&quot;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istic Skill</text:p>
          </table:table-cell>
          <table:table-cell office:value-type="string" calcext:value-type="string">
            <text:p>BaSk</text:p>
          </table:table-cell>
          <table:table-cell office:value-type="string" calcext:value-type="string">
            <text:p>Agi</text:p>
          </table:table-cell>
          <table:table-cell table:formula="of:=COUNTIF([.C$2:.C$40];&quot;*&quot;&amp;[.$B14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nning</text:p>
          </table:table-cell>
          <table:table-cell office:value-type="string" calcext:value-type="string">
            <text:p>Cunn</text:p>
          </table:table-cell>
          <table:table-cell office:value-type="string" calcext:value-type="string">
            <text:p>Fel</text:p>
          </table:table-cell>
          <table:table-cell table:formula="of:=COUNTIF([.C$2:.C$40];&quot;*&quot;&amp;[.$B15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Dece</text:p>
          </table:table-cell>
          <table:table-cell office:value-type="string" calcext:value-type="string">
            <text:p>Fel</text:p>
          </table:table-cell>
          <table:table-cell table:formula="of:=COUNTIF([.C$2:.C$40];&quot;*&quot;&amp;[.$B16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Insi</text:p>
          </table:table-cell>
          <table:table-cell office:value-type="string" calcext:value-type="string">
            <text:p>Fel</text:p>
          </table:table-cell>
          <table:table-cell table:formula="of:=COUNTIF([.C$2:.C$40];&quot;*&quot;&amp;[.$B17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Inti</text:p>
          </table:table-cell>
          <table:table-cell office:value-type="string" calcext:value-type="string">
            <text:p>Wil</text:p>
          </table:table-cell>
          <table:table-cell table:formula="of:=COUNTIF([.C$2:.C$40];&quot;*&quot;&amp;[.$B18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Int</text:p>
          </table:table-cell>
          <table:table-cell table:formula="of:=COUNTIF([.C$2:.C$40];&quot;*&quot;&amp;[.$B19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Wil</text:p>
          </table:table-cell>
          <table:table-cell table:formula="of:=COUNTIF([.C$2:.C$40];&quot;*&quot;&amp;[.$B20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cae</text:p>
          </table:table-cell>
          <table:table-cell office:value-type="string" calcext:value-type="string">
            <text:p>Medi</text:p>
          </table:table-cell>
          <table:table-cell office:value-type="string" calcext:value-type="string">
            <text:p>Int</text:p>
          </table:table-cell>
          <table:table-cell table:formula="of:=COUNTIF([.C$2:.C$40];&quot;*&quot;&amp;[.$B21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Fel</text:p>
          </table:table-cell>
          <table:table-cell table:formula="of:=COUNTIF([.C$2:.C$40];&quot;*&quot;&amp;[.$B22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string" calcext:value-type="string">
            <text:p>Pilo</text:p>
          </table:table-cell>
          <table:table-cell office:value-type="string" calcext:value-type="string">
            <text:p>Agi</text:p>
          </table:table-cell>
          <table:table-cell table:formula="of:=COUNTIF([.C$2:.C$40];&quot;*&quot;&amp;[.$B23]&amp;&quot;*&quot;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sychic Mastery</text:p>
          </table:table-cell>
          <table:table-cell office:value-type="string" calcext:value-type="string">
            <text:p>PsMa</text:p>
          </table:table-cell>
          <table:table-cell office:value-type="string" calcext:value-type="string">
            <text:p>Wil</text:p>
          </table:table-cell>
          <table:table-cell table:formula="of:=COUNTIF([.C$2:.C$40];&quot;*&quot;&amp;[.$B24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Scho</text:p>
          </table:table-cell>
          <table:table-cell office:value-type="string" calcext:value-type="string">
            <text:p>Int</text:p>
          </table:table-cell>
          <table:table-cell table:formula="of:=COUNTIF([.C$2:.C$40];&quot;*&quot;&amp;[.$B25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lth</text:p>
          </table:table-cell>
          <table:table-cell office:value-type="string" calcext:value-type="string">
            <text:p>Stea</text:p>
          </table:table-cell>
          <table:table-cell office:value-type="string" calcext:value-type="string">
            <text:p>Agi</text:p>
          </table:table-cell>
          <table:table-cell table:formula="of:=COUNTIF([.C$2:.C$40];&quot;*&quot;&amp;[.$B26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Surv</text:p>
          </table:table-cell>
          <table:table-cell office:value-type="string" calcext:value-type="string">
            <text:p>Wil</text:p>
          </table:table-cell>
          <table:table-cell table:formula="of:=COUNTIF([.C$2:.C$40];&quot;*&quot;&amp;[.$B27]&amp;&quot;*&quot;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Tech</text:p>
          </table:table-cell>
          <table:table-cell office:value-type="string" calcext:value-type="string">
            <text:p>Int</text:p>
          </table:table-cell>
          <table:table-cell table:formula="of:=COUNTIF([.C$2:.C$40];&quot;*&quot;&amp;[.$B28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pon Skill</text:p>
          </table:table-cell>
          <table:table-cell office:value-type="string" calcext:value-type="string">
            <text:p>WeSk</text:p>
          </table:table-cell>
          <table:table-cell office:value-type="string" calcext:value-type="string">
            <text:p>Ini</text:p>
          </table:table-cell>
          <table:table-cell table:formula="of:=COUNTIF([.C$2:.C$40];&quot;*&quot;&amp;[.$B29]&amp;&quot;*&quot;)" office:value-type="float" office:value="0" calcext:value-type="float">
            <text:p>0</text:p>
          </table:table-cell>
        </table:table-row>
        <table:table-row table:style-name="ro5">
          <table:table-cell table:style-name="ce8" office:value-type="string" calcext:value-type="string">
            <text:p>Derived Properties</text:p>
          </table:table-cell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Conviction</text:p>
          </table:table-cell>
          <table:table-cell office:value-type="string" calcext:value-type="string">
            <text:p>Conv</text:p>
          </table:table-cell>
          <table:table-cell office:value-type="string" calcext:value-type="string">
            <text:p>Wil</text:p>
          </table:table-cell>
          <table:table-cell table:formula="of:=COUNTIF([.C$2:.C$40];&quot;*&quot;&amp;[.$B31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string" calcext:value-type="string">
            <text:p>Defe</text:p>
          </table:table-cell>
          <table:table-cell office:value-type="string" calcext:value-type="string">
            <text:p>Ini - 1</text:p>
          </table:table-cell>
          <table:table-cell table:formula="of:=COUNTIF([.C$2:.C$40];&quot;*&quot;&amp;[.$B32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 office:value-type="string" calcext:value-type="string">
            <text:p>Dete</text:p>
          </table:table-cell>
          <table:table-cell office:value-type="string" calcext:value-type="string">
            <text:p>Tou</text:p>
          </table:table-cell>
          <table:table-cell table:formula="of:=COUNTIF([.C$2:.C$40];&quot;*&quot;&amp;[.$B33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Infl</text:p>
          </table:table-cell>
          <table:table-cell office:value-type="string" calcext:value-type="string">
            <text:p>Fel - 1</text:p>
          </table:table-cell>
          <table:table-cell table:formula="of:=COUNTIF([.C$2:.C$40];&quot;*&quot;&amp;[.$B34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Shock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Wil + Tier</text:p>
          </table:table-cell>
          <table:table-cell table:formula="of:=COUNTIF([.C$2:.C$40];&quot;*&quot;&amp;[.$B35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Wounds</text:p>
          </table:table-cell>
          <table:table-cell office:value-type="string" calcext:value-type="string">
            <text:p>MaWo</text:p>
          </table:table-cell>
          <table:table-cell office:value-type="string" calcext:value-type="string">
            <text:p>Tou + 2 * Tier</text:p>
          </table:table-cell>
          <table:table-cell table:formula="of:=COUNTIF([.C$2:.C$40];&quot;*&quot;&amp;[.$B36]&amp;&quot;*&quot;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assive Awareness</text:p>
          </table:table-cell>
          <table:table-cell office:value-type="string" calcext:value-type="string">
            <text:p>PaAw</text:p>
          </table:table-cell>
          <table:table-cell office:value-type="string" calcext:value-type="string">
            <text:p>Awareness / 2</text:p>
          </table:table-cell>
          <table:table-cell table:formula="of:=COUNTIF([.C$2:.C$40];&quot;*&quot;&amp;[.$B37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Tou + 1</text:p>
          </table:table-cell>
          <table:table-cell table:formula="of:=COUNTIF([.C$2:.C$40];&quot;*&quot;&amp;[.$B38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lve</text:p>
          </table:table-cell>
          <table:table-cell office:value-type="string" calcext:value-type="string">
            <text:p>Reso</text:p>
          </table:table-cell>
          <table:table-cell office:value-type="string" calcext:value-type="string">
            <text:p>Wil - 1</text:p>
          </table:table-cell>
          <table:table-cell table:formula="of:=COUNTIF([.C$2:.C$40];&quot;*&quot;&amp;[.$B39]&amp;&quot;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string" calcext:value-type="string">
            <text:p>Weal</text:p>
          </table:table-cell>
          <table:table-cell office:value-type="string" calcext:value-type="string">
            <text:p>Tier</text:p>
          </table:table-cell>
          <table:table-cell table:formula="of:=COUNTIF([.C$2:.C$40];&quot;*&quot;&amp;[.$B40]&amp;&quot;*&quot;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4.V41:Sheet4.V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3.A1:Sheet3.H109">
          <table:filter>
            <table:filter-and>
              <table:filter-condition table:field-number="7" table:data-type="number" table:value="67" table:operator="="/>
            </table:filter-and>
          </table:filter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1:18:22.714514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5:25:50.482005934</meta:creation-date>
    <dc:date>2021-06-08T21:37:16.192078396</dc:date>
    <meta:editing-duration>PT1H19M49S</meta:editing-duration>
    <meta:editing-cycles>16</meta:editing-cycles>
    <meta:generator>LibreOffice/7.0.5.2$Linux_X86_64 LibreOffice_project/00$Build-2</meta:generator>
    <meta:document-statistic meta:table-count="4" meta:cell-count="312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2" chart:origin="0" chart:interval-major="1" chart:interval-minor-divisor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2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6cm" svg:height="16.181cm" xlink:href=".." xlink:type="simple" chart:class="chart:scatter" chart:style-name="ch1">
        <chart:legend chart:legend-position="end" svg:x="21.173cm" svg:y="6.04cm" style:legend-expansion="high" chart:style-name="ch2"/>
        <chart:plot-area chart:style-name="ch3" table:cell-range-address="Sheet1.J8:Sheet1.K19 Sheet1.B6:Sheet1.B6 Sheet1.C21:Sheet1.I28" chart:data-source-has-labels="both" svg:x="0.487cm" svg:y="0.323cm" svg:width="20.199cm" svg:height="15.535cm">
          <chart:coordinate-region svg:x="1.336cm" svg:y="0.323cm" svg:width="19.35cm" svg:height="14.886cm"/>
          <chart:axis chart:dimension="x" chart:name="primary-x" chart:style-name="ch4" chartooo:axis-type="auto">
            <chart:categories table:cell-range-address="Sheet1.J8:Sheet1.J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8:Sheet1.K19" chart:label-cell-address="Sheet1.B6:Sheet1.B6" chart:class="chart:scatter">
            <chart:domain table:cell-range-address="Sheet1.J8:Sheet1.J19"/>
            <chart:data-point chart:repeated="12"/>
          </chart:series>
          <chart:series chart:style-name="ch8" chart:values-cell-range-address="Sheet1.C21:Sheet1.C28" chart:label-cell-address="Sheet1.B6:Sheet1.B6" chart:class="chart:scatter">
            <chart:domain table:cell-range-address="Sheet1.B21:Sheet1.B28"/>
            <chart:data-point chart:repeated="8"/>
          </chart:series>
          <chart:series chart:style-name="ch9" chart:values-cell-range-address="Sheet1.D21:Sheet1.D28" chart:label-cell-address="Sheet1.B6:Sheet1.B6" chart:class="chart:scatter">
            <chart:domain table:cell-range-address="Sheet1.B21:Sheet1.B28"/>
            <chart:data-point chart:repeated="8"/>
          </chart:series>
          <chart:series chart:style-name="ch10" chart:values-cell-range-address="Sheet1.E21:Sheet1.E28" chart:label-cell-address="Sheet1.B6:Sheet1.B6" chart:class="chart:scatter">
            <chart:domain table:cell-range-address="Sheet1.B21:Sheet1.B28"/>
            <chart:data-point chart:repeated="8"/>
          </chart:series>
          <chart:series chart:style-name="ch11" chart:values-cell-range-address="Sheet1.F21:Sheet1.F28" chart:label-cell-address="Sheet1.B6:Sheet1.B6" chart:class="chart:scatter">
            <chart:domain table:cell-range-address="Sheet1.B21:Sheet1.B28"/>
            <chart:data-point chart:repeated="8"/>
          </chart:series>
          <chart:series chart:style-name="ch12" chart:values-cell-range-address="Sheet1.G21:Sheet1.G28" chart:label-cell-address="Sheet1.B6:Sheet1.B6" chart:class="chart:scatter">
            <chart:domain table:cell-range-address="Sheet1.B21:Sheet1.B28"/>
            <chart:data-point chart:repeated="8"/>
          </chart:series>
          <chart:series chart:style-name="ch13" chart:values-cell-range-address="Sheet1.H21:Sheet1.H28" chart:label-cell-address="Sheet1.B6:Sheet1.B6" chart:class="chart:scatter">
            <chart:domain table:cell-range-address="Sheet1.B21:Sheet1.B28"/>
            <chart:data-point chart:repeated="8"/>
          </chart:series>
          <chart:series chart:style-name="ch14" chart:values-cell-range-address="Sheet1.I21:Sheet1.I28" chart:label-cell-address="Sheet1.B6:Sheet1.B6" chart:class="chart:scatter">
            <chart:domain table:cell-range-address="Sheet1.B21:Sheet1.B28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kill xp cost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J8:Sheet1.J19</svg:desc>
                </draw:g>
              </table:table-cell>
              <table:table-cell office:value-type="float" office:value="NaN">
                <text:p>NaN</text:p>
                <draw:g>
                  <svg:desc>Sheet1.J8:Sheet1.J19</svg:desc>
                </draw:g>
              </table:table-cell>
              <table:table-cell office:value-type="float" office:value="NaN">
                <text:p>NaN</text:p>
                <draw:g>
                  <svg:desc>Sheet1.K8:Sheet1.K19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2">
                <text:p>2</text:p>
                <draw:g>
                  <svg:desc>Sheet1.C21:Sheet1.C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4">
                <text:p>4</text:p>
                <draw:g>
                  <svg:desc>Sheet1.D21:Sheet1.D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6">
                <text:p>6</text:p>
                <draw:g>
                  <svg:desc>Sheet1.E21:Sheet1.E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8">
                <text:p>8</text:p>
                <draw:g>
                  <svg:desc>Sheet1.F21:Sheet1.F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10">
                <text:p>10</text:p>
                <draw:g>
                  <svg:desc>Sheet1.G21:Sheet1.G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12">
                <text:p>12</text:p>
                <draw:g>
                  <svg:desc>Sheet1.H21:Sheet1.H28</svg:desc>
                </draw:g>
              </table:table-cell>
              <table:table-cell office:value-type="float" office:value="1">
                <text:p>1</text:p>
                <draw:g>
                  <svg:desc>Sheet1.B21:Sheet1.B28</svg:desc>
                </draw:g>
              </table:table-cell>
              <table:table-cell office:value-type="float" office:value="14">
                <text:p>14</text:p>
                <draw:g>
                  <svg:desc>Sheet1.I21:Sheet1.I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262">
                <text:p>262</text:p>
              </table:table-cell>
              <table:table-cell office:value-type="float" office:value="6">
                <text:p>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236">
                <text:p>236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8">
                <text:p>8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374">
                <text:p>374</text:p>
              </table:table-cell>
              <table:table-cell office:value-type="float" office:value="8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533cm" svg:height="22.266cm" xlink:href=".." xlink:type="simple" chart:class="chart:scatter" chart:style-name="ch1">
        <chart:title svg:x="9.045cm" svg:y="0.58cm" chart:style-name="ch2">
          <text:p>Break-Even points for attributes</text:p>
        </chart:title>
        <chart:legend chart:legend-position="end" svg:x="20.715cm" svg:y="9.333cm" style:legend-expansion="high" chart:style-name="ch3"/>
        <chart:plot-area chart:style-name="ch4" table:cell-range-address="Sheet1.A34:Sheet1.A89 Sheet1.C34:Sheet1.C41 Sheet1.P34:Sheet1.P89" chart:data-source-has-labels="both" svg:x="1.505cm" svg:y="1.8cm" svg:width="18.72cm" svg:height="19.036cm">
          <chart:coordinate-region svg:x="1.955cm" svg:y="2cm" svg:width="17.97cm" svg:height="18.187cm"/>
          <chart:axis chart:dimension="x" chart:name="primary-x" chart:style-name="ch5" chartooo:axis-type="auto">
            <chart:title svg:x="9.986cm" svg:y="21.281cm" chart:style-name="ch6">
              <text:p>Skill Rating</text:p>
            </chart:title>
            <chart:categories table:cell-range-address="Sheet1.A34:Sheet1.A89"/>
            <chart:grid chart:style-name="ch7" chart:class="major"/>
          </chart:axis>
          <chart:axis chart:dimension="y" chart:name="primary-y" chart:style-name="ch5">
            <chart:title svg:x="0.451cm" svg:y="12.496cm" chart:style-name="ch8">
              <text:p>Attribute Rating</text:p>
            </chart:title>
            <chart:grid chart:style-name="ch7" chart:class="major"/>
          </chart:axis>
          <chart:series chart:style-name="ch9" chart:values-cell-range-address="Sheet1.P34:Sheet1.P41" chart:label-cell-address="Sheet1.A34:Sheet1.A34" chart:class="chart:scatter">
            <chart:domain table:cell-range-address="Sheet1.C34:Sheet1.C41"/>
            <chart:data-point chart:repeated="8"/>
          </chart:series>
          <chart:series chart:style-name="ch10" chart:values-cell-range-address="Sheet1.P42:Sheet1.P49" chart:label-cell-address="Sheet1.A42:Sheet1.A42" chart:class="chart:scatter">
            <chart:domain table:cell-range-address="Sheet1.C42:Sheet1.C49"/>
            <chart:data-point chart:repeated="8"/>
          </chart:series>
          <chart:series chart:style-name="ch11" chart:values-cell-range-address="Sheet1.P50:Sheet1.P57" chart:label-cell-address="Sheet1.A50:Sheet1.A50" chart:class="chart:scatter">
            <chart:domain table:cell-range-address="Sheet1.C50:Sheet1.C57"/>
            <chart:data-point chart:repeated="8"/>
          </chart:series>
          <chart:series chart:style-name="ch12" chart:values-cell-range-address="Sheet1.P58:Sheet1.P65" chart:label-cell-address="Sheet1.A58:Sheet1.A58" chart:class="chart:scatter">
            <chart:domain table:cell-range-address="Sheet1.C58:Sheet1.C65"/>
            <chart:data-point chart:repeated="8"/>
          </chart:series>
          <chart:series chart:style-name="ch13" chart:values-cell-range-address="Sheet1.P66:Sheet1.P73" chart:label-cell-address="Sheet1.A66:Sheet1.A66" chart:class="chart:scatter">
            <chart:domain table:cell-range-address="Sheet1.C66:Sheet1.C73"/>
            <chart:data-point chart:repeated="8"/>
          </chart:series>
          <chart:series chart:style-name="ch14" chart:values-cell-range-address="Sheet1.P74:Sheet1.P81" chart:label-cell-address="Sheet1.A74:Sheet1.A74" chart:class="chart:scatter">
            <chart:domain table:cell-range-address="Sheet1.C74:Sheet1.C81"/>
            <chart:data-point chart:repeated="8"/>
          </chart:series>
          <chart:series chart:style-name="ch15" chart:values-cell-range-address="Sheet1.P82:Sheet1.P89" chart:label-cell-address="Sheet1.A82:Sheet1.A82" chart:class="chart:scatter">
            <chart:domain table:cell-range-address="Sheet1.C82:Sheet1.C89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kill per Attribute: 1</text:p>
                <draw:g>
                  <svg:desc>Sheet1.A34:Sheet1.A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2</text:p>
                <draw:g>
                  <svg:desc>Sheet1.A42:Sheet1.A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3</text:p>
                <draw:g>
                  <svg:desc>Sheet1.A50:Sheet1.A5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4</text:p>
                <draw:g>
                  <svg:desc>Sheet1.A58:Sheet1.A5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5</text:p>
                <draw:g>
                  <svg:desc>Sheet1.A66:Sheet1.A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6</text:p>
                <draw:g>
                  <svg:desc>Sheet1.A74:Sheet1.A7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kill per Attribute: 7</text:p>
                <draw:g>
                  <svg:desc>Sheet1.A82:Sheet1.A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ill per Attribute: 1</text:p>
                <draw:g>
                  <svg:desc>Sheet1.A34:Sheet1.A89</svg:desc>
                </draw:g>
              </table:table-cell>
              <table:table-cell office:value-type="float" office:value="1">
                <text:p>1</text:p>
                <draw:g>
                  <svg:desc>Sheet1.C34:Sheet1.C41</svg:desc>
                </draw:g>
              </table:table-cell>
              <table:table-cell office:value-type="float" office:value="1">
                <text:p>1</text:p>
                <draw:g>
                  <svg:desc>Sheet1.P34:Sheet1.P41</svg:desc>
                </draw:g>
              </table:table-cell>
              <table:table-cell office:value-type="float" office:value="1">
                <text:p>1</text:p>
                <draw:g>
                  <svg:desc>Sheet1.C42:Sheet1.C49</svg:desc>
                </draw:g>
              </table:table-cell>
              <table:table-cell office:value-type="float" office:value="2">
                <text:p>2</text:p>
                <draw:g>
                  <svg:desc>Sheet1.P42:Sheet1.P49</svg:desc>
                </draw:g>
              </table:table-cell>
              <table:table-cell office:value-type="float" office:value="1">
                <text:p>1</text:p>
                <draw:g>
                  <svg:desc>Sheet1.C50:Sheet1.C57</svg:desc>
                </draw:g>
              </table:table-cell>
              <table:table-cell office:value-type="float" office:value="2">
                <text:p>2</text:p>
                <draw:g>
                  <svg:desc>Sheet1.P50:Sheet1.P57</svg:desc>
                </draw:g>
              </table:table-cell>
              <table:table-cell office:value-type="float" office:value="1">
                <text:p>1</text:p>
                <draw:g>
                  <svg:desc>Sheet1.C58:Sheet1.C65</svg:desc>
                </draw:g>
              </table:table-cell>
              <table:table-cell office:value-type="float" office:value="2">
                <text:p>2</text:p>
                <draw:g>
                  <svg:desc>Sheet1.P58:Sheet1.P65</svg:desc>
                </draw:g>
              </table:table-cell>
              <table:table-cell office:value-type="float" office:value="1">
                <text:p>1</text:p>
                <draw:g>
                  <svg:desc>Sheet1.C66:Sheet1.C73</svg:desc>
                </draw:g>
              </table:table-cell>
              <table:table-cell office:value-type="float" office:value="3">
                <text:p>3</text:p>
                <draw:g>
                  <svg:desc>Sheet1.P66:Sheet1.P73</svg:desc>
                </draw:g>
              </table:table-cell>
              <table:table-cell office:value-type="float" office:value="1">
                <text:p>1</text:p>
                <draw:g>
                  <svg:desc>Sheet1.C74:Sheet1.C81</svg:desc>
                </draw:g>
              </table:table-cell>
              <table:table-cell office:value-type="float" office:value="3">
                <text:p>3</text:p>
                <draw:g>
                  <svg:desc>Sheet1.P74:Sheet1.P81</svg:desc>
                </draw:g>
              </table:table-cell>
              <table:table-cell office:value-type="float" office:value="1">
                <text:p>1</text:p>
                <draw:g>
                  <svg:desc>Sheet1.C82:Sheet1.C89</svg:desc>
                </draw:g>
              </table:table-cell>
              <table:table-cell office:value-type="float" office:value="3">
                <text:p>3</text:p>
                <draw:g>
                  <svg:desc>Sheet1.P82:Sheet1.P8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2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35cm" chart:symbol-height="0.3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35cm" chart:symbol-height="0.35cm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19.092cm" xlink:href=".." xlink:type="simple" chart:class="chart:scatter" chart:style-name="ch1">
        <chart:legend chart:legend-position="end" svg:x="12.272cm" svg:y="4.246cm" style:legend-expansion="high" chart:style-name="ch2"/>
        <chart:plot-area chart:style-name="ch3" table:cell-range-address="Sheet3.B2:Sheet3.B109 Sheet3.H1:Sheet3.H109 Sheet3.C2:Sheet3.C3 Sheet3.G2:Sheet3.G109 Sheet3.C5:Sheet3.C5 Sheet3.C8:Sheet3.C8 Sheet3.C12:Sheet3.C12 Sheet3.C17:Sheet3.C17 Sheet3.C23:Sheet3.C23 Sheet3.C30:Sheet3.C30 Sheet3.C38:Sheet3.C38 Sheet3.C47:Sheet3.C47 Sheet3.C56:Sheet3.C56 Sheet3.C65:Sheet3.C65 Sheet3.C74:Sheet3.C74 Sheet3.C82:Sheet3.C82 Sheet3.C89:Sheet3.C89 Sheet3.C95:Sheet3.C95 Sheet3.C100:Sheet3.C100 Sheet3.C104:Sheet3.C104 Sheet3.C107:Sheet3.C107 Sheet3.C109:Sheet3.C109" chart:data-source-has-labels="row" svg:x="1.335cm" svg:y="0.381cm" svg:width="10.617cm" svg:height="17.345cm">
          <chart:coordinate-region svg:x="2.184cm" svg:y="0.581cm" svg:width="9.567cm" svg:height="16.496cm"/>
          <chart:axis chart:dimension="x" chart:name="primary-x" chart:style-name="ch4">
            <chart:title svg:x="5.465cm" svg:y="18.107cm" chart:style-name="ch5">
              <text:p>Attribute Rating</text:p>
            </chart:title>
            <chart:grid chart:style-name="ch6" chart:class="major"/>
          </chart:axis>
          <chart:axis chart:dimension="y" chart:name="primary-y" chart:style-name="ch7">
            <chart:title svg:x="0.451cm" svg:y="10.181cm" chart:style-name="ch8">
              <text:p>Total Cost [xp]</text:p>
            </chart:title>
          </chart:axis>
          <chart:series chart:style-name="ch9" chart:values-cell-range-address="Sheet3.H2:Sheet3.H109" chart:label-cell-address="Sheet3.H1:Sheet3.H1" chart:class="chart:scatter">
            <chart:domain table:cell-range-address="Sheet3.B2:Sheet3.B109"/>
            <chart:data-point chart:style-name="ch10"/>
            <chart:data-point chart:repeated="107"/>
          </chart:series>
          <chart:series chart:style-name="ch11" chart:values-cell-range-address="Sheet3.G2:Sheet3.G2" chart:label-cell-address="Sheet3.C2:Sheet3.C2" chart:class="chart:scatter">
            <chart:domain table:cell-range-address="Sheet3.B2:Sheet3.B2"/>
            <chart:data-point/>
          </chart:series>
          <chart:series chart:style-name="ch12" chart:values-cell-range-address="Sheet3.G3:Sheet3.G4" chart:label-cell-address="Sheet3.C3:Sheet3.C3" chart:class="chart:scatter">
            <chart:domain table:cell-range-address="Sheet3.B3:Sheet3.B4"/>
            <chart:data-point chart:repeated="2"/>
          </chart:series>
          <chart:series chart:style-name="ch13" chart:values-cell-range-address="Sheet3.G5:Sheet3.G7" chart:label-cell-address="Sheet3.C5:Sheet3.C5" chart:class="chart:scatter">
            <chart:domain table:cell-range-address="Sheet3.B5:Sheet3.B7"/>
            <chart:data-point chart:repeated="3"/>
          </chart:series>
          <chart:series chart:style-name="ch14" chart:values-cell-range-address="Sheet3.G8:Sheet3.G11" chart:label-cell-address="Sheet3.C8:Sheet3.C8" chart:class="chart:scatter">
            <chart:domain table:cell-range-address="Sheet3.B8:Sheet3.B11"/>
            <chart:data-point chart:repeated="4"/>
          </chart:series>
          <chart:series chart:style-name="ch15" chart:values-cell-range-address="Sheet3.G12:Sheet3.G16" chart:label-cell-address="Sheet3.C12:Sheet3.C12" chart:class="chart:scatter">
            <chart:domain table:cell-range-address="Sheet3.B12:Sheet3.B16"/>
            <chart:data-point chart:repeated="5"/>
          </chart:series>
          <chart:series chart:style-name="ch11" chart:values-cell-range-address="Sheet3.G17:Sheet3.G22" chart:label-cell-address="Sheet3.C17:Sheet3.C17" chart:class="chart:scatter">
            <chart:domain table:cell-range-address="Sheet3.B17:Sheet3.B22"/>
            <chart:data-point chart:repeated="6"/>
          </chart:series>
          <chart:series chart:style-name="ch16" chart:values-cell-range-address="Sheet3.G23:Sheet3.G29" chart:label-cell-address="Sheet3.C23:Sheet3.C23" chart:class="chart:scatter">
            <chart:domain table:cell-range-address="Sheet3.B23:Sheet3.B29"/>
            <chart:data-point chart:repeated="7"/>
          </chart:series>
          <chart:series chart:style-name="ch12" chart:values-cell-range-address="Sheet3.G30:Sheet3.G37" chart:label-cell-address="Sheet3.C30:Sheet3.C30" chart:class="chart:scatter">
            <chart:domain table:cell-range-address="Sheet3.B30:Sheet3.B37"/>
            <chart:data-point chart:repeated="8"/>
          </chart:series>
          <chart:series chart:style-name="ch17" chart:values-cell-range-address="Sheet3.G38:Sheet3.G46" chart:label-cell-address="Sheet3.C38:Sheet3.C38" chart:class="chart:scatter">
            <chart:domain table:cell-range-address="Sheet3.B38:Sheet3.B46"/>
            <chart:data-point chart:repeated="9"/>
          </chart:series>
          <chart:series chart:style-name="ch11" chart:values-cell-range-address="Sheet3.G47:Sheet3.G55" chart:label-cell-address="Sheet3.C47:Sheet3.C47" chart:class="chart:scatter">
            <chart:domain table:cell-range-address="Sheet3.B47:Sheet3.B55"/>
            <chart:data-point chart:repeated="9"/>
          </chart:series>
          <chart:series chart:style-name="ch18" chart:values-cell-range-address="Sheet3.G56:Sheet3.G64" chart:label-cell-address="Sheet3.C56:Sheet3.C56" chart:class="chart:scatter">
            <chart:domain table:cell-range-address="Sheet3.B56:Sheet3.B64"/>
            <chart:data-point chart:repeated="9"/>
          </chart:series>
          <chart:series chart:style-name="ch16" chart:values-cell-range-address="Sheet3.G65:Sheet3.G73" chart:label-cell-address="Sheet3.C65:Sheet3.C65" chart:class="chart:scatter">
            <chart:domain table:cell-range-address="Sheet3.B65:Sheet3.B73"/>
            <chart:data-point chart:repeated="9"/>
          </chart:series>
          <chart:series chart:style-name="ch19" chart:values-cell-range-address="Sheet3.G74:Sheet3.G81" chart:label-cell-address="Sheet3.C74:Sheet3.C74" chart:class="chart:scatter">
            <chart:domain table:cell-range-address="Sheet3.B74:Sheet3.B81"/>
            <chart:data-point chart:repeated="8"/>
          </chart:series>
          <chart:series chart:style-name="ch12" chart:values-cell-range-address="Sheet3.G82:Sheet3.G88" chart:label-cell-address="Sheet3.C82:Sheet3.C82" chart:class="chart:scatter">
            <chart:domain table:cell-range-address="Sheet3.B82:Sheet3.B88"/>
            <chart:data-point chart:repeated="7"/>
          </chart:series>
          <chart:series chart:style-name="ch20" chart:values-cell-range-address="Sheet3.G89:Sheet3.G94" chart:label-cell-address="Sheet3.C89:Sheet3.C89" chart:class="chart:scatter">
            <chart:domain table:cell-range-address="Sheet3.B89:Sheet3.B94"/>
            <chart:data-point chart:repeated="6"/>
          </chart:series>
          <chart:series chart:style-name="ch13" chart:values-cell-range-address="Sheet3.G95:Sheet3.G99" chart:label-cell-address="Sheet3.C95:Sheet3.C95" chart:class="chart:scatter">
            <chart:domain table:cell-range-address="Sheet3.B95:Sheet3.B99"/>
            <chart:data-point chart:repeated="5"/>
          </chart:series>
          <chart:series chart:style-name="ch21" chart:values-cell-range-address="Sheet3.G100:Sheet3.G103" chart:label-cell-address="Sheet3.C100:Sheet3.C100" chart:class="chart:scatter">
            <chart:domain table:cell-range-address="Sheet3.B100:Sheet3.B103"/>
            <chart:data-point chart:repeated="4"/>
          </chart:series>
          <chart:series chart:style-name="ch14" chart:values-cell-range-address="Sheet3.G104:Sheet3.G106" chart:label-cell-address="Sheet3.C104:Sheet3.C104" chart:class="chart:scatter">
            <chart:domain table:cell-range-address="Sheet3.B104:Sheet3.B106"/>
            <chart:data-point chart:repeated="3"/>
          </chart:series>
          <chart:series chart:style-name="ch22" chart:values-cell-range-address="Sheet3.G107:Sheet3.G108" chart:label-cell-address="Sheet3.C107:Sheet3.C107" chart:class="chart:scatter">
            <chart:domain table:cell-range-address="Sheet3.B107:Sheet3.B108"/>
            <chart:data-point chart:repeated="2"/>
          </chart:series>
          <chart:series chart:style-name="ch15" chart:values-cell-range-address="Sheet3.G109:Sheet3.G109" chart:label-cell-address="Sheet3.C109:Sheet3.C109" chart:class="chart:scatter">
            <chart:domain table:cell-range-address="Sheet3.B109:Sheet3.B109"/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. Total Cost</text:p>
                <draw:g>
                  <svg:desc>Sheet3.H1:Sheet3.H1</svg:desc>
                </draw:g>
              </table:table-cell>
              <table:table-cell office:value-type="string">
                <text:p/>
              </table:table-cell>
              <table:table-cell office:value-type="string">
                <text:p>1</text:p>
                <draw:g>
                  <svg:desc>Sheet3.C2:Sheet3.C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</text:p>
                <draw:g>
                  <svg:desc>Sheet3.C3:Sheet3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</text:p>
                <draw:g>
                  <svg:desc>Sheet3.C5:Sheet3.C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</text:p>
                <draw:g>
                  <svg:desc>Sheet3.C8:Sheet3.C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</text:p>
                <draw:g>
                  <svg:desc>Sheet3.C12:Sheet3.C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</text:p>
                <draw:g>
                  <svg:desc>Sheet3.C17:Sheet3.C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7</text:p>
                <draw:g>
                  <svg:desc>Sheet3.C23:Sheet3.C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8</text:p>
                <draw:g>
                  <svg:desc>Sheet3.C30:Sheet3.C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</text:p>
                <draw:g>
                  <svg:desc>Sheet3.C38:Sheet3.C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</text:p>
                <draw:g>
                  <svg:desc>Sheet3.C47:Sheet3.C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1</text:p>
                <draw:g>
                  <svg:desc>Sheet3.C56:Sheet3.C5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2</text:p>
                <draw:g>
                  <svg:desc>Sheet3.C65:Sheet3.C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3</text:p>
                <draw:g>
                  <svg:desc>Sheet3.C74:Sheet3.C7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4</text:p>
                <draw:g>
                  <svg:desc>Sheet3.C82:Sheet3.C8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5</text:p>
                <draw:g>
                  <svg:desc>Sheet3.C89:Sheet3.C8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6</text:p>
                <draw:g>
                  <svg:desc>Sheet3.C95:Sheet3.C9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7</text:p>
                <draw:g>
                  <svg:desc>Sheet3.C100:Sheet3.C10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8</text:p>
                <draw:g>
                  <svg:desc>Sheet3.C104:Sheet3.C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9</text:p>
                <draw:g>
                  <svg:desc>Sheet3.C107:Sheet3.C107</svg:desc>
                </draw:g>
              </table:table-cell>
              <table:table-cell office:value-type="string">
                <text:p/>
              </table:table-cell>
              <table:table-cell office:value-type="string">
                <text:p>20</text:p>
                <draw:g>
                  <svg:desc>Sheet3.C109:Sheet3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2:Sheet3.B109</svg:desc>
                </draw:g>
              </table:table-cell>
              <table:table-cell office:value-type="float" office:value="0">
                <text:p>0</text:p>
                <draw:g>
                  <svg:desc>Sheet3.H2:Sheet3.H109</svg:desc>
                </draw:g>
              </table:table-cell>
              <table:table-cell office:value-type="float" office:value="1">
                <text:p>1</text:p>
                <draw:g>
                  <svg:desc>Sheet3.B2:Sheet3.B2</svg:desc>
                </draw:g>
              </table:table-cell>
              <table:table-cell office:value-type="float" office:value="0">
                <text:p>0</text:p>
                <draw:g>
                  <svg:desc>Sheet3.G2:Sheet3.G2</svg:desc>
                </draw:g>
              </table:table-cell>
              <table:table-cell office:value-type="float" office:value="1">
                <text:p>1</text:p>
                <draw:g>
                  <svg:desc>Sheet3.B3:Sheet3.B4</svg:desc>
                </draw:g>
              </table:table-cell>
              <table:table-cell office:value-type="float" office:value="2">
                <text:p>2</text:p>
                <draw:g>
                  <svg:desc>Sheet3.G3:Sheet3.G4</svg:desc>
                </draw:g>
              </table:table-cell>
              <table:table-cell office:value-type="float" office:value="1">
                <text:p>1</text:p>
                <draw:g>
                  <svg:desc>Sheet3.B5:Sheet3.B7</svg:desc>
                </draw:g>
              </table:table-cell>
              <table:table-cell office:value-type="float" office:value="8">
                <text:p>8</text:p>
                <draw:g>
                  <svg:desc>Sheet3.G5:Sheet3.G7</svg:desc>
                </draw:g>
              </table:table-cell>
              <table:table-cell office:value-type="float" office:value="1">
                <text:p>1</text:p>
                <draw:g>
                  <svg:desc>Sheet3.B8:Sheet3.B11</svg:desc>
                </draw:g>
              </table:table-cell>
              <table:table-cell office:value-type="float" office:value="16">
                <text:p>16</text:p>
                <draw:g>
                  <svg:desc>Sheet3.G8:Sheet3.G11</svg:desc>
                </draw:g>
              </table:table-cell>
              <table:table-cell office:value-type="float" office:value="1">
                <text:p>1</text:p>
                <draw:g>
                  <svg:desc>Sheet3.B12:Sheet3.B16</svg:desc>
                </draw:g>
              </table:table-cell>
              <table:table-cell office:value-type="float" office:value="26">
                <text:p>26</text:p>
                <draw:g>
                  <svg:desc>Sheet3.G12:Sheet3.G16</svg:desc>
                </draw:g>
              </table:table-cell>
              <table:table-cell office:value-type="float" office:value="1">
                <text:p>1</text:p>
                <draw:g>
                  <svg:desc>Sheet3.B17:Sheet3.B22</svg:desc>
                </draw:g>
              </table:table-cell>
              <table:table-cell office:value-type="float" office:value="38">
                <text:p>38</text:p>
                <draw:g>
                  <svg:desc>Sheet3.G17:Sheet3.G22</svg:desc>
                </draw:g>
              </table:table-cell>
              <table:table-cell office:value-type="float" office:value="1">
                <text:p>1</text:p>
                <draw:g>
                  <svg:desc>Sheet3.B23:Sheet3.B29</svg:desc>
                </draw:g>
              </table:table-cell>
              <table:table-cell office:value-type="float" office:value="52">
                <text:p>52</text:p>
                <draw:g>
                  <svg:desc>Sheet3.G23:Sheet3.G29</svg:desc>
                </draw:g>
              </table:table-cell>
              <table:table-cell office:value-type="float" office:value="1">
                <text:p>1</text:p>
                <draw:g>
                  <svg:desc>Sheet3.B30:Sheet3.B37</svg:desc>
                </draw:g>
              </table:table-cell>
              <table:table-cell office:value-type="float" office:value="68">
                <text:p>68</text:p>
                <draw:g>
                  <svg:desc>Sheet3.G30:Sheet3.G37</svg:desc>
                </draw:g>
              </table:table-cell>
              <table:table-cell office:value-type="float" office:value="1">
                <text:p>1</text:p>
                <draw:g>
                  <svg:desc>Sheet3.B38:Sheet3.B46</svg:desc>
                </draw:g>
              </table:table-cell>
              <table:table-cell office:value-type="float" office:value="86">
                <text:p>86</text:p>
                <draw:g>
                  <svg:desc>Sheet3.G38:Sheet3.G46</svg:desc>
                </draw:g>
              </table:table-cell>
              <table:table-cell office:value-type="float" office:value="2">
                <text:p>2</text:p>
                <draw:g>
                  <svg:desc>Sheet3.B47:Sheet3.B55</svg:desc>
                </draw:g>
              </table:table-cell>
              <table:table-cell office:value-type="float" office:value="90">
                <text:p>90</text:p>
                <draw:g>
                  <svg:desc>Sheet3.G47:Sheet3.G55</svg:desc>
                </draw:g>
              </table:table-cell>
              <table:table-cell office:value-type="float" office:value="3">
                <text:p>3</text:p>
                <draw:g>
                  <svg:desc>Sheet3.B56:Sheet3.B64</svg:desc>
                </draw:g>
              </table:table-cell>
              <table:table-cell office:value-type="float" office:value="96">
                <text:p>96</text:p>
                <draw:g>
                  <svg:desc>Sheet3.G56:Sheet3.G64</svg:desc>
                </draw:g>
              </table:table-cell>
              <table:table-cell office:value-type="float" office:value="4">
                <text:p>4</text:p>
                <draw:g>
                  <svg:desc>Sheet3.B65:Sheet3.B73</svg:desc>
                </draw:g>
              </table:table-cell>
              <table:table-cell office:value-type="float" office:value="106">
                <text:p>106</text:p>
                <draw:g>
                  <svg:desc>Sheet3.G65:Sheet3.G73</svg:desc>
                </draw:g>
              </table:table-cell>
              <table:table-cell office:value-type="float" office:value="5">
                <text:p>5</text:p>
                <draw:g>
                  <svg:desc>Sheet3.B74:Sheet3.B81</svg:desc>
                </draw:g>
              </table:table-cell>
              <table:table-cell office:value-type="float" office:value="121">
                <text:p>121</text:p>
                <draw:g>
                  <svg:desc>Sheet3.G74:Sheet3.G81</svg:desc>
                </draw:g>
              </table:table-cell>
              <table:table-cell office:value-type="float" office:value="6">
                <text:p>6</text:p>
                <draw:g>
                  <svg:desc>Sheet3.B82:Sheet3.B88</svg:desc>
                </draw:g>
              </table:table-cell>
              <table:table-cell office:value-type="float" office:value="141">
                <text:p>141</text:p>
                <draw:g>
                  <svg:desc>Sheet3.G82:Sheet3.G88</svg:desc>
                </draw:g>
              </table:table-cell>
              <table:table-cell office:value-type="float" office:value="7">
                <text:p>7</text:p>
                <draw:g>
                  <svg:desc>Sheet3.B89:Sheet3.B94</svg:desc>
                </draw:g>
              </table:table-cell>
              <table:table-cell office:value-type="float" office:value="166">
                <text:p>166</text:p>
                <draw:g>
                  <svg:desc>Sheet3.G89:Sheet3.G94</svg:desc>
                </draw:g>
              </table:table-cell>
              <table:table-cell office:value-type="float" office:value="8">
                <text:p>8</text:p>
                <draw:g>
                  <svg:desc>Sheet3.B95:Sheet3.B99</svg:desc>
                </draw:g>
              </table:table-cell>
              <table:table-cell office:value-type="float" office:value="196">
                <text:p>196</text:p>
                <draw:g>
                  <svg:desc>Sheet3.G95:Sheet3.G99</svg:desc>
                </draw:g>
              </table:table-cell>
              <table:table-cell office:value-type="float" office:value="9">
                <text:p>9</text:p>
                <draw:g>
                  <svg:desc>Sheet3.B100:Sheet3.B103</svg:desc>
                </draw:g>
              </table:table-cell>
              <table:table-cell office:value-type="float" office:value="231">
                <text:p>231</text:p>
                <draw:g>
                  <svg:desc>Sheet3.G100:Sheet3.G103</svg:desc>
                </draw:g>
              </table:table-cell>
              <table:table-cell office:value-type="float" office:value="10">
                <text:p>10</text:p>
                <draw:g>
                  <svg:desc>Sheet3.B104:Sheet3.B106</svg:desc>
                </draw:g>
              </table:table-cell>
              <table:table-cell office:value-type="float" office:value="271">
                <text:p>271</text:p>
                <draw:g>
                  <svg:desc>Sheet3.G104:Sheet3.G106</svg:desc>
                </draw:g>
              </table:table-cell>
              <table:table-cell office:value-type="float" office:value="11">
                <text:p>11</text:p>
                <draw:g>
                  <svg:desc>Sheet3.B107:Sheet3.B108</svg:desc>
                </draw:g>
              </table:table-cell>
              <table:table-cell office:value-type="float" office:value="316">
                <text:p>316</text:p>
                <draw:g>
                  <svg:desc>Sheet3.G107:Sheet3.G108</svg:desc>
                </draw:g>
              </table:table-cell>
              <table:table-cell office:value-type="float" office:value="12">
                <text:p>12</text:p>
                <draw:g>
                  <svg:desc>Sheet3.B109:Sheet3.B109</svg:desc>
                </draw:g>
              </table:table-cell>
              <table:table-cell office:value-type="float" office:value="366">
                <text:p>366</text:p>
                <draw:g>
                  <svg:desc>Sheet3.G109:Sheet3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178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213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  <table:table-cell office:value-type="float" office:value="298">
                <text:p>298</text:p>
              </table:table-cell>
              <table:table-cell office:value-type="float" office:value="12">
                <text:p>12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237">
                <text:p>237</text:p>
              </table:table-cell>
              <table:table-cell office:value-type="float" office:value="11">
                <text:p>11</text:p>
              </table:table-cell>
              <table:table-cell office:value-type="float" office:value="282">
                <text:p>282</text:p>
              </table:table-cell>
              <table:table-cell office:value-type="float" office:value="12">
                <text:p>1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183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223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268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  <table:table-cell office:value-type="float" office:value="256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12">
                <text:p>12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11">
                <text:p>11</text:p>
              </table:table-cell>
              <table:table-cell office:value-type="float" office:value="232">
                <text:p>232</text:p>
              </table:table-cell>
              <table:table-cell office:value-type="float" office:value="12">
                <text:p>1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" chart:maximum="12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19.091cm" xlink:href=".." xlink:type="simple" chart:class="chart:line" chart:column-mapping="1 0" chart:style-name="ch1">
        <chart:legend chart:legend-position="top" svg:x="4.837cm" svg:y="0.185cm" style:legend-expansion="wide" chart:style-name="ch2"/>
        <chart:plot-area chart:style-name="ch3" table:cell-range-address="Sheet3.A171:Sheet3.B193" chart:data-source-has-labels="row" svg:x="1.335cm" svg:y="1.166cm" svg:width="14.348cm" svg:height="16.559cm">
          <chart:coordinate-region svg:x="1.785cm" svg:y="1.366cm" svg:width="13.498cm" svg:height="15.71cm"/>
          <chart:axis chart:dimension="x" chart:name="primary-x" chart:style-name="ch4">
            <chart:title svg:x="7.58cm" svg:y="18.106cm" chart:style-name="ch5">
              <text:p>Total Rating</text:p>
            </chart:title>
            <chart:grid chart:style-name="ch6" chart:class="major"/>
          </chart:axis>
          <chart:axis chart:dimension="y" chart:name="primary-y" chart:style-name="ch7">
            <chart:title svg:x="0.451cm" svg:y="9.963cm" chart:style-name="ch8">
              <text:p>Rating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3.B172:Sheet3.B193" chart:label-cell-address="Sheet3.B171:Sheet3.B171" chart:class="chart:line">
            <chart:data-point chart:repeated="22"/>
          </chart:series>
          <chart:series chart:attached-axis="primary-y" chart:style-name="ch11" chart:values-cell-range-address="Sheet3.A172:Sheet3.A193" chart:label-cell-address="Sheet3.A171:Sheet3.A171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ribute Rating</text:p>
                <draw:g>
                  <svg:desc>Sheet3.B171:Sheet3.B171</svg:desc>
                </draw:g>
              </table:table-cell>
              <table:table-cell office:value-type="string">
                <text:p>Skill rating</text:p>
                <draw:g>
                  <svg:desc>Sheet3.A171:Sheet3.A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172:Sheet3.B193</svg:desc>
                </draw:g>
              </table:table-cell>
              <table:table-cell office:value-type="float" office:value="0">
                <text:p>0</text:p>
                <draw:g>
                  <svg:desc>Sheet3.A172:Sheet3.A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2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label-position="top" style:rotation-angle="35"/>
      <style:graphic-properties draw:stroke="none" svg:stroke-width="0.08cm" svg:stroke-color="#004586" draw:fill-color="#004586" fo:wrap-option="wrap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79cm" svg:height="22.045cm" xlink:href=".." xlink:type="simple" chart:class="chart:scatter" chart:style-name="ch1">
        <chart:plot-area chart:style-name="ch2" table:cell-range-address="Sheet4.B3:Sheet4.M11 Sheet4.B26:Sheet4.M34 Sheet4.A53:Sheet4.A53 Sheet4.B55:Sheet4.M63" chart:data-source-has-labels="both" svg:x="1.462cm" svg:y="0.44cm" svg:width="20.47cm" svg:height="20.18cm">
          <chart:coordinate-region svg:x="2.311cm" svg:y="0.64cm" svg:width="19.421cm" svg:height="19.331cm"/>
          <chart:axis chart:dimension="x" chart:name="primary-x" chart:style-name="ch3" chartooo:axis-type="auto">
            <chart:title svg:x="10.768cm" svg:y="21.06cm" chart:style-name="ch4">
              <text:p>Total Rating</text:p>
            </chart:title>
            <chart:categories table:cell-range-address="Sheet4.B3:Sheet4.M11"/>
            <chart:grid chart:style-name="ch5" chart:class="major"/>
          </chart:axis>
          <chart:axis chart:dimension="y" chart:name="primary-y" chart:style-name="ch6">
            <chart:title svg:x="0.451cm" svg:y="11.608cm" chart:style-name="ch7">
              <text:p>Total XP Cost</text:p>
            </chart:title>
            <chart:grid chart:style-name="ch5" chart:class="major"/>
          </chart:axis>
          <chart:series chart:style-name="ch8" chart:values-cell-range-address="Sheet4.B55:Sheet4.M63" chart:label-cell-address="Sheet4.A53:Sheet4.A53" chart:class="chart:scatter">
            <chart:domain table:cell-range-address="Sheet4.B26:Sheet4.M34"/>
            <chart:data-point chart:repeated="27"/>
            <chart:data-point chart:style-name="ch9"/>
            <chart:data-point chart:repeated="63"/>
            <chart:data-point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6 Row 27 Row 28 Row 29 Row 30 Row 31 Row 32 Row 33 Row 34</text:p>
              </table:table-cell>
              <table:table-cell office:value-type="string">
                <text:p>TOTAL XP COST FOR 1 SKILLS</text:p>
                <draw:g>
                  <svg:desc>Sheet4.A53:Sheet4.A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4.B3:Sheet4.M11</svg:desc>
                </draw:g>
              </table:table-cell>
              <table:table-cell office:value-type="float" office:value="1">
                <text:p>1</text:p>
                <draw:g>
                  <svg:desc>Sheet4.B26:Sheet4.M34</svg:desc>
                </draw:g>
              </table:table-cell>
              <table:table-cell office:value-type="float" office:value="0">
                <text:p>0</text:p>
                <draw:g>
                  <svg:desc>Sheet4.B55:Sheet4.M63</svg:desc>
                </draw:g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">
                <text:p>1 2 3 4 5 6 7 8 9 10 11 1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